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Arial4" svg:font-family="Arial" style:font-family-generic="system" style:font-pitch="variable"/>
    <style:font-face style:name="Arial5" svg:font-family="Arial" style:font-family-generic="system" style:font-pitch="variable" style:font-charset="x-symbol"/>
    <style:font-face style:name="Arial6" svg:font-family="Arial" style:font-pitch="variable" style:font-charset="x-symbol"/>
    <style:font-face style:name="Arial7" svg:font-family="Arial" style:font-family-generic="roman" style:font-pitch="variable"/>
    <style:font-face style:name="Arial8" svg:font-family="Arial" style:font-family-generic="modern" style:font-pitch="variable"/>
    <style:font-face style:name="Calibri" svg:font-family="Calibri"/>
    <style:font-face style:name="Calibri Light" svg:font-family="'Calibri Light'"/>
    <style:font-face style:name="Calibri Light1" svg:font-family="'Calibri Light'" style:font-family-generic="swiss" style:font-pitch="variable"/>
    <style:font-face style:name="Calibri Light2" svg:font-family="'Calibri Light'" style:font-pitch="variable"/>
    <style:font-face style:name="Calibri1" svg:font-family="Calibri" style:font-pitch="variable"/>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ejaVu Sans8" svg:font-family="'DejaVu Sans'" style:font-family-generic="swiss"/>
    <style:font-face style:name="Droid Sans Devanagari" svg:font-family="'Droid Sans Devanagari'" style:font-family-generic="system" style:font-pitch="variable"/>
    <style:font-face style:name="Droid Sans Devanagari1" svg:font-family="'Droid Sans Devanagari'"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Courier New', 'Nimbus Mono L', 'DejaVu Sans Mono', Courier"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5" style:family="graphic">
      <style:graphic-properties style:writing-mode="lr-tb"/>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fo:min-height="1.303cm"/>
      <style:paragraph-properties style:writing-mode="lr-tb"/>
    </style:style>
    <style:style style:name="gr20" style:family="graphic" style:parent-style-name="standard">
      <style:graphic-properties draw:stroke="none" draw:fill="none" fo:min-height="0.775cm"/>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style:style>
    <style:style style:name="gr24" style:family="graphic" style:parent-style-name="standard">
      <style:graphic-properties draw:stroke="none" draw:fill="none" fo:min-height="0.703cm"/>
      <style:paragraph-properties style:writing-mode="lr-tb"/>
    </style:style>
    <style:style style:name="gr25" style:family="graphic" style:parent-style-name="standard">
      <style:graphic-properties draw:stroke="none" draw:fill="none" fo:min-height="1.349cm"/>
      <style:paragraph-properties style:writing-mode="lr-tb"/>
    </style:style>
    <style:style style:name="gr26" style:family="graphic" style:parent-style-name="standard">
      <style:graphic-properties draw:stroke="none" draw:fill="none" draw:auto-grow-height="true" draw:auto-grow-width="false" fo:min-height="1.349cm"/>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style:style>
    <style:style style:name="gr32" style:family="graphic" style:parent-style-name="objectwithoutfill">
      <style:graphic-properties draw:stroke="dash" draw:stroke-dash="Long_20_Dash_20__28_Rounded_29_" svg:stroke-color="#b2b2b2" svg:stroke-linecap="round"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9.009cm"/>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style:style>
    <style:style style:name="gr87"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2.131cm" fo:min-width="1.925cm" fo:padding-top="0.201cm" fo:padding-bottom="0.201cm" fo:padding-left="0.326cm" fo:padding-right="0.326cm" draw:shadow-offset-x="0.203cm" draw:shadow-offset-y="0.203cm"/>
    </style:style>
    <style:style style:name="gr88"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0.135cm"/>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style:paragraph-properties style:writing-mode="lr-tb"/>
    </style:style>
    <style:style style:name="gr103"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style:style>
    <style:style style:name="gr1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18"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19"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2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3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4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6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7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9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2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style:paragraph-properties style:writing-mode="lr-tb"/>
    </style:style>
    <style:style style:name="gr217"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18"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19"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0"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21"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22"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4" style:family="graphic" style:parent-style-name="standard">
      <style:graphic-properties draw:stroke="none" draw:fill="none" fo:min-height="1.765cm"/>
      <style:paragraph-properties style:writing-mode="lr-tb"/>
    </style:style>
    <style:style style:name="gr235"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style:style>
    <style:style style:name="gr236"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style:style>
    <style:style style:name="gr23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style:style>
    <style:style style:name="gr23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style:style>
    <style:style style:name="gr242"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style:style>
    <style:style style:name="gr243" style:family="graphic" style:parent-style-name="standard">
      <style:graphic-properties draw:stroke="none" svg:stroke-color="#000000" draw:fill="none" draw:fill-color="#ffffff" draw:auto-grow-height="true" draw:auto-grow-width="false" fo:max-height="0cm" fo:min-height="10.033cm"/>
      <style:paragraph-properties style:writing-mode="lr-tb"/>
    </style:style>
    <style:style style:name="gr244"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style:style>
    <style:style style:name="gr245"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style:style>
    <style:style style:name="gr2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48"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style:style>
    <style:style style:name="gr249"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style:style>
    <style:style style:name="gr2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62"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style:style>
    <style:style style:name="gr263"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4"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66"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style:style>
    <style:style style:name="gr267"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style:style>
    <style:style style:name="gr26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69"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style:style>
    <style:style style:name="gr2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83"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style:style>
    <style:style style:name="gr284"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style:style>
    <style:style style:name="gr2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7"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style:style>
    <style:style style:name="gr298"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style:style>
    <style:style style:name="gr29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00"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style:style>
    <style:style style:name="gr3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10.698cm"/>
      <style:paragraph-properties style:writing-mode="lr-tb"/>
    </style:style>
    <style:style style:name="gr313"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1.979cm" fo:min-width="1.773cm" fo:padding-top="0.201cm" fo:padding-bottom="0.201cm" fo:padding-left="0.326cm" fo:padding-right="0.326cm" draw:shadow-offset-x="0.203cm" draw:shadow-offset-y="0.203cm"/>
    </style:style>
    <style:style style:name="gr314" style:family="graphic" style:parent-style-name="standard" style:list-style-name="L10">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notes">
      <style:graphic-properties draw:fill-color="#ffffff" draw:auto-grow-height="true" fo:min-height="12.572cm"/>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none"/>
      <style:paragraph-properties fo:text-align="end"/>
      <style:text-properties fo:font-size="15pt" fo:background-color="transparent" style:font-size-asian="15pt" style:font-size-complex="15pt"/>
    </style:style>
    <style:style style:name="P39" style:family="paragraph">
      <loext:graphic-properties draw:fill="solid" draw:fill-color="#000000" draw:opacity="1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loext:graphic-properties draw:fill="none"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loext:graphic-properties draw:fill="none"/>
      <style:paragraph-properties fo:text-align="center"/>
    </style:style>
    <style:style style:name="P42" style:family="paragraph">
      <loext:graphic-properties draw:fill="none" draw:fill-color="#ffffff"/>
      <style:paragraph-properties fo:text-align="center"/>
      <style:text-properties style:font-name="Calibri3" fo:font-size="16pt" style:font-size-asian="16pt" style:font-size-complex="16pt"/>
    </style:style>
    <style:style style:name="P43" style:family="paragraph">
      <loext:graphic-properties draw:fill="solid" draw:fill-color="#4472c4"/>
      <style:paragraph-properties fo:text-align="center"/>
    </style:style>
    <style:style style:name="P44" style:family="paragraph">
      <loext:graphic-properties draw:fill="solid" draw:fill-color="#4472c4" draw:opacity="100%"/>
      <style:paragraph-properties fo:text-align="center"/>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3" fo:font-size="14pt"/>
    </style:style>
    <style:style style:name="P4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text-position="0% 100%" style:font-name="Liberation Sans3" fo:font-size="14pt"/>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text-align="center"/>
      <style:text-properties fo:font-size="16pt"/>
    </style:style>
    <style:style style:name="P4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style:style>
    <style:style style:name="P5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4pt"/>
    </style:style>
    <style:style style:name="P52" style:family="paragraph">
      <loext:graphic-properties draw:fill="none" draw:fill-color="#ffffff"/>
      <style:paragraph-properties fo:text-align="center"/>
      <style:text-properties style:font-name="Calibri3" fo:font-size="16pt"/>
    </style:style>
    <style:style style:name="P5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4"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4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59"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fo:hyphenate="false" loext:hyphenation-no-caps="false" loext:hyphenation-no-last-word="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fo:hyphenate="false" loext:hyphenation-no-caps="false" loext:hyphenation-no-last-word="false"/>
    </style:style>
    <style:style style:name="P62" style:family="paragraph">
      <style:paragraph-properties fo:margin-left="0.953cm" fo:margin-right="0cm" fo:margin-top="0cm" fo:margin-bottom="0cm" fo:line-height="100%" fo:text-align="start" fo:text-indent="-0.953cm" loext:tab-stop-distance="0cm" style:writing-mode="lr-tb">
        <style:tab-stops/>
      </style:paragraph-properties>
      <style:text-properties style:font-name="Liberation Sans3" fo:font-size="17pt" style:font-size-asian="17pt" style:font-size-complex="17pt"/>
    </style:style>
    <style:style style:name="P63"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text-properties style:font-name="Liberation Sans3" fo:font-size="17pt" style:font-size-asian="17pt" style:font-size-complex="17pt"/>
    </style:style>
    <style:style style:name="P64"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style:font-name="Liberation Sans3" fo:font-size="17pt" style:font-size-asian="17pt" style:font-size-complex="17pt" fo:hyphenate="false" loext:hyphenation-no-caps="false" loext:hyphenation-no-last-word="false"/>
    </style:style>
    <style:style style:name="P6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style:font-name="Liberation Sans3" fo:font-size="17pt" style:font-size-asian="17pt" style:font-size-complex="17pt" fo:hyphenate="false" loext:hyphenation-no-caps="false" loext:hyphenation-no-last-word="false"/>
    </style:style>
    <style:style style:name="P66"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7pt" style:font-size-asian="17pt" style:font-size-complex="17pt"/>
    </style:style>
    <style:style style:name="P67" style:family="paragraph">
      <loext:graphic-properties draw:fill="solid" draw:fill-color="#4472c4"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8"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9"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7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fo:hyphenate="false" loext:hyphenation-no-caps="false" loext:hyphenation-no-last-word="false"/>
    </style:style>
    <style:style style:name="P7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8pt" style:font-size-asian="18pt" style:font-size-complex="18pt"/>
    </style:style>
    <style:style style:name="P7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style:style>
    <style:style style:name="P73" style:family="paragraph">
      <style:paragraph-properties fo:text-align="center"/>
      <style:text-properties fo:font-size="18pt"/>
    </style:style>
    <style:style style:name="P74" style:family="paragraph">
      <loext:graphic-properties draw:fill="solid" draw:fill-color="#dee6ef"/>
      <style:paragraph-properties fo:text-align="center" style:writing-mode="lr-tb"/>
      <style:text-properties fo:font-size="18pt"/>
    </style:style>
    <style:style style:name="P7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Arial2" fo:font-size="18pt" style:font-size-asian="18pt" style:font-size-complex="18pt"/>
    </style:style>
    <style:style style:name="P77" style:family="paragraph">
      <loext:graphic-properties draw:fill="solid" draw:fill-color="#ff0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loext:graphic-properties draw:fill="solid" draw:fill-color="#ff8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9"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80"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81"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82"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8pt"/>
    </style:style>
    <style:style style:name="P83"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4"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5"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7"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9"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9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91" style:family="paragraph">
      <loext:graphic-properties draw:fill="none" draw:fill-color="#ffffff"/>
      <style:paragraph-properties fo:text-align="center"/>
      <style:text-properties fo:color="#ff0000" loext:opacity="100%" loext:color-lum-mod="100%" loext:color-lum-off="0%" style:font-name="Calibri3" fo:font-size="16pt"/>
    </style:style>
    <style:style style:name="P92" style:family="paragraph">
      <loext:graphic-properties draw:fill="solid" draw:fill-color="#ff0000" draw:gradient-step-count="102" draw:opacity="100%"/>
      <style:paragraph-properties fo:text-align="center"/>
    </style:style>
    <style:style style:name="P93" style:family="paragraph">
      <loext:graphic-properties draw:fill="solid" draw:fill-color="#ff0000" draw:gradient-step-count="102"/>
      <style:paragraph-properties fo:text-align="center"/>
    </style:style>
    <style:style style:name="P94" style:family="paragraph">
      <loext:graphic-properties draw:fill="solid" draw:fill-color="#ff0000" draw:opacity="100%"/>
      <style:paragraph-properties fo:text-align="center"/>
    </style:style>
    <style:style style:name="P95" style:family="paragraph">
      <loext:graphic-properties draw:fill="solid" draw:fill-color="#ff0000"/>
      <style:paragraph-properties fo:text-align="center"/>
    </style:style>
    <style:style style:name="P96" style:family="paragraph">
      <loext:graphic-properties draw:fill="none" draw:fill-color="#4472c4" draw:gradient-step-count="102" draw:opacity="100%"/>
      <style:paragraph-properties fo:text-align="center"/>
    </style:style>
    <style:style style:name="P97" style:family="paragraph">
      <loext:graphic-properties draw:fill="none" draw:fill-color="#4472c4" draw:gradient-step-count="102"/>
      <style:paragraph-properties fo:text-align="center"/>
    </style:style>
    <style:style style:name="P98" style:family="paragraph">
      <loext:graphic-properties draw:fill="none" draw:fill-color="#ff0000" draw:gradient-step-count="102"/>
      <style:paragraph-properties fo:text-align="center"/>
    </style:style>
    <style:style style:name="P99" style:family="paragraph">
      <loext:graphic-properties draw:fill="solid" draw:fill-color="#00a933" draw:opacity="100%"/>
      <style:paragraph-properties fo:text-align="center"/>
    </style:style>
    <style:style style:name="P100" style:family="paragraph">
      <loext:graphic-properties draw:fill="solid" draw:fill-color="#00a933"/>
      <style:paragraph-properties fo:text-align="center"/>
    </style:style>
    <style:style style:name="P101"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2"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4pt"/>
    </style:style>
    <style:style style:name="P103"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4"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5"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6pt" style:font-size-asian="16pt" style:font-size-complex="16pt" fo:hyphenate="false" loext:hyphenation-no-caps="false" loext:hyphenation-no-last-word="false"/>
    </style:style>
    <style:style style:name="P106"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style:font-name="Calibri3" fo:font-size="16pt" style:font-size-asian="16pt" style:font-size-complex="16pt"/>
    </style:style>
    <style:style style:name="T26" style:family="text">
      <style:text-properties fo:color="#2a6099" loext:opacity="100%" style:font-name="Calibri3" fo:font-size="16pt" fo:font-style="italic" style:font-size-asian="16pt" style:font-style-asian="italic" style:font-size-complex="16pt" style:font-style-complex="italic"/>
    </style:style>
    <style:style style:name="T27"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29" style:family="text">
      <style:text-properties fo:color="#000000" loext:opacity="100%" fo:font-size="18pt"/>
    </style:style>
    <style:style style:name="T30" style:family="text">
      <style:text-properties fo:color="#000000" loext:opacity="100%" fo:font-size="15pt" style:font-size-asian="15pt" style:font-size-complex="15pt"/>
    </style:style>
    <style:style style:name="T31" style:family="text">
      <style:text-properties fo:color="#000000" loext:opacity="100%" fo:font-size="18pt" style:font-size-asian="18pt" style:font-size-complex="18pt"/>
    </style:style>
    <style:style style:name="T32" style:family="text">
      <style:text-properties fo:color="#00a933" loext:opacity="100%" style:font-name="Calibri3" fo:font-size="16pt" fo:font-style="italic" style:font-size-asian="16pt" style:font-style-asian="italic" style:font-size-complex="16pt" style:font-style-complex="italic"/>
    </style:style>
    <style:style style:name="T33" style:family="text">
      <style:text-properties fo:color="#2a6099" loext:opacity="100%" style:text-position="-8% 58%" style:font-name="Calibri3" fo:font-size="16pt" fo:font-style="italic" style:font-size-asian="16pt" style:font-style-asian="italic" style:font-size-complex="16pt" style:font-style-complex="italic"/>
    </style:style>
    <style:style style:name="T34"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3" fo:font-size="17pt" fo:text-shadow="none" style:text-underline-style="none" fo:font-weight="normal" style:letter-kerning="true" style:font-name-asian="Noto Sans SC Regular" style:font-size-asian="17pt" style:font-weight-asian="normal" style:font-name-complex="Droid Sans Devanagari" style:font-size-complex="17pt"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3" fo:font-size="17pt" fo:font-style="italic" fo:text-shadow="none" style:text-underline-style="none" fo:font-weight="normal" style:letter-kerning="true" style:font-name-asian="Noto Sans SC Regular" style:font-size-asian="17pt" style:font-style-asian="italic" style:font-weight-asian="normal" style:font-name-complex="Droid Sans Devanagari" style:font-size-complex="17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bold" style:letter-kerning="true" style:font-name-asian="Noto Sans SC Regular" style:font-size-asian="17pt" style:font-style-asian="normal" style:font-weight-asian="bold" style:font-name-complex="Droid Sans Devanagari" style:font-size-complex="17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8% 58%"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9" style:family="text">
      <style:text-properties fo:color="#000000" loext:opacity="100%" style:font-name="Liberation Sans3" fo:font-size="18pt" style:font-size-asian="18pt" style:font-size-complex="18pt"/>
    </style:style>
    <style:style style:name="T50" style:family="text">
      <style:text-properties fo:color="#000000" loext:opacity="100%" style:text-position="-8% 58%" fo:font-size="18pt" style:font-size-asian="18pt" style:font-size-complex="18pt"/>
    </style:style>
    <style:style style:name="T51"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8% 58%"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6" style:family="text">
      <style:text-properties fo:font-size="18pt"/>
    </style:style>
    <style:style style:name="T57"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9" style:family="text">
      <style:text-properties fo:color="#ff8000" loext:opacity="100%" style:font-name="Calibri3" fo:font-size="16pt" style:font-size-asian="16pt" style:font-size-complex="16pt"/>
    </style:style>
    <style:style style:name="T60" style:family="text">
      <style:text-properties fo:color="#ff0000" loext:opacity="100%" style:font-name="Calibri3" fo:font-size="16pt" style:font-size-asian="16pt" style:font-size-complex="16pt"/>
    </style:style>
    <style:style style:name="T61"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5" style:family="text">
      <style:text-properties fo:font-size="15pt" fo:background-color="transparent" style:font-size-asian="15pt" style:font-size-complex="15pt"/>
    </style:style>
    <style:style style:name="T66" style:family="text">
      <style:text-properties fo:color="#ff0000" loext:opacity="100%" style:font-name="Calibri3" fo:font-size="16pt"/>
    </style:style>
    <style:style style:name="T67" style:family="text">
      <style:text-properties fo:color="#ff0000" loext:opacity="100%" style:text-position="-8% 58%" style:font-name="Calibri3" fo:font-size="16pt"/>
    </style:style>
    <style:style style:name="T68"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9" style:family="text">
      <style:text-properties style:font-name="Calibri3" fo:font-size="16pt"/>
    </style:style>
    <style:style style:name="T70" style:family="text">
      <style:text-properties fo:color="#00a933" loext:opacity="100%" style:font-name="Calibri3" fo:font-size="16pt"/>
    </style:style>
    <style:style style:name="T71" style:family="text">
      <style:text-properties fo:color="#00a933" loext:opacity="100%" style:text-position="-8% 58%" style:font-name="Calibri3" fo:font-size="16pt"/>
    </style:style>
    <style:style style:name="T72" style:family="text">
      <style:text-properties fo:color="#158466" loext:opacity="100%" style:font-name="Calibri3" fo:font-size="16pt"/>
    </style:style>
    <style:style style:name="T73" style:family="text">
      <style:text-properties fo:color="#158466" loext:opacity="100%" style:text-position="-8% 58%" style:font-name="Calibri3" fo:font-size="16pt"/>
    </style:style>
    <style:style style:name="T74" style:family="text">
      <style:text-properties fo:color="#158466" loext:opacity="100%" style:text-position="0% 100%" style:font-name="Calibri3" fo:font-size="16pt"/>
    </style:style>
    <style:style style:name="T75" style:family="text">
      <style:text-properties fo:color="#4472c4" loext:opacity="100%" style:font-name="Calibri3" fo:font-size="16pt"/>
    </style:style>
    <style:style style:name="T76" style:family="text">
      <style:text-properties fo:color="#000000" loext:opacity="100%" fo:font-size="16pt" style:font-size-asian="16pt" style:font-size-complex="16pt"/>
    </style:style>
    <style:style style:name="T77" style:family="text">
      <style:text-properties fo:color="#000000" loext:opacity="100%" style:text-position="-8% 58%" fo:font-size="16pt" style:font-size-asian="16pt" style:font-size-complex="16pt"/>
    </style:style>
    <style:style style:name="T78" style:family="text">
      <style:text-properties fo:color="#00a933" loext:opacity="100%" style:font-name="Calibri3" fo:font-size="16pt" style:font-size-asian="16pt" style:font-size-complex="16pt"/>
    </style:style>
    <style:style style:name="T79" style:family="text">
      <style:text-properties fo:font-variant="normal" fo:text-transform="none" fo:color="#000000" loext:opacity="100%" style:text-outline="false" style:text-line-through-style="none" style:text-line-through-type="none" style:text-position="0% 100%" style:font-name="Liberation Sans3"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Standard Symbols L" style:font-size-asian="15pt" style:font-style-asian="normal" style:font-weight-asian="normal" style:font-name-complex="Standard Symbols L"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4" style:family="text">
      <style:text-properties fo:font-size="16pt" style:font-size-asian="16pt" style:font-size-complex="16pt"/>
    </style:style>
    <style:style style:name="T85"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text:span><text:span text:style-name="T1">D</text:span><text:span text:style-name="T1">e</text:span><text:span text:style-name="T1">p</text:span><text:span text:style-name="T1">e</text:span><text:span text:style-name="T1">n</text:span><text:span text:style-name="T1">d</text:span><text:span text:style-name="T1">e</text:span><text:span text:style-name="T1">n</text:span><text:span text:style-name="T1">c</text:span><text:span text:style-name="T1">y</text:span><text:span text:style-name="T1"> </text:span><text:span text:style-name="T1">F</text:span><text:span text:style-name="T1">l</text:span><text:span text:style-name="T1">i</text:span><text:span text:style-name="T1">p</text:span><text:span text:style-name="T1"> </text:span><text:span text:style-name="T1">B</text:span><text:span text:style-name="T1">o</text:span><text:span text:style-name="T1">o</text:span><text:span text:style-name="T1">k</text:span></text:p>
            <text:p text:style-name="P2"><text:span text:style-name="T2"/></text:p>
            <text:p text:style-name="P2"><text:span text:style-name="T2">Dir</text:span><text:span text:style-name="T2">k </text:span><text:span text:style-name="T2">En</text:span><text:span text:style-name="T2">gel</text:span><text:span text:style-name="T2">, </text:span><text:span text:style-name="T3"><text:a xlink:href="mailto:info@engel-internet.de" xlink:type="simple">info@engel-internet.de</text:a></text:span><text:span text:style-name="T2">, </text:span><text:span text:style-name="T2">Oc</text:span><text:span text:style-name="T2">tob</text:span><text:span text:style-name="T2">er </text:span><text:span text:style-name="T2">14, </text:span><text:span text:style-name="T2">20</text:span><text:span text:style-name="T2">23</text:span></text:p>
            <text:p text:style-name="P2"><text:span text:style-name="T3"><text:a xlink:href="https://github.com/dirkengel/" xlink:type="simple">https://github.com/dirkengel/</text:a></text:span></text:p>
            <text:p text:style-name="P3"><text:span text:style-name="T4">Int</text:span><text:span text:style-name="T4">ro</text:span><text:span text:style-name="T4">du</text:span><text:span text:style-name="T4">cti</text:span><text:span text:style-name="T4">on</text:span></text:p>
            <text:p text:style-name="P4"><text:span text:style-name="T3">Ju</text:span><text:span text:style-name="T3">st </text:span><text:span text:style-name="T3">as </text:span><text:span text:style-name="T3">I </text:span><text:span text:style-name="T3">wa</text:span><text:span text:style-name="T3">s </text:span><text:span text:style-name="T3">thi</text:span><text:span text:style-name="T3">nki</text:span><text:span text:style-name="T3">ng </text:span><text:span text:style-name="T3">ab</text:span><text:span text:style-name="T3">out </text:span><text:span text:style-name="T3">diff</text:span><text:span text:style-name="T3">ere</text:span><text:span text:style-name="T3">nt </text:span><text:span text:style-name="T3">typ</text:span><text:span text:style-name="T3">es </text:span><text:span text:style-name="T3">of </text:span><text:span text:style-name="T3">S</text:span><text:span text:style-name="T3">W </text:span><text:span text:style-name="T3">de</text:span><text:span text:style-name="T3">pe</text:span><text:span text:style-name="T3">nd</text:span><text:span text:style-name="T3">en</text:span><text:span text:style-name="T3">cie</text:span><text:span text:style-name="T3">s </text:span><text:span text:style-name="T3">tha</text:span><text:span text:style-name="T3">t </text:span><text:span text:style-name="T3">co</text:span><text:span text:style-name="T3">uld </text:span><text:span text:style-name="T3">be </text:span><text:span text:style-name="T3">dis</text:span><text:span text:style-name="T3">tin</text:span><text:span text:style-name="T3">gui</text:span><text:span text:style-name="T3">sh</text:span><text:span text:style-name="T3">ed, </text:span><text:span text:style-name="T3">a </text:span><text:span text:style-name="T3">ne</text:span><text:span text:style-name="T3">w </text:span><text:span text:style-name="T3">epi</text:span><text:span text:style-name="T3">so</text:span><text:span text:style-name="T3">de </text:span><text:span text:style-name="T3">of </text:span><text:span text:style-name="T3">'S</text:span><text:span text:style-name="T3">W </text:span><text:span text:style-name="T3">Arc</text:span><text:span text:style-name="T3">hit</text:span><text:span text:style-name="T3">ekt</text:span><text:span text:style-name="T3">ur </text:span><text:span text:style-name="T3">im </text:span><text:span text:style-name="T3">Str</text:span><text:span text:style-name="T3">ea</text:span><text:span text:style-name="T3">m' </text:span><text:span text:style-name="T3">[</text:span><text:span text:style-name="T3"><text:a xlink:href="#Subtitle 5" xlink:type="simple">Wolff23</text:a></text:span><text:span text:style-name="T3">] </text:span><text:span text:style-name="T3">on </text:span><text:span text:style-name="T3">the </text:span><text:span text:style-name="T3">top</text:span><text:span text:style-name="T3">ic </text:span><text:span text:style-name="T3">wa</text:span><text:span text:style-name="T3">s </text:span><text:span text:style-name="T3">rel</text:span><text:span text:style-name="T3">ea</text:span><text:span text:style-name="T3">se</text:span><text:span text:style-name="T3">d, </text:span><text:span text:style-name="T3">wh</text:span><text:span text:style-name="T3">ere </text:span><text:span text:style-name="T3">Eb</text:span><text:span text:style-name="T3">erh</text:span><text:span text:style-name="T3">ard </text:span><text:span text:style-name="T3">Wo</text:span><text:span text:style-name="T3">lff </text:span><text:span text:style-name="T3">dis</text:span><text:span text:style-name="T3">cu</text:span><text:span text:style-name="T3">ss</text:span><text:span text:style-name="T3">es </text:span><text:span text:style-name="T3">the </text:span><text:span text:style-name="T3">arti</text:span><text:span text:style-name="T3">cle </text:span><text:span text:style-name="T3">“</text:span><text:span text:style-name="T2">H</text:span><text:span text:style-name="T2">ow </text:span><text:span text:style-name="T2">an </text:span><text:span text:style-name="T2">An</text:span><text:span text:style-name="T2">cie</text:span><text:span text:style-name="T2">nt </text:span><text:span text:style-name="T2">Phi</text:span><text:span text:style-name="T2">los</text:span><text:span text:style-name="T2">op</text:span><text:span text:style-name="T2">hy </text:span><text:span text:style-name="T2">Pr</text:span><text:span text:style-name="T2">obl</text:span><text:span text:style-name="T2">em </text:span><text:span text:style-name="T2">Ex</text:span><text:span text:style-name="T2">plai</text:span><text:span text:style-name="T2">ns </text:span><text:span text:style-name="T2">Sof</text:span><text:span text:style-name="T2">tw</text:span><text:span text:style-name="T2">are </text:span><text:span text:style-name="T2">De</text:span><text:span text:style-name="T2">pe</text:span><text:span text:style-name="T2">nd</text:span><text:span text:style-name="T2">en</text:span><text:span text:style-name="T2">ce”</text:span><text:span text:style-name="T3"> </text:span><text:span text:style-name="T3">by </text:span><text:span text:style-name="T3">Ji</text:span><text:span text:style-name="T3">m</text:span><text:span text:style-name="T3">my </text:span><text:span text:style-name="T3">Ko</text:span><text:span text:style-name="T3">pp</text:span><text:span text:style-name="T3">el [</text:span><text:span text:style-name="T3"><text:a xlink:href="#Subtitle 5" xlink:type="simple">Koppel22</text:a></text:span><text:span text:style-name="T3">]. </text:span></text:p>
            <text:p text:style-name="P4"><text:span text:style-name="T3">My </text:span><text:span text:style-name="T3">initi</text:span><text:span text:style-name="T3">al </text:span><text:span text:style-name="T3">ide</text:span><text:span text:style-name="T3">a </text:span><text:span text:style-name="T3">wa</text:span><text:span text:style-name="T3">s </text:span><text:span text:style-name="T3">to </text:span><text:span text:style-name="T3">diff</text:span><text:span text:style-name="T3">ere</text:span><text:span text:style-name="T3">nti</text:span><text:span text:style-name="T3">ate </text:span><text:span text:style-name="T3">typ</text:span><text:span text:style-name="T3">es </text:span><text:span text:style-name="T3">of </text:span><text:span text:style-name="T3">de</text:span><text:span text:style-name="T3">pe</text:span><text:span text:style-name="T3">nd</text:span><text:span text:style-name="T3">en</text:span><text:span text:style-name="T3">cy </text:span><text:span text:style-name="T3">ac</text:span><text:span text:style-name="T3">cor</text:span><text:span text:style-name="T3">din</text:span><text:span text:style-name="T3">g </text:span><text:span text:style-name="T3">to </text:span><text:span text:style-name="T3">tim</text:span><text:span text:style-name="T3">e </text:span><text:span text:style-name="T3">(C</text:span><text:span text:style-name="T3">odi</text:span><text:span text:style-name="T3">ng, </text:span><text:span text:style-name="T3">Co</text:span><text:span text:style-name="T3">mp</text:span><text:span text:style-name="T3">ilin</text:span><text:span text:style-name="T3">g, </text:span><text:span text:style-name="T3">Lin</text:span><text:span text:style-name="T3">kin</text:span><text:span text:style-name="T3">g, </text:span><text:span text:style-name="T3">Ru</text:span><text:span text:style-name="T3">nti</text:span><text:span text:style-name="T3">me</text:span><text:span text:style-name="T3">) </text:span><text:span text:style-name="T3">wh</text:span><text:span text:style-name="T3">en </text:span><text:span text:style-name="T3">the</text:span><text:span text:style-name="T3">y </text:span><text:span text:style-name="T3">be</text:span><text:span text:style-name="T3">co</text:span><text:span text:style-name="T3">me </text:span><text:span text:style-name="T3">per</text:span><text:span text:style-name="T3">ce</text:span><text:span text:style-name="T3">pti</text:span><text:span text:style-name="T3">ble</text:span><text:span text:style-name="T3">. </text:span><text:span text:style-name="T3">Ko</text:span><text:span text:style-name="T3">pp</text:span><text:span text:style-name="T3">el’s </text:span><text:span text:style-name="T3">ap</text:span><text:span text:style-name="T3">pro</text:span><text:span text:style-name="T3">ac</text:span><text:span text:style-name="T3">h </text:span><text:span text:style-name="T3">is </text:span><text:span text:style-name="T3">goi</text:span><text:span text:style-name="T3">ng </text:span><text:span text:style-name="T3">furt</text:span><text:span text:style-name="T3">her </text:span><text:span text:style-name="T3">an</text:span><text:span text:style-name="T3">d </text:span><text:span text:style-name="T3">dis</text:span><text:span text:style-name="T3">tin</text:span><text:span text:style-name="T3">gui</text:span><text:span text:style-name="T3">sh</text:span><text:span text:style-name="T3">es </text:span><text:span text:style-name="T3">bet</text:span><text:span text:style-name="T3">we</text:span><text:span text:style-name="T3">en </text:span><text:span text:style-name="T3">thr</text:span><text:span text:style-name="T3">ee </text:span><text:span text:style-name="T3">di</text:span><text:span text:style-name="T3">me</text:span><text:span text:style-name="T3">nsi</text:span><text:span text:style-name="T3">on</text:span><text:span text:style-name="T3">s. </text:span><text:span text:style-name="T3">Wh</text:span><text:span text:style-name="T3">ile </text:span><text:span text:style-name="T3">his </text:span><text:span text:style-name="T3">ide</text:span><text:span text:style-name="T3">a </text:span><text:span text:style-name="T3">is </text:span><text:span text:style-name="T3">co</text:span><text:span text:style-name="T3">mp</text:span><text:span text:style-name="T3">elli</text:span><text:span text:style-name="T3">ng, </text:span><text:span text:style-name="T3">the </text:span><text:span text:style-name="T3">ex</text:span><text:span text:style-name="T3">pla</text:span><text:span text:style-name="T3">nat</text:span><text:span text:style-name="T3">ion </text:span><text:span text:style-name="T3">is </text:span><text:span text:style-name="T3">so</text:span><text:span text:style-name="T3">me</text:span><text:span text:style-name="T3">wh</text:span><text:span text:style-name="T3">at </text:span><text:span text:style-name="T3">ab</text:span><text:span text:style-name="T3">str</text:span><text:span text:style-name="T3">act </text:span><text:span text:style-name="T3">an</text:span><text:span text:style-name="T3">d </text:span><text:span text:style-name="T3">the</text:span><text:span text:style-name="T3">ore</text:span><text:span text:style-name="T3">tic</text:span><text:span text:style-name="T3">al. </text:span><text:span text:style-name="T3">To </text:span><text:span text:style-name="T3">get </text:span><text:span text:style-name="T3">a </text:span><text:span text:style-name="T3">bet</text:span><text:span text:style-name="T3">ter </text:span><text:span text:style-name="T3">int</text:span><text:span text:style-name="T3">uiti</text:span><text:span text:style-name="T3">ve </text:span><text:span text:style-name="T3">un</text:span><text:span text:style-name="T3">der</text:span><text:span text:style-name="T3">sta</text:span><text:span text:style-name="T3">ndi</text:span><text:span text:style-name="T3">ng </text:span><text:span text:style-name="T3">of </text:span><text:span text:style-name="T3">the </text:span><text:span text:style-name="T3">pro</text:span><text:span text:style-name="T3">po</text:span><text:span text:style-name="T3">se</text:span><text:span text:style-name="T3">d </text:span><text:span text:style-name="T3">ide</text:span><text:span text:style-name="T3">a, I </text:span><text:span text:style-name="T3">ad</text:span><text:span text:style-name="T3">mit</text:span><text:span text:style-name="T3">ted</text:span><text:span text:style-name="T3">ly </text:span><text:span text:style-name="T3">ha</text:span><text:span text:style-name="T3">d </text:span><text:span text:style-name="T3">to </text:span><text:span text:style-name="T3">wa</text:span><text:span text:style-name="T3">tch </text:span><text:span text:style-name="T3">the </text:span><text:span text:style-name="T3">vid</text:span><text:span text:style-name="T3">eo </text:span><text:span text:style-name="T3">an</text:span><text:span text:style-name="T3">d </text:span><text:span text:style-name="T3">scr</text:span><text:span text:style-name="T3">oll </text:span><text:span text:style-name="T3">thr</text:span><text:span text:style-name="T3">ou</text:span><text:span text:style-name="T3">gh </text:span><text:span text:style-name="T3">the </text:span><text:span text:style-name="T3">arti</text:span><text:span text:style-name="T3">cle </text:span><text:span text:style-name="T3">mo</text:span><text:span text:style-name="T3">re </text:span><text:span text:style-name="T3">tha</text:span><text:span text:style-name="T3">n </text:span><text:span text:style-name="T3">on</text:span><text:span text:style-name="T3">ce. </text:span><text:span text:style-name="T3">Th</text:span><text:span text:style-name="T3">ere</text:span><text:span text:style-name="T3">for</text:span><text:span text:style-name="T3">e, I </text:span><text:span text:style-name="T3">wo</text:span><text:span text:style-name="T3">nd</text:span><text:span text:style-name="T3">ere</text:span><text:span text:style-name="T3">d if </text:span><text:span text:style-name="T3">it </text:span><text:span text:style-name="T3">wo</text:span><text:span text:style-name="T3">uld </text:span><text:span text:style-name="T3">be </text:span><text:span text:style-name="T3">po</text:span><text:span text:style-name="T3">ssi</text:span><text:span text:style-name="T3">ble </text:span><text:span text:style-name="T3">to </text:span><text:span text:style-name="T3">ma</text:span><text:span text:style-name="T3">p </text:span><text:span text:style-name="T3">my </text:span><text:span text:style-name="T3">ori</text:span><text:span text:style-name="T3">gin</text:span><text:span text:style-name="T3">al </text:span><text:span text:style-name="T3">ide</text:span><text:span text:style-name="T3">a </text:span><text:span text:style-name="T3">ont</text:span><text:span text:style-name="T3">o </text:span><text:span text:style-name="T3">the </text:span><text:span text:style-name="T3">thr</text:span><text:span text:style-name="T3">ee-</text:span><text:span text:style-name="T3">di</text:span><text:span text:style-name="T3">me</text:span><text:span text:style-name="T3">nsi</text:span><text:span text:style-name="T3">on</text:span><text:span text:style-name="T3">al </text:span><text:span text:style-name="T3">ap</text:span><text:span text:style-name="T3">pro</text:span><text:span text:style-name="T3">ac</text:span><text:span text:style-name="T3">h </text:span><text:span text:style-name="T3">an</text:span><text:span text:style-name="T3">d </text:span><text:span text:style-name="T3">fin</text:span><text:span text:style-name="T3">d a </text:span><text:span text:style-name="T3">si</text:span><text:span text:style-name="T3">mp</text:span><text:span text:style-name="T3">le, </text:span><text:span text:style-name="T3">low</text:span><text:span text:style-name="T3">-</text:span><text:span text:style-name="T3">thr</text:span><text:span text:style-name="T3">es</text:span><text:span text:style-name="T3">hol</text:span><text:span text:style-name="T3">d </text:span><text:span text:style-name="T3">wa</text:span><text:span text:style-name="T3">y </text:span><text:span text:style-name="T3">to </text:span><text:span text:style-name="T3">vis</text:span><text:span text:style-name="T3">uali</text:span><text:span text:style-name="T3">ze </text:span><text:span text:style-name="T3">de</text:span><text:span text:style-name="T3">pe</text:span><text:span text:style-name="T3">nd</text:span><text:span text:style-name="T3">en</text:span><text:span text:style-name="T3">cie</text:span><text:span text:style-name="T3">s </text:span><text:span text:style-name="T3">via </text:span><text:span text:style-name="T3">dia</text:span><text:span text:style-name="T3">gra</text:span><text:span text:style-name="T3">m. </text:span><text:span text:style-name="T3">Th</text:span><text:span text:style-name="T3">e </text:span><text:span text:style-name="T3">res</text:span><text:span text:style-name="T3">ult </text:span><text:span text:style-name="T3">is </text:span><text:span text:style-name="T3">thi</text:span><text:span text:style-name="T3">s </text:span><text:span text:style-name="T3">flip </text:span><text:span text:style-name="T3">bo</text:span><text:span text:style-name="T3">ok.</text:span></text:p>
            <text:p text:style-name="P3"><text:span text:style-name="T4">T</text:span><text:span text:style-name="T4">hr</text:span><text:span text:style-name="T4">ee </text:span><text:span text:style-name="T4">Di</text:span><text:span text:style-name="T4">m</text:span><text:span text:style-name="T4">en</text:span><text:span text:style-name="T4">si</text:span><text:span text:style-name="T4">on</text:span><text:span text:style-name="T4">s</text:span></text:p>
            <text:p text:style-name="P4"><text:span text:style-name="T3">Ko</text:span><text:span text:style-name="T3">pp</text:span><text:span text:style-name="T3">el </text:span><text:span text:style-name="T3">dis</text:span><text:span text:style-name="T3">tin</text:span><text:span text:style-name="T3">gui</text:span><text:span text:style-name="T3">sh</text:span><text:span text:style-name="T3">es </text:span><text:span text:style-name="T3">thr</text:span><text:span text:style-name="T3">ee </text:span><text:span text:style-name="T3">di</text:span><text:span text:style-name="T3">me</text:span><text:span text:style-name="T3">nsi</text:span><text:span text:style-name="T3">on</text:span><text:span text:style-name="T3">s: </text:span><text:span text:style-name="T5">Se</text:span><text:span text:style-name="T5">ma</text:span><text:span text:style-name="T5">nti</text:span><text:span text:style-name="T5">cs</text:span><text:span text:style-name="T3">, </text:span><text:span text:style-name="T5">Pr</text:span><text:span text:style-name="T5">op</text:span><text:span text:style-name="T5">erti</text:span><text:span text:style-name="T5">es</text:span><text:span text:style-name="T3">, </text:span><text:span text:style-name="T5">Pe</text:span><text:span text:style-name="T5">rmi</text:span><text:span text:style-name="T5">tte</text:span><text:span text:style-name="T5">d </text:span><text:span text:style-name="T5">Ch</text:span><text:span text:style-name="T5">an</text:span><text:span text:style-name="T5">ge</text:span><text:span text:style-name="T5">s</text:span><text:span text:style-name="T3">. I </text:span><text:span text:style-name="T3">dar</text:span><text:span text:style-name="T3">e </text:span><text:span text:style-name="T3">sa</text:span><text:span text:style-name="T3">y </text:span><text:span text:style-name="T3">tha</text:span><text:span text:style-name="T3">t </text:span><text:span text:style-name="T3">my </text:span><text:span text:style-name="T3">ide</text:span><text:span text:style-name="T3">ntif</text:span><text:span text:style-name="T3">ied </text:span><text:span text:style-name="T3">poi</text:span><text:span text:style-name="T3">nts </text:span><text:span text:style-name="T3">in </text:span><text:span text:style-name="T3">tim</text:span><text:span text:style-name="T3">e </text:span><text:span text:style-name="T3">at </text:span><text:span text:style-name="T3">whi</text:span><text:span text:style-name="T3">ch </text:span><text:span text:style-name="T3">the </text:span><text:span text:style-name="T3">de</text:span><text:span text:style-name="T3">pe</text:span><text:span text:style-name="T3">nd</text:span><text:span text:style-name="T3">en</text:span><text:span text:style-name="T3">cy </text:span><text:span text:style-name="T3">be</text:span><text:span text:style-name="T3">co</text:span><text:span text:style-name="T3">me</text:span><text:span text:style-name="T3">s </text:span><text:span text:style-name="T3">not</text:span><text:span text:style-name="T3">ice</text:span><text:span text:style-name="T3">abl</text:span><text:span text:style-name="T3">e </text:span><text:span text:style-name="T3">are </text:span><text:span text:style-name="T3">lar</text:span><text:span text:style-name="T3">gel</text:span><text:span text:style-name="T3">y </text:span><text:span text:style-name="T3">co</text:span><text:span text:style-name="T3">nsi</text:span><text:span text:style-name="T3">ste</text:span><text:span text:style-name="T3">nt </text:span><text:span text:style-name="T3">wit</text:span><text:span text:style-name="T3">h </text:span><text:span text:style-name="T3">the </text:span><text:span text:style-name="T6">Se</text:span><text:span text:style-name="T6">ma</text:span><text:span text:style-name="T6">nti</text:span><text:span text:style-name="T6">cs</text:span><text:span text:style-name="T3"> </text:span><text:span text:style-name="T3">fac</text:span><text:span text:style-name="T3">tor. </text:span><text:span text:style-name="T3">Sin</text:span><text:span text:style-name="T3">ce </text:span><text:span text:style-name="T3">we </text:span><text:span text:style-name="T3">us</text:span><text:span text:style-name="T3">uall</text:span><text:span text:style-name="T3">y </text:span><text:span text:style-name="T3">ha</text:span><text:span text:style-name="T3">ve </text:span><text:span text:style-name="T3">too</text:span><text:span text:style-name="T3">ls </text:span><text:span text:style-name="T3">su</text:span><text:span text:style-name="T3">ch </text:span><text:span text:style-name="T3">as </text:span><text:span text:style-name="T3">ge</text:span><text:span text:style-name="T3">ner</text:span><text:span text:style-name="T3">ato</text:span><text:span text:style-name="T3">r, </text:span><text:span text:style-name="T3">co</text:span><text:span text:style-name="T3">mp</text:span><text:span text:style-name="T3">iler</text:span><text:span text:style-name="T3">, </text:span><text:span text:style-name="T3">link</text:span><text:span text:style-name="T3">er, </text:span><text:span text:style-name="T3">int</text:span><text:span text:style-name="T3">erp</text:span><text:span text:style-name="T3">ret</text:span><text:span text:style-name="T3">er </text:span><text:span text:style-name="T3">an</text:span><text:span text:style-name="T3">d </text:span><text:span text:style-name="T3">pro</text:span><text:span text:style-name="T3">ce</text:span><text:span text:style-name="T3">ssi</text:span><text:span text:style-name="T3">ng </text:span><text:span text:style-name="T3">uni</text:span><text:span text:style-name="T3">t </text:span><text:span text:style-name="T3">tha</text:span><text:span text:style-name="T3">t </text:span><text:span text:style-name="T3">do </text:span><text:span text:style-name="T3">the </text:span><text:span text:style-name="T3">for</text:span><text:span text:style-name="T3">ma</text:span><text:span text:style-name="T3">l </text:span><text:span text:style-name="T3">se</text:span><text:span text:style-name="T3">ma</text:span><text:span text:style-name="T3">nti</text:span><text:span text:style-name="T3">c </text:span><text:span text:style-name="T3">ch</text:span><text:span text:style-name="T3">ec</text:span><text:span text:style-name="T3">ks </text:span><text:span text:style-name="T3">for </text:span><text:span text:style-name="T3">us, </text:span><text:span text:style-name="T3">I </text:span><text:span text:style-name="T3">diff</text:span><text:span text:style-name="T3">ere</text:span><text:span text:style-name="T3">nti</text:span><text:span text:style-name="T3">ate </text:span><text:span text:style-name="T3">bet</text:span><text:span text:style-name="T3">we</text:span><text:span text:style-name="T3">en </text:span><text:span text:style-name="T3">the </text:span><text:span text:style-name="T3">foll</text:span><text:span text:style-name="T3">owi</text:span><text:span text:style-name="T3">ng </text:span><text:span text:style-name="T3">ph</text:span><text:span text:style-name="T3">as</text:span><text:span text:style-name="T3">es:</text:span></text:p>
            <text:list text:style-name="L2">
              <text:list-item>
                <text:p text:style-name="P5"><text:span text:style-name="T7">M</text:span><text:span text:style-name="T7">o</text:span><text:span text:style-name="T7">d</text:span><text:span text:style-name="T7">e</text:span><text:span text:style-name="T7">l</text:span><text:span text:style-name="T7"> </text:span><text:span text:style-name="T7">C</text:span><text:span text:style-name="T7">h</text:span><text:span text:style-name="T7">a</text:span><text:span text:style-name="T7">n</text:span><text:span text:style-name="T7">g</text:span><text:span text:style-name="T7">e</text:span><text:span text:style-name="T7"> </text:span><text:span text:style-name="T7">(</text:span><text:span text:style-name="T7">C</text:span><text:span text:style-name="T7">o</text:span><text:span text:style-name="T7">d</text:span><text:span text:style-name="T7">e</text:span><text:span text:style-name="T7"> </text:span><text:span text:style-name="T7">G</text:span><text:span text:style-name="T7">e</text:span><text:span text:style-name="T7">n</text:span><text:span text:style-name="T7">e</text:span><text:span text:style-name="T7">r</text:span><text:span text:style-name="T7">a</text:span><text:span text:style-name="T7">t</text:span><text:span text:style-name="T7">i</text:span><text:span text:style-name="T7">o</text:span><text:span text:style-name="T7">n</text:span><text:span text:style-name="T7">)</text:span></text:p>
              </text:list-item>
              <text:list-item>
                <text:p text:style-name="P6"><text:span text:style-name="T7">C</text:span><text:span text:style-name="T7">o</text:span><text:span text:style-name="T7">d</text:span><text:span text:style-name="T7">e</text:span><text:span text:style-name="T7"> </text:span><text:span text:style-name="T7">C</text:span><text:span text:style-name="T7">h</text:span><text:span text:style-name="T7">a</text:span><text:span text:style-name="T7">n</text:span><text:span text:style-name="T7">g</text:span><text:span text:style-name="T7">e</text:span></text:p>
              </text:list-item>
              <text:list-item>
                <text:p text:style-name="P6"><text:span text:style-name="T7">C</text:span><text:span text:style-name="T7">o</text:span><text:span text:style-name="T7">m</text:span><text:span text:style-name="T7">p</text:span><text:span text:style-name="T7">i</text:span><text:span text:style-name="T7">l</text:span><text:span text:style-name="T7">a</text:span><text:span text:style-name="T7">t</text:span><text:span text:style-name="T7">i</text:span><text:span text:style-name="T7">o</text:span><text:span text:style-name="T7">n</text:span></text:p>
              </text:list-item>
              <text:list-item>
                <text:p text:style-name="P6"><text:span text:style-name="T7">L</text:span><text:span text:style-name="T7">i</text:span><text:span text:style-name="T7">n</text:span><text:span text:style-name="T7">k</text:span><text:span text:style-name="T7">i</text:span><text:span text:style-name="T7">n</text:span><text:span text:style-name="T7">g</text:span></text:p>
              </text:list-item>
              <text:list-item>
                <text:p text:style-name="P6"><text:span text:style-name="T7">R</text:span><text:span text:style-name="T7">u</text:span><text:span text:style-name="T7">n</text:span><text:span text:style-name="T7">t</text:span><text:span text:style-name="T7">i</text:span><text:span text:style-name="T7">m</text:span><text:span text:style-name="T7">e</text:span><text:span text:style-name="T7"> </text:span><text:span text:style-name="T7">A</text:span><text:span text:style-name="T7">v</text:span><text:span text:style-name="T7">a</text:span><text:span text:style-name="T7">i</text:span><text:span text:style-name="T7">l</text:span><text:span text:style-name="T7">a</text:span><text:span text:style-name="T7">b</text:span><text:span text:style-name="T7">i</text:span><text:span text:style-name="T7">l</text:span><text:span text:style-name="T7">i</text:span><text:span text:style-name="T7">t</text:span><text:span text:style-name="T7">y</text:span></text:p>
              </text:list-item>
              <text:list-item>
                <text:p text:style-name="P6"><text:span text:style-name="T7">R</text:span><text:span text:style-name="T7">u</text:span><text:span text:style-name="T7">n</text:span><text:span text:style-name="T7">t</text:span><text:span text:style-name="T7">i</text:span><text:span text:style-name="T7">m</text:span><text:span text:style-name="T7">e</text:span><text:span text:style-name="T7"> </text:span><text:span text:style-name="T7">C</text:span><text:span text:style-name="T7">o</text:span><text:span text:style-name="T7">n</text:span><text:span text:style-name="T7">d</text:span><text:span text:style-name="T7">i</text:span><text:span text:style-name="T7">t</text:span><text:span text:style-name="T7">i</text:span><text:span text:style-name="T7">o</text:span><text:span text:style-name="T7">n</text:span><text:span text:style-name="T7">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text:span><text:span text:style-name="T9">rep</text:span><text:span text:style-name="T9">res</text:span><text:span text:style-name="T9">ent </text:span><text:span text:style-name="T9">the </text:span><text:span text:style-name="T10">Pr</text:span><text:span text:style-name="T10">op</text:span><text:span text:style-name="T10">ert</text:span><text:span text:style-name="T10">y</text:span><text:span text:style-name="T9"> </text:span><text:span text:style-name="T9">fac</text:span><text:span text:style-name="T9">tor, </text:span><text:span text:style-name="T9">I </text:span><text:span text:style-name="T9">ch</text:span><text:span text:style-name="T9">os</text:span><text:span text:style-name="T9">e </text:span><text:span text:style-name="T9">the </text:span><text:span text:style-name="T9">qu</text:span><text:span text:style-name="T9">alit</text:span><text:span text:style-name="T9">y </text:span><text:span text:style-name="T9">attr</text:span><text:span text:style-name="T9">ibu</text:span><text:span text:style-name="T9">tes </text:span><text:span text:style-name="T9">def</text:span><text:span text:style-name="T9">ine</text:span><text:span text:style-name="T9">d </text:span><text:span text:style-name="T9">by </text:span><text:span text:style-name="T9">IS</text:span><text:span text:style-name="T9">O </text:span><text:span text:style-name="T9">25</text:span><text:span text:style-name="T9">04</text:span><text:span text:style-name="T9">0 [</text:span><text:span text:style-name="T9"><text:a xlink:href="#Subtitle 5" xlink:type="simple">ISO11</text:a></text:span><text:span text:style-name="T9">]:</text:span></text:p>
            <text:list text:style-name="L2">
              <text:list-item>
                <text:p text:style-name="P12"><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a</text:span><text:span text:style-name="T9">l</text:span><text:span text:style-name="T9"> </text:span><text:span text:style-name="T9">S</text:span><text:span text:style-name="T9">u</text:span><text:span text:style-name="T9">i</text:span><text:span text:style-name="T9">t</text:span><text:span text:style-name="T9">a</text:span><text:span text:style-name="T9">b</text:span><text:span text:style-name="T9">i</text:span><text:span text:style-name="T9">l</text:span><text:span text:style-name="T9">i</text:span><text:span text:style-name="T9">t</text:span><text:span text:style-name="T9">y</text:span><text:span text:style-name="T9">:</text:span><text:span text:style-name="T9"> </text:span><text:span text:style-name="T9">E</text:span><text:span text:style-name="T9">x</text:span><text:span text:style-name="T9">p</text:span><text:span text:style-name="T9">l</text:span><text:span text:style-name="T9">i</text:span><text:span text:style-name="T9">c</text:span><text:span text:style-name="T9">i</text:span><text:span text:style-name="T9">t</text:span><text:span text:style-name="T9">l</text:span><text:span text:style-name="T9">y</text:span><text:span text:style-name="T9"> </text:span><text:span text:style-name="T9">a</text:span><text:span text:style-name="T9">n</text:span><text:span text:style-name="T9">d</text:span><text:span text:style-name="T9"> </text:span><text:span text:style-name="T9">d</text:span><text:span text:style-name="T9">e</text:span><text:span text:style-name="T9">l</text:span><text:span text:style-name="T9">i</text:span><text:span text:style-name="T9">b</text:span><text:span text:style-name="T9">e</text:span><text:span text:style-name="T9">r</text:span><text:span text:style-name="T9">a</text:span><text:span text:style-name="T9">t</text:span><text:span text:style-name="T9">e</text:span><text:span text:style-name="T9">l</text:span><text:span text:style-name="T9">y</text:span><text:span text:style-name="T9"> </text:span><text:span text:style-name="T9">s</text:span><text:span text:style-name="T9">e</text:span><text:span text:style-name="T9">l</text:span><text:span text:style-name="T9">e</text:span><text:span text:style-name="T9">c</text:span><text:span text:style-name="T9">t</text:span><text:span text:style-name="T9">e</text:span><text:span text:style-name="T9">d</text:span><text:span text:style-name="T9"> </text:span><text:span text:style-name="T9">a</text:span><text:span text:style-name="T9">n</text:span><text:span text:style-name="T9">d</text:span><text:span text:style-name="T9"> </text:span><text:span text:style-name="T9">a</text:span><text:span text:style-name="T9">c</text:span><text:span text:style-name="T9">t</text:span><text:span text:style-name="T9">i</text:span><text:span text:style-name="T9">v</text:span><text:span text:style-name="T9">e</text:span><text:span text:style-name="T9">l</text:span><text:span text:style-name="T9">y</text:span><text:span text:style-name="T9"> </text:span><text:span text:style-name="T9">m</text:span><text:span text:style-name="T9">a</text:span><text:span text:style-name="T9">n</text:span><text:span text:style-name="T9">a</text:span><text:span text:style-name="T9">g</text:span><text:span text:style-name="T9">e</text:span><text:span text:style-name="T9">d</text:span><text:span text:style-name="T9"> </text:span><text:span text:style-name="T9">d</text:span><text:span text:style-name="T9">e</text:span><text:span text:style-name="T9">p</text:span><text:span text:style-name="T9">e</text:span><text:span text:style-name="T9">n</text:span><text:span text:style-name="T9">d</text:span><text:span text:style-name="T9">e</text:span><text:span text:style-name="T9">n</text:span><text:span text:style-name="T9">c</text:span><text:span text:style-name="T9">i</text:span><text:span text:style-name="T9">e</text:span><text:span text:style-name="T9">s</text:span><text:span text:style-name="T9"> </text:span><text:span text:style-name="T9">t</text:span><text:span text:style-name="T9">o</text:span><text:span text:style-name="T9"> </text:span><text:span text:style-name="T9">a</text:span><text:span text:style-name="T9">c</text:span><text:span text:style-name="T9">h</text:span><text:span text:style-name="T9">i</text:span><text:span text:style-name="T9">e</text:span><text:span text:style-name="T9">v</text:span><text:span text:style-name="T9">e</text:span><text:span text:style-name="T9"> </text:span><text:span text:style-name="T9">d</text:span><text:span text:style-name="T9">e</text:span><text:span text:style-name="T9">s</text:span><text:span text:style-name="T9">i</text:span><text:span text:style-name="T9">r</text:span><text:span text:style-name="T9">e</text:span><text:span text:style-name="T9">d</text:span><text:span text:style-name="T9">/</text:span><text:span text:style-name="T9">s</text:span><text:span text:style-name="T9">p</text:span><text:span text:style-name="T9">e</text:span><text:span text:style-name="T9">c</text:span><text:span text:style-name="T9">i</text:span><text:span text:style-name="T9">f</text:span><text:span text:style-name="T9">i</text:span><text:span text:style-name="T9">e</text:span><text:span text:style-name="T9">d</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a</text:span><text:span text:style-name="T9">l</text:span><text:span text:style-name="T9">i</text:span><text:span text:style-name="T9">t</text:span><text:span text:style-name="T9">y</text:span><text:span text:style-name="T9">.</text:span><text:span text:style-name="T9"> </text:span><text:span text:style-name="T9">F</text:span><text:span text:style-name="T9">o</text:span><text:span text:style-name="T9">l</text:span><text:span text:style-name="T9">l</text:span><text:span text:style-name="T9">o</text:span><text:span text:style-name="T9">w</text:span><text:span text:style-name="T9">e</text:span><text:span text:style-name="T9">d</text:span><text:span text:style-name="T9"> </text:span><text:span text:style-name="T9">b</text:span><text:span text:style-name="T9">y</text:span><text:span text:style-name="T9"> </text:span><text:span text:style-name="T9">t</text:span><text:span text:style-name="T9">h</text:span><text:span text:style-name="T9">e</text:span><text:span text:style-name="T9"> </text:span><text:span text:style-name="T9">q</text:span><text:span text:style-name="T9">u</text:span><text:span text:style-name="T9">a</text:span><text:span text:style-name="T9">l</text:span><text:span text:style-name="T9">i</text:span><text:span text:style-name="T9">t</text:span><text:span text:style-name="T9">y</text:span><text:span text:style-name="T9"> </text:span><text:span text:style-name="T9">a</text:span><text:span text:style-name="T9">t</text:span><text:span text:style-name="T9">t</text:span><text:span text:style-name="T9">r</text:span><text:span text:style-name="T9">i</text:span><text:span text:style-name="T9">b</text:span><text:span text:style-name="T9">u</text:span><text:span text:style-name="T9">t</text:span><text:span text:style-name="T9">e</text:span><text:span text:style-name="T9">s</text:span><text:span text:style-name="T9"> </text:span><text:span text:style-name="T9">o</text:span><text:span text:style-name="T9">n</text:span><text:span text:style-name="T9"> </text:span><text:span text:style-name="T9">w</text:span><text:span text:style-name="T9">h</text:span><text:span text:style-name="T9">i</text:span><text:span text:style-name="T9">c</text:span><text:span text:style-name="T9">h</text:span><text:span text:style-name="T9"> </text:span><text:span text:style-name="T9">s</text:span><text:span text:style-name="T9">o</text:span><text:span text:style-name="T9">f</text:span><text:span text:style-name="T9">t</text:span><text:span text:style-name="T9">w</text:span><text:span text:style-name="T9">a</text:span><text:span text:style-name="T9">r</text:span><text:span text:style-name="T9">e</text:span><text:span text:style-name="T9"> </text:span><text:span text:style-name="T9">d</text:span><text:span text:style-name="T9">e</text:span><text:span text:style-name="T9">p</text:span><text:span text:style-name="T9">e</text:span><text:span text:style-name="T9">n</text:span><text:span text:style-name="T9">d</text:span><text:span text:style-name="T9">s</text:span><text:span text:style-name="T9">,</text:span><text:span text:style-name="T9"> </text:span><text:span text:style-name="T9">w</text:span><text:span text:style-name="T9">h</text:span><text:span text:style-name="T9">e</text:span><text:span text:style-name="T9">t</text:span><text:span text:style-name="T9">h</text:span><text:span text:style-name="T9">e</text:span><text:span text:style-name="T9">r</text:span><text:span text:style-name="T9"> </text:span><text:span text:style-name="T9">d</text:span><text:span text:style-name="T9">e</text:span><text:span text:style-name="T9">s</text:span><text:span text:style-name="T9">i</text:span><text:span text:style-name="T9">r</text:span><text:span text:style-name="T9">e</text:span><text:span text:style-name="T9">d</text:span><text:span text:style-name="T9"> </text:span><text:span text:style-name="T9">o</text:span><text:span text:style-name="T9">r</text:span><text:span text:style-name="T9"> </text:span><text:span text:style-name="T9">n</text:span><text:span text:style-name="T9">o</text:span><text:span text:style-name="T9">t</text:span><text:span text:style-name="T9">.</text:span><text:span text:style-name="T9"> </text:span><text:span text:style-name="T9">I</text:span><text:span text:style-name="T9">f</text:span><text:span text:style-name="T9"> </text:span><text:span text:style-name="T9">i</text:span><text:span text:style-name="T9">g</text:span><text:span text:style-name="T9">n</text:span><text:span text:style-name="T9">o</text:span><text:span text:style-name="T9">r</text:span><text:span text:style-name="T9">e</text:span><text:span text:style-name="T9">d</text:span><text:span text:style-name="T9">,</text:span><text:span text:style-name="T9"> </text:span><text:span text:style-name="T9">i</text:span><text:span text:style-name="T9">t</text:span><text:span text:style-name="T9"> </text:span><text:span text:style-name="T9">o</text:span><text:span text:style-name="T9">f</text:span><text:span text:style-name="T9">t</text:span><text:span text:style-name="T9">e</text:span><text:span text:style-name="T9">n</text:span><text:span text:style-name="T9"> </text:span><text:span text:style-name="T9">r</text:span><text:span text:style-name="T9">e</text:span><text:span text:style-name="T9">s</text:span><text:span text:style-name="T9">u</text:span><text:span text:style-name="T9">l</text:span><text:span text:style-name="T9">t</text:span><text:span text:style-name="T9">s</text:span><text:span text:style-name="T9"> </text:span><text:span text:style-name="T9">i</text:span><text:span text:style-name="T9">n</text:span><text:span text:style-name="T9"> </text:span><text:span text:style-name="T9">n</text:span><text:span text:style-name="T9">e</text:span><text:span text:style-name="T9">g</text:span><text:span text:style-name="T9">a</text:span><text:span text:style-name="T9">t</text:span><text:span text:style-name="T9">i</text:span><text:span text:style-name="T9">v</text:span><text:span text:style-name="T9">e</text:span><text:span text:style-name="T9"> </text:span><text:span text:style-name="T9">c</text:span><text:span text:style-name="T9">o</text:span><text:span text:style-name="T9">n</text:span><text:span text:style-name="T9">s</text:span><text:span text:style-name="T9">e</text:span><text:span text:style-name="T9">q</text:span><text:span text:style-name="T9">u</text:span><text:span text:style-name="T9">e</text:span><text:span text:style-name="T9">n</text:span><text:span text:style-name="T9">c</text:span><text:span text:style-name="T9">e</text:span><text:span text:style-name="T9">s</text:span><text:span text:style-name="T9">:</text:span></text:p>
              </text:list-item>
              <text:list-item>
                <text:p text:style-name="P13"><text:span text:style-name="T11">R</text:span><text:span text:style-name="T11">e</text:span><text:span text:style-name="T11">l</text:span><text:span text:style-name="T11">i</text:span><text:span text:style-name="T11">a</text:span><text:span text:style-name="T11">b</text:span><text:span text:style-name="T11">i</text:span><text:span text:style-name="T11">l</text:span><text:span text:style-name="T11">i</text:span><text:span text:style-name="T11">t</text:span><text:span text:style-name="T11">y</text:span></text:p>
              </text:list-item>
              <text:list-item>
                <text:p text:style-name="P13"><text:span text:style-name="T11">S</text:span><text:span text:style-name="T11">e</text:span><text:span text:style-name="T11">c</text:span><text:span text:style-name="T11">u</text:span><text:span text:style-name="T11">r</text:span><text:span text:style-name="T11">i</text:span><text:span text:style-name="T11">t</text:span><text:span text:style-name="T11">y</text:span></text:p>
              </text:list-item>
              <text:list-item>
                <text:p text:style-name="P13"><text:span text:style-name="T11">P</text:span><text:span text:style-name="T11">e</text:span><text:span text:style-name="T11">r</text:span><text:span text:style-name="T11">f</text:span><text:span text:style-name="T11">o</text:span><text:span text:style-name="T11">r</text:span><text:span text:style-name="T11">m</text:span><text:span text:style-name="T11">a</text:span><text:span text:style-name="T11">n</text:span><text:span text:style-name="T11">c</text:span><text:span text:style-name="T11">e</text:span></text:p>
              </text:list-item>
              <text:list-item>
                <text:p text:style-name="P13"><text:span text:style-name="T11">C</text:span><text:span text:style-name="T11">o</text:span><text:span text:style-name="T11">m</text:span><text:span text:style-name="T11">p</text:span><text:span text:style-name="T11">a</text:span><text:span text:style-name="T11">t</text:span><text:span text:style-name="T11">i</text:span><text:span text:style-name="T11">b</text:span><text:span text:style-name="T11">i</text:span><text:span text:style-name="T11">l</text:span><text:span text:style-name="T11">i</text:span><text:span text:style-name="T11">t</text:span><text:span text:style-name="T11">y</text:span></text:p>
              </text:list-item>
              <text:list-item>
                <text:p text:style-name="P13"><text:span text:style-name="T11">P</text:span><text:span text:style-name="T11">o</text:span><text:span text:style-name="T11">r</text:span><text:span text:style-name="T11">t</text:span><text:span text:style-name="T11">a</text:span><text:span text:style-name="T11">b</text:span><text:span text:style-name="T11">i</text:span><text:span text:style-name="T11">l</text:span><text:span text:style-name="T11">i</text:span><text:span text:style-name="T11">t</text:span><text:span text:style-name="T11">y</text:span></text:p>
              </text:list-item>
              <text:list-item>
                <text:p text:style-name="P13"><text:span text:style-name="T11">M</text:span><text:span text:style-name="T11">a</text:span><text:span text:style-name="T11">i</text:span><text:span text:style-name="T11">n</text:span><text:span text:style-name="T11">t</text:span><text:span text:style-name="T11">a</text:span><text:span text:style-name="T11">i</text:span><text:span text:style-name="T11">n</text:span><text:span text:style-name="T11">a</text:span><text:span text:style-name="T11">b</text:span><text:span text:style-name="T11">i</text:span><text:span text:style-name="T11">l</text:span><text:span text:style-name="T11">i</text:span><text:span text:style-name="T11">t</text:span><text:span text:style-name="T11">y</text:span></text:p>
              </text:list-item>
              <text:list-item>
                <text:p text:style-name="P13"><text:span text:style-name="T11">U</text:span><text:span text:style-name="T11">s</text:span><text:span text:style-name="T11">a</text:span><text:span text:style-name="T11">b</text:span><text:span text:style-name="T11">i</text:span><text:span text:style-name="T11">l</text:span><text:span text:style-name="T11">i</text:span><text:span text:style-name="T11">t</text:span><text:span text:style-name="T11">y</text:span><text:span text:style-name="T11"> </text:span><text:span text:style-name="T11">(</text:span><text:span text:style-name="T11">n</text:span><text:span text:style-name="T11">o</text:span><text:span text:style-name="T11">t</text:span><text:span text:style-name="T11"> </text:span><text:span text:style-name="T11">U</text:span><text:span text:style-name="T11">I</text:span><text:span text:style-name="T11">X</text:span><text:span text:style-name="T11"> </text:span><text:span text:style-name="T11">b</text:span><text:span text:style-name="T11">u</text:span><text:span text:style-name="T11">t</text:span><text:span text:style-name="T11"> </text:span><text:span text:style-name="T11">i</text:span><text:span text:style-name="T11">n</text:span><text:span text:style-name="T11"> </text:span><text:span text:style-name="T11">t</text:span><text:span text:style-name="T11">e</text:span><text:span text:style-name="T11">r</text:span><text:span text:style-name="T11">m</text:span><text:span text:style-name="T11">s</text:span><text:span text:style-name="T11"> </text:span><text:span text:style-name="T11">o</text:span><text:span text:style-name="T11">f</text:span><text:span text:style-name="T11"> </text:span><text:span text:style-name="T11">A</text:span><text:span text:style-name="T11">P</text:span><text:span text:style-name="T11">I</text:span><text:span text:style-name="T11">)</text:span></text:p>
              </text:list-item>
            </text:list>
            <text:p text:style-name="P14"><text:span text:style-name="T9"/></text:p>
            <text:p text:style-name="P15"><text:span text:style-name="T9">Fin</text:span><text:span text:style-name="T9">ally</text:span><text:span text:style-name="T9">, </text:span><text:span text:style-name="T9">Ko</text:span><text:span text:style-name="T9">pp</text:span><text:span text:style-name="T9">el’s </text:span><text:span text:style-name="T9">thir</text:span><text:span text:style-name="T9">d </text:span><text:span text:style-name="T9">an</text:span><text:span text:style-name="T9">d </text:span><text:span text:style-name="T9">fin</text:span><text:span text:style-name="T9">al </text:span><text:span text:style-name="T9">fac</text:span><text:span text:style-name="T9">tor, </text:span><text:span text:style-name="T10">Pe</text:span><text:span text:style-name="T10">rm</text:span><text:span text:style-name="T10">itte</text:span><text:span text:style-name="T10">d </text:span><text:span text:style-name="T10">Ch</text:span><text:span text:style-name="T10">an</text:span><text:span text:style-name="T10">ge</text:span><text:span text:style-name="T10">s</text:span><text:span text:style-name="T9">, </text:span><text:span text:style-name="T9">ad</text:span><text:span text:style-name="T9">ds </text:span><text:span text:style-name="T9">the </text:span><text:span text:style-name="T9">res</text:span><text:span text:style-name="T9">tric</text:span><text:span text:style-name="T9">tio</text:span><text:span text:style-name="T9">n </text:span><text:span text:style-name="T9">tha</text:span><text:span text:style-name="T9">t a </text:span><text:span text:style-name="T9">ch</text:span><text:span text:style-name="T9">an</text:span><text:span text:style-name="T9">ge </text:span><text:span text:style-name="T9">sh</text:span><text:span text:style-name="T9">oul</text:span><text:span text:style-name="T9">d </text:span><text:span text:style-name="T9">not </text:span><text:span text:style-name="T9">ad</text:span><text:span text:style-name="T9">d </text:span><text:span text:style-name="T9">ne</text:span><text:span text:style-name="T9">w </text:span><text:span text:style-name="T9">(un</text:span><text:span text:style-name="T9">wa</text:span><text:span text:style-name="T9">nte</text:span><text:span text:style-name="T9">d) </text:span><text:span text:style-name="T9">de</text:span><text:span text:style-name="T9">pe</text:span><text:span text:style-name="T9">nd</text:span><text:span text:style-name="T9">en</text:span><text:span text:style-name="T9">cie</text:span><text:span text:style-name="T9">s. </text:span><text:span text:style-name="T9">An</text:span><text:span text:style-name="T9">oth</text:span><text:span text:style-name="T9">er </text:span><text:span text:style-name="T9">ex</text:span><text:span text:style-name="T9">am</text:span><text:span text:style-name="T9">ple </text:span><text:span text:style-name="T9">of </text:span><text:span text:style-name="T9">su</text:span><text:span text:style-name="T9">ch </text:span><text:span text:style-name="T9">a </text:span><text:span text:style-name="T9">res</text:span><text:span text:style-name="T9">tric</text:span><text:span text:style-name="T9">tio</text:span><text:span text:style-name="T9">n </text:span><text:span text:style-name="T9">is </text:span><text:span text:style-name="T9">av</text:span><text:span text:style-name="T9">oidi</text:span><text:span text:style-name="T9">ng </text:span><text:span text:style-name="T9">cyc</text:span><text:span text:style-name="T9">lic </text:span><text:span text:style-name="T9">buil</text:span><text:span text:style-name="T9">d </text:span><text:span text:style-name="T9">de</text:span><text:span text:style-name="T9">pe</text:span><text:span text:style-name="T9">nd</text:span><text:span text:style-name="T9">en</text:span><text:span text:style-name="T9">cie</text:span><text:span text:style-name="T9">s.</text:span></text:p>
            <text:p text:style-name="P16"><text:span text:style-name="T12">N</text:span><text:span text:style-name="T12">ot</text:span><text:span text:style-name="T12">ati</text:span><text:span text:style-name="T12">on </text:span><text:span text:style-name="T12">an</text:span><text:span text:style-name="T12">d </text:span><text:span text:style-name="T12">Vi</text:span><text:span text:style-name="T12">su</text:span><text:span text:style-name="T12">ali</text:span><text:span text:style-name="T12">za</text:span><text:span text:style-name="T12">tio</text:span><text:span text:style-name="T12">n</text:span></text:p>
            <text:p text:style-name="P4"><text:span text:style-name="T11">Th</text:span><text:span text:style-name="T11">e </text:span><text:span text:style-name="T13">x-</text:span><text:span text:style-name="T13">axi</text:span><text:span text:style-name="T13">s</text:span><text:span text:style-name="T11"> </text:span><text:span text:style-name="T11">sh</text:span><text:span text:style-name="T11">ow</text:span><text:span text:style-name="T11">s </text:span><text:span text:style-name="T11">the </text:span><text:span text:style-name="T11">T</text:span><text:span text:style-name="T14">i</text:span><text:span text:style-name="T14">me </text:span><text:span text:style-name="T14">of </text:span><text:span text:style-name="T14">Fir</text:span><text:span text:style-name="T14">st </text:span><text:span text:style-name="T14">Co</text:span><text:span text:style-name="T14">ns</text:span><text:span text:style-name="T14">eq</text:span><text:span text:style-name="T14">ue</text:span><text:span text:style-name="T14">nc</text:span><text:span text:style-name="T14">es</text:span><text:span text:style-name="T11">, </text:span><text:span text:style-name="T11">whi</text:span><text:span text:style-name="T11">ch </text:span><text:span text:style-name="T11">cor</text:span><text:span text:style-name="T11">res</text:span><text:span text:style-name="T11">po</text:span><text:span text:style-name="T11">nd</text:span><text:span text:style-name="T11">s </text:span><text:span text:style-name="T11">to </text:span><text:span text:style-name="T11">the </text:span><text:span text:style-name="T11">firs</text:span><text:span text:style-name="T11">t </text:span><text:span text:style-name="T11">tim</text:span><text:span text:style-name="T11">e </text:span><text:span text:style-name="T11">at </text:span><text:span text:style-name="T11">whi</text:span><text:span text:style-name="T11">ch </text:span><text:span text:style-name="T11">a </text:span><text:span text:style-name="T11">de</text:span><text:span text:style-name="T11">pe</text:span><text:span text:style-name="T11">nd</text:span><text:span text:style-name="T11">en</text:span><text:span text:style-name="T11">cy </text:span><text:span text:style-name="T11">be</text:span><text:span text:style-name="T11">co</text:span><text:span text:style-name="T11">me</text:span><text:span text:style-name="T11">s </text:span><text:span text:style-name="T11">ap</text:span><text:span text:style-name="T11">par</text:span><text:span text:style-name="T11">ent </text:span><text:span text:style-name="T11">by </text:span><text:span text:style-name="T11">ch</text:span><text:span text:style-name="T11">ec</text:span><text:span text:style-name="T11">kin</text:span><text:span text:style-name="T11">g </text:span><text:span text:style-name="T14">Se</text:span><text:span text:style-name="T14">ma</text:span><text:span text:style-name="T14">nti</text:span><text:span text:style-name="T14">cs</text:span><text:span text:style-name="T11">. </text:span><text:span text:style-name="T11">For </text:span><text:span text:style-name="T11">me</text:span><text:span text:style-name="T11">, </text:span><text:span text:style-name="T11">an </text:span><text:span text:style-name="T11">ear</text:span><text:span text:style-name="T11">lier </text:span><text:span text:style-name="T11">co</text:span><text:span text:style-name="T11">ns</text:span><text:span text:style-name="T11">eq</text:span><text:span text:style-name="T11">ue</text:span><text:span text:style-name="T11">nc</text:span><text:span text:style-name="T11">e </text:span><text:span text:style-name="T11">me</text:span><text:span text:style-name="T11">an</text:span><text:span text:style-name="T11">s a </text:span><text:span text:style-name="T11">str</text:span><text:span text:style-name="T11">on</text:span><text:span text:style-name="T11">ger </text:span><text:span text:style-name="T11">de</text:span><text:span text:style-name="T11">pe</text:span><text:span text:style-name="T11">nd</text:span><text:span text:style-name="T11">en</text:span><text:span text:style-name="T11">cy. </text:span><text:span text:style-name="T11">Alt</text:span><text:span text:style-name="T11">ho</text:span><text:span text:style-name="T11">ug</text:span><text:span text:style-name="T11">h, </text:span><text:span text:style-name="T11">for </text:span><text:span text:style-name="T11">ex</text:span><text:span text:style-name="T11">am</text:span><text:span text:style-name="T11">ple</text:span><text:span text:style-name="T11">, a </text:span><text:span text:style-name="T11">C</text:span><text:span text:style-name="T14">o</text:span><text:span text:style-name="T14">de </text:span><text:span text:style-name="T14">Ch</text:span><text:span text:style-name="T14">an</text:span><text:span text:style-name="T14">ge</text:span><text:span text:style-name="T11"> </text:span><text:span text:style-name="T11">req</text:span><text:span text:style-name="T11">uir</text:span><text:span text:style-name="T11">es </text:span><text:span text:style-name="T11">a </text:span><text:span text:style-name="T11">re-</text:span><text:span text:style-name="T14">Co</text:span><text:span text:style-name="T14">mp</text:span><text:span text:style-name="T14">ilati</text:span><text:span text:style-name="T14">on</text:span><text:span text:style-name="T11">, </text:span><text:span text:style-name="T11">onl</text:span><text:span text:style-name="T11">y </text:span><text:span text:style-name="T11">the </text:span><text:span text:style-name="T11">firs</text:span><text:span text:style-name="T11">t </text:span><text:span text:style-name="T11">(str</text:span><text:span text:style-name="T11">on</text:span><text:span text:style-name="T11">ger</text:span><text:span text:style-name="T11">) </text:span><text:span text:style-name="T11">co</text:span><text:span text:style-name="T11">ns</text:span><text:span text:style-name="T11">eq</text:span><text:span text:style-name="T11">ue</text:span><text:span text:style-name="T11">nc</text:span><text:span text:style-name="T11">e </text:span><text:span text:style-name="T11">is </text:span><text:span text:style-name="T11">plo</text:span><text:span text:style-name="T11">tte</text:span><text:span text:style-name="T11">d.</text:span></text:p>
            <text:p text:style-name="P4"><text:span text:style-name="T11">To </text:span><text:span text:style-name="T11">ma</text:span><text:span text:style-name="T11">ke </text:span><text:span text:style-name="T11">the </text:span><text:span text:style-name="T14">Pr</text:span><text:span text:style-name="T14">op</text:span><text:span text:style-name="T14">erti</text:span><text:span text:style-name="T14">es</text:span><text:span text:style-name="T11">, </text:span><text:span text:style-name="T11">whi</text:span><text:span text:style-name="T11">ch </text:span><text:span text:style-name="T11">are </text:span><text:span text:style-name="T11">so</text:span><text:span text:style-name="T11">me</text:span><text:span text:style-name="T11">tim</text:span><text:span text:style-name="T11">es </text:span><text:span text:style-name="T11">ov</text:span><text:span text:style-name="T11">ers</text:span><text:span text:style-name="T11">ha</text:span><text:span text:style-name="T11">do</text:span><text:span text:style-name="T11">we</text:span><text:span text:style-name="T11">d </text:span><text:span text:style-name="T11">by </text:span><text:span text:style-name="T11">the </text:span><text:span text:style-name="T11">plai</text:span><text:span text:style-name="T11">n </text:span><text:span text:style-name="T11">fun</text:span><text:span text:style-name="T11">cti</text:span><text:span text:style-name="T11">on</text:span><text:span text:style-name="T11">alit</text:span><text:span text:style-name="T11">y, </text:span><text:span text:style-name="T11">visi</text:span><text:span text:style-name="T11">ble</text:span><text:span text:style-name="T11">, </text:span><text:span text:style-name="T11">the</text:span><text:span text:style-name="T11">y </text:span><text:span text:style-name="T11">are </text:span><text:span text:style-name="T11">illu</text:span><text:span text:style-name="T11">str</text:span><text:span text:style-name="T11">ate</text:span><text:span text:style-name="T11">d </text:span><text:span text:style-name="T11">alo</text:span><text:span text:style-name="T11">ng </text:span><text:span text:style-name="T11">the </text:span><text:span text:style-name="T13">y-</text:span><text:span text:style-name="T13">axi</text:span><text:span text:style-name="T13">s</text:span><text:span text:style-name="T11">. </text:span><text:span text:style-name="T11">Th</text:span><text:span text:style-name="T11">e </text:span><text:span text:style-name="T11">mo</text:span><text:span text:style-name="T11">re </text:span><text:span text:style-name="T11">qu</text:span><text:span text:style-name="T11">alit</text:span><text:span text:style-name="T11">y </text:span><text:span text:style-name="T11">attr</text:span><text:span text:style-name="T11">ibu</text:span><text:span text:style-name="T11">tes </text:span><text:span text:style-name="T11">are </text:span><text:span text:style-name="T11">aff</text:span><text:span text:style-name="T11">ect</text:span><text:span text:style-name="T11">ed, </text:span><text:span text:style-name="T11">the </text:span><text:span text:style-name="T11">de</text:span><text:span text:style-name="T11">ep</text:span><text:span text:style-name="T11">er </text:span><text:span text:style-name="T11">the </text:span><text:span text:style-name="T11">de</text:span><text:span text:style-name="T11">pe</text:span><text:span text:style-name="T11">nd</text:span><text:span text:style-name="T11">en</text:span><text:span text:style-name="T11">cy.</text:span></text:p>
            <text:p text:style-name="P4"><text:span text:style-name="T11">Th</text:span><text:span text:style-name="T11">e </text:span><text:span text:style-name="T13">z-</text:span><text:span text:style-name="T13">axi</text:span><text:span text:style-name="T13">s</text:span><text:span text:style-name="T11"> </text:span><text:span text:style-name="T11">is </text:span><text:span text:style-name="T11">for </text:span><text:span text:style-name="T11">the </text:span><text:span text:style-name="T11">sp</text:span><text:span text:style-name="T11">eci</text:span><text:span text:style-name="T11">fic </text:span><text:span text:style-name="T11">de</text:span><text:span text:style-name="T11">pe</text:span><text:span text:style-name="T11">nd</text:span><text:span text:style-name="T11">en</text:span><text:span text:style-name="T11">cie</text:span><text:span text:style-name="T11">s </text:span><text:span text:style-name="T11">bet</text:span><text:span text:style-name="T11">we</text:span><text:span text:style-name="T11">en </text:span><text:span text:style-name="T11">mo</text:span><text:span text:style-name="T11">dul</text:span><text:span text:style-name="T11">es, </text:span><text:span text:style-name="T11">wri</text:span><text:span text:style-name="T11">tte</text:span><text:span text:style-name="T11">n </text:span><text:span text:style-name="T11">as </text:span><text:span text:style-name="T11">A</text:span><text:span text:style-name="T11">→</text:span><text:span text:style-name="T11">B, </text:span><text:span text:style-name="T11">whi</text:span><text:span text:style-name="T11">ch </text:span><text:span text:style-name="T11">me</text:span><text:span text:style-name="T11">an</text:span><text:span text:style-name="T11">s </text:span><text:span text:style-name="T11">mo</text:span><text:span text:style-name="T11">dul</text:span><text:span text:style-name="T11">e A </text:span><text:span text:style-name="T11">de</text:span><text:span text:style-name="T11">pe</text:span><text:span text:style-name="T11">nd</text:span><text:span text:style-name="T11">s </text:span><text:span text:style-name="T11">on </text:span><text:span text:style-name="T11">mo</text:span><text:span text:style-name="T11">dul</text:span><text:span text:style-name="T11">e </text:span><text:span text:style-name="T11">B. </text:span><text:span text:style-name="T11">Th</text:span><text:span text:style-name="T11">e </text:span><text:span text:style-name="T11">un</text:span><text:span text:style-name="T11">de</text:span><text:span text:style-name="T11">sir</text:span><text:span text:style-name="T11">abl</text:span><text:span text:style-name="T11">e </text:span><text:span text:style-name="T11">ca</text:span><text:span text:style-name="T11">se </text:span><text:span text:style-name="T11">of </text:span><text:span text:style-name="T11">cyc</text:span><text:span text:style-name="T11">lic </text:span><text:span text:style-name="T11">de</text:span><text:span text:style-name="T11">pe</text:span><text:span text:style-name="T11">nd</text:span><text:span text:style-name="T11">en</text:span><text:span text:style-name="T11">ce </text:span><text:span text:style-name="T11">is </text:span><text:span text:style-name="T11">hig</text:span><text:span text:style-name="T11">hlig</text:span><text:span text:style-name="T11">hte</text:span><text:span text:style-name="T11">d </text:span><text:span text:style-name="T11">by </text:span><text:span text:style-name="T11">ma</text:span><text:span text:style-name="T11">kin</text:span><text:span text:style-name="T11">g it </text:span><text:span text:style-name="T11">visi</text:span><text:span text:style-name="T11">ble </text:span><text:span text:style-name="T11">in </text:span><text:span text:style-name="T11">the </text:span><text:span text:style-name="T11">sa</text:span><text:span text:style-name="T11">me </text:span><text:span text:style-name="T11">dia</text:span><text:span text:style-name="T11">gra</text:span><text:span text:style-name="T11">m </text:span><text:span text:style-name="T11">as </text:span><text:span text:style-name="T11">A</text:span><text:span text:style-name="T11">←</text:span><text:span text:style-name="T11">B. </text:span><text:span text:style-name="T11">So</text:span><text:span text:style-name="T11">me</text:span><text:span text:style-name="T11">tim</text:span><text:span text:style-name="T11">es </text:span><text:span text:style-name="T11">mu</text:span><text:span text:style-name="T11">ltipl</text:span><text:span text:style-name="T11">e </text:span><text:span text:style-name="T11">indi</text:span><text:span text:style-name="T11">vid</text:span><text:span text:style-name="T11">ual </text:span><text:span text:style-name="T11">de</text:span><text:span text:style-name="T11">pe</text:span><text:span text:style-name="T11">nd</text:span><text:span text:style-name="T11">en</text:span><text:span text:style-name="T11">cie</text:span><text:span text:style-name="T11">s </text:span><text:span text:style-name="T11">ca</text:span><text:span text:style-name="T11">n </text:span><text:span text:style-name="T11">be </text:span><text:span text:style-name="T11">ex</text:span><text:span text:style-name="T11">pre</text:span><text:span text:style-name="T11">ss</text:span><text:span text:style-name="T11">ed </text:span><text:span text:style-name="T11">by </text:span><text:span text:style-name="T11">an </text:span><text:span text:style-name="T11">eq</text:span><text:span text:style-name="T11">uiv</text:span><text:span text:style-name="T11">ale</text:span><text:span text:style-name="T11">nc</text:span><text:span text:style-name="T11">e </text:span><text:span text:style-name="T11">cla</text:span><text:span text:style-name="T11">ss </text:span><text:span text:style-name="T11">A</text:span><text:span text:style-name="T11">→[</text:span><text:span text:style-name="T11">A]</text:span><text:span text:style-name="T15">R</text:span><text:span text:style-name="T11">, </text:span><text:span text:style-name="T11">whi</text:span><text:span text:style-name="T11">ch </text:span><text:span text:style-name="T11">rep</text:span><text:span text:style-name="T11">res</text:span><text:span text:style-name="T11">ent</text:span><text:span text:style-name="T11">s a </text:span><text:span text:style-name="T11">set </text:span><text:span text:style-name="T11">of </text:span><text:span text:style-name="T11">mo</text:span><text:span text:style-name="T11">dul</text:span><text:span text:style-name="T11">es </text:span><text:span text:style-name="T11">tha</text:span><text:span text:style-name="T11">t </text:span><text:span text:style-name="T11">sh</text:span><text:span text:style-name="T11">are </text:span><text:span text:style-name="T11">a </text:span><text:span text:style-name="T11">sp</text:span><text:span text:style-name="T11">eci</text:span><text:span text:style-name="T11">al </text:span><text:span text:style-name="T11">pro</text:span><text:span text:style-name="T11">per</text:span><text:span text:style-name="T11">ty </text:span><text:span text:style-name="T11">wit</text:span><text:span text:style-name="T11">h </text:span><text:span text:style-name="T11">mo</text:span><text:span text:style-name="T11">dul</text:span><text:span text:style-name="T11">e A </text:span><text:span text:style-name="T11">ex</text:span><text:span text:style-name="T11">pre</text:span><text:span text:style-name="T11">ss</text:span><text:span text:style-name="T11">ed </text:span><text:span text:style-name="T11">via </text:span><text:span text:style-name="T11">rel</text:span><text:span text:style-name="T11">ati</text:span><text:span text:style-name="T11">on </text:span><text:span text:style-name="T11">R. </text:span><text:span text:style-name="T11">If n </text:span><text:span text:style-name="T11">indi</text:span><text:span text:style-name="T11">vid</text:span><text:span text:style-name="T11">ual </text:span><text:span text:style-name="T11">de</text:span><text:span text:style-name="T11">pe</text:span><text:span text:style-name="T11">nd</text:span><text:span text:style-name="T11">en</text:span><text:span text:style-name="T11">cie</text:span><text:span text:style-name="T11">s </text:span><text:span text:style-name="T11">of </text:span><text:span text:style-name="T11">a </text:span><text:span text:style-name="T11">mo</text:span><text:span text:style-name="T11">dul</text:span><text:span text:style-name="T11">e </text:span><text:span text:style-name="T11">ca</text:span><text:span text:style-name="T11">n </text:span><text:span text:style-name="T11">be </text:span><text:span text:style-name="T11">red</text:span><text:span text:style-name="T11">uc</text:span><text:span text:style-name="T11">ed </text:span><text:span text:style-name="T11">to </text:span><text:span text:style-name="T11">a </text:span><text:span text:style-name="T11">sin</text:span><text:span text:style-name="T11">gle </text:span><text:span text:style-name="T11">ge</text:span><text:span text:style-name="T11">ner</text:span><text:span text:style-name="T11">ic </text:span><text:span text:style-name="T11">eq</text:span><text:span text:style-name="T11">uiv</text:span><text:span text:style-name="T11">ale</text:span><text:span text:style-name="T11">nc</text:span><text:span text:style-name="T11">e </text:span><text:span text:style-name="T11">cla</text:span><text:span text:style-name="T11">ss </text:span><text:span text:style-name="T11">de</text:span><text:span text:style-name="T11">pe</text:span><text:span text:style-name="T11">nd</text:span><text:span text:style-name="T11">en</text:span><text:span text:style-name="T11">cy, </text:span><text:span text:style-name="T11">it is </text:span><text:span text:style-name="T11">pre</text:span><text:span text:style-name="T11">fer</text:span><text:span text:style-name="T11">abl</text:span><text:span text:style-name="T11">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text:span><text:span text:style-name="T16">o</text:span><text:span text:style-name="T16">n</text:span><text:span text:style-name="T16">g</text:span><text:span text:style-name="T16"> </text:span><text:span text:style-name="T16">t</text:span><text:span text:style-name="T16">h</text:span><text:span text:style-name="T16">e</text:span><text:span text:style-name="T16"> </text:span><text:span text:style-name="T16">x</text:span><text:span text:style-name="T16">-</text:span><text:span text:style-name="T16">A</text:span><text:span text:style-name="T16">x</text:span><text:span text:style-name="T16">i</text:span><text:span text:style-name="T16">s</text:span></text:p>
            <text:p text:style-name="P20"><text:span text:style-name="T7"/></text:p>
            <text:list text:style-name="L3">
              <text:list-item>
                <text:p text:style-name="P21"><text:span text:style-name="T17">I</text:span><text:span text:style-name="T17">f</text:span><text:span text:style-name="T17"> </text:span><text:span text:style-name="T17">i</text:span><text:span text:style-name="T17">t</text:span><text:span text:style-name="T17">'</text:span><text:span text:style-name="T17">s</text:span><text:span text:style-name="T17"> </text:span><text:span text:style-name="T17">p</text:span><text:span text:style-name="T17">o</text:span><text:span text:style-name="T17">s</text:span><text:span text:style-name="T17">s</text:span><text:span text:style-name="T17">i</text:span><text:span text:style-name="T17">b</text:span><text:span text:style-name="T17">l</text:span><text:span text:style-name="T17">e</text:span><text:span text:style-name="T17"> </text:span><text:span text:style-name="T17">t</text:span><text:span text:style-name="T17">o</text:span><text:span text:style-name="T17"> </text:span><text:span text:style-name="T17">d</text:span><text:span text:style-name="T17">e</text:span><text:span text:style-name="T17">s</text:span><text:span text:style-name="T17">c</text:span><text:span text:style-name="T17">r</text:span><text:span text:style-name="T17">i</text:span><text:span text:style-name="T17">b</text:span><text:span text:style-name="T17">e</text:span><text:span text:style-name="T17"> </text:span><text:span text:style-name="T17">t</text:span><text:span text:style-name="T17">h</text:span><text:span text:style-name="T17">e</text:span><text:span text:style-name="T17"> </text:span><text:span text:style-name="T17">m</text:span><text:span text:style-name="T17">e</text:span><text:span text:style-name="T17">c</text:span><text:span text:style-name="T17">h</text:span><text:span text:style-name="T17">a</text:span><text:span text:style-name="T17">n</text:span><text:span text:style-name="T17">i</text:span><text:span text:style-name="T17">c</text:span><text:span text:style-name="T17">s</text:span><text:span text:style-name="T17"> </text:span><text:span text:style-name="T17">a</text:span><text:span text:style-name="T17">t</text:span><text:span text:style-name="T17"> </text:span><text:span text:style-name="T17">a</text:span><text:span text:style-name="T17"> </text:span><text:span text:style-name="T17">m</text:span><text:span text:style-name="T17">e</text:span><text:span text:style-name="T17">t</text:span><text:span text:style-name="T17">a</text:span><text:span text:style-name="T17"> </text:span><text:span text:style-name="T17">l</text:span><text:span text:style-name="T17">e</text:span><text:span text:style-name="T17">v</text:span><text:span text:style-name="T17">e</text:span><text:span text:style-name="T17">l</text:span><text:span text:style-name="T17">,</text:span><text:span text:style-name="T17"> </text:span><text:span text:style-name="T17">u</text:span><text:span text:style-name="T17">s</text:span><text:span text:style-name="T17">i</text:span><text:span text:style-name="T17">n</text:span><text:span text:style-name="T17">g</text:span><text:span text:style-name="T17"> </text:span><text:span text:style-name="T17">c</text:span><text:span text:style-name="T17">o</text:span><text:span text:style-name="T17">d</text:span><text:span text:style-name="T17">e</text:span><text:span text:style-name="T17"> </text:span><text:span text:style-name="T17">g</text:span><text:span text:style-name="T17">e</text:span><text:span text:style-name="T17">n</text:span><text:span text:style-name="T17">e</text:span><text:span text:style-name="T17">r</text:span><text:span text:style-name="T17">a</text:span><text:span text:style-name="T17">t</text:span><text:span text:style-name="T17">i</text:span><text:span text:style-name="T17">o</text:span><text:span text:style-name="T17">n</text:span><text:span text:style-name="T17"> </text:span><text:span text:style-name="T17">i</text:span><text:span text:style-name="T17">s</text:span><text:span text:style-name="T17"> </text:span><text:span text:style-name="T17">m</text:span><text:span text:style-name="T17">o</text:span><text:span text:style-name="T17">r</text:span><text:span text:style-name="T17">e</text:span><text:span text:style-name="T17"> </text:span><text:span text:style-name="T17">e</text:span><text:span text:style-name="T17">f</text:span><text:span text:style-name="T17">f</text:span><text:span text:style-name="T17">i</text:span><text:span text:style-name="T17">c</text:span><text:span text:style-name="T17">i</text:span><text:span text:style-name="T17">e</text:span><text:span text:style-name="T17">n</text:span><text:span text:style-name="T17">t</text:span><text:span text:style-name="T17"> </text:span><text:span text:style-name="T17">t</text:span><text:span text:style-name="T17">h</text:span><text:span text:style-name="T17">a</text:span><text:span text:style-name="T17">n</text:span><text:span text:style-name="T17"> </text:span><text:span text:style-name="T17">m</text:span><text:span text:style-name="T17">a</text:span><text:span text:style-name="T17">n</text:span><text:span text:style-name="T17">u</text:span><text:span text:style-name="T17">a</text:span><text:span text:style-name="T17">l</text:span><text:span text:style-name="T17">l</text:span><text:span text:style-name="T17">y</text:span><text:span text:style-name="T17"> </text:span><text:span text:style-name="T17">w</text:span><text:span text:style-name="T17">r</text:span><text:span text:style-name="T17">i</text:span><text:span text:style-name="T17">t</text:span><text:span text:style-name="T17">i</text:span><text:span text:style-name="T17">n</text:span><text:span text:style-name="T17">g</text:span><text:span text:style-name="T17"> </text:span><text:span text:style-name="T17">c</text:span><text:span text:style-name="T17">o</text:span><text:span text:style-name="T17">d</text:span><text:span text:style-name="T17">e</text:span><text:span text:style-name="T17"> </text:span><text:span text:style-name="T17">w</text:span><text:span text:style-name="T17">i</text:span><text:span text:style-name="T17">t</text:span><text:span text:style-name="T17">h</text:span><text:span text:style-name="T17"> </text:span><text:span text:style-name="T17">r</text:span><text:span text:style-name="T17">e</text:span><text:span text:style-name="T17">c</text:span><text:span text:style-name="T17">u</text:span><text:span text:style-name="T17">r</text:span><text:span text:style-name="T17">r</text:span><text:span text:style-name="T17">i</text:span><text:span text:style-name="T17">n</text:span><text:span text:style-name="T17">g</text:span><text:span text:style-name="T17"> </text:span><text:span text:style-name="T17">c</text:span><text:span text:style-name="T17">o</text:span><text:span text:style-name="T17">m</text:span><text:span text:style-name="T17">m</text:span><text:span text:style-name="T17">o</text:span><text:span text:style-name="T17">n</text:span><text:span text:style-name="T17"> </text:span><text:span text:style-name="T17">p</text:span><text:span text:style-name="T17">a</text:span><text:span text:style-name="T17">r</text:span><text:span text:style-name="T17">t</text:span><text:span text:style-name="T17">s</text:span><text:span text:style-name="T17">.</text:span><text:span text:style-name="T17"> </text:span><text:span text:style-name="T17">T</text:span><text:span text:style-name="T17">h</text:span><text:span text:style-name="T17">e</text:span><text:span text:style-name="T17"> </text:span><text:span text:style-name="T18">M</text:span><text:span text:style-name="T18">o</text:span><text:span text:style-name="T18">d</text:span><text:span text:style-name="T18">e</text:span><text:span text:style-name="T18">l</text:span><text:span text:style-name="T18"> </text:span><text:span text:style-name="T18">C</text:span><text:span text:style-name="T18">h</text:span><text:span text:style-name="T18">a</text:span><text:span text:style-name="T18">n</text:span><text:span text:style-name="T18">g</text:span><text:span text:style-name="T18">e</text:span><text:span text:style-name="T17"> </text:span><text:span text:style-name="T17">s</text:span><text:span text:style-name="T17">t</text:span><text:span text:style-name="T17">e</text:span><text:span text:style-name="T17">p</text:span><text:span text:style-name="T17"> </text:span><text:span text:style-name="T17">o</text:span><text:span text:style-name="T17">c</text:span><text:span text:style-name="T17">c</text:span><text:span text:style-name="T17">u</text:span><text:span text:style-name="T17">r</text:span><text:span text:style-name="T17">s</text:span><text:span text:style-name="T17"> </text:span><text:span text:style-name="T17">b</text:span><text:span text:style-name="T17">e</text:span><text:span text:style-name="T17">f</text:span><text:span text:style-name="T17">o</text:span><text:span text:style-name="T17">r</text:span><text:span text:style-name="T17">e</text:span><text:span text:style-name="T17"> </text:span><text:span text:style-name="T17">a</text:span><text:span text:style-name="T17">n</text:span><text:span text:style-name="T17">y</text:span><text:span text:style-name="T17"> </text:span><text:span text:style-name="T17">a</text:span><text:span text:style-name="T17">d</text:span><text:span text:style-name="T17">d</text:span><text:span text:style-name="T17">i</text:span><text:span text:style-name="T17">t</text:span><text:span text:style-name="T17">i</text:span><text:span text:style-name="T17">o</text:span><text:span text:style-name="T17">n</text:span><text:span text:style-name="T17">a</text:span><text:span text:style-name="T17">l</text:span><text:span text:style-name="T17"> </text:span><text:span text:style-name="T17">m</text:span><text:span text:style-name="T17">a</text:span><text:span text:style-name="T17">n</text:span><text:span text:style-name="T17">u</text:span><text:span text:style-name="T17">a</text:span><text:span text:style-name="T17">l</text:span><text:span text:style-name="T17"> </text:span><text:span text:style-name="T17">c</text:span><text:span text:style-name="T17">o</text:span><text:span text:style-name="T17">d</text:span><text:span text:style-name="T17">e</text:span><text:span text:style-name="T17"> </text:span><text:span text:style-name="T17">c</text:span><text:span text:style-name="T17">h</text:span><text:span text:style-name="T17">a</text:span><text:span text:style-name="T17">n</text:span><text:span text:style-name="T17">g</text:span><text:span text:style-name="T17">e</text:span><text:span text:style-name="T17">s</text:span><text:span text:style-name="T17"> </text:span><text:span text:style-name="T17">t</text:span><text:span text:style-name="T17">h</text:span><text:span text:style-name="T17">a</text:span><text:span text:style-name="T17">t</text:span><text:span text:style-name="T17"> </text:span><text:span text:style-name="T17">m</text:span><text:span text:style-name="T17">a</text:span><text:span text:style-name="T17">y</text:span><text:span text:style-name="T17"> </text:span><text:span text:style-name="T17">b</text:span><text:span text:style-name="T17">e</text:span><text:span text:style-name="T17"> </text:span><text:span text:style-name="T17">n</text:span><text:span text:style-name="T17">e</text:span><text:span text:style-name="T17">c</text:span><text:span text:style-name="T17">e</text:span><text:span text:style-name="T17">s</text:span><text:span text:style-name="T17">s</text:span><text:span text:style-name="T17">a</text:span><text:span text:style-name="T17">r</text:span><text:span text:style-name="T17">y</text:span><text:span text:style-name="T17"> </text:span><text:span text:style-name="T17">t</text:span><text:span text:style-name="T17">o</text:span><text:span text:style-name="T17"> </text:span><text:span text:style-name="T17">i</text:span><text:span text:style-name="T17">n</text:span><text:span text:style-name="T17">t</text:span><text:span text:style-name="T17">e</text:span><text:span text:style-name="T17">g</text:span><text:span text:style-name="T17">r</text:span><text:span text:style-name="T17">a</text:span><text:span text:style-name="T17">t</text:span><text:span text:style-name="T17">e</text:span><text:span text:style-name="T17"> </text:span><text:span text:style-name="T17">t</text:span><text:span text:style-name="T17">h</text:span><text:span text:style-name="T17">e</text:span><text:span text:style-name="T17"> </text:span><text:span text:style-name="T17">g</text:span><text:span text:style-name="T17">e</text:span><text:span text:style-name="T17">n</text:span><text:span text:style-name="T17">e</text:span><text:span text:style-name="T17">r</text:span><text:span text:style-name="T17">a</text:span><text:span text:style-name="T17">t</text:span><text:span text:style-name="T17">e</text:span><text:span text:style-name="T17">d</text:span><text:span text:style-name="T17"> </text:span><text:span text:style-name="T17">c</text:span><text:span text:style-name="T17">o</text:span><text:span text:style-name="T17">d</text:span><text:span text:style-name="T17">e</text:span><text:span text:style-name="T17">.</text:span><text:span text:style-name="T17"> </text:span><text:span text:style-name="T17">R</text:span><text:span text:style-name="T17">e</text:span><text:span text:style-name="T17">g</text:span><text:span text:style-name="T17">a</text:span><text:span text:style-name="T17">r</text:span><text:span text:style-name="T17">d</text:span><text:span text:style-name="T17">i</text:span><text:span text:style-name="T17">n</text:span><text:span text:style-name="T17">g</text:span><text:span text:style-name="T17"> </text:span><text:span text:style-name="T17">t</text:span><text:span text:style-name="T17">h</text:span><text:span text:style-name="T17">e</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c</text:span><text:span text:style-name="T17">y</text:span><text:span text:style-name="T17"> </text:span><text:span text:style-name="T17">d</text:span><text:span text:style-name="T17">e</text:span><text:span text:style-name="T17">p</text:span><text:span text:style-name="T17">t</text:span><text:span text:style-name="T17">h</text:span><text:span text:style-name="T17"> </text:span><text:span text:style-name="T17">a</text:span><text:span text:style-name="T17">l</text:span><text:span text:style-name="T17">o</text:span><text:span text:style-name="T17">n</text:span><text:span text:style-name="T17">g</text:span><text:span text:style-name="T17"> </text:span><text:span text:style-name="T17">t</text:span><text:span text:style-name="T17">h</text:span><text:span text:style-name="T17">e</text:span><text:span text:style-name="T17"> </text:span><text:span text:style-name="T19">y</text:span><text:span text:style-name="T19">-</text:span><text:span text:style-name="T19">a</text:span><text:span text:style-name="T19">x</text:span><text:span text:style-name="T19">i</text:span><text:span text:style-name="T19">s</text:span><text:span text:style-name="T17">,</text:span><text:span text:style-name="T17"> </text:span><text:span text:style-name="T17">r</text:span><text:span text:style-name="T17">e</text:span><text:span text:style-name="T17">f</text:span><text:span text:style-name="T17">e</text:span><text:span text:style-name="T17">r</text:span><text:span text:style-name="T17"> </text:span><text:span text:style-name="T17">t</text:span><text:span text:style-name="T17">o</text:span><text:span text:style-name="T17"> </text:span><text:span text:style-name="T17">X</text:span><text:span text:style-name="T17">2</text:span><text:span text:style-name="T17"> </text:span><text:span text:style-name="T19">C</text:span><text:span text:style-name="T19">o</text:span><text:span text:style-name="T19">d</text:span><text:span text:style-name="T19">e</text:span><text:span text:style-name="T19"> </text:span><text:span text:style-name="T19">C</text:span><text:span text:style-name="T19">h</text:span><text:span text:style-name="T19">a</text:span><text:span text:style-name="T19">n</text:span><text:span text:style-name="T19">g</text:span><text:span text:style-name="T19">e</text:span><text:span text:style-name="T17"> </text:span><text:span text:style-name="T17">a</text:span><text:span text:style-name="T17">s</text:span><text:span text:style-name="T17"> </text:span><text:span text:style-name="T17">i</text:span><text:span text:style-name="T17">t</text:span><text:span text:style-name="T17"> </text:span><text:span text:style-name="T17">i</text:span><text:span text:style-name="T17">s</text:span><text:span text:style-name="T17"> </text:span><text:span text:style-name="T17">s</text:span><text:span text:style-name="T17">t</text:span><text:span text:style-name="T17">i</text:span><text:span text:style-name="T17">l</text:span><text:span text:style-name="T17">l</text:span><text:span text:style-name="T17"> </text:span><text:span text:style-name="T17">a</text:span><text:span text:style-name="T17"> </text:span><text:span text:style-name="T17">c</text:span><text:span text:style-name="T17">o</text:span><text:span text:style-name="T17">d</text:span><text:span text:style-name="T17">e</text:span><text:span text:style-name="T17"> </text:span><text:span text:style-name="T17">c</text:span><text:span text:style-name="T17">h</text:span><text:span text:style-name="T17">a</text:span><text:span text:style-name="T17">n</text:span><text:span text:style-name="T17">g</text:span><text:span text:style-name="T17">e</text:span><text:span text:style-name="T17">.</text:span></text:p>
              </text:list-item>
              <text:list-item>
                <text:p text:style-name="P21"><text:span text:style-name="T17">A</text:span><text:span text:style-name="T17">n</text:span><text:span text:style-name="T17">y</text:span><text:span text:style-name="T17"> </text:span><text:span text:style-name="T18">C</text:span><text:span text:style-name="T18">o</text:span><text:span text:style-name="T18">d</text:span><text:span text:style-name="T18">e</text:span><text:span text:style-name="T18"> </text:span><text:span text:style-name="T18">C</text:span><text:span text:style-name="T18">h</text:span><text:span text:style-name="T18">a</text:span><text:span text:style-name="T18">n</text:span><text:span text:style-name="T18">g</text:span><text:span text:style-name="T18">e</text:span><text:span text:style-name="T18">s</text:span><text:span text:style-name="T17"> </text:span><text:span text:style-name="T17">a</text:span><text:span text:style-name="T17">r</text:span><text:span text:style-name="T17">e</text:span><text:span text:style-name="T17"> </text:span><text:span text:style-name="T17">m</text:span><text:span text:style-name="T17">a</text:span><text:span text:style-name="T17">d</text:span><text:span text:style-name="T17">e</text:span><text:span text:style-name="T17"> </text:span><text:span text:style-name="T17">t</text:span><text:span text:style-name="T17">o</text:span><text:span text:style-name="T17"> </text:span><text:span text:style-name="T17">p</text:span><text:span text:style-name="T17">r</text:span><text:span text:style-name="T17">o</text:span><text:span text:style-name="T17">v</text:span><text:span text:style-name="T17">i</text:span><text:span text:style-name="T17">d</text:span><text:span text:style-name="T17">e</text:span><text:span text:style-name="T17"> </text:span><text:span text:style-name="T17">o</text:span><text:span text:style-name="T17">r</text:span><text:span text:style-name="T17"> </text:span><text:span text:style-name="T17">i</text:span><text:span text:style-name="T17">m</text:span><text:span text:style-name="T17">p</text:span><text:span text:style-name="T17">r</text:span><text:span text:style-name="T17">o</text:span><text:span text:style-name="T17">v</text:span><text:span text:style-name="T17">e</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text:span><text:span text:style-name="T17"> </text:span><text:span text:style-name="T17">W</text:span><text:span text:style-name="T17">h</text:span><text:span text:style-name="T17">e</text:span><text:span text:style-name="T17">n</text:span><text:span text:style-name="T17"> </text:span><text:span text:style-name="T17">w</text:span><text:span text:style-name="T17">r</text:span><text:span text:style-name="T17">i</text:span><text:span text:style-name="T17">t</text:span><text:span text:style-name="T17">i</text:span><text:span text:style-name="T17">n</text:span><text:span text:style-name="T17">g</text:span><text:span text:style-name="T17"> </text:span><text:span text:style-name="T17">c</text:span><text:span text:style-name="T17">o</text:span><text:span text:style-name="T17">d</text:span><text:span text:style-name="T17">e</text:span><text:span text:style-name="T17">,</text:span><text:span text:style-name="T17"> </text:span><text:span text:style-name="T17">y</text:span><text:span text:style-name="T17">o</text:span><text:span text:style-name="T17">u</text:span><text:span text:style-name="T17"> </text:span><text:span text:style-name="T17">m</text:span><text:span text:style-name="T17">u</text:span><text:span text:style-name="T17">s</text:span><text:span text:style-name="T17">t</text:span><text:span text:style-name="T17"> </text:span><text:span text:style-name="T17">f</text:span><text:span text:style-name="T17">o</text:span><text:span text:style-name="T17">l</text:span><text:span text:style-name="T17">l</text:span><text:span text:style-name="T17">o</text:span><text:span text:style-name="T17">w</text:span><text:span text:style-name="T17"> </text:span><text:span text:style-name="T17">p</text:span><text:span text:style-name="T17">a</text:span><text:span text:style-name="T17">r</text:span><text:span text:style-name="T17">a</text:span><text:span text:style-name="T17">d</text:span><text:span text:style-name="T17">i</text:span><text:span text:style-name="T17">g</text:span><text:span text:style-name="T17">m</text:span><text:span text:style-name="T17">s</text:span><text:span text:style-name="T17"> </text:span><text:span text:style-name="T17">a</text:span><text:span text:style-name="T17">n</text:span><text:span text:style-name="T17">d</text:span><text:span text:style-name="T17"> </text:span><text:span text:style-name="T17">r</text:span><text:span text:style-name="T17">u</text:span><text:span text:style-name="T17">l</text:span><text:span text:style-name="T17">e</text:span><text:span text:style-name="T17">s</text:span><text:span text:style-name="T17"> </text:span><text:span text:style-name="T17">t</text:span><text:span text:style-name="T17">o</text:span><text:span text:style-name="T17"> </text:span><text:span text:style-name="T17">p</text:span><text:span text:style-name="T17">r</text:span><text:span text:style-name="T17">o</text:span><text:span text:style-name="T17">d</text:span><text:span text:style-name="T17">u</text:span><text:span text:style-name="T17">c</text:span><text:span text:style-name="T17">e</text:span><text:span text:style-name="T17"> </text:span><text:span text:style-name="T17">r</text:span><text:span text:style-name="T17">e</text:span><text:span text:style-name="T17">l</text:span><text:span text:style-name="T17">i</text:span><text:span text:style-name="T17">a</text:span><text:span text:style-name="T17">b</text:span><text:span text:style-name="T17">l</text:span><text:span text:style-name="T17">e</text:span><text:span text:style-name="T17">,</text:span><text:span text:style-name="T17"> </text:span><text:span text:style-name="T17">s</text:span><text:span text:style-name="T17">e</text:span><text:span text:style-name="T17">c</text:span><text:span text:style-name="T17">u</text:span><text:span text:style-name="T17">r</text:span><text:span text:style-name="T17">e</text:span><text:span text:style-name="T17">,</text:span><text:span text:style-name="T17"> </text:span><text:span text:style-name="T17">a</text:span><text:span text:style-name="T17">n</text:span><text:span text:style-name="T17">d</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t</text:span><text:span text:style-name="T17"> </text:span><text:span text:style-name="T17">c</text:span><text:span text:style-name="T17">o</text:span><text:span text:style-name="T17">d</text:span><text:span text:style-name="T17">e</text:span><text:span text:style-name="T17">.</text:span><text:span text:style-name="T17"> </text:span><text:span text:style-name="T17">T</text:span><text:span text:style-name="T17">h</text:span><text:span text:style-name="T17">o</text:span><text:span text:style-name="T17">u</text:span><text:span text:style-name="T17">g</text:span><text:span text:style-name="T17">h</text:span><text:span text:style-name="T17">t</text:span><text:span text:style-name="T17">f</text:span><text:span text:style-name="T17">u</text:span><text:span text:style-name="T17">l</text:span><text:span text:style-name="T17"> </text:span><text:span text:style-name="T17">u</text:span><text:span text:style-name="T17">s</text:span><text:span text:style-name="T17">e</text:span><text:span text:style-name="T17"> </text:span><text:span text:style-name="T17">o</text:span><text:span text:style-name="T17">f</text:span><text:span text:style-name="T17"> </text:span><text:span text:style-name="T17">r</text:span><text:span text:style-name="T17">e</text:span><text:span text:style-name="T17">s</text:span><text:span text:style-name="T17">o</text:span><text:span text:style-name="T17">u</text:span><text:span text:style-name="T17">r</text:span><text:span text:style-name="T17">c</text:span><text:span text:style-name="T17">e</text:span><text:span text:style-name="T17">s</text:span><text:span text:style-name="T17"> </text:span><text:span text:style-name="T17">s</text:span><text:span text:style-name="T17">u</text:span><text:span text:style-name="T17">p</text:span><text:span text:style-name="T17">p</text:span><text:span text:style-name="T17">o</text:span><text:span text:style-name="T17">r</text:span><text:span text:style-name="T17">t</text:span><text:span text:style-name="T17">s</text:span><text:span text:style-name="T17"> </text:span><text:span text:style-name="T17">c</text:span><text:span text:style-name="T17">o</text:span><text:span text:style-name="T17">-</text:span><text:span text:style-name="T17">e</text:span><text:span text:style-name="T17">x</text:span><text:span text:style-name="T17">i</text:span><text:span text:style-name="T17">s</text:span><text:span text:style-name="T17">t</text:span><text:span text:style-name="T17">e</text:span><text:span text:style-name="T17">n</text:span><text:span text:style-name="T17">c</text:span><text:span text:style-name="T17">e</text:span><text:span text:style-name="T17"> </text:span><text:span text:style-name="T17">(</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i</text:span><text:span text:style-name="T17">l</text:span><text:span text:style-name="T17">i</text:span><text:span text:style-name="T17">t</text:span><text:span text:style-name="T17">y</text:span><text:span text:style-name="T17">)</text:span><text:span text:style-name="T17">.</text:span><text:span text:style-name="T17"> </text:span><text:span text:style-name="T17">M</text:span><text:span text:style-name="T17">o</text:span><text:span text:style-name="T17">d</text:span><text:span text:style-name="T17">u</text:span><text:span text:style-name="T17">l</text:span><text:span text:style-name="T17">a</text:span><text:span text:style-name="T17">r</text:span><text:span text:style-name="T17">i</text:span><text:span text:style-name="T17">t</text:span><text:span text:style-name="T17">y</text:span><text:span text:style-name="T17"> </text:span><text:span text:style-name="T17">f</text:span><text:span text:style-name="T17">a</text:span><text:span text:style-name="T17">c</text:span><text:span text:style-name="T17">i</text:span><text:span text:style-name="T17">l</text:span><text:span text:style-name="T17">i</text:span><text:span text:style-name="T17">t</text:span><text:span text:style-name="T17">a</text:span><text:span text:style-name="T17">t</text:span><text:span text:style-name="T17">e</text:span><text:span text:style-name="T17">s</text:span><text:span text:style-name="T17"> </text:span><text:span text:style-name="T17">p</text:span><text:span text:style-name="T17">o</text:span><text:span text:style-name="T17">r</text:span><text:span text:style-name="T17">t</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a</text:span><text:span text:style-name="T17">n</text:span><text:span text:style-name="T17">d</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U</text:span><text:span text:style-name="T17">s</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a</text:span><text:span text:style-name="T17">c</text:span><text:span text:style-name="T17">h</text:span><text:span text:style-name="T17">i</text:span><text:span text:style-name="T17">e</text:span><text:span text:style-name="T17">v</text:span><text:span text:style-name="T17">e</text:span><text:span text:style-name="T17">d</text:span><text:span text:style-name="T17"> </text:span><text:span text:style-name="T17">b</text:span><text:span text:style-name="T17">y</text:span><text:span text:style-name="T17"> </text:span><text:span text:style-name="T17">a</text:span><text:span text:style-name="T17">d</text:span><text:span text:style-name="T17">h</text:span><text:span text:style-name="T17">e</text:span><text:span text:style-name="T17">r</text:span><text:span text:style-name="T17">i</text:span><text:span text:style-name="T17">n</text:span><text:span text:style-name="T17">g</text:span><text:span text:style-name="T17"> </text:span><text:span text:style-name="T17">t</text:span><text:span text:style-name="T17">o</text:span><text:span text:style-name="T17"> </text:span><text:span text:style-name="T17">c</text:span><text:span text:style-name="T17">o</text:span><text:span text:style-name="T17">m</text:span><text:span text:style-name="T17">m</text:span><text:span text:style-name="T17">o</text:span><text:span text:style-name="T17">n</text:span><text:span text:style-name="T17"> </text:span><text:span text:style-name="T17">A</text:span><text:span text:style-name="T17">P</text:span><text:span text:style-name="T17">I</text:span><text:span text:style-name="T17"> </text:span><text:span text:style-name="T17">a</text:span><text:span text:style-name="T17">n</text:span><text:span text:style-name="T17">d</text:span><text:span text:style-name="T17"> </text:span><text:span text:style-name="T17">e</text:span><text:span text:style-name="T17">r</text:span><text:span text:style-name="T17">r</text:span><text:span text:style-name="T17">o</text:span><text:span text:style-name="T17">r</text:span><text:span text:style-name="T17"> </text:span><text:span text:style-name="T17">h</text:span><text:span text:style-name="T17">a</text:span><text:span text:style-name="T17">n</text:span><text:span text:style-name="T17">d</text:span><text:span text:style-name="T17">l</text:span><text:span text:style-name="T17">i</text:span><text:span text:style-name="T17">n</text:span><text:span text:style-name="T17">g</text:span><text:span text:style-name="T17"> </text:span><text:span text:style-name="T17">p</text:span><text:span text:style-name="T17">a</text:span><text:span text:style-name="T17">t</text:span><text:span text:style-name="T17">t</text:span><text:span text:style-name="T17">e</text:span><text:span text:style-name="T17">r</text:span><text:span text:style-name="T17">n</text:span><text:span text:style-name="T17">s</text:span><text:span text:style-name="T17">.</text:span></text:p>
              </text:list-item>
              <text:list-item>
                <text:p text:style-name="P21"><text:span text:style-name="T17">W</text:span><text:span text:style-name="T17">h</text:span><text:span text:style-name="T17">e</text:span><text:span text:style-name="T17">n</text:span><text:span text:style-name="T17"> </text:span><text:span text:style-name="T17">y</text:span><text:span text:style-name="T17">o</text:span><text:span text:style-name="T17">u</text:span><text:span text:style-name="T17"> </text:span><text:span text:style-name="T17">n</text:span><text:span text:style-name="T17">e</text:span><text:span text:style-name="T17">e</text:span><text:span text:style-name="T17">d</text:span><text:span text:style-name="T17"> </text:span><text:span text:style-name="T17">t</text:span><text:span text:style-name="T17">o</text:span><text:span text:style-name="T17"> </text:span><text:span text:style-name="T17">c</text:span><text:span text:style-name="T17">o</text:span><text:span text:style-name="T17">m</text:span><text:span text:style-name="T17">p</text:span><text:span text:style-name="T17">i</text:span><text:span text:style-name="T17">l</text:span><text:span text:style-name="T17">e</text:span><text:span text:style-name="T17"> </text:span><text:span text:style-name="T17">a</text:span><text:span text:style-name="T17">g</text:span><text:span text:style-name="T17">a</text:span><text:span text:style-name="T17">i</text:span><text:span text:style-name="T17">n</text:span><text:span text:style-name="T17">s</text:span><text:span text:style-name="T17">t</text:span><text:span text:style-name="T17"> </text:span><text:span text:style-name="T17">c</text:span><text:span text:style-name="T17">o</text:span><text:span text:style-name="T17">d</text:span><text:span text:style-name="T17">e</text:span><text:span text:style-name="T17"> </text:span><text:span text:style-name="T17">y</text:span><text:span text:style-name="T17">o</text:span><text:span text:style-name="T17">u</text:span><text:span text:style-name="T17"> </text:span><text:span text:style-name="T17">d</text:span><text:span text:style-name="T17">e</text:span><text:span text:style-name="T17">p</text:span><text:span text:style-name="T17">e</text:span><text:span text:style-name="T17">n</text:span><text:span text:style-name="T17">d</text:span><text:span text:style-name="T17"> </text:span><text:span text:style-name="T17">o</text:span><text:span text:style-name="T17">n</text:span><text:span text:style-name="T17">,</text:span><text:span text:style-name="T17"> </text:span><text:span text:style-name="T17">y</text:span><text:span text:style-name="T17">o</text:span><text:span text:style-name="T17">u</text:span><text:span text:style-name="T17"> </text:span><text:span text:style-name="T17">m</text:span><text:span text:style-name="T17">a</text:span><text:span text:style-name="T17">y</text:span><text:span text:style-name="T17"> </text:span><text:span text:style-name="T17">d</text:span><text:span text:style-name="T17">i</text:span><text:span text:style-name="T17">r</text:span><text:span text:style-name="T17">e</text:span><text:span text:style-name="T17">c</text:span><text:span text:style-name="T17">t</text:span><text:span text:style-name="T17">l</text:span><text:span text:style-name="T17">y</text:span><text:span text:style-name="T17"> </text:span><text:span text:style-name="T17">e</text:span><text:span text:style-name="T17">x</text:span><text:span text:style-name="T17">p</text:span><text:span text:style-name="T17">e</text:span><text:span text:style-name="T17">r</text:span><text:span text:style-name="T17">i</text:span><text:span text:style-name="T17">e</text:span><text:span text:style-name="T17">n</text:span><text:span text:style-name="T17">c</text:span><text:span text:style-name="T17">e</text:span><text:span text:style-name="T17"> </text:span><text:span text:style-name="T17">i</text:span><text:span text:style-name="T17">s</text:span><text:span text:style-name="T17">s</text:span><text:span text:style-name="T17">u</text:span><text:span text:style-name="T17">e</text:span><text:span text:style-name="T17">s</text:span><text:span text:style-name="T17"> </text:span><text:span text:style-name="T17">r</text:span><text:span text:style-name="T17">e</text:span><text:span text:style-name="T17">l</text:span><text:span text:style-name="T17">a</text:span><text:span text:style-name="T17">t</text:span><text:span text:style-name="T17">e</text:span><text:span text:style-name="T17">d</text:span><text:span text:style-name="T17"> </text:span><text:span text:style-name="T17">t</text:span><text:span text:style-name="T17">o</text:span><text:span text:style-name="T17"> </text:span><text:span text:style-name="T17">u</text:span><text:span text:style-name="T17">n</text:span><text:span text:style-name="T17">r</text:span><text:span text:style-name="T17">e</text:span><text:span text:style-name="T17">l</text:span><text:span text:style-name="T17">i</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i</text:span><text:span text:style-name="T17">n</text:span><text:span text:style-name="T17">s</text:span><text:span text:style-name="T17">e</text:span><text:span text:style-name="T17">c</text:span><text:span text:style-name="T17">u</text:span><text:span text:style-name="T17">r</text:span><text:span text:style-name="T17">i</text:span><text:span text:style-name="T17">t</text:span><text:span text:style-name="T17">y</text:span><text:span text:style-name="T17">,</text:span><text:span text:style-name="T17"> </text:span><text:span text:style-name="T17">a</text:span><text:span text:style-name="T17">n</text:span><text:span text:style-name="T17">d</text:span><text:span text:style-name="T17"> </text:span><text:span text:style-name="T17">p</text:span><text:span text:style-name="T17">o</text:span><text:span text:style-name="T17">o</text:span><text:span text:style-name="T17">r</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c</text:span><text:span text:style-name="T17">e</text:span><text:span text:style-name="T17"> </text:span><text:span text:style-name="T17">i</text:span><text:span text:style-name="T17">n</text:span><text:span text:style-name="T17">t</text:span><text:span text:style-name="T17">r</text:span><text:span text:style-name="T17">o</text:span><text:span text:style-name="T17">d</text:span><text:span text:style-name="T17">u</text:span><text:span text:style-name="T17">c</text:span><text:span text:style-name="T17">e</text:span><text:span text:style-name="T17">d</text:span><text:span text:style-name="T17"> </text:span><text:span text:style-name="T17">t</text:span><text:span text:style-name="T17">o</text:span><text:span text:style-name="T17"> </text:span><text:span text:style-name="T17">y</text:span><text:span text:style-name="T17">o</text:span><text:span text:style-name="T17">u</text:span><text:span text:style-name="T17">r</text:span><text:span text:style-name="T17"> </text:span><text:span text:style-name="T17">s</text:span><text:span text:style-name="T17">h</text:span><text:span text:style-name="T17">a</text:span><text:span text:style-name="T17">r</text:span><text:span text:style-name="T17">e</text:span><text:span text:style-name="T17">d</text:span><text:span text:style-name="T17"> </text:span><text:span text:style-name="T18">C</text:span><text:span text:style-name="T18">o</text:span><text:span text:style-name="T18">m</text:span><text:span text:style-name="T18">p</text:span><text:span text:style-name="T18">i</text:span><text:span text:style-name="T18">l</text:span><text:span text:style-name="T18">a</text:span><text:span text:style-name="T18">t</text:span><text:span text:style-name="T18">i</text:span><text:span text:style-name="T18">o</text:span><text:span text:style-name="T18">n</text:span><text:span text:style-name="T17"> </text:span><text:span text:style-name="T17">u</text:span><text:span text:style-name="T17">n</text:span><text:span text:style-name="T17">i</text:span><text:span text:style-name="T17">t</text:span><text:span text:style-name="T17">.</text:span><text:span text:style-name="T17"> </text:span><text:span text:style-name="T17">T</text:span><text:span text:style-name="T17">h</text:span><text:span text:style-name="T17">e</text:span><text:span text:style-name="T17"> </text:span><text:span text:style-name="T17">o</text:span><text:span text:style-name="T17">t</text:span><text:span text:style-name="T17">h</text:span><text:span text:style-name="T17">e</text:span><text:span text:style-name="T17">r</text:span><text:span text:style-name="T17"> </text:span><text:span text:style-name="T17">c</text:span><text:span text:style-name="T17">o</text:span><text:span text:style-name="T17">d</text:span><text:span text:style-name="T17">e</text:span><text:span text:style-name="T17"> </text:span><text:span text:style-name="T17">s</text:span><text:span text:style-name="T17">h</text:span><text:span text:style-name="T17">o</text:span><text:span text:style-name="T17">u</text:span><text:span text:style-name="T17">l</text:span><text:span text:style-name="T17">d</text:span><text:span text:style-name="T17"> </text:span><text:span text:style-name="T17">a</text:span><text:span text:style-name="T17">l</text:span><text:span text:style-name="T17">s</text:span><text:span text:style-name="T17">o</text:span><text:span text:style-name="T17"> </text:span><text:span text:style-name="T17">b</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text:span><text:span text:style-name="T17">a</text:span><text:span text:style-name="T17">t</text:span><text:span text:style-name="T17">e</text:span><text:span text:style-name="T17"> </text:span><text:span text:style-name="T17">o</text:span><text:span text:style-name="T17">f</text:span><text:span text:style-name="T17"> </text:span><text:span text:style-name="T17">r</text:span><text:span text:style-name="T17">e</text:span><text:span text:style-name="T17">s</text:span><text:span text:style-name="T17">o</text:span><text:span text:style-name="T17">u</text:span><text:span text:style-name="T17">r</text:span><text:span text:style-name="T17">c</text:span><text:span text:style-name="T17">e</text:span><text:span text:style-name="T17"> </text:span><text:span text:style-name="T17">u</text:span><text:span text:style-name="T17">s</text:span><text:span text:style-name="T17">a</text:span><text:span text:style-name="T17">g</text:span><text:span text:style-name="T17">e</text:span><text:span text:style-name="T17"> </text:span><text:span text:style-name="T17">t</text:span><text:span text:style-name="T17">o</text:span><text:span text:style-name="T17"> </text:span><text:span text:style-name="T17">e</text:span><text:span text:style-name="T17">n</text:span><text:span text:style-name="T17">s</text:span><text:span text:style-name="T17">u</text:span><text:span text:style-name="T17">r</text:span><text:span text:style-name="T17">e</text:span><text:span text:style-name="T17"> </text:span><text:span text:style-name="T17">c</text:span><text:span text:style-name="T17">o</text:span><text:span text:style-name="T17">-</text:span><text:span text:style-name="T17">e</text:span><text:span text:style-name="T17">x</text:span><text:span text:style-name="T17">i</text:span><text:span text:style-name="T17">s</text:span><text:span text:style-name="T17">t</text:span><text:span text:style-name="T17">e</text:span><text:span text:style-name="T17">n</text:span><text:span text:style-name="T17">c</text:span><text:span text:style-name="T17">e</text:span><text:span text:style-name="T17"> </text:span><text:span text:style-name="T17">(</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i</text:span><text:span text:style-name="T17">l</text:span><text:span text:style-name="T17">i</text:span><text:span text:style-name="T17">t</text:span><text:span text:style-name="T17">y</text:span><text:span text:style-name="T17">)</text:span><text:span text:style-name="T17">.</text:span><text:span text:style-name="T17"> </text:span><text:span text:style-name="T17">S</text:span><text:span text:style-name="T17">i</text:span><text:span text:style-name="T17">n</text:span><text:span text:style-name="T17">c</text:span><text:span text:style-name="T17">e</text:span><text:span text:style-name="T17"> </text:span><text:span text:style-name="T17">a</text:span><text:span text:style-name="T17">l</text:span><text:span text:style-name="T17">l</text:span><text:span text:style-name="T17"> </text:span><text:span text:style-name="T17">c</text:span><text:span text:style-name="T17">o</text:span><text:span text:style-name="T17">d</text:span><text:span text:style-name="T17">e</text:span><text:span text:style-name="T17"> </text:span><text:span text:style-name="T17">c</text:span><text:span text:style-name="T17">o</text:span><text:span text:style-name="T17">n</text:span><text:span text:style-name="T17">t</text:span><text:span text:style-name="T17">r</text:span><text:span text:style-name="T17">i</text:span><text:span text:style-name="T17">b</text:span><text:span text:style-name="T17">u</text:span><text:span text:style-name="T17">t</text:span><text:span text:style-name="T17">e</text:span><text:span text:style-name="T17">s</text:span><text:span text:style-name="T17"> </text:span><text:span text:style-name="T17">t</text:span><text:span text:style-name="T17">o</text:span><text:span text:style-name="T17"> </text:span><text:span text:style-name="T17">o</text:span><text:span text:style-name="T17">n</text:span><text:span text:style-name="T17">e</text:span><text:span text:style-name="T17"> </text:span><text:span text:style-name="T17">u</text:span><text:span text:style-name="T17">n</text:span><text:span text:style-name="T17">i</text:span><text:span text:style-name="T17">t</text:span><text:span text:style-name="T17">,</text:span><text:span text:style-name="T17"> </text:span><text:span text:style-name="T17">a</text:span><text:span text:style-name="T17">l</text:span><text:span text:style-name="T17">l</text:span><text:span text:style-name="T17"> </text:span><text:span text:style-name="T17">m</text:span><text:span text:style-name="T17">o</text:span><text:span text:style-name="T17">d</text:span><text:span text:style-name="T17">u</text:span><text:span text:style-name="T17">l</text:span><text:span text:style-name="T17">e</text:span><text:span text:style-name="T17">s</text:span><text:span text:style-name="T17"> </text:span><text:span text:style-name="T17">a</text:span><text:span text:style-name="T17">r</text:span><text:span text:style-name="T17">e</text:span><text:span text:style-name="T17"> </text:span><text:span text:style-name="T17">c</text:span><text:span text:style-name="T17">l</text:span><text:span text:style-name="T17">o</text:span><text:span text:style-name="T17">s</text:span><text:span text:style-name="T17">e</text:span><text:span text:style-name="T17">l</text:span><text:span text:style-name="T17">y</text:span><text:span text:style-name="T17"> </text:span><text:span text:style-name="T17">i</text:span><text:span text:style-name="T17">n</text:span><text:span text:style-name="T17">t</text:span><text:span text:style-name="T17">e</text:span><text:span text:style-name="T17">r</text:span><text:span text:style-name="T17">c</text:span><text:span text:style-name="T17">o</text:span><text:span text:style-name="T17">n</text:span><text:span text:style-name="T17">n</text:span><text:span text:style-name="T17">e</text:span><text:span text:style-name="T17">c</text:span><text:span text:style-name="T17">t</text:span><text:span text:style-name="T17">e</text:span><text:span text:style-name="T17">d</text:span><text:span text:style-name="T17"> </text:span><text:span text:style-name="T17">i</text:span><text:span text:style-name="T17">n</text:span><text:span text:style-name="T17"> </text:span><text:span text:style-name="T17">t</text:span><text:span text:style-name="T17">e</text:span><text:span text:style-name="T17">r</text:span><text:span text:style-name="T17">m</text:span><text:span text:style-name="T17">s</text:span><text:span text:style-name="T17"> </text:span><text:span text:style-name="T17">o</text:span><text:span text:style-name="T17">f</text:span><text:span text:style-name="T17"> </text:span><text:span text:style-name="T17">p</text:span><text:span text:style-name="T17">o</text:span><text:span text:style-name="T17">r</text:span><text:span text:style-name="T17">t</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a</text:span><text:span text:style-name="T17">n</text:span><text:span text:style-name="T17">d</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I</text:span><text:span text:style-name="T17">f</text:span><text:span text:style-name="T17"> </text:span><text:span text:style-name="T17">y</text:span><text:span text:style-name="T17">o</text:span><text:span text:style-name="T17">u</text:span><text:span text:style-name="T17"> </text:span><text:span text:style-name="T17">r</text:span><text:span text:style-name="T17">e</text:span><text:span text:style-name="T17">u</text:span><text:span text:style-name="T17">s</text:span><text:span text:style-name="T17">e</text:span><text:span text:style-name="T17"> </text:span><text:span text:style-name="T17">c</text:span><text:span text:style-name="T17">l</text:span><text:span text:style-name="T17">a</text:span><text:span text:style-name="T17">s</text:span><text:span text:style-name="T17">s</text:span><text:span text:style-name="T17">e</text:span><text:span text:style-name="T17">s</text:span><text:span text:style-name="T17"> </text:span><text:span text:style-name="T17">a</text:span><text:span text:style-name="T17">s</text:span><text:span text:style-name="T17"> </text:span><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o</text:span><text:span text:style-name="T17">r</text:span><text:span text:style-name="T17"> </text:span><text:span text:style-name="T17">y</text:span><text:span text:style-name="T17">o</text:span><text:span text:style-name="T17">u</text:span><text:span text:style-name="T17">r</text:span><text:span text:style-name="T17"> </text:span><text:span text:style-name="T17">o</text:span><text:span text:style-name="T17">w</text:span><text:span text:style-name="T17">n</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s</text:span><text:span text:style-name="T17">,</text:span><text:span text:style-name="T17"> </text:span><text:span text:style-name="T17">y</text:span><text:span text:style-name="T17">o</text:span><text:span text:style-name="T17">u</text:span><text:span text:style-name="T17"> </text:span><text:span text:style-name="T17">a</text:span><text:span text:style-name="T17">l</text:span><text:span text:style-name="T17">s</text:span><text:span text:style-name="T17">o</text:span><text:span text:style-name="T17"> </text:span><text:span text:style-name="T17">r</text:span><text:span text:style-name="T17">e</text:span><text:span text:style-name="T17">l</text:span><text:span text:style-name="T17">y</text:span><text:span text:style-name="T17"> </text:span><text:span text:style-name="T17">o</text:span><text:span text:style-name="T17">n</text:span><text:span text:style-name="T17"> </text:span><text:span text:style-name="T17">t</text:span><text:span text:style-name="T17">h</text:span><text:span text:style-name="T17">e</text:span><text:span text:style-name="T17">i</text:span><text:span text:style-name="T17">r</text:span><text:span text:style-name="T17"> </text:span><text:span text:style-name="T17">u</text:span><text:span text:style-name="T17">s</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f</text:span><text:span text:style-name="T17">o</text:span><text:span text:style-name="T17">r</text:span><text:span text:style-name="T17"> </text:span><text:span text:style-name="T17">i</text:span><text:span text:style-name="T17">n</text:span><text:span text:style-name="T17">s</text:span><text:span text:style-name="T17">t</text:span><text:span text:style-name="T17">a</text:span><text:span text:style-name="T17">n</text:span><text:span text:style-name="T17">c</text:span><text:span text:style-name="T17">e</text:span><text:span text:style-name="T17">.</text:span></text:p>
              </text:list-item>
              <text:list-item>
                <text:p text:style-name="P21"><text:span text:style-name="T17">W</text:span><text:span text:style-name="T17">h</text:span><text:span text:style-name="T17">e</text:span><text:span text:style-name="T17">n</text:span><text:span text:style-name="T17"> </text:span><text:span text:style-name="T18">L</text:span><text:span text:style-name="T18">i</text:span><text:span text:style-name="T18">n</text:span><text:span text:style-name="T18">k</text:span><text:span text:style-name="T18">i</text:span><text:span text:style-name="T18">n</text:span><text:span text:style-name="T18">g</text:span><text:span text:style-name="T17"> </text:span><text:span text:style-name="T17">a</text:span><text:span text:style-name="T17">n</text:span><text:span text:style-name="T17">o</text:span><text:span text:style-name="T17">t</text:span><text:span text:style-name="T17">h</text:span><text:span text:style-name="T17">e</text:span><text:span text:style-name="T17">r</text:span><text:span text:style-name="T17"> </text:span><text:span text:style-name="T17">l</text:span><text:span text:style-name="T17">i</text:span><text:span text:style-name="T17">b</text:span><text:span text:style-name="T17">r</text:span><text:span text:style-name="T17">a</text:span><text:span text:style-name="T17">r</text:span><text:span text:style-name="T17">y</text:span><text:span text:style-name="T17">,</text:span><text:span text:style-name="T17"> </text:span><text:span text:style-name="T17">y</text:span><text:span text:style-name="T17">o</text:span><text:span text:style-name="T17">u</text:span><text:span text:style-name="T17"> </text:span><text:span text:style-name="T17">s</text:span><text:span text:style-name="T17">t</text:span><text:span text:style-name="T17">i</text:span><text:span text:style-name="T17">l</text:span><text:span text:style-name="T17">l</text:span><text:span text:style-name="T17"> </text:span><text:span text:style-name="T17">d</text:span><text:span text:style-name="T17">e</text:span><text:span text:style-name="T17">p</text:span><text:span text:style-name="T17">e</text:span><text:span text:style-name="T17">n</text:span><text:span text:style-name="T17">d</text:span><text:span text:style-name="T17"> </text:span><text:span text:style-name="T17">o</text:span><text:span text:style-name="T17">n</text:span><text:span text:style-name="T17"> </text:span><text:span text:style-name="T17">i</text:span><text:span text:style-name="T17">t</text:span><text:span text:style-name="T17">s</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 </text:span><text:span text:style-name="T17">a</text:span><text:span text:style-name="T17">n</text:span><text:span text:style-name="T17">d</text:span><text:span text:style-name="T17"> </text:span><text:span text:style-name="T17">q</text:span><text:span text:style-name="T17">u</text:span><text:span text:style-name="T17">a</text:span><text:span text:style-name="T17">l</text:span><text:span text:style-name="T17">i</text:span><text:span text:style-name="T17">t</text:span><text:span text:style-name="T17">y</text:span><text:span text:style-name="T17">;</text:span><text:span text:style-name="T17"> </text:span><text:span text:style-name="T17">i</text:span><text:span text:style-name="T17">t</text:span><text:span text:style-name="T17">'</text:span><text:span text:style-name="T17">s</text:span><text:span text:style-name="T17"> </text:span><text:span text:style-name="T17">j</text:span><text:span text:style-name="T17">u</text:span><text:span text:style-name="T17">s</text:span><text:span text:style-name="T17">t</text:span><text:span text:style-name="T17"> </text:span><text:span text:style-name="T17">t</text:span><text:span text:style-name="T17">h</text:span><text:span text:style-name="T17">a</text:span><text:span text:style-name="T17">t</text:span><text:span text:style-name="T17"> </text:span><text:span text:style-name="T17">t</text:span><text:span text:style-name="T17">h</text:span><text:span text:style-name="T17">e</text:span><text:span text:style-name="T17"> </text:span><text:span text:style-name="T17">c</text:span><text:span text:style-name="T17">o</text:span><text:span text:style-name="T17">d</text:span><text:span text:style-name="T17">e</text:span><text:span text:style-name="T17"> </text:span><text:span text:style-name="T17">i</text:span><text:span text:style-name="T17">s</text:span><text:span text:style-name="T17"> </text:span><text:span text:style-name="T17">a</text:span><text:span text:style-name="T17">l</text:span><text:span text:style-name="T17">r</text:span><text:span text:style-name="T17">e</text:span><text:span text:style-name="T17">a</text:span><text:span text:style-name="T17">d</text:span><text:span text:style-name="T17">y</text:span><text:span text:style-name="T17"> </text:span><text:span text:style-name="T17">c</text:span><text:span text:style-name="T17">o</text:span><text:span text:style-name="T17">m</text:span><text:span text:style-name="T17">p</text:span><text:span text:style-name="T17">i</text:span><text:span text:style-name="T17">l</text:span><text:span text:style-name="T17">e</text:span><text:span text:style-name="T17">d</text:span><text:span text:style-name="T17">.</text:span><text:span text:style-name="T17"> </text:span><text:span text:style-name="T17">I</text:span><text:span text:style-name="T17">f</text:span><text:span text:style-name="T17"> </text:span><text:span text:style-name="T17">y</text:span><text:span text:style-name="T17">o</text:span><text:span text:style-name="T17">u</text:span><text:span text:style-name="T17"> </text:span><text:span text:style-name="T17">d</text:span><text:span text:style-name="T17">o</text:span><text:span text:style-name="T17"> </text:span><text:span text:style-name="T17">n</text:span><text:span text:style-name="T17">o</text:span><text:span text:style-name="T17">t</text:span><text:span text:style-name="T17"> </text:span><text:span text:style-name="T17">h</text:span><text:span text:style-name="T17">a</text:span><text:span text:style-name="T17">v</text:span><text:span text:style-name="T17">e</text:span><text:span text:style-name="T17"> </text:span><text:span text:style-name="T17">t</text:span><text:span text:style-name="T17">o</text:span><text:span text:style-name="T17"> </text:span><text:span text:style-name="T17">r</text:span><text:span text:style-name="T17">e</text:span><text:span text:style-name="T17">c</text:span><text:span text:style-name="T17">o</text:span><text:span text:style-name="T17">m</text:span><text:span text:style-name="T17">p</text:span><text:span text:style-name="T17">i</text:span><text:span text:style-name="T17">l</text:span><text:span text:style-name="T17">e</text:span><text:span text:style-name="T17"> </text:span><text:span text:style-name="T17">w</text:span><text:span text:style-name="T17">h</text:span><text:span text:style-name="T17">e</text:span><text:span text:style-name="T17">n</text:span><text:span text:style-name="T17"> </text:span><text:span text:style-name="T17">t</text:span><text:span text:style-name="T17">h</text:span><text:span text:style-name="T17">e</text:span><text:span text:style-name="T17"> </text:span><text:span text:style-name="T17">o</text:span><text:span text:style-name="T17">t</text:span><text:span text:style-name="T17">h</text:span><text:span text:style-name="T17">e</text:span><text:span text:style-name="T17">r</text:span><text:span text:style-name="T17"> </text:span><text:span text:style-name="T17">m</text:span><text:span text:style-name="T17">o</text:span><text:span text:style-name="T17">d</text:span><text:span text:style-name="T17">u</text:span><text:span text:style-name="T17">l</text:span><text:span text:style-name="T17">e</text:span><text:span text:style-name="T17"> </text:span><text:span text:style-name="T17">c</text:span><text:span text:style-name="T17">h</text:span><text:span text:style-name="T17">a</text:span><text:span text:style-name="T17">n</text:span><text:span text:style-name="T17">g</text:span><text:span text:style-name="T17">e</text:span><text:span text:style-name="T17">s</text:span><text:span text:style-name="T17">,</text:span><text:span text:style-name="T17"> </text:span><text:span text:style-name="T17">y</text:span><text:span text:style-name="T17">o</text:span><text:span text:style-name="T17">u</text:span><text:span text:style-name="T17">r</text:span><text:span text:style-name="T17"> </text:span><text:span text:style-name="T17">i</text:span><text:span text:style-name="T17">n</text:span><text:span text:style-name="T17">t</text:span><text:span text:style-name="T17">e</text:span><text:span text:style-name="T17">r</text:span><text:span text:style-name="T17">f</text:span><text:span text:style-name="T17">a</text:span><text:span text:style-name="T17">c</text:span><text:span text:style-name="T17">e</text:span><text:span text:style-name="T17">s</text:span><text:span text:style-name="T17"> </text:span><text:span text:style-name="T17">o</text:span><text:span text:style-name="T17">b</text:span><text:span text:style-name="T17">v</text:span><text:span text:style-name="T17">i</text:span><text:span text:style-name="T17">o</text:span><text:span text:style-name="T17">u</text:span><text:span text:style-name="T17">s</text:span><text:span text:style-name="T17">l</text:span><text:span text:style-name="T17">y</text:span><text:span text:style-name="T17"> </text:span><text:span text:style-name="T17">r</text:span><text:span text:style-name="T17">e</text:span><text:span text:style-name="T17">m</text:span><text:span text:style-name="T17">a</text:span><text:span text:style-name="T17">i</text:span><text:span text:style-name="T17">n</text:span><text:span text:style-name="T17"> </text:span><text:span text:style-name="T17">s</text:span><text:span text:style-name="T17">t</text:span><text:span text:style-name="T17">a</text:span><text:span text:style-name="T17">b</text:span><text:span text:style-name="T17">l</text:span><text:span text:style-name="T17">e</text:span><text:span text:style-name="T17">,</text:span><text:span text:style-name="T17"> </text:span><text:span text:style-name="T17">s</text:span><text:span text:style-name="T17">o</text:span><text:span text:style-name="T17"> </text:span><text:span text:style-name="T17">t</text:span><text:span text:style-name="T17">h</text:span><text:span text:style-name="T17">e</text:span><text:span text:style-name="T17">r</text:span><text:span text:style-name="T17">e</text:span><text:span text:style-name="T17"> </text:span><text:span text:style-name="T17">i</text:span><text:span text:style-name="T17">s</text:span><text:span text:style-name="T17"> </text:span><text:span text:style-name="T17">n</text:span><text:span text:style-name="T17">o</text:span><text:span text:style-name="T17"> </text:span><text:span text:style-name="T17">i</text:span><text:span text:style-name="T17">m</text:span><text:span text:style-name="T17">p</text:span><text:span text:style-name="T17">a</text:span><text:span text:style-name="T17">c</text:span><text:span text:style-name="T17">t</text:span><text:span text:style-name="T17"> </text:span><text:span text:style-name="T17">o</text:span><text:span text:style-name="T17">n</text:span><text:span text:style-name="T17"> </text:span><text:span text:style-name="T17">u</text:span><text:span text:style-name="T17">s</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p>
              </text:list-item>
              <text:list-item>
                <text:p text:style-name="P21"><text:span text:style-name="T17">T</text:span><text:span text:style-name="T17">h</text:span><text:span text:style-name="T17">e</text:span><text:span text:style-name="T17"> </text:span><text:span text:style-name="T18">R</text:span><text:span text:style-name="T18">u</text:span><text:span text:style-name="T18">n</text:span><text:span text:style-name="T18">t</text:span><text:span text:style-name="T18">i</text:span><text:span text:style-name="T18">m</text:span><text:span text:style-name="T18">e</text:span><text:span text:style-name="T18"> </text:span><text:span text:style-name="T18">A</text:span><text:span text:style-name="T18">v</text:span><text:span text:style-name="T18">a</text:span><text:span text:style-name="T18">i</text:span><text:span text:style-name="T18">l</text:span><text:span text:style-name="T18">a</text:span><text:span text:style-name="T18">b</text:span><text:span text:style-name="T18">i</text:span><text:span text:style-name="T18">l</text:span><text:span text:style-name="T18">i</text:span><text:span text:style-name="T18">t</text:span><text:span text:style-name="T18">y</text:span><text:span text:style-name="T17"> </text:span><text:span text:style-name="T17">m</text:span><text:span text:style-name="T17">e</text:span><text:span text:style-name="T17">a</text:span><text:span text:style-name="T17">n</text:span><text:span text:style-name="T17">s</text:span><text:span text:style-name="T17"> </text:span><text:span text:style-name="T17">t</text:span><text:span text:style-name="T17">h</text:span><text:span text:style-name="T17">a</text:span><text:span text:style-name="T17">t</text:span><text:span text:style-name="T17"> </text:span><text:span text:style-name="T17">t</text:span><text:span text:style-name="T17">h</text:span><text:span text:style-name="T17">e</text:span><text:span text:style-name="T17"> </text:span><text:span text:style-name="T17">p</text:span><text:span text:style-name="T17">r</text:span><text:span text:style-name="T17">o</text:span><text:span text:style-name="T17">g</text:span><text:span text:style-name="T17">r</text:span><text:span text:style-name="T17">a</text:span><text:span text:style-name="T17">m</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 </text:span><text:span text:style-name="T17">i</text:span><text:span text:style-name="T17">s</text:span><text:span text:style-name="T17"> </text:span><text:span text:style-name="T17">m</text:span><text:span text:style-name="T17">a</text:span><text:span text:style-name="T17">d</text:span><text:span text:style-name="T17">e</text:span><text:span text:style-name="T17"> </text:span><text:span text:style-name="T17">a</text:span><text:span text:style-name="T17">v</text:span><text:span text:style-name="T17">a</text:span><text:span text:style-name="T17">i</text:span><text:span text:style-name="T17">l</text:span><text:span text:style-name="T17">a</text:span><text:span text:style-name="T17">b</text:span><text:span text:style-name="T17">l</text:span><text:span text:style-name="T17">e</text:span><text:span text:style-name="T17"> </text:span><text:span text:style-name="T17">a</text:span><text:span text:style-name="T17">t</text:span><text:span text:style-name="T17"> </text:span><text:span text:style-name="T17">r</text:span><text:span text:style-name="T17">u</text:span><text:span text:style-name="T17">n</text:span><text:span text:style-name="T17">t</text:span><text:span text:style-name="T17">i</text:span><text:span text:style-name="T17">m</text:span><text:span text:style-name="T17">e</text:span><text:span text:style-name="T17">.</text:span><text:span text:style-name="T17"> </text:span><text:span text:style-name="T17">T</text:span><text:span text:style-name="T17">h</text:span><text:span text:style-name="T17">i</text:span><text:span text:style-name="T17">s</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f</text:span><text:span text:style-name="T17">o</text:span><text:span text:style-name="T17">r</text:span><text:span text:style-name="T17">m</text:span><text:span text:style-name="T17"> </text:span><text:span text:style-name="T17">o</text:span><text:span text:style-name="T17">f</text:span><text:span text:style-name="T17"> </text:span><text:span text:style-name="T17">a</text:span><text:span text:style-name="T17"> </text:span><text:span text:style-name="T17">d</text:span><text:span text:style-name="T17">y</text:span><text:span text:style-name="T17">n</text:span><text:span text:style-name="T17">a</text:span><text:span text:style-name="T17">m</text:span><text:span text:style-name="T17">i</text:span><text:span text:style-name="T17">c</text:span><text:span text:style-name="T17"> </text:span><text:span text:style-name="T17">l</text:span><text:span text:style-name="T17">i</text:span><text:span text:style-name="T17">b</text:span><text:span text:style-name="T17">r</text:span><text:span text:style-name="T17">a</text:span><text:span text:style-name="T17">r</text:span><text:span text:style-name="T17">y</text:span><text:span text:style-name="T17"> </text:span><text:span text:style-name="T17">o</text:span><text:span text:style-name="T17">r</text:span><text:span text:style-name="T17"> </text:span><text:span text:style-name="T17">a</text:span><text:span text:style-name="T17"> </text:span><text:span text:style-name="T17">s</text:span><text:span text:style-name="T17">e</text:span><text:span text:style-name="T17">r</text:span><text:span text:style-name="T17">v</text:span><text:span text:style-name="T17">e</text:span><text:span text:style-name="T17">r</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i</text:span><text:span text:style-name="T17">o</text:span><text:span text:style-name="T17">n</text:span><text:span text:style-name="T17">.</text:span><text:span text:style-name="T17"> </text:span><text:span text:style-name="T17">S</text:span><text:span text:style-name="T17">i</text:span><text:span text:style-name="T17">n</text:span><text:span text:style-name="T17">c</text:span><text:span text:style-name="T17">e</text:span><text:span text:style-name="T17"> </text:span><text:span text:style-name="T17">a</text:span><text:span text:style-name="T17"> </text:span><text:span text:style-name="T17">d</text:span><text:span text:style-name="T17">y</text:span><text:span text:style-name="T17">n</text:span><text:span text:style-name="T17">a</text:span><text:span text:style-name="T17">m</text:span><text:span text:style-name="T17">i</text:span><text:span text:style-name="T17">c</text:span><text:span text:style-name="T17"> </text:span><text:span text:style-name="T17">l</text:span><text:span text:style-name="T17">i</text:span><text:span text:style-name="T17">b</text:span><text:span text:style-name="T17">r</text:span><text:span text:style-name="T17">a</text:span><text:span text:style-name="T17">r</text:span><text:span text:style-name="T17">y</text:span><text:span text:style-name="T17"> </text:span><text:span text:style-name="T17">r</text:span><text:span text:style-name="T17">u</text:span><text:span text:style-name="T17">n</text:span><text:span text:style-name="T17">s</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s</text:span><text:span text:style-name="T17">a</text:span><text:span text:style-name="T17">m</text:span><text:span text:style-name="T17">e</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 </text:span><text:span text:style-name="T17">c</text:span><text:span text:style-name="T17">o</text:span><text:span text:style-name="T17">n</text:span><text:span text:style-name="T17">t</text:span><text:span text:style-name="T17">e</text:span><text:span text:style-name="T17">x</text:span><text:span text:style-name="T17">t</text:span><text:span text:style-name="T17">,</text:span><text:span text:style-name="T17"> </text:span><text:span text:style-name="T17">i</text:span><text:span text:style-name="T17">t</text:span><text:span text:style-name="T17"> </text:span><text:span text:style-name="T17">b</text:span><text:span text:style-name="T17">e</text:span><text:span text:style-name="T17">h</text:span><text:span text:style-name="T17">a</text:span><text:span text:style-name="T17">v</text:span><text:span text:style-name="T17">e</text:span><text:span text:style-name="T17">s</text:span><text:span text:style-name="T17"> </text:span><text:span text:style-name="T17">s</text:span><text:span text:style-name="T17">i</text:span><text:span text:style-name="T17">m</text:span><text:span text:style-name="T17">i</text:span><text:span text:style-name="T17">l</text:span><text:span text:style-name="T17">a</text:span><text:span text:style-name="T17">r</text:span><text:span text:style-name="T17">l</text:span><text:span text:style-name="T17">y</text:span><text:span text:style-name="T17"> </text:span><text:span text:style-name="T17">t</text:span><text:span text:style-name="T17">o</text:span><text:span text:style-name="T17"> </text:span><text:span text:style-name="T17">X</text:span><text:span text:style-name="T17">4</text:span><text:span text:style-name="T17"> </text:span><text:span text:style-name="T19">L</text:span><text:span text:style-name="T19">i</text:span><text:span text:style-name="T19">n</text:span><text:span text:style-name="T19">k</text:span><text:span text:style-name="T19">i</text:span><text:span text:style-name="T19">n</text:span><text:span text:style-name="T19">g</text:span><text:span text:style-name="T17"> </text:span><text:span text:style-name="T17">i</text:span><text:span text:style-name="T17">n</text:span><text:span text:style-name="T17"> </text:span><text:span text:style-name="T17">t</text:span><text:span text:style-name="T17">e</text:span><text:span text:style-name="T17">r</text:span><text:span text:style-name="T17">m</text:span><text:span text:style-name="T17">s</text:span><text:span text:style-name="T17"> </text:span><text:span text:style-name="T17">o</text:span><text:span text:style-name="T17">f</text:span><text:span text:style-name="T17"> </text:span><text:span text:style-name="T17">r</text:span><text:span text:style-name="T17">e</text:span><text:span text:style-name="T17">l</text:span><text:span text:style-name="T17">i</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s</text:span><text:span text:style-name="T17">e</text:span><text:span text:style-name="T17">c</text:span><text:span text:style-name="T17">u</text:span><text:span text:style-name="T17">r</text:span><text:span text:style-name="T17">i</text:span><text:span text:style-name="T17">t</text:span><text:span text:style-name="T17">y</text:span><text:span text:style-name="T17">,</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c</text:span><text:span text:style-name="T17">e</text:span><text:span text:style-name="T17">,</text:span><text:span text:style-name="T17"> </text:span><text:span text:style-name="T17">a</text:span><text:span text:style-name="T17">n</text:span><text:span text:style-name="T17">d</text:span><text:span text:style-name="T17"> </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T</text:span><text:span text:style-name="T17">h</text:span><text:span text:style-name="T17">e</text:span><text:span text:style-name="T17"> </text:span><text:span text:style-name="T17">s</text:span><text:span text:style-name="T17">a</text:span><text:span text:style-name="T17">m</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text:span><text:span text:style-name="T17">a</text:span><text:span text:style-name="T17">t</text:span><text:span text:style-name="T17">i</text:span><text:span text:style-name="T17">o</text:span><text:span text:style-name="T17">n</text:span><text:span text:style-name="T17">s</text:span><text:span text:style-name="T17"> </text:span><text:span text:style-name="T17">a</text:span><text:span text:style-name="T17">p</text:span><text:span text:style-name="T17">p</text:span><text:span text:style-name="T17">l</text:span><text:span text:style-name="T17">y</text:span><text:span text:style-name="T17"> </text:span><text:span text:style-name="T17">t</text:span><text:span text:style-name="T17">o</text:span><text:span text:style-name="T17"> </text:span><text:span text:style-name="T17">p</text:span><text:span text:style-name="T17">o</text:span><text:span text:style-name="T17">r</text:span><text:span text:style-name="T17">t</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a</text:span><text:span text:style-name="T17">n</text:span><text:span text:style-name="T17">d</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a</text:span><text:span text:style-name="T17">s</text:span><text:span text:style-name="T17"> </text:span><text:span text:style-name="T17">t</text:span><text:span text:style-name="T17">h</text:span><text:span text:style-name="T17">e</text:span><text:span text:style-name="T17"> </text:span><text:span text:style-name="T17">d</text:span><text:span text:style-name="T17">y</text:span><text:span text:style-name="T17">n</text:span><text:span text:style-name="T17">a</text:span><text:span text:style-name="T17">m</text:span><text:span text:style-name="T17">i</text:span><text:span text:style-name="T17">c</text:span><text:span text:style-name="T17"> </text:span><text:span text:style-name="T17">l</text:span><text:span text:style-name="T17">i</text:span><text:span text:style-name="T17">b</text:span><text:span text:style-name="T17">r</text:span><text:span text:style-name="T17">a</text:span><text:span text:style-name="T17">r</text:span><text:span text:style-name="T17">y</text:span><text:span text:style-name="T17"> </text:span><text:span text:style-name="T17">m</text:span><text:span text:style-name="T17">u</text:span><text:span text:style-name="T17">s</text:span><text:span text:style-name="T17">t</text:span><text:span text:style-name="T17"> </text:span><text:span text:style-name="T17">b</text:span><text:span text:style-name="T17">e</text:span><text:span text:style-name="T17"> </text:span><text:span text:style-name="T17">b</text:span><text:span text:style-name="T17">u</text:span><text:span text:style-name="T17">i</text:span><text:span text:style-name="T17">l</text:span><text:span text:style-name="T17">t</text:span><text:span text:style-name="T17"> </text:span><text:span text:style-name="T17">w</text:span><text:span text:style-name="T17">i</text:span><text:span text:style-name="T17">t</text:span><text:span text:style-name="T17">h</text:span><text:span text:style-name="T17"> </text:span><text:span text:style-name="T17">a</text:span><text:span text:style-name="T17"> </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l</text:span><text:span text:style-name="T17">e</text:span><text:span text:style-name="T17"> </text:span><text:span text:style-name="T17">b</text:span><text:span text:style-name="T17">u</text:span><text:span text:style-name="T17">i</text:span><text:span text:style-name="T17">l</text:span><text:span text:style-name="T17">d</text:span><text:span text:style-name="T17"> </text:span><text:span text:style-name="T17">c</text:span><text:span text:style-name="T17">h</text:span><text:span text:style-name="T17">a</text:span><text:span text:style-name="T17">i</text:span><text:span text:style-name="T17">n</text:span><text:span text:style-name="T17"> </text:span><text:span text:style-name="T17">a</text:span><text:span text:style-name="T17">n</text:span><text:span text:style-name="T17">d</text:span><text:span text:style-name="T17"> </text:span><text:span text:style-name="T17">s</text:span><text:span text:style-name="T17">e</text:span><text:span text:style-name="T17">t</text:span><text:span text:style-name="T17">t</text:span><text:span text:style-name="T17">i</text:span><text:span text:style-name="T17">n</text:span><text:span text:style-name="T17">g</text:span><text:span text:style-name="T17">s</text:span><text:span text:style-name="T17">,</text:span><text:span text:style-name="T17"> </text:span><text:span text:style-name="T17">a</text:span><text:span text:style-name="T17">n</text:span><text:span text:style-name="T17">d</text:span><text:span text:style-name="T17"> </text:span><text:span text:style-name="T17">i</text:span><text:span text:style-name="T17">t</text:span><text:span text:style-name="T17"> </text:span><text:span text:style-name="T17">a</text:span><text:span text:style-name="T17">l</text:span><text:span text:style-name="T17">s</text:span><text:span text:style-name="T17">o</text:span><text:span text:style-name="T17"> </text:span><text:span text:style-name="T17">n</text:span><text:span text:style-name="T17">e</text:span><text:span text:style-name="T17">e</text:span><text:span text:style-name="T17">d</text:span><text:span text:style-name="T17">s</text:span><text:span text:style-name="T17"> </text:span><text:span text:style-name="T17">t</text:span><text:span text:style-name="T17">o</text:span><text:span text:style-name="T17"> </text:span><text:span text:style-name="T17">b</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text:span><text:span text:style-name="T17">e</text:span><text:span text:style-name="T17">d</text:span><text:span text:style-name="T17"> </text:span><text:span text:style-name="T17">w</text:span><text:span text:style-name="T17">h</text:span><text:span text:style-name="T17">e</text:span><text:span text:style-name="T17">n</text:span><text:span text:style-name="T17"> </text:span><text:span text:style-name="T17">r</text:span><text:span text:style-name="T17">e</text:span><text:span text:style-name="T17">p</text:span><text:span text:style-name="T17">l</text:span><text:span text:style-name="T17">a</text:span><text:span text:style-name="T17">c</text:span><text:span text:style-name="T17">i</text:span><text:span text:style-name="T17">n</text:span><text:span text:style-name="T17">g</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t</text:span><text:span text:style-name="T17"> </text:span><text:span text:style-name="T17">m</text:span><text:span text:style-name="T17">o</text:span><text:span text:style-name="T17">d</text:span><text:span text:style-name="T17">u</text:span><text:span text:style-name="T17">l</text:span><text:span text:style-name="T17">e</text:span><text:span text:style-name="T17">s</text:span><text:span text:style-name="T17">.</text:span></text:p>
                <text:p text:style-name="P21"><text:span text:style-name="T17">I</text:span><text:span text:style-name="T17">n</text:span><text:span text:style-name="T17"> </text:span><text:span text:style-name="T17">t</text:span><text:span text:style-name="T17">h</text:span><text:span text:style-name="T17">e</text:span><text:span text:style-name="T17"> </text:span><text:span text:style-name="T17">c</text:span><text:span text:style-name="T17">a</text:span><text:span text:style-name="T17">s</text:span><text:span text:style-name="T17">e</text:span><text:span text:style-name="T17"> </text:span><text:span text:style-name="T17">o</text:span><text:span text:style-name="T17">f</text:span><text:span text:style-name="T17"> </text:span><text:span text:style-name="T17">a</text:span><text:span text:style-name="T17"> </text:span><text:span text:style-name="T17">s</text:span><text:span text:style-name="T17">e</text:span><text:span text:style-name="T17">r</text:span><text:span text:style-name="T17">v</text:span><text:span text:style-name="T17">e</text:span><text:span text:style-name="T17">r</text:span><text:span text:style-name="T17"> </text:span><text:span text:style-name="T17">t</text:span><text:span text:style-name="T17">h</text:span><text:span text:style-name="T17">e</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i</text:span><text:span text:style-name="T17">o</text:span><text:span text:style-name="T17">n</text:span><text:span text:style-name="T17"> </text:span><text:span text:style-name="T17">h</text:span><text:span text:style-name="T17">a</text:span><text:span text:style-name="T17">s</text:span><text:span text:style-name="T17"> </text:span><text:span text:style-name="T17">t</text:span><text:span text:style-name="T17">o</text:span><text:span text:style-name="T17"> </text:span><text:span text:style-name="T17">b</text:span><text:span text:style-name="T17">e</text:span><text:span text:style-name="T17"> </text:span><text:span text:style-name="T17">e</text:span><text:span text:style-name="T17">s</text:span><text:span text:style-name="T17">t</text:span><text:span text:style-name="T17">a</text:span><text:span text:style-name="T17">b</text:span><text:span text:style-name="T17">l</text:span><text:span text:style-name="T17">i</text:span><text:span text:style-name="T17">s</text:span><text:span text:style-name="T17">h</text:span><text:span text:style-name="T17">e</text:span><text:span text:style-name="T17">d</text:span><text:span text:style-name="T17">.</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text:span><text:span text:style-name="T17"> </text:span><text:span text:style-name="T17">r</text:span><text:span text:style-name="T17">e</text:span><text:span text:style-name="T17">l</text:span><text:span text:style-name="T17">i</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s</text:span><text:span text:style-name="T17">e</text:span><text:span text:style-name="T17">c</text:span><text:span text:style-name="T17">u</text:span><text:span text:style-name="T17">r</text:span><text:span text:style-name="T17">i</text:span><text:span text:style-name="T17">t</text:span><text:span text:style-name="T17">y</text:span><text:span text:style-name="T17">,</text:span><text:span text:style-name="T17"> </text:span><text:span text:style-name="T17">a</text:span><text:span text:style-name="T17">n</text:span><text:span text:style-name="T17">d</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c</text:span><text:span text:style-name="T17">e</text:span><text:span text:style-name="T17"> </text:span><text:span text:style-name="T17">a</text:span><text:span text:style-name="T17">r</text:span><text:span text:style-name="T17">e</text:span><text:span text:style-name="T17"> </text:span><text:span text:style-name="T17">i</text:span><text:span text:style-name="T17">n</text:span><text:span text:style-name="T17">f</text:span><text:span text:style-name="T17">l</text:span><text:span text:style-name="T17">u</text:span><text:span text:style-name="T17">e</text:span><text:span text:style-name="T17">n</text:span><text:span text:style-name="T17">c</text:span><text:span text:style-name="T17">e</text:span><text:span text:style-name="T17">d</text:span><text:span text:style-name="T17"> </text:span><text:span text:style-name="T17">b</text:span><text:span text:style-name="T17">y</text:span><text:span text:style-name="T17"> </text:span><text:span text:style-name="T17">t</text:span><text:span text:style-name="T17">h</text:span><text:span text:style-name="T17">e</text:span><text:span text:style-name="T17"> </text:span><text:span text:style-name="T17">i</text:span><text:span text:style-name="T17">n</text:span><text:span text:style-name="T17">t</text:span><text:span text:style-name="T17">e</text:span><text:span text:style-name="T17">r</text:span><text:span text:style-name="T17">f</text:span><text:span text:style-name="T17">a</text:span><text:span text:style-name="T17">c</text:span><text:span text:style-name="T17">e</text:span><text:span text:style-name="T17"> </text:span><text:span text:style-name="T17">a</text:span><text:span text:style-name="T17">n</text:span><text:span text:style-name="T17">d</text:span><text:span text:style-name="T17"> </text:span><text:span text:style-name="T17">p</text:span><text:span text:style-name="T17">r</text:span><text:span text:style-name="T17">o</text:span><text:span text:style-name="T17">t</text:span><text:span text:style-name="T17">o</text:span><text:span text:style-name="T17">c</text:span><text:span text:style-name="T17">o</text:span><text:span text:style-name="T17">l</text:span><text:span text:style-name="T17">,</text:span><text:span text:style-name="T17"> </text:span><text:span text:style-name="T17">a</text:span><text:span text:style-name="T17">s</text:span><text:span text:style-name="T17"> </text:span><text:span text:style-name="T17">w</text:span><text:span text:style-name="T17">e</text:span><text:span text:style-name="T17">l</text:span><text:span text:style-name="T17">l</text:span><text:span text:style-name="T17"> </text:span><text:span text:style-name="T17">a</text:span><text:span text:style-name="T17">s</text:span><text:span text:style-name="T17"> </text:span><text:span text:style-name="T17">t</text:span><text:span text:style-name="T17">h</text:span><text:span text:style-name="T17">e</text:span><text:span text:style-name="T17"> </text:span><text:span text:style-name="T17">q</text:span><text:span text:style-name="T17">u</text:span><text:span text:style-name="T17">a</text:span><text:span text:style-name="T17">l</text:span><text:span text:style-name="T17">i</text:span><text:span text:style-name="T17">t</text:span><text:span text:style-name="T17">y</text:span><text:span text:style-name="T17"> </text:span><text:span text:style-name="T17">o</text:span><text:span text:style-name="T17">f</text:span><text:span text:style-name="T17"> </text:span><text:span text:style-name="T17">t</text:span><text:span text:style-name="T17">h</text:span><text:span text:style-name="T17">e</text:span><text:span text:style-name="T17"> </text:span><text:span text:style-name="T17">c</text:span><text:span text:style-name="T17">o</text:span><text:span text:style-name="T17">n</text:span><text:span text:style-name="T17">n</text:span><text:span text:style-name="T17">e</text:span><text:span text:style-name="T17">c</text:span><text:span text:style-name="T17">t</text:span><text:span text:style-name="T17">i</text:span><text:span text:style-name="T17">o</text:span><text:span text:style-name="T17">n</text:span><text:span text:style-name="T17">.</text:span><text:span text:style-name="T17"> </text:span><text:span text:style-name="T17">H</text:span><text:span text:style-name="T17">o</text:span><text:span text:style-name="T17">w</text:span><text:span text:style-name="T17">e</text:span><text:span text:style-name="T17">v</text:span><text:span text:style-name="T17">e</text:span><text:span text:style-name="T17">r</text:span><text:span text:style-name="T17">,</text:span><text:span text:style-name="T17"> </text:span><text:span text:style-name="T17">t</text:span><text:span text:style-name="T17">h</text:span><text:span text:style-name="T17">e</text:span><text:span text:style-name="T17"> </text:span><text:span text:style-name="T17">s</text:span><text:span text:style-name="T17">e</text:span><text:span text:style-name="T17">r</text:span><text:span text:style-name="T17">v</text:span><text:span text:style-name="T17">e</text:span><text:span text:style-name="T17">r</text:span><text:span text:style-name="T17"> </text:span><text:span text:style-name="T17">i</text:span><text:span text:style-name="T17">s</text:span><text:span text:style-name="T17"> </text:span><text:span text:style-name="T17">a</text:span><text:span text:style-name="T17"> </text:span><text:span text:style-name="T17">s</text:span><text:span text:style-name="T17">e</text:span><text:span text:style-name="T17">p</text:span><text:span text:style-name="T17">a</text:span><text:span text:style-name="T17">r</text:span><text:span text:style-name="T17">a</text:span><text:span text:style-name="T17">t</text:span><text:span text:style-name="T17">e</text:span><text:span text:style-name="T17"> </text:span><text:span text:style-name="T17">i</text:span><text:span text:style-name="T17">n</text:span><text:span text:style-name="T17">s</text:span><text:span text:style-name="T17">t</text:span><text:span text:style-name="T17">a</text:span><text:span text:style-name="T17">n</text:span><text:span text:style-name="T17">c</text:span><text:span text:style-name="T17">e</text:span><text:span text:style-name="T17"> </text:span><text:span text:style-name="T17">i</text:span><text:span text:style-name="T17">n</text:span><text:span text:style-name="T17"> </text:span><text:span text:style-name="T17">t</text:span><text:span text:style-name="T17">e</text:span><text:span text:style-name="T17">r</text:span><text:span text:style-name="T17">m</text:span><text:span text:style-name="T17">s</text:span><text:span text:style-name="T17"> </text:span><text:span text:style-name="T17">o</text:span><text:span text:style-name="T17">f</text:span><text:span text:style-name="T17"> </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p</text:span><text:span text:style-name="T17">o</text:span><text:span text:style-name="T17">r</text:span><text:span text:style-name="T17">t</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a</text:span><text:span text:style-name="T17">n</text:span><text:span text:style-name="T17">d</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a</text:span><text:span text:style-name="T17">b</text:span><text:span text:style-name="T17">i</text:span><text:span text:style-name="T17">l</text:span><text:span text:style-name="T17">i</text:span><text:span text:style-name="T17">t</text:span><text:span text:style-name="T17">y</text:span></text:p>
              </text:list-item>
              <text:list-item>
                <text:p text:style-name="P21"><text:span text:style-name="T17">N</text:span><text:span text:style-name="T17">o</text:span><text:span text:style-name="T17">w</text:span><text:span text:style-name="T17"> </text:span><text:span text:style-name="T17">t</text:span><text:span text:style-name="T17">h</text:span><text:span text:style-name="T17">a</text:span><text:span text:style-name="T17">t</text:span><text:span text:style-name="T17"> </text:span><text:span text:style-name="T17">a</text:span><text:span text:style-name="T17">l</text:span><text:span text:style-name="T17">l</text:span><text:span text:style-name="T17"> </text:span><text:span text:style-name="T17">m</text:span><text:span text:style-name="T17">o</text:span><text:span text:style-name="T17">d</text:span><text:span text:style-name="T17">u</text:span><text:span text:style-name="T17">l</text:span><text:span text:style-name="T17">e</text:span><text:span text:style-name="T17">s</text:span><text:span text:style-name="T17"> </text:span><text:span text:style-name="T17">a</text:span><text:span text:style-name="T17">r</text:span><text:span text:style-name="T17">e</text:span><text:span text:style-name="T17"> </text:span><text:span text:style-name="T17">a</text:span><text:span text:style-name="T17">s</text:span><text:span text:style-name="T17">s</text:span><text:span text:style-name="T17">e</text:span><text:span text:style-name="T17">m</text:span><text:span text:style-name="T17">b</text:span><text:span text:style-name="T17">l</text:span><text:span text:style-name="T17">e</text:span><text:span text:style-name="T17">d</text:span><text:span text:style-name="T17"> </text:span><text:span text:style-name="T17">t</text:span><text:span text:style-name="T17">o</text:span><text:span text:style-name="T17"> </text:span><text:span text:style-name="T17">p</text:span><text:span text:style-name="T17">r</text:span><text:span text:style-name="T17">o</text:span><text:span text:style-name="T17">v</text:span><text:span text:style-name="T17">i</text:span><text:span text:style-name="T17">d</text:span><text:span text:style-name="T17">e</text:span><text:span text:style-name="T17"> </text:span><text:span text:style-name="T17">t</text:span><text:span text:style-name="T17">h</text:span><text:span text:style-name="T17">e</text:span><text:span text:style-name="T17"> </text:span><text:span text:style-name="T17">d</text:span><text:span text:style-name="T17">e</text:span><text:span text:style-name="T17">s</text:span><text:span text:style-name="T17">i</text:span><text:span text:style-name="T17">r</text:span><text:span text:style-name="T17">e</text:span><text:span text:style-name="T17">d</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i</text:span><text:span text:style-name="T17">t</text:span><text:span text:style-name="T17">y</text:span><text:span text:style-name="T17">,</text:span><text:span text:style-name="T17"> </text:span><text:span text:style-name="T17">t</text:span><text:span text:style-name="T17">h</text:span><text:span text:style-name="T17">e</text:span><text:span text:style-name="T17">i</text:span><text:span text:style-name="T17">r</text:span><text:span text:style-name="T17"> </text:span><text:span text:style-name="T17">r</text:span><text:span text:style-name="T17">e</text:span><text:span text:style-name="T17">l</text:span><text:span text:style-name="T17">i</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text:span><text:span text:style-name="T17">a</text:span><text:span text:style-name="T17">v</text:span><text:span text:style-name="T17">a</text:span><text:span text:style-name="T17">i</text:span><text:span text:style-name="T17">l</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text:span><text:span text:style-name="T17"> </text:span><text:span text:style-name="T17">s</text:span><text:span text:style-name="T17">e</text:span><text:span text:style-name="T17">c</text:span><text:span text:style-name="T17">u</text:span><text:span text:style-name="T17">r</text:span><text:span text:style-name="T17">i</text:span><text:span text:style-name="T17">t</text:span><text:span text:style-name="T17">y</text:span><text:span text:style-name="T17">,</text:span><text:span text:style-name="T17"> </text:span><text:span text:style-name="T17">p</text:span><text:span text:style-name="T17">e</text:span><text:span text:style-name="T17">r</text:span><text:span text:style-name="T17">f</text:span><text:span text:style-name="T17">o</text:span><text:span text:style-name="T17">r</text:span><text:span text:style-name="T17">m</text:span><text:span text:style-name="T17">a</text:span><text:span text:style-name="T17">n</text:span><text:span text:style-name="T17">c</text:span><text:span text:style-name="T17">e</text:span><text:span text:style-name="T17">,</text:span><text:span text:style-name="T17"> </text:span><text:span text:style-name="T17">a</text:span><text:span text:style-name="T17">n</text:span><text:span text:style-name="T17">d</text:span><text:span text:style-name="T17"> </text:span><text:span text:style-name="T17">c</text:span><text:span text:style-name="T17">o</text:span><text:span text:style-name="T17">m</text:span><text:span text:style-name="T17">p</text:span><text:span text:style-name="T17">a</text:span><text:span text:style-name="T17">t</text:span><text:span text:style-name="T17">i</text:span><text:span text:style-name="T17">b</text:span><text:span text:style-name="T17">i</text:span><text:span text:style-name="T17">l</text:span><text:span text:style-name="T17">i</text:span><text:span text:style-name="T17">t</text:span><text:span text:style-name="T17">y</text:span><text:span text:style-name="T17"> </text:span><text:span text:style-name="T17">(</text:span><text:span text:style-name="T17">c</text:span><text:span text:style-name="T17">o</text:span><text:span text:style-name="T17">-</text:span><text:span text:style-name="T17">e</text:span><text:span text:style-name="T17">x</text:span><text:span text:style-name="T17">i</text:span><text:span text:style-name="T17">s</text:span><text:span text:style-name="T17">t</text:span><text:span text:style-name="T17">e</text:span><text:span text:style-name="T17">n</text:span><text:span text:style-name="T17">c</text:span><text:span text:style-name="T17">e</text:span><text:span text:style-name="T17">)</text:span><text:span text:style-name="T17"> </text:span><text:span text:style-name="T17">s</text:span><text:span text:style-name="T17">t</text:span><text:span text:style-name="T17">i</text:span><text:span text:style-name="T17">l</text:span><text:span text:style-name="T17">l</text:span><text:span text:style-name="T17"> </text:span><text:span text:style-name="T17">d</text:span><text:span text:style-name="T17">e</text:span><text:span text:style-name="T17">p</text:span><text:span text:style-name="T17">e</text:span><text:span text:style-name="T17">n</text:span><text:span text:style-name="T17">d</text:span><text:span text:style-name="T17"> </text:span><text:span text:style-name="T17">o</text:span><text:span text:style-name="T17">n</text:span><text:span text:style-name="T17"> </text:span><text:span text:style-name="T17">c</text:span><text:span text:style-name="T17">o</text:span><text:span text:style-name="T17">o</text:span><text:span text:style-name="T17">p</text:span><text:span text:style-name="T17">e</text:span><text:span text:style-name="T17">r</text:span><text:span text:style-name="T17">a</text:span><text:span text:style-name="T17">t</text:span><text:span text:style-name="T17">i</text:span><text:span text:style-name="T17">v</text:span><text:span text:style-name="T17">e</text:span><text:span text:style-name="T17">n</text:span><text:span text:style-name="T17">e</text:span><text:span text:style-name="T17">s</text:span><text:span text:style-name="T17">s</text:span><text:span text:style-name="T17"> </text:span><text:span text:style-name="T17">a</text:span><text:span text:style-name="T17">n</text:span><text:span text:style-name="T17">d</text:span><text:span text:style-name="T17"> </text:span><text:span text:style-name="T17">t</text:span><text:span text:style-name="T17">h</text:span><text:span text:style-name="T17">e</text:span><text:span text:style-name="T17"> </text:span><text:span text:style-name="T18">R</text:span><text:span text:style-name="T18">u</text:span><text:span text:style-name="T18">n</text:span><text:span text:style-name="T18">t</text:span><text:span text:style-name="T18">i</text:span><text:span text:style-name="T18">m</text:span><text:span text:style-name="T18">e</text:span><text:span text:style-name="T18"> </text:span><text:span text:style-name="T18">C</text:span><text:span text:style-name="T18">o</text:span><text:span text:style-name="T18">n</text:span><text:span text:style-name="T18">d</text:span><text:span text:style-name="T18">i</text:span><text:span text:style-name="T18">t</text:span><text:span text:style-name="T18">i</text:span><text:span text:style-name="T18">o</text:span><text:span text:style-name="T18">n</text:span><text:span text:style-name="T18">s</text:span><text:span text:style-name="T17">.</text:span><text:span text:style-name="T17"> </text:span><text:span text:style-name="T17">S</text:span><text:span text:style-name="T17">t</text:span><text:span text:style-name="T17">r</text:span><text:span text:style-name="T17">u</text:span><text:span text:style-name="T17">c</text:span><text:span text:style-name="T17">t</text:span><text:span text:style-name="T17">u</text:span><text:span text:style-name="T17">r</text:span><text:span text:style-name="T17">a</text:span><text:span text:style-name="T17">l</text:span><text:span text:style-name="T17"> </text:span><text:span text:style-name="T17">a</text:span><text:span text:style-name="T17">t</text:span><text:span text:style-name="T17">t</text:span><text:span text:style-name="T17">r</text:span><text:span text:style-name="T17">i</text:span><text:span text:style-name="T17">b</text:span><text:span text:style-name="T17">u</text:span><text:span text:style-name="T17">t</text:span><text:span text:style-name="T17">e</text:span><text:span text:style-name="T17">s</text:span><text:span text:style-name="T17"> </text:span><text:span text:style-name="T17">s</text:span><text:span text:style-name="T17">u</text:span><text:span text:style-name="T17">c</text:span><text:span text:style-name="T17">h</text:span><text:span text:style-name="T17"> </text:span><text:span text:style-name="T17">a</text:span><text:span text:style-name="T17">s</text:span><text:span text:style-name="T17"> </text:span><text:span text:style-name="T17">p</text:span><text:span text:style-name="T17">o</text:span><text:span text:style-name="T17">r</text:span><text:span text:style-name="T17">t</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m</text:span><text:span text:style-name="T17">a</text:span><text:span text:style-name="T17">i</text:span><text:span text:style-name="T17">n</text:span><text:span text:style-name="T17">t</text:span><text:span text:style-name="T17">a</text:span><text:span text:style-name="T17">i</text:span><text:span text:style-name="T17">n</text:span><text:span text:style-name="T17">a</text:span><text:span text:style-name="T17">b</text:span><text:span text:style-name="T17">i</text:span><text:span text:style-name="T17">l</text:span><text:span text:style-name="T17">i</text:span><text:span text:style-name="T17">t</text:span><text:span text:style-name="T17">y</text:span><text:span text:style-name="T17">,</text:span><text:span text:style-name="T17"> </text:span><text:span text:style-name="T17">a</text:span><text:span text:style-name="T17">n</text:span><text:span text:style-name="T17">d</text:span><text:span text:style-name="T17"> </text:span><text:span text:style-name="T17">A</text:span><text:span text:style-name="T17">P</text:span><text:span text:style-name="T17">I</text:span><text:span text:style-name="T17"> </text:span><text:span text:style-name="T17">u</text:span><text:span text:style-name="T17">s</text:span><text:span text:style-name="T17">a</text:span><text:span text:style-name="T17">b</text:span><text:span text:style-name="T17">i</text:span><text:span text:style-name="T17">l</text:span><text:span text:style-name="T17">i</text:span><text:span text:style-name="T17">t</text:span><text:span text:style-name="T17">y</text:span><text:span text:style-name="T17"> </text:span><text:span text:style-name="T17">a</text:span><text:span text:style-name="T17">r</text:span><text:span text:style-name="T17">e</text:span><text:span text:style-name="T17"> </text:span><text:span text:style-name="T17">a</text:span><text:span text:style-name="T17">d</text:span><text:span text:style-name="T17">d</text:span><text:span text:style-name="T17">r</text:span><text:span text:style-name="T17">e</text:span><text:span text:style-name="T17">s</text:span><text:span text:style-name="T17">s</text:span><text:span text:style-name="T17">e</text:span><text:span text:style-name="T17">d</text:span><text:span text:style-name="T17"> </text:span><text:span text:style-name="T17">i</text:span><text:span text:style-name="T17">n</text:span><text:span text:style-name="T17"> </text:span><text:span text:style-name="T17">e</text:span><text:span text:style-name="T17">a</text:span><text:span text:style-name="T17">r</text:span><text:span text:style-name="T17">l</text:span><text:span text:style-name="T17">i</text:span><text:span text:style-name="T17">e</text:span><text:span text:style-name="T17">r</text:span><text:span text:style-name="T17"> </text:span><text:span text:style-name="T17">p</text:span><text:span text:style-name="T17">h</text:span><text:span text:style-name="T17">a</text:span><text:span text:style-name="T17">s</text:span><text:span text:style-name="T17">e</text:span><text:span text:style-name="T17">s</text:span><text:span text:style-name="T17">.</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2" draw:layer="layout" svg:width="2.718cm" svg:height="9.259cm" svg:x="0cm" svg:y="10.934cm">
            <draw:text-box>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text:span><text:span text:style-name="T26">M</text:span></text:p>
            </draw:text-box>
          </draw:frame>
        </draw:g>
        <draw:custom-shape draw:style-name="gr34" draw:text-style-name="P43"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6" draw:layer="layout" svg:width="32.753cm" svg:height="3.598cm" svg:x="0.687cm" svg:y="0.708cm">
          <text:p text:style-name="P45"><text:span text:style-name="T27">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26">B</text:span></text:p>
            </draw:text-box>
          </draw:frame>
        </draw:g>
        <draw:custom-shape draw:name="Google Shape;179;p 1" draw:style-name="gr48" draw:text-style-name="P49"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3"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1" draw:layer="layout" svg:width="32.753cm" svg:height="3.598cm" svg:x="0.69cm" svg:y="0.714cm">
          <text:p text:style-name="P50"><text:span text:style-name="T27">Module A depends on module B in such a way that the source code of A has to be changed when B is changed.</text:span></text:p>
          <text:p text:style-name="P50"><text:span text:style-name="T27"/></text:p>
          <text:p text:style-name="P50"><text:span text:style-name="T28">Depending on the definition of what constitutes a module, it is worth questioning whether this division really makes sense or whether A/B is better considered as a single unified component (high cohesion).</text:span></text:p>
          <text:p text:style-name="P5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26">B</text:span></text:p>
            </draw:text-box>
          </draw:frame>
        </draw:g>
        <draw:custom-shape draw:style-name="gr34" draw:text-style-name="P43"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4" draw:layer="layout" svg:width="32.753cm" svg:height="3.598cm" svg:x="0.689cm" svg:y="0.712cm">
          <text:p text:style-name="P53"><text:span text:style-name="T29">Module A depends on module B and has to be recompiled when B changes. </text:span></text:p>
          <text:p text:style-name="P53"><text:span text:style-name="T29"/></text:p>
          <text:p text:style-name="P53"><text:span text:style-name="T30">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26">B</text:span></text:p>
            </draw:text-box>
          </draw:frame>
        </draw:g>
        <draw:custom-shape draw:style-name="gr35" draw:text-style-name="P44"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6" draw:layer="layout" svg:width="32.753cm" svg:height="3.598cm" svg:x="0.689cm" svg:y="0.712cm">
          <text:p text:style-name="P55"><text:span text:style-name="T31">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18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text:span><text:span text:style-name="T26">A→</text:span><text:span text:style-name="T26">B</text:span></text:p>
              <text:p text:style-name="P47"><text:span text:style-name="T32">2. </text:span><text:span text:style-name="T32">A→</text:span><text:span text:style-name="T32">B </text:span></text:p>
            </draw:text-box>
          </draw:frame>
        </draw:g>
        <draw:custom-shape draw:name="Google Shape;380;p 10" draw:style-name="gr86" draw:text-style-name="P57"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4"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8.28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8" draw:text-style-name="P59" draw:layer="layout" svg:width="32.753cm" svg:height="3.598cm" svg:x="0.689cm" svg:y="0.712cm">
          <text:list text:style-name="L2">
            <text:list-item>
              <text:p text:style-name="P58"><text:span text:style-name="T31">Module A depends on module B, which is dynamically linked, so no relinking is required as long as the interface remains stable, but the new shared object (DLL) must be available on the machine.</text:span></text:p>
            </text:list-item>
            <text:list-item>
              <text:p text:style-name="P58"><text:span text:style-name="T31">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89"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0"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9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9"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100" draw:text-style-name="P48" draw:layer="layout" svg:width="2.766cm" svg:height="10.385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text:span><text:span text:style-name="T26">A→</text:span><text:span text:style-name="T26">[A]</text:span><text:span text:style-name="T33">R</text:span></text:p>
            <text:p text:style-name="P47"><text:span text:style-name="T26">2. </text:span><text:span text:style-name="T26">A→</text:span><text:span text:style-name="T26">[A]</text:span><text:span text:style-name="T33">S</text:span></text:p>
            <text:p text:style-name="P47"><text:span text:style-name="T26">3. </text:span><text:span text:style-name="T26">A→</text:span><text:span text:style-name="T26">[A]</text:span><text:span text:style-name="T33">P</text:span></text:p>
            <text:p text:style-name="P47"><text:span text:style-name="T26">4. </text:span><text:span text:style-name="T26">A→</text:span><text:span text:style-name="T26">[A]</text:span><text:span text:style-name="T33">C</text:span></text:p>
          </draw:text-box>
        </draw:frame>
        <draw:custom-shape draw:name="TextBox 2" draw:style-name="gr10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2" draw:text-style-name="P49"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3" draw:text-style-name="P57"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3" draw:text-style-name="P57"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3" draw:text-style-name="P57"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3" draw:text-style-name="P57"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4" draw:text-style-name="P51" draw:layer="layout" svg:width="32.753cm" svg:height="3.598cm" svg:x="0.689cm" svg:y="0.712cm">
          <text:p text:style-name="P50"><text:span text:style-name="T34">Module A depends on different property groups, e.g.: </text:span></text:p>
          <text:list text:style-name="L2">
            <text:list-item>
              <text:p text:style-name="P61"><text:span text:style-name="T34">[A]</text:span><text:span text:style-name="T35">R</text:span><text:span text:style-name="T34">: All modules running in same thread/process as A so that a fatal error leads to a crash.</text:span></text:p>
            </text:list-item>
            <text:list-item>
              <text:p text:style-name="P61"><text:span text:style-name="T34">[A]</text:span><text:span text:style-name="T35">S</text:span><text:span text:style-name="T34">: All modules running under same user as A.</text:span></text:p>
            </text:list-item>
            <text:list-item>
              <text:p text:style-name="P61"><text:span text:style-name="T34">[A]</text:span><text:span text:style-name="T35">P</text:span><text:span text:style-name="T34">: All modules sharing the same processing unit / cgroups as A.</text:span></text:p>
            </text:list-item>
            <text:list-item>
              <text:p text:style-name="P61"><text:span text:style-name="T34">[A]</text:span><text:span text:style-name="T35">C</text:span><text:span text:style-name="T34">: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6" draw:layer="layout" svg:width="31.252cm" svg:height="22.225cm" svg:x="1.275cm" svg:y="1.527cm">
          <draw:text-box>
            <text:p text:style-name="P62"><text:span text:style-name="T36">Al</text:span><text:span text:style-name="T36">o</text:span><text:span text:style-name="T36">n</text:span><text:span text:style-name="T36">g</text:span><text:span text:style-name="T36"> </text:span><text:span text:style-name="T36">t</text:span><text:span text:style-name="T36">h</text:span><text:span text:style-name="T36">e</text:span><text:span text:style-name="T36"> </text:span><text:span text:style-name="T36">y</text:span><text:span text:style-name="T36">-</text:span><text:span text:style-name="T36">A</text:span><text:span text:style-name="T36">x</text:span><text:span text:style-name="T36">i</text:span><text:span text:style-name="T36">s</text:span></text:p>
            <text:p text:style-name="P63"><text:span text:style-name="T37"/></text:p>
            <text:p text:style-name="P64"><text:span text:style-name="T38">Si</text:span><text:span text:style-name="T38">mil</text:span><text:span text:style-name="T38">ar </text:span><text:span text:style-name="T38">to </text:span><text:span text:style-name="T38">the </text:span><text:span text:style-name="T38">eq</text:span><text:span text:style-name="T38">uiv</text:span><text:span text:style-name="T38">ale</text:span><text:span text:style-name="T38">nc</text:span><text:span text:style-name="T38">e </text:span><text:span text:style-name="T38">cla</text:span><text:span text:style-name="T38">ss</text:span><text:span text:style-name="T38">es </text:span><text:span text:style-name="T38">us</text:span><text:span text:style-name="T38">ed </text:span><text:span text:style-name="T38">in </text:span><text:span text:style-name="T38">X6, </text:span><text:span text:style-name="T38">we </text:span><text:span text:style-name="T38">ca</text:span><text:span text:style-name="T38">n </text:span><text:span text:style-name="T38">als</text:span><text:span text:style-name="T38">o </text:span><text:span text:style-name="T38">ide</text:span><text:span text:style-name="T38">ntif</text:span><text:span text:style-name="T38">y </text:span><text:span text:style-name="T38">eq</text:span><text:span text:style-name="T38">uiv</text:span><text:span text:style-name="T38">ale</text:span><text:span text:style-name="T38">nc</text:span><text:span text:style-name="T38">e </text:span><text:span text:style-name="T38">cla</text:span><text:span text:style-name="T38">ss</text:span><text:span text:style-name="T38">es </text:span><text:span text:style-name="T38">tha</text:span><text:span text:style-name="T38">t, in </text:span><text:span text:style-name="T38">ord</text:span><text:span text:style-name="T38">er </text:span><text:span text:style-name="T38">to </text:span><text:span text:style-name="T38">fulfi</text:span><text:span text:style-name="T38">ll a </text:span><text:span text:style-name="T38">cer</text:span><text:span text:style-name="T38">tai</text:span><text:span text:style-name="T38">n </text:span><text:span text:style-name="T38">pro</text:span><text:span text:style-name="T38">per</text:span><text:span text:style-name="T38">ty, </text:span><text:span text:style-name="T38">res</text:span><text:span text:style-name="T38">ult </text:span><text:span text:style-name="T38">in </text:span><text:span text:style-name="T38">sp</text:span><text:span text:style-name="T38">ecif</text:span><text:span text:style-name="T38">ic </text:span><text:span text:style-name="T38">de</text:span><text:span text:style-name="T38">pe</text:span><text:span text:style-name="T38">nd</text:span><text:span text:style-name="T38">en</text:span><text:span text:style-name="T38">cie</text:span><text:span text:style-name="T38">s </text:span><text:span text:style-name="T38">bet</text:span><text:span text:style-name="T38">we</text:span><text:span text:style-name="T38">en </text:span><text:span text:style-name="T38">mo</text:span><text:span text:style-name="T38">dul</text:span><text:span text:style-name="T38">es </text:span><text:span text:style-name="T38">acr</text:span><text:span text:style-name="T38">os</text:span><text:span text:style-name="T38">s </text:span><text:span text:style-name="T38">diff</text:span><text:span text:style-name="T38">ere</text:span><text:span text:style-name="T38">nt </text:span><text:span text:style-name="T38">ph</text:span><text:span text:style-name="T38">as</text:span><text:span text:style-name="T38">es </text:span><text:span text:style-name="T38">of </text:span><text:span text:style-name="T38">the </text:span><text:span text:style-name="T39">x-</text:span><text:span text:style-name="T39">axi</text:span><text:span text:style-name="T39">s</text:span><text:span text:style-name="T38">. </text:span><text:span text:style-name="T38">Thi</text:span><text:span text:style-name="T38">s </text:span><text:span text:style-name="T38">typ</text:span><text:span text:style-name="T38">e </text:span><text:span text:style-name="T38">of </text:span><text:span text:style-name="T38">gro</text:span><text:span text:style-name="T38">up </text:span><text:span text:style-name="T38">de</text:span><text:span text:style-name="T38">pe</text:span><text:span text:style-name="T38">nd</text:span><text:span text:style-name="T38">en</text:span><text:span text:style-name="T38">cy </text:span><text:span text:style-name="T38">am</text:span><text:span text:style-name="T38">on</text:span><text:span text:style-name="T38">g </text:span><text:span text:style-name="T38">the </text:span><text:span text:style-name="T38">me</text:span><text:span text:style-name="T38">mb</text:span><text:span text:style-name="T38">ers </text:span><text:span text:style-name="T38">of </text:span><text:span text:style-name="T38">su</text:span><text:span text:style-name="T38">ch </text:span><text:span text:style-name="T38">a </text:span><text:span text:style-name="T38">cla</text:span><text:span text:style-name="T38">ss </text:span><text:span text:style-name="T38">ca</text:span><text:span text:style-name="T38">n </text:span><text:span text:style-name="T38">rap</text:span><text:span text:style-name="T38">idly </text:span><text:span text:style-name="T38">be</text:span><text:span text:style-name="T38">co</text:span><text:span text:style-name="T38">me </text:span><text:span text:style-name="T38">an </text:span><text:span text:style-name="T38">act</text:span><text:span text:style-name="T38">ual </text:span><text:span text:style-name="T38">de</text:span><text:span text:style-name="T38">pe</text:span><text:span text:style-name="T38">nd</text:span><text:span text:style-name="T38">en</text:span><text:span text:style-name="T38">cy </text:span><text:span text:style-name="T38">if </text:span><text:span text:style-name="T38">on</text:span><text:span text:style-name="T38">e </text:span><text:span text:style-name="T38">gro</text:span><text:span text:style-name="T38">up </text:span><text:span text:style-name="T38">me</text:span><text:span text:style-name="T38">mb</text:span><text:span text:style-name="T38">er </text:span><text:span text:style-name="T38">viol</text:span><text:span text:style-name="T38">ate</text:span><text:span text:style-name="T38">s </text:span><text:span text:style-name="T38">the </text:span><text:span text:style-name="T38">pro</text:span><text:span text:style-name="T38">per</text:span><text:span text:style-name="T38">ty </text:span><text:span text:style-name="T38">rul</text:span><text:span text:style-name="T38">es, </text:span><text:span text:style-name="T38">mu</text:span><text:span text:style-name="T38">ch </text:span><text:span text:style-name="T38">like </text:span><text:span text:style-name="T38">the </text:span><text:span text:style-name="T38">sp</text:span><text:span text:style-name="T38">ecif</text:span><text:span text:style-name="T38">ic </text:span><text:span text:style-name="T38">de</text:span><text:span text:style-name="T38">pe</text:span><text:span text:style-name="T38">nd</text:span><text:span text:style-name="T38">en</text:span><text:span text:style-name="T38">cy </text:span><text:span text:style-name="T38">of </text:span><text:span text:style-name="T38">a </text:span><text:span text:style-name="T38">roa</text:span><text:span text:style-name="T38">d </text:span><text:span text:style-name="T38">us</text:span><text:span text:style-name="T38">er </text:span><text:span text:style-name="T38">on </text:span><text:span text:style-name="T38">all </text:span><text:span text:style-name="T38">oth</text:span><text:span text:style-name="T38">er </text:span><text:span text:style-name="T38">roa</text:span><text:span text:style-name="T38">d </text:span><text:span text:style-name="T38">us</text:span><text:span text:style-name="T38">ers</text:span><text:span text:style-name="T38">, </text:span><text:span text:style-name="T38">whi</text:span><text:span text:style-name="T38">ch </text:span><text:span text:style-name="T38">be</text:span><text:span text:style-name="T38">co</text:span><text:span text:style-name="T38">me</text:span><text:span text:style-name="T38">s </text:span><text:span text:style-name="T38">an </text:span><text:span text:style-name="T38">act</text:span><text:span text:style-name="T38">ual </text:span><text:span text:style-name="T38">de</text:span><text:span text:style-name="T38">pe</text:span><text:span text:style-name="T38">nd</text:span><text:span text:style-name="T38">en</text:span><text:span text:style-name="T38">ce </text:span><text:span text:style-name="T38">wh</text:span><text:span text:style-name="T38">en </text:span><text:span text:style-name="T38">on</text:span><text:span text:style-name="T38">e </text:span><text:span text:style-name="T38">dri</text:span><text:span text:style-name="T38">ver </text:span><text:span text:style-name="T38">ign</text:span><text:span text:style-name="T38">ore</text:span><text:span text:style-name="T38">s </text:span><text:span text:style-name="T38">the </text:span><text:span text:style-name="T38">rig</text:span><text:span text:style-name="T38">ht </text:span><text:span text:style-name="T38">of </text:span><text:span text:style-name="T38">wa</text:span><text:span text:style-name="T38">y, </text:span><text:span text:style-name="T38">lea</text:span><text:span text:style-name="T38">din</text:span><text:span text:style-name="T38">g </text:span><text:span text:style-name="T38">to </text:span><text:span text:style-name="T38">an </text:span><text:span text:style-name="T38">ac</text:span><text:span text:style-name="T38">cid</text:span><text:span text:style-name="T38">ent</text:span><text:span text:style-name="T38">.</text:span></text:p>
            <text:p text:style-name="P64"><text:span text:style-name="T40"/></text:p>
            <text:list text:style-name="L6">
              <text:list-item>
                <text:p text:style-name="P64"><text:span text:style-name="T41">T</text:span><text:span text:style-name="T41">o</text:span><text:span text:style-name="T41"> </text:span><text:span text:style-name="T41">o</text:span><text:span text:style-name="T41">b</text:span><text:span text:style-name="T41">t</text:span><text:span text:style-name="T41">a</text:span><text:span text:style-name="T41">i</text:span><text:span text:style-name="T41">n</text:span><text:span text:style-name="T41"> </text:span><text:span text:style-name="T42">r</text:span><text:span text:style-name="T42">e</text:span><text:span text:style-name="T42">l</text:span><text:span text:style-name="T42">i</text:span><text:span text:style-name="T42">a</text:span><text:span text:style-name="T42">b</text:span><text:span text:style-name="T42">l</text:span><text:span text:style-name="T42">e</text:span><text:span text:style-name="T41"> </text:span><text:span text:style-name="T41">r</text:span><text:span text:style-name="T41">e</text:span><text:span text:style-name="T41">s</text:span><text:span text:style-name="T41">u</text:span><text:span text:style-name="T41">l</text:span><text:span text:style-name="T41">t</text:span><text:span text:style-name="T41">s</text:span><text:span text:style-name="T41"> </text:span><text:span text:style-name="T41">f</text:span><text:span text:style-name="T41">o</text:span><text:span text:style-name="T41">r</text:span><text:span text:style-name="T41"> </text:span><text:span text:style-name="T41">a</text:span><text:span text:style-name="T41"> </text:span><text:span text:style-name="T41">s</text:span><text:span text:style-name="T41">y</text:span><text:span text:style-name="T41">s</text:span><text:span text:style-name="T41">t</text:span><text:span text:style-name="T41">e</text:span><text:span text:style-name="T41">m</text:span><text:span text:style-name="T41"> </text:span><text:span text:style-name="T41">c</text:span><text:span text:style-name="T41">o</text:span><text:span text:style-name="T41">m</text:span><text:span text:style-name="T41">p</text:span><text:span text:style-name="T41">o</text:span><text:span text:style-name="T41">s</text:span><text:span text:style-name="T41">e</text:span><text:span text:style-name="T41">d</text:span><text:span text:style-name="T41"> </text:span><text:span text:style-name="T41">o</text:span><text:span text:style-name="T41">f</text:span><text:span text:style-name="T41"> </text:span><text:span text:style-name="T41">a</text:span><text:span text:style-name="T41"> </text:span><text:span text:style-name="T41">s</text:span><text:span text:style-name="T41">e</text:span><text:span text:style-name="T41">t</text:span><text:span text:style-name="T41"> </text:span><text:span text:style-name="T41">o</text:span><text:span text:style-name="T41">f</text:span><text:span text:style-name="T41"> </text:span><text:span text:style-name="T41">m</text:span><text:span text:style-name="T41">o</text:span><text:span text:style-name="T41">d</text:span><text:span text:style-name="T41">u</text:span><text:span text:style-name="T41">l</text:span><text:span text:style-name="T41">e</text:span><text:span text:style-name="T41">s</text:span><text:span text:style-name="T41"> </text:span><text:span text:style-name="T41">{</text:span><text:span text:style-name="T41">A</text:span><text:span text:style-name="T43">i</text:span><text:span text:style-name="T41">}</text:span><text:span text:style-name="T41">,</text:span><text:span text:style-name="T41"> </text:span><text:span text:style-name="T41">t</text:span><text:span text:style-name="T41">h</text:span><text:span text:style-name="T41">e</text:span><text:span text:style-name="T41"> </text:span><text:span text:style-name="T41">s</text:span><text:span text:style-name="T41">o</text:span><text:span text:style-name="T41">u</text:span><text:span text:style-name="T41">r</text:span><text:span text:style-name="T41">c</text:span><text:span text:style-name="T41">e</text:span><text:span text:style-name="T41"> </text:span><text:span text:style-name="T41">c</text:span><text:span text:style-name="T41">o</text:span><text:span text:style-name="T41">d</text:span><text:span text:style-name="T41">e</text:span><text:span text:style-name="T41"> </text:span><text:span text:style-name="T41">m</text:span><text:span text:style-name="T41">u</text:span><text:span text:style-name="T41">s</text:span><text:span text:style-name="T41">t</text:span><text:span text:style-name="T41"> </text:span><text:span text:style-name="T41">a</text:span><text:span text:style-name="T41">d</text:span><text:span text:style-name="T41">h</text:span><text:span text:style-name="T41">e</text:span><text:span text:style-name="T41">r</text:span><text:span text:style-name="T41">e</text:span><text:span text:style-name="T41"> </text:span><text:span text:style-name="T41">t</text:span><text:span text:style-name="T41">o</text:span><text:span text:style-name="T41"> </text:span><text:span text:style-name="T41">s</text:span><text:span text:style-name="T41">p</text:span><text:span text:style-name="T41">e</text:span><text:span text:style-name="T41">c</text:span><text:span text:style-name="T41">i</text:span><text:span text:style-name="T41">f</text:span><text:span text:style-name="T41">i</text:span><text:span text:style-name="T41">c</text:span><text:span text:style-name="T41"> </text:span><text:span text:style-name="T41">p</text:span><text:span text:style-name="T41">a</text:span><text:span text:style-name="T41">r</text:span><text:span text:style-name="T41">a</text:span><text:span text:style-name="T41">d</text:span><text:span text:style-name="T41">i</text:span><text:span text:style-name="T41">g</text:span><text:span text:style-name="T41">m</text:span><text:span text:style-name="T41">s</text:span><text:span text:style-name="T41"> </text:span><text:span text:style-name="T41">a</text:span><text:span text:style-name="T41">n</text:span><text:span text:style-name="T41">d</text:span><text:span text:style-name="T41"> </text:span><text:span text:style-name="T41">r</text:span><text:span text:style-name="T41">u</text:span><text:span text:style-name="T41">l</text:span><text:span text:style-name="T41">e</text:span><text:span text:style-name="T41">s</text:span><text:span text:style-name="T41">,</text:span><text:span text:style-name="T41"> </text:span><text:span text:style-name="T41">w</text:span><text:span text:style-name="T41">h</text:span><text:span text:style-name="T41">i</text:span><text:span text:style-name="T41">c</text:span><text:span text:style-name="T41">h</text:span><text:span text:style-name="T41"> </text:span><text:span text:style-name="T41">a</text:span><text:span text:style-name="T41">l</text:span><text:span text:style-name="T41">s</text:span><text:span text:style-name="T41">o</text:span><text:span text:style-name="T41"> </text:span><text:span text:style-name="T41">a</text:span><text:span text:style-name="T41">p</text:span><text:span text:style-name="T41">p</text:span><text:span text:style-name="T41">l</text:span><text:span text:style-name="T41">y</text:span><text:span text:style-name="T41"> </text:span><text:span text:style-name="T41">t</text:span><text:span text:style-name="T41">o</text:span><text:span text:style-name="T41"> </text:span><text:span text:style-name="T41">t</text:span><text:span text:style-name="T41">h</text:span><text:span text:style-name="T41">o</text:span><text:span text:style-name="T41">s</text:span><text:span text:style-name="T41">e</text:span><text:span text:style-name="T41"> </text:span><text:span text:style-name="T41">p</text:span><text:span text:style-name="T41">a</text:span><text:span text:style-name="T41">r</text:span><text:span text:style-name="T41">t</text:span><text:span text:style-name="T41">s</text:span><text:span text:style-name="T41"> </text:span><text:span text:style-name="T41">l</text:span><text:span text:style-name="T41">i</text:span><text:span text:style-name="T41">n</text:span><text:span text:style-name="T41">k</text:span><text:span text:style-name="T41">e</text:span><text:span text:style-name="T41">d</text:span><text:span text:style-name="T41"> </text:span><text:span text:style-name="T41">t</text:span><text:span text:style-name="T41">o</text:span><text:span text:style-name="T41"> </text:span><text:span text:style-name="T41">t</text:span><text:span text:style-name="T41">h</text:span><text:span text:style-name="T41">e</text:span><text:span text:style-name="T41"> </text:span><text:span text:style-name="T41">r</text:span><text:span text:style-name="T41">e</text:span><text:span text:style-name="T41">s</text:span><text:span text:style-name="T41">u</text:span><text:span text:style-name="T41">l</text:span><text:span text:style-name="T41">t</text:span><text:span text:style-name="T41">i</text:span><text:span text:style-name="T41">n</text:span><text:span text:style-name="T41">g</text:span><text:span text:style-name="T41"> </text:span><text:span text:style-name="T41">b</text:span><text:span text:style-name="T41">i</text:span><text:span text:style-name="T41">n</text:span><text:span text:style-name="T41">a</text:span><text:span text:style-name="T41">r</text:span><text:span text:style-name="T41">y</text:span><text:span text:style-name="T41">.</text:span><text:span text:style-name="T41"> </text:span><text:span text:style-name="T41">S</text:span><text:span text:style-name="T41">e</text:span><text:span text:style-name="T41">r</text:span><text:span text:style-name="T41">v</text:span><text:span text:style-name="T41">e</text:span><text:span text:style-name="T41">r</text:span><text:span text:style-name="T41">s</text:span><text:span text:style-name="T41"> </text:span><text:span text:style-name="T41">a</text:span><text:span text:style-name="T41">n</text:span><text:span text:style-name="T41">d</text:span><text:span text:style-name="T41"> </text:span><text:span text:style-name="T41">d</text:span><text:span text:style-name="T41">y</text:span><text:span text:style-name="T41">n</text:span><text:span text:style-name="T41">a</text:span><text:span text:style-name="T41">m</text:span><text:span text:style-name="T41">i</text:span><text:span text:style-name="T41">c</text:span><text:span text:style-name="T41"> </text:span><text:span text:style-name="T41">l</text:span><text:span text:style-name="T41">i</text:span><text:span text:style-name="T41">b</text:span><text:span text:style-name="T41">r</text:span><text:span text:style-name="T41">a</text:span><text:span text:style-name="T41">r</text:span><text:span text:style-name="T41">i</text:span><text:span text:style-name="T41">e</text:span><text:span text:style-name="T41">s</text:span><text:span text:style-name="T41"> </text:span><text:span text:style-name="T41">o</text:span><text:span text:style-name="T41">n</text:span><text:span text:style-name="T41"> </text:span><text:span text:style-name="T41">w</text:span><text:span text:style-name="T41">h</text:span><text:span text:style-name="T41">i</text:span><text:span text:style-name="T41">c</text:span><text:span text:style-name="T41">h</text:span><text:span text:style-name="T41"> </text:span><text:span text:style-name="T41">m</text:span><text:span text:style-name="T41">o</text:span><text:span text:style-name="T41">d</text:span><text:span text:style-name="T41">u</text:span><text:span text:style-name="T41">l</text:span><text:span text:style-name="T41">e</text:span><text:span text:style-name="T41"> </text:span><text:span text:style-name="T41">A</text:span><text:span text:style-name="T41"> </text:span><text:span text:style-name="T41">d</text:span><text:span text:style-name="T41">e</text:span><text:span text:style-name="T41">p</text:span><text:span text:style-name="T41">e</text:span><text:span text:style-name="T41">n</text:span><text:span text:style-name="T41">d</text:span><text:span text:style-name="T41">s</text:span><text:span text:style-name="T41"> </text:span><text:span text:style-name="T41">m</text:span><text:span text:style-name="T41">u</text:span><text:span text:style-name="T41">s</text:span><text:span text:style-name="T41">t</text:span><text:span text:style-name="T41"> </text:span><text:span text:style-name="T41">b</text:span><text:span text:style-name="T41">e</text:span><text:span text:style-name="T41"> </text:span><text:span text:style-name="T41">a</text:span><text:span text:style-name="T41">v</text:span><text:span text:style-name="T41">a</text:span><text:span text:style-name="T41">i</text:span><text:span text:style-name="T41">l</text:span><text:span text:style-name="T41">a</text:span><text:span text:style-name="T41">b</text:span><text:span text:style-name="T41">l</text:span><text:span text:style-name="T41">e</text:span><text:span text:style-name="T41"> </text:span><text:span text:style-name="T41">a</text:span><text:span text:style-name="T41">t</text:span><text:span text:style-name="T41"> </text:span><text:span text:style-name="T41">r</text:span><text:span text:style-name="T41">u</text:span><text:span text:style-name="T41">n</text:span><text:span text:style-name="T41">t</text:span><text:span text:style-name="T41">i</text:span><text:span text:style-name="T41">m</text:span><text:span text:style-name="T41">e</text:span><text:span text:style-name="T41">,</text:span><text:span text:style-name="T41"> </text:span><text:span text:style-name="T41">a</text:span><text:span text:style-name="T41">n</text:span><text:span text:style-name="T41">d</text:span><text:span text:style-name="T41"> </text:span><text:span text:style-name="T41">t</text:span><text:span text:style-name="T41">h</text:span><text:span text:style-name="T41">e</text:span><text:span text:style-name="T41"> </text:span><text:span text:style-name="T41">r</text:span><text:span text:style-name="T41">u</text:span><text:span text:style-name="T41">n</text:span><text:span text:style-name="T41">t</text:span><text:span text:style-name="T41">i</text:span><text:span text:style-name="T41">m</text:span><text:span text:style-name="T41">e</text:span><text:span text:style-name="T41"> </text:span><text:span text:style-name="T41">c</text:span><text:span text:style-name="T41">o</text:span><text:span text:style-name="T41">n</text:span><text:span text:style-name="T41">d</text:span><text:span text:style-name="T41">i</text:span><text:span text:style-name="T41">t</text:span><text:span text:style-name="T41">i</text:span><text:span text:style-name="T41">o</text:span><text:span text:style-name="T41">n</text:span><text:span text:style-name="T41">s</text:span><text:span text:style-name="T41"> </text:span><text:span text:style-name="T41">m</text:span><text:span text:style-name="T41">u</text:span><text:span text:style-name="T41">s</text:span><text:span text:style-name="T41">t</text:span><text:span text:style-name="T41"> </text:span><text:span text:style-name="T41">m</text:span><text:span text:style-name="T41">a</text:span><text:span text:style-name="T41">t</text:span><text:span text:style-name="T41">c</text:span><text:span text:style-name="T41">h</text:span><text:span text:style-name="T41"> </text:span><text:span text:style-name="T41">t</text:span><text:span text:style-name="T41">h</text:span><text:span text:style-name="T41">e</text:span><text:span text:style-name="T41"> </text:span><text:span text:style-name="T41">r</text:span><text:span text:style-name="T41">e</text:span><text:span text:style-name="T41">s</text:span><text:span text:style-name="T41">o</text:span><text:span text:style-name="T41">u</text:span><text:span text:style-name="T41">r</text:span><text:span text:style-name="T41">c</text:span><text:span text:style-name="T41">e</text:span><text:span text:style-name="T41"> </text:span><text:span text:style-name="T41">r</text:span><text:span text:style-name="T41">e</text:span><text:span text:style-name="T41">q</text:span><text:span text:style-name="T41">u</text:span><text:span text:style-name="T41">i</text:span><text:span text:style-name="T41">r</text:span><text:span text:style-name="T41">e</text:span><text:span text:style-name="T41">m</text:span><text:span text:style-name="T41">e</text:span><text:span text:style-name="T41">n</text:span><text:span text:style-name="T41">t</text:span><text:span text:style-name="T41">s</text:span><text:span text:style-name="T41">.</text:span></text:p>
              </text:list-item>
              <text:list-item>
                <text:p text:style-name="P64"><text:span text:style-name="T40">T</text:span><text:span text:style-name="T40">o</text:span><text:span text:style-name="T40"> </text:span><text:span text:style-name="T40">e</text:span><text:span text:style-name="T40">n</text:span><text:span text:style-name="T40">s</text:span><text:span text:style-name="T40">u</text:span><text:span text:style-name="T40">r</text:span><text:span text:style-name="T40">e</text:span><text:span text:style-name="T40"> </text:span><text:span text:style-name="T40">a</text:span><text:span text:style-name="T40"> </text:span><text:span text:style-name="T42">s</text:span><text:span text:style-name="T42">e</text:span><text:span text:style-name="T42">c</text:span><text:span text:style-name="T42">u</text:span><text:span text:style-name="T42">r</text:span><text:span text:style-name="T42">e</text:span><text:span text:style-name="T40"> </text:span><text:span text:style-name="T40">s</text:span><text:span text:style-name="T40">y</text:span><text:span text:style-name="T40">s</text:span><text:span text:style-name="T40">t</text:span><text:span text:style-name="T40">e</text:span><text:span text:style-name="T40">m</text:span><text:span text:style-name="T40"> </text:span><text:span text:style-name="T40">c</text:span><text:span text:style-name="T40">o</text:span><text:span text:style-name="T40">m</text:span><text:span text:style-name="T40">p</text:span><text:span text:style-name="T40">o</text:span><text:span text:style-name="T40">s</text:span><text:span text:style-name="T40">e</text:span><text:span text:style-name="T40">d</text:span><text:span text:style-name="T40"> </text:span><text:span text:style-name="T40">o</text:span><text:span text:style-name="T40">f</text:span><text:span text:style-name="T40"> </text:span><text:span text:style-name="T40">a</text:span><text:span text:style-name="T40"> </text:span><text:span text:style-name="T40">s</text:span><text:span text:style-name="T40">e</text:span><text:span text:style-name="T40">t</text:span><text:span text:style-name="T40"> </text:span><text:span text:style-name="T40">o</text:span><text:span text:style-name="T40">f</text:span><text:span text:style-name="T40"> </text:span><text:span text:style-name="T40">m</text:span><text:span text:style-name="T40">o</text:span><text:span text:style-name="T40">d</text:span><text:span text:style-name="T40">u</text:span><text:span text:style-name="T40">l</text:span><text:span text:style-name="T40">e</text:span><text:span text:style-name="T40">s</text:span><text:span text:style-name="T40"> </text:span><text:span text:style-name="T40">{</text:span><text:span text:style-name="T40">A</text:span><text:span text:style-name="T44">i</text:span><text:span text:style-name="T40">}</text:span><text:span text:style-name="T40">,</text:span><text:span text:style-name="T40"> </text:span><text:span text:style-name="T40">t</text:span><text:span text:style-name="T40">h</text:span><text:span text:style-name="T40">e</text:span><text:span text:style-name="T40"> </text:span><text:span text:style-name="T40">s</text:span><text:span text:style-name="T40">o</text:span><text:span text:style-name="T40">u</text:span><text:span text:style-name="T40">r</text:span><text:span text:style-name="T40">c</text:span><text:span text:style-name="T40">e</text:span><text:span text:style-name="T40"> </text:span><text:span text:style-name="T40">c</text:span><text:span text:style-name="T40">o</text:span><text:span text:style-name="T40">d</text:span><text:span text:style-name="T40">e</text:span><text:span text:style-name="T40"> </text:span><text:span text:style-name="T40">m</text:span><text:span text:style-name="T40">u</text:span><text:span text:style-name="T40">s</text:span><text:span text:style-name="T40">t</text:span><text:span text:style-name="T40"> </text:span><text:span text:style-name="T40">a</text:span><text:span text:style-name="T40">d</text:span><text:span text:style-name="T40">h</text:span><text:span text:style-name="T40">e</text:span><text:span text:style-name="T40">r</text:span><text:span text:style-name="T40">e</text:span><text:span text:style-name="T40"> </text:span><text:span text:style-name="T40">t</text:span><text:span text:style-name="T40">o</text:span><text:span text:style-name="T40"> </text:span><text:span text:style-name="T40">s</text:span><text:span text:style-name="T40">p</text:span><text:span text:style-name="T40">e</text:span><text:span text:style-name="T40">c</text:span><text:span text:style-name="T40">i</text:span><text:span text:style-name="T40">f</text:span><text:span text:style-name="T40">i</text:span><text:span text:style-name="T40">c</text:span><text:span text:style-name="T40"> </text:span><text:span text:style-name="T40">r</text:span><text:span text:style-name="T40">u</text:span><text:span text:style-name="T40">l</text:span><text:span text:style-name="T40">e</text:span><text:span text:style-name="T40">s</text:span><text:span text:style-name="T40">,</text:span><text:span text:style-name="T40"> </text:span><text:span text:style-name="T40">w</text:span><text:span text:style-name="T40">h</text:span><text:span text:style-name="T40">i</text:span><text:span text:style-name="T40">c</text:span><text:span text:style-name="T40">h</text:span><text:span text:style-name="T40"> </text:span><text:span text:style-name="T40">a</text:span><text:span text:style-name="T40">l</text:span><text:span text:style-name="T40">s</text:span><text:span text:style-name="T40">o</text:span><text:span text:style-name="T40"> </text:span><text:span text:style-name="T40">a</text:span><text:span text:style-name="T40">p</text:span><text:span text:style-name="T40">p</text:span><text:span text:style-name="T40">l</text:span><text:span text:style-name="T40">y</text:span><text:span text:style-name="T40"> </text:span><text:span text:style-name="T40">t</text:span><text:span text:style-name="T40">o</text:span><text:span text:style-name="T40"> </text:span><text:span text:style-name="T40">t</text:span><text:span text:style-name="T40">h</text:span><text:span text:style-name="T40">o</text:span><text:span text:style-name="T40">s</text:span><text:span text:style-name="T40">e</text:span><text:span text:style-name="T40"> </text:span><text:span text:style-name="T40">p</text:span><text:span text:style-name="T40">a</text:span><text:span text:style-name="T40">r</text:span><text:span text:style-name="T40">t</text:span><text:span text:style-name="T40">s</text:span><text:span text:style-name="T40"> </text:span><text:span text:style-name="T40">l</text:span><text:span text:style-name="T40">i</text:span><text:span text:style-name="T40">n</text:span><text:span text:style-name="T40">k</text:span><text:span text:style-name="T40">e</text:span><text:span text:style-name="T40">d</text:span><text:span text:style-name="T40"> </text:span><text:span text:style-name="T40">t</text:span><text:span text:style-name="T40">o</text:span><text:span text:style-name="T40"> </text:span><text:span text:style-name="T40">t</text:span><text:span text:style-name="T40">h</text:span><text:span text:style-name="T40">e</text:span><text:span text:style-name="T40"> </text:span><text:span text:style-name="T40">r</text:span><text:span text:style-name="T40">e</text:span><text:span text:style-name="T40">s</text:span><text:span text:style-name="T40">u</text:span><text:span text:style-name="T40">l</text:span><text:span text:style-name="T40">t</text:span><text:span text:style-name="T40">i</text:span><text:span text:style-name="T40">n</text:span><text:span text:style-name="T40">g</text:span><text:span text:style-name="T40"> </text:span><text:span text:style-name="T40">b</text:span><text:span text:style-name="T40">i</text:span><text:span text:style-name="T40">n</text:span><text:span text:style-name="T40">a</text:span><text:span text:style-name="T40">r</text:span><text:span text:style-name="T40">y</text:span><text:span text:style-name="T40">.</text:span><text:span text:style-name="T40"> </text:span><text:span text:style-name="T40">S</text:span><text:span text:style-name="T40">e</text:span><text:span text:style-name="T40">r</text:span><text:span text:style-name="T40">v</text:span><text:span text:style-name="T40">e</text:span><text:span text:style-name="T40">r</text:span><text:span text:style-name="T40">s</text:span><text:span text:style-name="T40"> </text:span><text:span text:style-name="T40">a</text:span><text:span text:style-name="T40">n</text:span><text:span text:style-name="T40">d</text:span><text:span text:style-name="T40"> </text:span><text:span text:style-name="T40">d</text:span><text:span text:style-name="T40">y</text:span><text:span text:style-name="T40">n</text:span><text:span text:style-name="T40">a</text:span><text:span text:style-name="T40">m</text:span><text:span text:style-name="T40">i</text:span><text:span text:style-name="T40">c</text:span><text:span text:style-name="T40"> </text:span><text:span text:style-name="T40">l</text:span><text:span text:style-name="T40">i</text:span><text:span text:style-name="T40">b</text:span><text:span text:style-name="T40">r</text:span><text:span text:style-name="T40">a</text:span><text:span text:style-name="T40">r</text:span><text:span text:style-name="T40">i</text:span><text:span text:style-name="T40">e</text:span><text:span text:style-name="T40">s</text:span><text:span text:style-name="T40"> </text:span><text:span text:style-name="T40">o</text:span><text:span text:style-name="T40">n</text:span><text:span text:style-name="T40"> </text:span><text:span text:style-name="T40">w</text:span><text:span text:style-name="T40">h</text:span><text:span text:style-name="T40">i</text:span><text:span text:style-name="T40">c</text:span><text:span text:style-name="T40">h</text:span><text:span text:style-name="T40"> </text:span><text:span text:style-name="T40">m</text:span><text:span text:style-name="T40">o</text:span><text:span text:style-name="T40">d</text:span><text:span text:style-name="T40">u</text:span><text:span text:style-name="T40">l</text:span><text:span text:style-name="T40">e</text:span><text:span text:style-name="T40"> </text:span><text:span text:style-name="T40">A</text:span><text:span text:style-name="T40"> </text:span><text:span text:style-name="T40">d</text:span><text:span text:style-name="T40">e</text:span><text:span text:style-name="T40">p</text:span><text:span text:style-name="T40">e</text:span><text:span text:style-name="T40">n</text:span><text:span text:style-name="T40">d</text:span><text:span text:style-name="T40">s</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a</text:span><text:span text:style-name="T40">v</text:span><text:span text:style-name="T40">a</text:span><text:span text:style-name="T40">i</text:span><text:span text:style-name="T40">l</text:span><text:span text:style-name="T40">a</text:span><text:span text:style-name="T40">b</text:span><text:span text:style-name="T40">l</text:span><text:span text:style-name="T40">e</text:span><text:span text:style-name="T40"> </text:span><text:span text:style-name="T40">a</text:span><text:span text:style-name="T40">t</text:span><text:span text:style-name="T40"> </text:span><text:span text:style-name="T40">r</text:span><text:span text:style-name="T40">u</text:span><text:span text:style-name="T40">n</text:span><text:span text:style-name="T40">t</text:span><text:span text:style-name="T40">i</text:span><text:span text:style-name="T40">m</text:span><text:span text:style-name="T40">e</text:span><text:span text:style-name="T40">,</text:span><text:span text:style-name="T40"> </text:span><text:span text:style-name="T40">c</text:span><text:span text:style-name="T40">o</text:span><text:span text:style-name="T40">n</text:span><text:span text:style-name="T40">n</text:span><text:span text:style-name="T40">e</text:span><text:span text:style-name="T40">c</text:span><text:span text:style-name="T40">t</text:span><text:span text:style-name="T40">i</text:span><text:span text:style-name="T40">o</text:span><text:span text:style-name="T40">n</text:span><text:span text:style-name="T40">s</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s</text:span><text:span text:style-name="T40">e</text:span><text:span text:style-name="T40">c</text:span><text:span text:style-name="T40">u</text:span><text:span text:style-name="T40">r</text:span><text:span text:style-name="T40">e</text:span><text:span text:style-name="T40">,</text:span><text:span text:style-name="T40"> </text:span><text:span text:style-name="T40">a</text:span><text:span text:style-name="T40">n</text:span><text:span text:style-name="T40">d</text:span><text:span text:style-name="T40"> </text:span><text:span text:style-name="T40">t</text:span><text:span text:style-name="T40">h</text:span><text:span text:style-name="T40">e</text:span><text:span text:style-name="T40"> </text:span><text:span text:style-name="T40">r</text:span><text:span text:style-name="T40">u</text:span><text:span text:style-name="T40">n</text:span><text:span text:style-name="T40">n</text:span><text:span text:style-name="T40">i</text:span><text:span text:style-name="T40">n</text:span><text:span text:style-name="T40">g</text:span><text:span text:style-name="T40"> </text:span><text:span text:style-name="T40">c</text:span><text:span text:style-name="T40">o</text:span><text:span text:style-name="T40">n</text:span><text:span text:style-name="T40">t</text:span><text:span text:style-name="T40">e</text:span><text:span text:style-name="T40">x</text:span><text:span text:style-name="T40">t</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i</text:span><text:span text:style-name="T40">s</text:span><text:span text:style-name="T40">o</text:span><text:span text:style-name="T40">l</text:span><text:span text:style-name="T40">a</text:span><text:span text:style-name="T40">t</text:span><text:span text:style-name="T40">e</text:span><text:span text:style-name="T40">d</text:span><text:span text:style-name="T40"> </text:span><text:span text:style-name="T40">f</text:span><text:span text:style-name="T40">r</text:span><text:span text:style-name="T40">o</text:span><text:span text:style-name="T40">m</text:span><text:span text:style-name="T40"> </text:span><text:span text:style-name="T40">p</text:span><text:span text:style-name="T40">a</text:span><text:span text:style-name="T40">r</text:span><text:span text:style-name="T40">t</text:span><text:span text:style-name="T40">s</text:span><text:span text:style-name="T40"> </text:span><text:span text:style-name="T40">w</text:span><text:span text:style-name="T40">i</text:span><text:span text:style-name="T40">t</text:span><text:span text:style-name="T40">h</text:span><text:span text:style-name="T40"> </text:span><text:span text:style-name="T40">a</text:span><text:span text:style-name="T40"> </text:span><text:span text:style-name="T40">l</text:span><text:span text:style-name="T40">o</text:span><text:span text:style-name="T40">w</text:span><text:span text:style-name="T40">e</text:span><text:span text:style-name="T40">r</text:span><text:span text:style-name="T40"> </text:span><text:span text:style-name="T40">s</text:span><text:span text:style-name="T40">e</text:span><text:span text:style-name="T40">c</text:span><text:span text:style-name="T40">u</text:span><text:span text:style-name="T40">r</text:span><text:span text:style-name="T40">i</text:span><text:span text:style-name="T40">t</text:span><text:span text:style-name="T40">y</text:span><text:span text:style-name="T40"> </text:span><text:span text:style-name="T40">l</text:span><text:span text:style-name="T40">e</text:span><text:span text:style-name="T40">v</text:span><text:span text:style-name="T40">e</text:span><text:span text:style-name="T40">l</text:span><text:span text:style-name="T40">.</text:span></text:p>
              </text:list-item>
              <text:list-item>
                <text:p text:style-name="P64"><text:span text:style-name="T41">A</text:span><text:span text:style-name="T41"> </text:span><text:span text:style-name="T42">p</text:span><text:span text:style-name="T42">e</text:span><text:span text:style-name="T42">r</text:span><text:span text:style-name="T42">f</text:span><text:span text:style-name="T42">o</text:span><text:span text:style-name="T42">r</text:span><text:span text:style-name="T42">m</text:span><text:span text:style-name="T42">a</text:span><text:span text:style-name="T42">n</text:span><text:span text:style-name="T42">t</text:span><text:span text:style-name="T41"> </text:span><text:span text:style-name="T41">s</text:span><text:span text:style-name="T41">y</text:span><text:span text:style-name="T41">s</text:span><text:span text:style-name="T41">t</text:span><text:span text:style-name="T41">e</text:span><text:span text:style-name="T41">m</text:span><text:span text:style-name="T41"> </text:span><text:span text:style-name="T41">c</text:span><text:span text:style-name="T41">o</text:span><text:span text:style-name="T41">m</text:span><text:span text:style-name="T41">p</text:span><text:span text:style-name="T41">o</text:span><text:span text:style-name="T41">s</text:span><text:span text:style-name="T41">e</text:span><text:span text:style-name="T41">d</text:span><text:span text:style-name="T41"> </text:span><text:span text:style-name="T41">o</text:span><text:span text:style-name="T41">f</text:span><text:span text:style-name="T41"> </text:span><text:span text:style-name="T41">a</text:span><text:span text:style-name="T41"> </text:span><text:span text:style-name="T41">s</text:span><text:span text:style-name="T41">e</text:span><text:span text:style-name="T41">t</text:span><text:span text:style-name="T41"> </text:span><text:span text:style-name="T41">o</text:span><text:span text:style-name="T41">f</text:span><text:span text:style-name="T41"> </text:span><text:span text:style-name="T41">m</text:span><text:span text:style-name="T41">o</text:span><text:span text:style-name="T41">d</text:span><text:span text:style-name="T41">u</text:span><text:span text:style-name="T41">l</text:span><text:span text:style-name="T41">e</text:span><text:span text:style-name="T41">s</text:span><text:span text:style-name="T41"> </text:span><text:span text:style-name="T41">{</text:span><text:span text:style-name="T41">A</text:span><text:span text:style-name="T43">i</text:span><text:span text:style-name="T41">}</text:span><text:span text:style-name="T41"> </text:span><text:span text:style-name="T41">n</text:span><text:span text:style-name="T41">e</text:span><text:span text:style-name="T41">e</text:span><text:span text:style-name="T41">d</text:span><text:span text:style-name="T41">s</text:span><text:span text:style-name="T41"> </text:span><text:span text:style-name="T41">e</text:span><text:span text:style-name="T41">f</text:span><text:span text:style-name="T41">f</text:span><text:span text:style-name="T41">i</text:span><text:span text:style-name="T41">c</text:span><text:span text:style-name="T41">i</text:span><text:span text:style-name="T41">e</text:span><text:span text:style-name="T41">n</text:span><text:span text:style-name="T41">t</text:span><text:span text:style-name="T41"> </text:span><text:span text:style-name="T41">i</text:span><text:span text:style-name="T41">m</text:span><text:span text:style-name="T41">p</text:span><text:span text:style-name="T41">l</text:span><text:span text:style-name="T41">e</text:span><text:span text:style-name="T41">m</text:span><text:span text:style-name="T41">e</text:span><text:span text:style-name="T41">n</text:span><text:span text:style-name="T41">t</text:span><text:span text:style-name="T41">a</text:span><text:span text:style-name="T41">t</text:span><text:span text:style-name="T41">i</text:span><text:span text:style-name="T41">o</text:span><text:span text:style-name="T41">n</text:span><text:span text:style-name="T41">,</text:span><text:span text:style-name="T41"> </text:span><text:span text:style-name="T41">w</text:span><text:span text:style-name="T41">h</text:span><text:span text:style-name="T41">i</text:span><text:span text:style-name="T41">c</text:span><text:span text:style-name="T41">h</text:span><text:span text:style-name="T41"> </text:span><text:span text:style-name="T41">a</text:span><text:span text:style-name="T41">l</text:span><text:span text:style-name="T41">s</text:span><text:span text:style-name="T41">o</text:span><text:span text:style-name="T41"> </text:span><text:span text:style-name="T41">a</text:span><text:span text:style-name="T41">p</text:span><text:span text:style-name="T41">p</text:span><text:span text:style-name="T41">l</text:span><text:span text:style-name="T41">i</text:span><text:span text:style-name="T41">e</text:span><text:span text:style-name="T41">s</text:span><text:span text:style-name="T41"> </text:span><text:span text:style-name="T41">t</text:span><text:span text:style-name="T41">o</text:span><text:span text:style-name="T41"> </text:span><text:span text:style-name="T41">a</text:span><text:span text:style-name="T41">l</text:span><text:span text:style-name="T41">l</text:span><text:span text:style-name="T41"> </text:span><text:span text:style-name="T41">l</text:span><text:span text:style-name="T41">o</text:span><text:span text:style-name="T41">c</text:span><text:span text:style-name="T41">a</text:span><text:span text:style-name="T41">l</text:span><text:span text:style-name="T41"> </text:span><text:span text:style-name="T41">l</text:span><text:span text:style-name="T41">i</text:span><text:span text:style-name="T41">b</text:span><text:span text:style-name="T41">r</text:span><text:span text:style-name="T41">a</text:span><text:span text:style-name="T41">r</text:span><text:span text:style-name="T41">i</text:span><text:span text:style-name="T41">e</text:span><text:span text:style-name="T41">s</text:span><text:span text:style-name="T41"> </text:span><text:span text:style-name="T41">a</text:span><text:span text:style-name="T41">n</text:span><text:span text:style-name="T41">d</text:span><text:span text:style-name="T41"> </text:span><text:span text:style-name="T41">r</text:span><text:span text:style-name="T41">e</text:span><text:span text:style-name="T41">m</text:span><text:span text:style-name="T41">o</text:span><text:span text:style-name="T41">t</text:span><text:span text:style-name="T41">e</text:span><text:span text:style-name="T41"> </text:span><text:span text:style-name="T41">c</text:span><text:span text:style-name="T41">o</text:span><text:span text:style-name="T41">n</text:span><text:span text:style-name="T41">t</text:span><text:span text:style-name="T41">r</text:span><text:span text:style-name="T41">i</text:span><text:span text:style-name="T41">b</text:span><text:span text:style-name="T41">u</text:span><text:span text:style-name="T41">t</text:span><text:span text:style-name="T41">o</text:span><text:span text:style-name="T41">r</text:span><text:span text:style-name="T41">s</text:span><text:span text:style-name="T41">.</text:span><text:span text:style-name="T41"> </text:span><text:span text:style-name="T41">T</text:span><text:span text:style-name="T41">h</text:span><text:span text:style-name="T41">e</text:span><text:span text:style-name="T41"> </text:span><text:span text:style-name="T41">l</text:span><text:span text:style-name="T41">a</text:span><text:span text:style-name="T41">t</text:span><text:span text:style-name="T41">t</text:span><text:span text:style-name="T41">e</text:span><text:span text:style-name="T41">r</text:span><text:span text:style-name="T41"> </text:span><text:span text:style-name="T41">m</text:span><text:span text:style-name="T41">u</text:span><text:span text:style-name="T41">s</text:span><text:span text:style-name="T41">t</text:span><text:span text:style-name="T41"> </text:span><text:span text:style-name="T41">b</text:span><text:span text:style-name="T41">e</text:span><text:span text:style-name="T41"> </text:span><text:span text:style-name="T41">a</text:span><text:span text:style-name="T41">v</text:span><text:span text:style-name="T41">a</text:span><text:span text:style-name="T41">i</text:span><text:span text:style-name="T41">l</text:span><text:span text:style-name="T41">a</text:span><text:span text:style-name="T41">b</text:span><text:span text:style-name="T41">l</text:span><text:span text:style-name="T41">e</text:span><text:span text:style-name="T41"> </text:span><text:span text:style-name="T41">a</text:span><text:span text:style-name="T41">t</text:span><text:span text:style-name="T41"> </text:span><text:span text:style-name="T41">r</text:span><text:span text:style-name="T41">u</text:span><text:span text:style-name="T41">n</text:span><text:span text:style-name="T41">t</text:span><text:span text:style-name="T41">i</text:span><text:span text:style-name="T41">m</text:span><text:span text:style-name="T41">e</text:span><text:span text:style-name="T41"> </text:span><text:span text:style-name="T41">v</text:span><text:span text:style-name="T41">i</text:span><text:span text:style-name="T41">a</text:span><text:span text:style-name="T41"> </text:span><text:span text:style-name="T41">a</text:span><text:span text:style-name="T41"> </text:span><text:span text:style-name="T41">p</text:span><text:span text:style-name="T41">e</text:span><text:span text:style-name="T41">r</text:span><text:span text:style-name="T41">f</text:span><text:span text:style-name="T41">o</text:span><text:span text:style-name="T41">r</text:span><text:span text:style-name="T41">m</text:span><text:span text:style-name="T41">a</text:span><text:span text:style-name="T41">n</text:span><text:span text:style-name="T41">t</text:span><text:span text:style-name="T41"> </text:span><text:span text:style-name="T41">c</text:span><text:span text:style-name="T41">o</text:span><text:span text:style-name="T41">n</text:span><text:span text:style-name="T41">n</text:span><text:span text:style-name="T41">e</text:span><text:span text:style-name="T41">c</text:span><text:span text:style-name="T41">t</text:span><text:span text:style-name="T41">i</text:span><text:span text:style-name="T41">o</text:span><text:span text:style-name="T41">n</text:span><text:span text:style-name="T41">,</text:span><text:span text:style-name="T41"> </text:span><text:span text:style-name="T41">a</text:span><text:span text:style-name="T41">n</text:span><text:span text:style-name="T41">d</text:span><text:span text:style-name="T41"> </text:span><text:span text:style-name="T41">t</text:span><text:span text:style-name="T41">h</text:span><text:span text:style-name="T41">e</text:span><text:span text:style-name="T41"> </text:span><text:span text:style-name="T41">r</text:span><text:span text:style-name="T41">u</text:span><text:span text:style-name="T41">n</text:span><text:span text:style-name="T41">n</text:span><text:span text:style-name="T41">i</text:span><text:span text:style-name="T41">n</text:span><text:span text:style-name="T41">g</text:span><text:span text:style-name="T41"> </text:span><text:span text:style-name="T41">c</text:span><text:span text:style-name="T41">o</text:span><text:span text:style-name="T41">n</text:span><text:span text:style-name="T41">t</text:span><text:span text:style-name="T41">e</text:span><text:span text:style-name="T41">x</text:span><text:span text:style-name="T41">t</text:span><text:span text:style-name="T41"> </text:span><text:span text:style-name="T41">m</text:span><text:span text:style-name="T41">u</text:span><text:span text:style-name="T41">s</text:span><text:span text:style-name="T41">t</text:span><text:span text:style-name="T41"> </text:span><text:span text:style-name="T41">e</text:span><text:span text:style-name="T41">n</text:span><text:span text:style-name="T41">s</text:span><text:span text:style-name="T41">u</text:span><text:span text:style-name="T41">r</text:span><text:span text:style-name="T41">e</text:span><text:span text:style-name="T41"> </text:span><text:span text:style-name="T41">s</text:span><text:span text:style-name="T41">u</text:span><text:span text:style-name="T41">f</text:span><text:span text:style-name="T41">f</text:span><text:span text:style-name="T41">i</text:span><text:span text:style-name="T41">c</text:span><text:span text:style-name="T41">i</text:span><text:span text:style-name="T41">e</text:span><text:span text:style-name="T41">n</text:span><text:span text:style-name="T41">t</text:span><text:span text:style-name="T41"> </text:span><text:span text:style-name="T41">r</text:span><text:span text:style-name="T41">e</text:span><text:span text:style-name="T41">s</text:span><text:span text:style-name="T41">o</text:span><text:span text:style-name="T41">u</text:span><text:span text:style-name="T41">r</text:span><text:span text:style-name="T41">c</text:span><text:span text:style-name="T41">e</text:span><text:span text:style-name="T41">s</text:span><text:span text:style-name="T41">.</text:span></text:p>
              </text:list-item>
              <text:list-item>
                <text:p text:style-name="P64"><text:span text:style-name="T41">L</text:span><text:span text:style-name="T41">i</text:span><text:span text:style-name="T41">k</text:span><text:span text:style-name="T41">e</text:span><text:span text:style-name="T41"> </text:span><text:span text:style-name="T41">a</text:span><text:span text:style-name="T41"> </text:span><text:span text:style-name="T41">p</text:span><text:span text:style-name="T41">e</text:span><text:span text:style-name="T41">r</text:span><text:span text:style-name="T41">f</text:span><text:span text:style-name="T41">o</text:span><text:span text:style-name="T41">r</text:span><text:span text:style-name="T41">m</text:span><text:span text:style-name="T41">a</text:span><text:span text:style-name="T41">n</text:span><text:span text:style-name="T41">t</text:span><text:span text:style-name="T41"> </text:span><text:span text:style-name="T41">s</text:span><text:span text:style-name="T41">y</text:span><text:span text:style-name="T41">s</text:span><text:span text:style-name="T41">t</text:span><text:span text:style-name="T41">e</text:span><text:span text:style-name="T41">m</text:span><text:span text:style-name="T41">,</text:span><text:span text:style-name="T41"> </text:span><text:span text:style-name="T41">a</text:span><text:span text:style-name="T41"> </text:span><text:span text:style-name="T42">c</text:span><text:span text:style-name="T42">o</text:span><text:span text:style-name="T42">m</text:span><text:span text:style-name="T42">p</text:span><text:span text:style-name="T42">a</text:span><text:span text:style-name="T42">t</text:span><text:span text:style-name="T42">i</text:span><text:span text:style-name="T42">b</text:span><text:span text:style-name="T42">l</text:span><text:span text:style-name="T42">e</text:span><text:span text:style-name="T41"> </text:span><text:span text:style-name="T41">s</text:span><text:span text:style-name="T41">y</text:span><text:span text:style-name="T41">s</text:span><text:span text:style-name="T41">t</text:span><text:span text:style-name="T41">e</text:span><text:span text:style-name="T41">m</text:span><text:span text:style-name="T41"> </text:span><text:span text:style-name="T41">h</text:span><text:span text:style-name="T41">a</text:span><text:span text:style-name="T41">s</text:span><text:span text:style-name="T41"> </text:span><text:span text:style-name="T41">t</text:span><text:span text:style-name="T41">o</text:span><text:span text:style-name="T41"> </text:span><text:span text:style-name="T41">e</text:span><text:span text:style-name="T41">n</text:span><text:span text:style-name="T41">s</text:span><text:span text:style-name="T41">u</text:span><text:span text:style-name="T41">r</text:span><text:span text:style-name="T41">e</text:span><text:span text:style-name="T41"> </text:span><text:span text:style-name="T41">t</text:span><text:span text:style-name="T41">h</text:span><text:span text:style-name="T41">e</text:span><text:span text:style-name="T41"> </text:span><text:span text:style-name="T41">r</text:span><text:span text:style-name="T41">e</text:span><text:span text:style-name="T41">a</text:span><text:span text:style-name="T41">s</text:span><text:span text:style-name="T41">o</text:span><text:span text:style-name="T41">n</text:span><text:span text:style-name="T41">a</text:span><text:span text:style-name="T41">b</text:span><text:span text:style-name="T41">l</text:span><text:span text:style-name="T41">e</text:span><text:span text:style-name="T41"> </text:span><text:span text:style-name="T41">u</text:span><text:span text:style-name="T41">s</text:span><text:span text:style-name="T41">e</text:span><text:span text:style-name="T41"> </text:span><text:span text:style-name="T41">o</text:span><text:span text:style-name="T41">f</text:span><text:span text:style-name="T41"> </text:span><text:span text:style-name="T41">s</text:span><text:span text:style-name="T41">h</text:span><text:span text:style-name="T41">a</text:span><text:span text:style-name="T41">r</text:span><text:span text:style-name="T41">e</text:span><text:span text:style-name="T41">d</text:span><text:span text:style-name="T41"> </text:span><text:span text:style-name="T41">r</text:span><text:span text:style-name="T41">e</text:span><text:span text:style-name="T41">s</text:span><text:span text:style-name="T41">o</text:span><text:span text:style-name="T41">u</text:span><text:span text:style-name="T41">r</text:span><text:span text:style-name="T41">c</text:span><text:span text:style-name="T41">e</text:span><text:span text:style-name="T41">s</text:span><text:span text:style-name="T41"> </text:span><text:span text:style-name="T41">i</text:span><text:span text:style-name="T41">n</text:span><text:span text:style-name="T41"> </text:span><text:span text:style-name="T41">a</text:span><text:span text:style-name="T41">l</text:span><text:span text:style-name="T41">l</text:span><text:span text:style-name="T41"> </text:span><text:span text:style-name="T41">p</text:span><text:span text:style-name="T41">h</text:span><text:span text:style-name="T41">a</text:span><text:span text:style-name="T41">s</text:span><text:span text:style-name="T41">e</text:span><text:span text:style-name="T41">s</text:span><text:span text:style-name="T41"> </text:span><text:span text:style-name="T41">a</text:span><text:span text:style-name="T41">l</text:span><text:span text:style-name="T41">o</text:span><text:span text:style-name="T41">n</text:span><text:span text:style-name="T41">g</text:span><text:span text:style-name="T41"> </text:span><text:span text:style-name="T41">t</text:span><text:span text:style-name="T41">h</text:span><text:span text:style-name="T41">e</text:span><text:span text:style-name="T41"> </text:span><text:span text:style-name="T41">y</text:span><text:span text:style-name="T41">-</text:span><text:span text:style-name="T41">a</text:span><text:span text:style-name="T41">x</text:span><text:span text:style-name="T41">i</text:span><text:span text:style-name="T41">s</text:span><text:span text:style-name="T41"> </text:span><text:span text:style-name="T41">t</text:span><text:span text:style-name="T41">o</text:span><text:span text:style-name="T41"> </text:span><text:span text:style-name="T41">m</text:span><text:span text:style-name="T41">a</text:span><text:span text:style-name="T41">k</text:span><text:span text:style-name="T41">e</text:span><text:span text:style-name="T41"> </text:span><text:span text:style-name="T41">c</text:span><text:span text:style-name="T41">o</text:span><text:span text:style-name="T41">-</text:span><text:span text:style-name="T41">e</text:span><text:span text:style-name="T41">x</text:span><text:span text:style-name="T41">i</text:span><text:span text:style-name="T41">s</text:span><text:span text:style-name="T41">t</text:span><text:span text:style-name="T41">e</text:span><text:span text:style-name="T41">n</text:span><text:span text:style-name="T41">c</text:span><text:span text:style-name="T41">e</text:span><text:span text:style-name="T41"> </text:span><text:span text:style-name="T41">p</text:span><text:span text:style-name="T41">o</text:span><text:span text:style-name="T41">s</text:span><text:span text:style-name="T41">s</text:span><text:span text:style-name="T41">i</text:span><text:span text:style-name="T41">b</text:span><text:span text:style-name="T41">l</text:span><text:span text:style-name="T41">e</text:span><text:span text:style-name="T41">.</text:span></text:p>
              </text:list-item>
              <text:list-item>
                <text:p text:style-name="P64"><text:span text:style-name="T40">­</text:span><text:span text:style-name="T42">P</text:span><text:span text:style-name="T42">o</text:span><text:span text:style-name="T42">r</text:span><text:span text:style-name="T42">t</text:span><text:span text:style-name="T42">a</text:span><text:span text:style-name="T42">b</text:span><text:span text:style-name="T42">i</text:span><text:span text:style-name="T42">l</text:span><text:span text:style-name="T42">i</text:span><text:span text:style-name="T42">t</text:span><text:span text:style-name="T42">y</text:span><text:span text:style-name="T40"> </text:span><text:span text:style-name="T40">c</text:span><text:span text:style-name="T40">o</text:span><text:span text:style-name="T40">n</text:span><text:span text:style-name="T40">s</text:span><text:span text:style-name="T40">i</text:span><text:span text:style-name="T40">d</text:span><text:span text:style-name="T40">e</text:span><text:span text:style-name="T40">r</text:span><text:span text:style-name="T40">a</text:span><text:span text:style-name="T40">t</text:span><text:span text:style-name="T40">i</text:span><text:span text:style-name="T40">o</text:span><text:span text:style-name="T40">n</text:span><text:span text:style-name="T40">s</text:span><text:span text:style-name="T40"> </text:span><text:span text:style-name="T40">a</text:span><text:span text:style-name="T40">r</text:span><text:span text:style-name="T40">e</text:span><text:span text:style-name="T40"> </text:span><text:span text:style-name="T40">a</text:span><text:span text:style-name="T40">l</text:span><text:span text:style-name="T40">r</text:span><text:span text:style-name="T40">e</text:span><text:span text:style-name="T40">a</text:span><text:span text:style-name="T40">d</text:span><text:span text:style-name="T40">y</text:span><text:span text:style-name="T40"> </text:span><text:span text:style-name="T40">e</text:span><text:span text:style-name="T40">m</text:span><text:span text:style-name="T40">b</text:span><text:span text:style-name="T40">e</text:span><text:span text:style-name="T40">d</text:span><text:span text:style-name="T40">d</text:span><text:span text:style-name="T40">e</text:span><text:span text:style-name="T40">d</text:span><text:span text:style-name="T40"> </text:span><text:span text:style-name="T40">i</text:span><text:span text:style-name="T40">n</text:span><text:span text:style-name="T40"> </text:span><text:span text:style-name="T40">d</text:span><text:span text:style-name="T40">e</text:span><text:span text:style-name="T40">c</text:span><text:span text:style-name="T40">i</text:span><text:span text:style-name="T40">s</text:span><text:span text:style-name="T40">i</text:span><text:span text:style-name="T40">o</text:span><text:span text:style-name="T40">n</text:span><text:span text:style-name="T40">s</text:span><text:span text:style-name="T40"> </text:span><text:span text:style-name="T40">r</text:span><text:span text:style-name="T40">e</text:span><text:span text:style-name="T40">l</text:span><text:span text:style-name="T40">a</text:span><text:span text:style-name="T40">t</text:span><text:span text:style-name="T40">e</text:span><text:span text:style-name="T40">d</text:span><text:span text:style-name="T40"> </text:span><text:span text:style-name="T40">t</text:span><text:span text:style-name="T40">o</text:span><text:span text:style-name="T40"> </text:span><text:span text:style-name="T40">t</text:span><text:span text:style-name="T40">h</text:span><text:span text:style-name="T40">e</text:span><text:span text:style-name="T40"> </text:span><text:span text:style-name="T40">p</text:span><text:span text:style-name="T40">r</text:span><text:span text:style-name="T40">o</text:span><text:span text:style-name="T40">g</text:span><text:span text:style-name="T40">r</text:span><text:span text:style-name="T40">a</text:span><text:span text:style-name="T40">m</text:span><text:span text:style-name="T40">m</text:span><text:span text:style-name="T40">i</text:span><text:span text:style-name="T40">n</text:span><text:span text:style-name="T40">g</text:span><text:span text:style-name="T40"> </text:span><text:span text:style-name="T40">l</text:span><text:span text:style-name="T40">a</text:span><text:span text:style-name="T40">n</text:span><text:span text:style-name="T40">g</text:span><text:span text:style-name="T40">u</text:span><text:span text:style-name="T40">a</text:span><text:span text:style-name="T40">g</text:span><text:span text:style-name="T40">e</text:span><text:span text:style-name="T40"> </text:span><text:span text:style-name="T40">a</text:span><text:span text:style-name="T40">n</text:span><text:span text:style-name="T40">d</text:span><text:span text:style-name="T40"> </text:span><text:span text:style-name="T40">t</text:span><text:span text:style-name="T40">h</text:span><text:span text:style-name="T40">e</text:span><text:span text:style-name="T40"> </text:span><text:span text:style-name="T40">c</text:span><text:span text:style-name="T40">h</text:span><text:span text:style-name="T40">o</text:span><text:span text:style-name="T40">i</text:span><text:span text:style-name="T40">c</text:span><text:span text:style-name="T40">e</text:span><text:span text:style-name="T40"> </text:span><text:span text:style-name="T40">o</text:span><text:span text:style-name="T40">f</text:span><text:span text:style-name="T40"> </text:span><text:span text:style-name="T40">a</text:span><text:span text:style-name="T40"> </text:span><text:span text:style-name="T40">c</text:span><text:span text:style-name="T40">o</text:span><text:span text:style-name="T40">m</text:span><text:span text:style-name="T40">p</text:span><text:span text:style-name="T40">a</text:span><text:span text:style-name="T40">t</text:span><text:span text:style-name="T40">i</text:span><text:span text:style-name="T40">b</text:span><text:span text:style-name="T40">l</text:span><text:span text:style-name="T40">e</text:span><text:span text:style-name="T40"> </text:span><text:span text:style-name="T40">b</text:span><text:span text:style-name="T40">u</text:span><text:span text:style-name="T40">i</text:span><text:span text:style-name="T40">l</text:span><text:span text:style-name="T40">d</text:span><text:span text:style-name="T40"> </text:span><text:span text:style-name="T40">t</text:span><text:span text:style-name="T40">o</text:span><text:span text:style-name="T40">o</text:span><text:span text:style-name="T40">l</text:span><text:span text:style-name="T40">c</text:span><text:span text:style-name="T40">h</text:span><text:span text:style-name="T40">a</text:span><text:span text:style-name="T40">i</text:span><text:span text:style-name="T40">n</text:span><text:span text:style-name="T40">.</text:span><text:span text:style-name="T40"> </text:span><text:span text:style-name="T40">A</text:span><text:span text:style-name="T40">d</text:span><text:span text:style-name="T40">d</text:span><text:span text:style-name="T40">i</text:span><text:span text:style-name="T40">t</text:span><text:span text:style-name="T40">i</text:span><text:span text:style-name="T40">o</text:span><text:span text:style-name="T40">n</text:span><text:span text:style-name="T40">a</text:span><text:span text:style-name="T40">l</text:span><text:span text:style-name="T40">l</text:span><text:span text:style-name="T40">y</text:span><text:span text:style-name="T40">,</text:span><text:span text:style-name="T40"> </text:span><text:span text:style-name="T40">d</text:span><text:span text:style-name="T40">y</text:span><text:span text:style-name="T40">n</text:span><text:span text:style-name="T40">a</text:span><text:span text:style-name="T40">m</text:span><text:span text:style-name="T40">i</text:span><text:span text:style-name="T40">c</text:span><text:span text:style-name="T40"> </text:span><text:span text:style-name="T40">l</text:span><text:span text:style-name="T40">i</text:span><text:span text:style-name="T40">b</text:span><text:span text:style-name="T40">r</text:span><text:span text:style-name="T40">a</text:span><text:span text:style-name="T40">r</text:span><text:span text:style-name="T40">i</text:span><text:span text:style-name="T40">e</text:span><text:span text:style-name="T40">s</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a</text:span><text:span text:style-name="T40">v</text:span><text:span text:style-name="T40">a</text:span><text:span text:style-name="T40">i</text:span><text:span text:style-name="T40">l</text:span><text:span text:style-name="T40">a</text:span><text:span text:style-name="T40">b</text:span><text:span text:style-name="T40">l</text:span><text:span text:style-name="T40">e</text:span><text:span text:style-name="T40"> </text:span><text:span text:style-name="T40">i</text:span><text:span text:style-name="T40">n</text:span><text:span text:style-name="T40"> </text:span><text:span text:style-name="T40">a</text:span><text:span text:style-name="T40"> </text:span><text:span text:style-name="T40">c</text:span><text:span text:style-name="T40">o</text:span><text:span text:style-name="T40">m</text:span><text:span text:style-name="T40">p</text:span><text:span text:style-name="T40">a</text:span><text:span text:style-name="T40">t</text:span><text:span text:style-name="T40">i</text:span><text:span text:style-name="T40">b</text:span><text:span text:style-name="T40">l</text:span><text:span text:style-name="T40">e</text:span><text:span text:style-name="T40"> </text:span><text:span text:style-name="T40">v</text:span><text:span text:style-name="T40">a</text:span><text:span text:style-name="T40">r</text:span><text:span text:style-name="T40">i</text:span><text:span text:style-name="T40">a</text:span><text:span text:style-name="T40">n</text:span><text:span text:style-name="T40">t</text:span><text:span text:style-name="T40">/</text:span><text:span text:style-name="T40">v</text:span><text:span text:style-name="T40">e</text:span><text:span text:style-name="T40">r</text:span><text:span text:style-name="T40">s</text:span><text:span text:style-name="T40">i</text:span><text:span text:style-name="T40">o</text:span><text:span text:style-name="T40">n</text:span><text:span text:style-name="T40">,</text:span><text:span text:style-name="T40"> </text:span><text:span text:style-name="T40">a</text:span><text:span text:style-name="T40">n</text:span><text:span text:style-name="T40">d</text:span><text:span text:style-name="T40"> </text:span><text:span text:style-name="T40">f</text:span><text:span text:style-name="T40">a</text:span><text:span text:style-name="T40">c</text:span><text:span text:style-name="T40">t</text:span><text:span text:style-name="T40">o</text:span><text:span text:style-name="T40">r</text:span><text:span text:style-name="T40">s</text:span><text:span text:style-name="T40"> </text:span><text:span text:style-name="T40">s</text:span><text:span text:style-name="T40">u</text:span><text:span text:style-name="T40">c</text:span><text:span text:style-name="T40">h</text:span><text:span text:style-name="T40"> </text:span><text:span text:style-name="T40">a</text:span><text:span text:style-name="T40">s</text:span><text:span text:style-name="T40"> </text:span><text:span text:style-name="T40">e</text:span><text:span text:style-name="T40">n</text:span><text:span text:style-name="T40">d</text:span><text:span text:style-name="T40">i</text:span><text:span text:style-name="T40">a</text:span><text:span text:style-name="T40">n</text:span><text:span text:style-name="T40">n</text:span><text:span text:style-name="T40">e</text:span><text:span text:style-name="T40">s</text:span><text:span text:style-name="T40">s</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a</text:span><text:span text:style-name="T40">d</text:span><text:span text:style-name="T40">d</text:span><text:span text:style-name="T40">r</text:span><text:span text:style-name="T40">e</text:span><text:span text:style-name="T40">s</text:span><text:span text:style-name="T40">s</text:span><text:span text:style-name="T40">e</text:span><text:span text:style-name="T40">d</text:span><text:span text:style-name="T40"> </text:span><text:span text:style-name="T40">w</text:span><text:span text:style-name="T40">h</text:span><text:span text:style-name="T40">e</text:span><text:span text:style-name="T40">n</text:span><text:span text:style-name="T40"> </text:span><text:span text:style-name="T40">c</text:span><text:span text:style-name="T40">o</text:span><text:span text:style-name="T40">m</text:span><text:span text:style-name="T40">m</text:span><text:span text:style-name="T40">u</text:span><text:span text:style-name="T40">n</text:span><text:span text:style-name="T40">i</text:span><text:span text:style-name="T40">c</text:span><text:span text:style-name="T40">a</text:span><text:span text:style-name="T40">t</text:span><text:span text:style-name="T40">i</text:span><text:span text:style-name="T40">n</text:span><text:span text:style-name="T40">g</text:span><text:span text:style-name="T40"> </text:span><text:span text:style-name="T40">r</text:span><text:span text:style-name="T40">e</text:span><text:span text:style-name="T40">m</text:span><text:span text:style-name="T40">o</text:span><text:span text:style-name="T40">t</text:span><text:span text:style-name="T40">e</text:span><text:span text:style-name="T40">l</text:span><text:span text:style-name="T40">y</text:span><text:span text:style-name="T40">.</text:span><text:span text:style-name="T40"> </text:span><text:span text:style-name="T40">A</text:span><text:span text:style-name="T40">s</text:span><text:span text:style-name="T40"> </text:span><text:span text:style-name="T40">s</text:span><text:span text:style-name="T40">o</text:span><text:span text:style-name="T40">o</text:span><text:span text:style-name="T40">n</text:span><text:span text:style-name="T40"> </text:span><text:span text:style-name="T40">a</text:span><text:span text:style-name="T40">s</text:span><text:span text:style-name="T40"> </text:span><text:span text:style-name="T40">t</text:span><text:span text:style-name="T40">h</text:span><text:span text:style-name="T40">e</text:span><text:span text:style-name="T40"> </text:span><text:span text:style-name="T40">s</text:span><text:span text:style-name="T40">y</text:span><text:span text:style-name="T40">s</text:span><text:span text:style-name="T40">t</text:span><text:span text:style-name="T40">e</text:span><text:span text:style-name="T40">m</text:span><text:span text:style-name="T40"> </text:span><text:span text:style-name="T40">i</text:span><text:span text:style-name="T40">s</text:span><text:span text:style-name="T40"> </text:span><text:span text:style-name="T40">u</text:span><text:span text:style-name="T40">p</text:span><text:span text:style-name="T40"> </text:span><text:span text:style-name="T40">a</text:span><text:span text:style-name="T40">n</text:span><text:span text:style-name="T40">d</text:span><text:span text:style-name="T40"> </text:span><text:span text:style-name="T40">r</text:span><text:span text:style-name="T40">u</text:span><text:span text:style-name="T40">n</text:span><text:span text:style-name="T40">n</text:span><text:span text:style-name="T40">i</text:span><text:span text:style-name="T40">n</text:span><text:span text:style-name="T40">g</text:span><text:span text:style-name="T40">,</text:span><text:span text:style-name="T40"> </text:span><text:span text:style-name="T40">p</text:span><text:span text:style-name="T40">o</text:span><text:span text:style-name="T40">r</text:span><text:span text:style-name="T40">t</text:span><text:span text:style-name="T40">a</text:span><text:span text:style-name="T40">b</text:span><text:span text:style-name="T40">i</text:span><text:span text:style-name="T40">l</text:span><text:span text:style-name="T40">i</text:span><text:span text:style-name="T40">t</text:span><text:span text:style-name="T40">y</text:span><text:span text:style-name="T40"> </text:span><text:span text:style-name="T40">i</text:span><text:span text:style-name="T40">s</text:span><text:span text:style-name="T40"> </text:span><text:span text:style-name="T40">o</text:span><text:span text:style-name="T40">b</text:span><text:span text:style-name="T40">v</text:span><text:span text:style-name="T40">i</text:span><text:span text:style-name="T40">o</text:span><text:span text:style-name="T40">u</text:span><text:span text:style-name="T40">s</text:span><text:span text:style-name="T40">l</text:span><text:span text:style-name="T40">y</text:span><text:span text:style-name="T40"> </text:span><text:span text:style-name="T40">g</text:span><text:span text:style-name="T40">u</text:span><text:span text:style-name="T40">a</text:span><text:span text:style-name="T40">r</text:span><text:span text:style-name="T40">a</text:span><text:span text:style-name="T40">n</text:span><text:span text:style-name="T40">t</text:span><text:span text:style-name="T40">e</text:span><text:span text:style-name="T40">e</text:span><text:span text:style-name="T40">d</text:span><text:span text:style-name="T40">,</text:span><text:span text:style-name="T40"> </text:span><text:span text:style-name="T40">r</text:span><text:span text:style-name="T40">u</text:span><text:span text:style-name="T40">n</text:span><text:span text:style-name="T40">t</text:span><text:span text:style-name="T40">i</text:span><text:span text:style-name="T40">m</text:span><text:span text:style-name="T40">e</text:span><text:span text:style-name="T40"> </text:span><text:span text:style-name="T40">c</text:span><text:span text:style-name="T40">o</text:span><text:span text:style-name="T40">n</text:span><text:span text:style-name="T40">d</text:span><text:span text:style-name="T40">i</text:span><text:span text:style-name="T40">t</text:span><text:span text:style-name="T40">i</text:span><text:span text:style-name="T40">o</text:span><text:span text:style-name="T40">n</text:span><text:span text:style-name="T40">s</text:span><text:span text:style-name="T40"> </text:span><text:span text:style-name="T40">h</text:span><text:span text:style-name="T40">a</text:span><text:span text:style-name="T40">v</text:span><text:span text:style-name="T40">e</text:span><text:span text:style-name="T40"> </text:span><text:span text:style-name="T40">n</text:span><text:span text:style-name="T40">o</text:span><text:span text:style-name="T40"> </text:span><text:span text:style-name="T40">i</text:span><text:span text:style-name="T40">n</text:span><text:span text:style-name="T40">f</text:span><text:span text:style-name="T40">l</text:span><text:span text:style-name="T40">u</text:span><text:span text:style-name="T40">e</text:span><text:span text:style-name="T40">n</text:span><text:span text:style-name="T40">c</text:span><text:span text:style-name="T40">e</text:span><text:span text:style-name="T40"> </text:span><text:span text:style-name="T40">h</text:span><text:span text:style-name="T40">e</text:span><text:span text:style-name="T40">r</text:span><text:span text:style-name="T40">e</text:span><text:span text:style-name="T40">.</text:span></text:p>
              </text:list-item>
              <text:list-item>
                <text:p text:style-name="P64"><text:span text:style-name="T40">­</text:span><text:span text:style-name="T42">M</text:span><text:span text:style-name="T42">a</text:span><text:span text:style-name="T42">i</text:span><text:span text:style-name="T42">n</text:span><text:span text:style-name="T42">t</text:span><text:span text:style-name="T42">a</text:span><text:span text:style-name="T42">i</text:span><text:span text:style-name="T42">n</text:span><text:span text:style-name="T42">a</text:span><text:span text:style-name="T42">b</text:span><text:span text:style-name="T42">i</text:span><text:span text:style-name="T42">l</text:span><text:span text:style-name="T42">i</text:span><text:span text:style-name="T42">t</text:span><text:span text:style-name="T42">y</text:span><text:span text:style-name="T40"> </text:span><text:span text:style-name="T40">g</text:span><text:span text:style-name="T40">o</text:span><text:span text:style-name="T40">e</text:span><text:span text:style-name="T40">s</text:span><text:span text:style-name="T40"> </text:span><text:span text:style-name="T40">h</text:span><text:span text:style-name="T40">a</text:span><text:span text:style-name="T40">n</text:span><text:span text:style-name="T40">d</text:span><text:span text:style-name="T40"> </text:span><text:span text:style-name="T40">i</text:span><text:span text:style-name="T40">n</text:span><text:span text:style-name="T40"> </text:span><text:span text:style-name="T40">h</text:span><text:span text:style-name="T40">a</text:span><text:span text:style-name="T40">n</text:span><text:span text:style-name="T40">d</text:span><text:span text:style-name="T40"> </text:span><text:span text:style-name="T40">w</text:span><text:span text:style-name="T40">i</text:span><text:span text:style-name="T40">t</text:span><text:span text:style-name="T40">h</text:span><text:span text:style-name="T40"> </text:span><text:span text:style-name="T40">m</text:span><text:span text:style-name="T40">o</text:span><text:span text:style-name="T40">d</text:span><text:span text:style-name="T40">u</text:span><text:span text:style-name="T40">l</text:span><text:span text:style-name="T40">a</text:span><text:span text:style-name="T40">r</text:span><text:span text:style-name="T40">i</text:span><text:span text:style-name="T40">t</text:span><text:span text:style-name="T40">y</text:span><text:span text:style-name="T40">,</text:span><text:span text:style-name="T40"> </text:span><text:span text:style-name="T40">i</text:span><text:span text:style-name="T40">.</text:span><text:span text:style-name="T40">e</text:span><text:span text:style-name="T40">.</text:span><text:span text:style-name="T40">,</text:span><text:span text:style-name="T40"> </text:span><text:span text:style-name="T40">h</text:span><text:span text:style-name="T40">o</text:span><text:span text:style-name="T40">w</text:span><text:span text:style-name="T40"> </text:span><text:span text:style-name="T40">t</text:span><text:span text:style-name="T40">h</text:span><text:span text:style-name="T40">e</text:span><text:span text:style-name="T40"> </text:span><text:span text:style-name="T40">s</text:span><text:span text:style-name="T40">y</text:span><text:span text:style-name="T40">s</text:span><text:span text:style-name="T40">t</text:span><text:span text:style-name="T40">e</text:span><text:span text:style-name="T40">m</text:span><text:span text:style-name="T40"> </text:span><text:span text:style-name="T40">i</text:span><text:span text:style-name="T40">s</text:span><text:span text:style-name="T40"> </text:span><text:span text:style-name="T40">d</text:span><text:span text:style-name="T40">i</text:span><text:span text:style-name="T40">v</text:span><text:span text:style-name="T40">i</text:span><text:span text:style-name="T40">d</text:span><text:span text:style-name="T40">e</text:span><text:span text:style-name="T40">d</text:span><text:span text:style-name="T40"> </text:span><text:span text:style-name="T40">i</text:span><text:span text:style-name="T40">n</text:span><text:span text:style-name="T40">t</text:span><text:span text:style-name="T40">o</text:span><text:span text:style-name="T40"> </text:span><text:span text:style-name="T40">p</text:span><text:span text:style-name="T40">i</text:span><text:span text:style-name="T40">e</text:span><text:span text:style-name="T40">c</text:span><text:span text:style-name="T40">e</text:span><text:span text:style-name="T40">s</text:span><text:span text:style-name="T40"> </text:span><text:span text:style-name="T40">o</text:span><text:span text:style-name="T40">r</text:span><text:span text:style-name="T40"> </text:span><text:span text:style-name="T40">m</text:span><text:span text:style-name="T40">o</text:span><text:span text:style-name="T40">d</text:span><text:span text:style-name="T40">u</text:span><text:span text:style-name="T40">l</text:span><text:span text:style-name="T40">e</text:span><text:span text:style-name="T40">s</text:span><text:span text:style-name="T40">.</text:span><text:span text:style-name="T40"> </text:span><text:span text:style-name="T40">T</text:span><text:span text:style-name="T40">h</text:span><text:span text:style-name="T40">i</text:span><text:span text:style-name="T40">s</text:span><text:span text:style-name="T40"> </text:span><text:span text:style-name="T40">i</text:span><text:span text:style-name="T40">m</text:span><text:span text:style-name="T40">p</text:span><text:span text:style-name="T40">a</text:span><text:span text:style-name="T40">c</text:span><text:span text:style-name="T40">t</text:span><text:span text:style-name="T40"> </text:span><text:span text:style-name="T40">s</text:span><text:span text:style-name="T40">p</text:span><text:span text:style-name="T40">a</text:span><text:span text:style-name="T40">n</text:span><text:span text:style-name="T40">s</text:span><text:span text:style-name="T40"> </text:span><text:span text:style-name="T40">a</text:span><text:span text:style-name="T40">l</text:span><text:span text:style-name="T40">l</text:span><text:span text:style-name="T40"> </text:span><text:span text:style-name="T40">p</text:span><text:span text:style-name="T40">h</text:span><text:span text:style-name="T40">a</text:span><text:span text:style-name="T40">s</text:span><text:span text:style-name="T40">e</text:span><text:span text:style-name="T40">s</text:span><text:span text:style-name="T40">,</text:span><text:span text:style-name="T40"> </text:span><text:span text:style-name="T40">f</text:span><text:span text:style-name="T40">r</text:span><text:span text:style-name="T40">o</text:span><text:span text:style-name="T40">m</text:span><text:span text:style-name="T40"> </text:span><text:span text:style-name="T40">m</text:span><text:span text:style-name="T40">o</text:span><text:span text:style-name="T40">d</text:span><text:span text:style-name="T40">e</text:span><text:span text:style-name="T40">l</text:span><text:span text:style-name="T40"> </text:span><text:span text:style-name="T40">c</text:span><text:span text:style-name="T40">h</text:span><text:span text:style-name="T40">a</text:span><text:span text:style-name="T40">n</text:span><text:span text:style-name="T40">g</text:span><text:span text:style-name="T40">e</text:span><text:span text:style-name="T40"> </text:span><text:span text:style-name="T40">t</text:span><text:span text:style-name="T40">o</text:span><text:span text:style-name="T40"> </text:span><text:span text:style-name="T40">r</text:span><text:span text:style-name="T40">u</text:span><text:span text:style-name="T40">n</text:span><text:span text:style-name="T40">t</text:span><text:span text:style-name="T40">i</text:span><text:span text:style-name="T40">m</text:span><text:span text:style-name="T40">e</text:span><text:span text:style-name="T40"> </text:span><text:span text:style-name="T40">a</text:span><text:span text:style-name="T40">v</text:span><text:span text:style-name="T40">a</text:span><text:span text:style-name="T40">i</text:span><text:span text:style-name="T40">l</text:span><text:span text:style-name="T40">a</text:span><text:span text:style-name="T40">b</text:span><text:span text:style-name="T40">i</text:span><text:span text:style-name="T40">l</text:span><text:span text:style-name="T40">i</text:span><text:span text:style-name="T40">t</text:span><text:span text:style-name="T40">y</text:span><text:span text:style-name="T40"> </text:span><text:span text:style-name="T40">o</text:span><text:span text:style-name="T40">f</text:span><text:span text:style-name="T40"> </text:span><text:span text:style-name="T40">d</text:span><text:span text:style-name="T40">y</text:span><text:span text:style-name="T40">n</text:span><text:span text:style-name="T40">a</text:span><text:span text:style-name="T40">m</text:span><text:span text:style-name="T40">i</text:span><text:span text:style-name="T40">c</text:span><text:span text:style-name="T40"> </text:span><text:span text:style-name="T40">l</text:span><text:span text:style-name="T40">i</text:span><text:span text:style-name="T40">b</text:span><text:span text:style-name="T40">r</text:span><text:span text:style-name="T40">a</text:span><text:span text:style-name="T40">r</text:span><text:span text:style-name="T40">i</text:span><text:span text:style-name="T40">e</text:span><text:span text:style-name="T40">s</text:span><text:span text:style-name="T40"> </text:span><text:span text:style-name="T40">o</text:span><text:span text:style-name="T40">r</text:span><text:span text:style-name="T40"> </text:span><text:span text:style-name="T40">r</text:span><text:span text:style-name="T40">e</text:span><text:span text:style-name="T40">m</text:span><text:span text:style-name="T40">o</text:span><text:span text:style-name="T40">t</text:span><text:span text:style-name="T40">e</text:span><text:span text:style-name="T40"> </text:span><text:span text:style-name="T40">s</text:span><text:span text:style-name="T40">e</text:span><text:span text:style-name="T40">r</text:span><text:span text:style-name="T40">v</text:span><text:span text:style-name="T40">e</text:span><text:span text:style-name="T40">r</text:span><text:span text:style-name="T40">s</text:span><text:span text:style-name="T40">.</text:span><text:span text:style-name="T40"> </text:span><text:span text:style-name="T40">I</text:span><text:span text:style-name="T40">n</text:span><text:span text:style-name="T40"> </text:span><text:span text:style-name="T40">g</text:span><text:span text:style-name="T40">e</text:span><text:span text:style-name="T40">n</text:span><text:span text:style-name="T40">e</text:span><text:span text:style-name="T40">r</text:span><text:span text:style-name="T40">a</text:span><text:span text:style-name="T40">l</text:span><text:span text:style-name="T40">,</text:span><text:span text:style-name="T40"> </text:span><text:span text:style-name="T40">m</text:span><text:span text:style-name="T40">a</text:span><text:span text:style-name="T40">i</text:span><text:span text:style-name="T40">n</text:span><text:span text:style-name="T40">t</text:span><text:span text:style-name="T40">a</text:span><text:span text:style-name="T40">i</text:span><text:span text:style-name="T40">n</text:span><text:span text:style-name="T40">a</text:span><text:span text:style-name="T40">b</text:span><text:span text:style-name="T40">i</text:span><text:span text:style-name="T40">l</text:span><text:span text:style-name="T40">i</text:span><text:span text:style-name="T40">t</text:span><text:span text:style-name="T40">y</text:span><text:span text:style-name="T40"> </text:span><text:span text:style-name="T40">m</text:span><text:span text:style-name="T40">u</text:span><text:span text:style-name="T40">s</text:span><text:span text:style-name="T40">t</text:span><text:span text:style-name="T40"> </text:span><text:span text:style-name="T40">b</text:span><text:span text:style-name="T40">e</text:span><text:span text:style-name="T40"> </text:span><text:span text:style-name="T40">a</text:span><text:span text:style-name="T40"> </text:span><text:span text:style-name="T40">p</text:span><text:span text:style-name="T40">a</text:span><text:span text:style-name="T40">r</text:span><text:span text:style-name="T40">t</text:span><text:span text:style-name="T40"> </text:span><text:span text:style-name="T40">o</text:span><text:span text:style-name="T40">f</text:span><text:span text:style-name="T40"> </text:span><text:span text:style-name="T40">t</text:span><text:span text:style-name="T40">h</text:span><text:span text:style-name="T40">e</text:span><text:span text:style-name="T40"> </text:span><text:span text:style-name="T40">i</text:span><text:span text:style-name="T40">n</text:span><text:span text:style-name="T40">i</text:span><text:span text:style-name="T40">t</text:span><text:span text:style-name="T40">i</text:span><text:span text:style-name="T40">a</text:span><text:span text:style-name="T40">l</text:span><text:span text:style-name="T40"> </text:span><text:span text:style-name="T40">d</text:span><text:span text:style-name="T40">e</text:span><text:span text:style-name="T40">s</text:span><text:span text:style-name="T40">i</text:span><text:span text:style-name="T40">g</text:span><text:span text:style-name="T40">n</text:span><text:span text:style-name="T40">;</text:span><text:span text:style-name="T40"> </text:span><text:span text:style-name="T40">i</text:span><text:span text:style-name="T40">t</text:span><text:span text:style-name="T40"> </text:span><text:span text:style-name="T40">i</text:span><text:span text:style-name="T40">s</text:span><text:span text:style-name="T40"> </text:span><text:span text:style-name="T40">n</text:span><text:span text:style-name="T40">o</text:span><text:span text:style-name="T40">t</text:span><text:span text:style-name="T40"> </text:span><text:span text:style-name="T40">s</text:span><text:span text:style-name="T40">o</text:span><text:span text:style-name="T40">m</text:span><text:span text:style-name="T40">e</text:span><text:span text:style-name="T40">t</text:span><text:span text:style-name="T40">h</text:span><text:span text:style-name="T40">i</text:span><text:span text:style-name="T40">n</text:span><text:span text:style-name="T40">g</text:span><text:span text:style-name="T40"> </text:span><text:span text:style-name="T40">i</text:span><text:span text:style-name="T40">n</text:span><text:span text:style-name="T40">d</text:span><text:span text:style-name="T40">u</text:span><text:span text:style-name="T40">c</text:span><text:span text:style-name="T40">e</text:span><text:span text:style-name="T40">d</text:span><text:span text:style-name="T40"> </text:span><text:span text:style-name="T40">f</text:span><text:span text:style-name="T40">r</text:span><text:span text:style-name="T40">o</text:span><text:span text:style-name="T40">m</text:span><text:span text:style-name="T40"> </text:span><text:span text:style-name="T40">e</text:span><text:span text:style-name="T40">x</text:span><text:span text:style-name="T40">t</text:span><text:span text:style-name="T40">e</text:span><text:span text:style-name="T40">r</text:span><text:span text:style-name="T40">n</text:span><text:span text:style-name="T40">a</text:span><text:span text:style-name="T40">l</text:span><text:span text:style-name="T40"> </text:span><text:span text:style-name="T40">f</text:span><text:span text:style-name="T40">a</text:span><text:span text:style-name="T40">c</text:span><text:span text:style-name="T40">t</text:span><text:span text:style-name="T40">o</text:span><text:span text:style-name="T40">r</text:span><text:span text:style-name="T40">s</text:span><text:span text:style-name="T40"> </text:span><text:span text:style-name="T40">l</text:span><text:span text:style-name="T40">i</text:span><text:span text:style-name="T40">k</text:span><text:span text:style-name="T40">e</text:span><text:span text:style-name="T40"> </text:span><text:span text:style-name="T40">r</text:span><text:span text:style-name="T40">u</text:span><text:span text:style-name="T40">n</text:span><text:span text:style-name="T40">t</text:span><text:span text:style-name="T40">i</text:span><text:span text:style-name="T40">m</text:span><text:span text:style-name="T40">e</text:span><text:span text:style-name="T40"> </text:span><text:span text:style-name="T40">c</text:span><text:span text:style-name="T40">o</text:span><text:span text:style-name="T40">n</text:span><text:span text:style-name="T40">d</text:span><text:span text:style-name="T40">i</text:span><text:span text:style-name="T40">t</text:span><text:span text:style-name="T40">i</text:span><text:span text:style-name="T40">o</text:span><text:span text:style-name="T40">n</text:span><text:span text:style-name="T40">s</text:span><text:span text:style-name="T40">.</text:span></text:p>
              </text:list-item>
              <text:list-item>
                <text:p text:style-name="P65"><text:span text:style-name="T45">C</text:span><text:span text:style-name="T45">h</text:span><text:span text:style-name="T45">a</text:span><text:span text:style-name="T45">n</text:span><text:span text:style-name="T45">g</text:span><text:span text:style-name="T45">i</text:span><text:span text:style-name="T45">n</text:span><text:span text:style-name="T45">g</text:span><text:span text:style-name="T45"> </text:span><text:span text:style-name="T45">t</text:span><text:span text:style-name="T45">h</text:span><text:span text:style-name="T45">e</text:span><text:span text:style-name="T45"> </text:span><text:span text:style-name="T45">A</text:span><text:span text:style-name="T45">P</text:span><text:span text:style-name="T45">I</text:span><text:span text:style-name="T45"> </text:span><text:span text:style-name="T46">u</text:span><text:span text:style-name="T46">s</text:span><text:span text:style-name="T46">a</text:span><text:span text:style-name="T46">b</text:span><text:span text:style-name="T46">i</text:span><text:span text:style-name="T46">l</text:span><text:span text:style-name="T46">i</text:span><text:span text:style-name="T46">t</text:span><text:span text:style-name="T46">y</text:span><text:span text:style-name="T45"> </text:span><text:span text:style-name="T45">r</text:span><text:span text:style-name="T45">e</text:span><text:span text:style-name="T45">q</text:span><text:span text:style-name="T45">u</text:span><text:span text:style-name="T45">i</text:span><text:span text:style-name="T45">r</text:span><text:span text:style-name="T45">e</text:span><text:span text:style-name="T45">s</text:span><text:span text:style-name="T45"> </text:span><text:span text:style-name="T45">a</text:span><text:span text:style-name="T45"> </text:span><text:span text:style-name="T45">c</text:span><text:span text:style-name="T45">o</text:span><text:span text:style-name="T45">d</text:span><text:span text:style-name="T45">e</text:span><text:span text:style-name="T45"> </text:span><text:span text:style-name="T45">c</text:span><text:span text:style-name="T45">h</text:span><text:span text:style-name="T45">a</text:span><text:span text:style-name="T45">n</text:span><text:span text:style-name="T45">g</text:span><text:span text:style-name="T45">e</text:span><text:span text:style-name="T45"> </text:span><text:span text:style-name="T45">a</text:span><text:span text:style-name="T45">n</text:span><text:span text:style-name="T45">d</text:span><text:span text:style-name="T45"> </text:span><text:span text:style-name="T45">r</text:span><text:span text:style-name="T45">e</text:span><text:span text:style-name="T45">c</text:span><text:span text:style-name="T45">o</text:span><text:span text:style-name="T45">m</text:span><text:span text:style-name="T45">p</text:span><text:span text:style-name="T45">i</text:span><text:span text:style-name="T45">l</text:span><text:span text:style-name="T45">a</text:span><text:span text:style-name="T45">t</text:span><text:span text:style-name="T45">i</text:span><text:span text:style-name="T45">o</text:span><text:span text:style-name="T45">n</text:span><text:span text:style-name="T45">;</text:span><text:span text:style-name="T45"> </text:span><text:span text:style-name="T45">o</text:span><text:span text:style-name="T45">n</text:span><text:span text:style-name="T45">l</text:span><text:span text:style-name="T45">y</text:span><text:span text:style-name="T45"> </text:span><text:span text:style-name="T45">l</text:span><text:span text:style-name="T45">i</text:span><text:span text:style-name="T45">n</text:span><text:span text:style-name="T45">k</text:span><text:span text:style-name="T45">i</text:span><text:span text:style-name="T45">n</text:span><text:span text:style-name="T45">g</text:span><text:span text:style-name="T45"> </text:span><text:span text:style-name="T45">o</text:span><text:span text:style-name="T45">r</text:span><text:span text:style-name="T45"> </text:span><text:span text:style-name="T45">r</text:span><text:span text:style-name="T45">u</text:span><text:span text:style-name="T45">n</text:span><text:span text:style-name="T45">t</text:span><text:span text:style-name="T45">i</text:span><text:span text:style-name="T45">m</text:span><text:span text:style-name="T45">e</text:span><text:span text:style-name="T45"> </text:span><text:span text:style-name="T45">a</text:span><text:span text:style-name="T45">v</text:span><text:span text:style-name="T45">a</text:span><text:span text:style-name="T45">i</text:span><text:span text:style-name="T45">l</text:span><text:span text:style-name="T45">a</text:span><text:span text:style-name="T45">b</text:span><text:span text:style-name="T45">i</text:span><text:span text:style-name="T45">l</text:span><text:span text:style-name="T45">i</text:span><text:span text:style-name="T45">t</text:span><text:span text:style-name="T45">y</text:span><text:span text:style-name="T45"> </text:span><text:span text:style-name="T45">a</text:span><text:span text:style-name="T45">r</text:span><text:span text:style-name="T45">e</text:span><text:span text:style-name="T45"> </text:span><text:span text:style-name="T45">n</text:span><text:span text:style-name="T45">o</text:span><text:span text:style-name="T45">t</text:span><text:span text:style-name="T45"> </text:span><text:span text:style-name="T45">s</text:span><text:span text:style-name="T45">u</text:span><text:span text:style-name="T45">f</text:span><text:span text:style-name="T45">f</text:span><text:span text:style-name="T45">i</text:span><text:span text:style-name="T45">c</text:span><text:span text:style-name="T45">i</text:span><text:span text:style-name="T45">e</text:span><text:span text:style-name="T45">n</text:span><text:span text:style-name="T45">t</text:span><text:span text:style-name="T45">.</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5"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6"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5"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R</text:span></text:p>
            </draw:text-box>
          </draw:frame>
        </draw:g>
        <draw:custom-shape draw:name="TextBox 12" draw:style-name="gr11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18" draw:text-style-name="P67"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18" draw:text-style-name="P67"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18" draw:text-style-name="P67"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18" draw:text-style-name="P67"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19" draw:text-style-name="P68"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0" draw:text-style-name="P56" draw:layer="layout" svg:width="32.753cm" svg:height="3.598cm" svg:x="0.689cm" svg:y="0.712cm">
          <text:p text:style-name="P69"><text:span text:style-name="T47">As system defined by all its modules {A</text:span><text:span text:style-name="T48">i</text:span><text:span text:style-name="T47">} depends in terms of reliability on the equivalence classes [A</text:span><text:span text:style-name="T48">i</text:span><text:span text:style-name="T47">]</text:span><text:span text:style-name="T48">R</text:span><text:span text:style-name="T47">, where the relation R describes all modules with mutual influence on </text:span><text:span text:style-name="T49">reliability</text:span><text:span text:style-name="T31">. For example, this includes all modules running in the same thread/process as A</text:span><text:span text:style-name="T50">i</text:span><text:span text:style-name="T31">,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19" draw:text-style-name="P68"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1"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2"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2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2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1"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S</text:span></text:p>
            </draw:text-box>
          </draw:frame>
        </draw:g>
        <draw:custom-shape draw:name="TextBox 11" draw:style-name="gr13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18" draw:text-style-name="P67"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18" draw:text-style-name="P67"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18" draw:text-style-name="P67"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18" draw:text-style-name="P67"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19" draw:text-style-name="P68"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4" draw:text-style-name="P71" draw:layer="layout" svg:width="32.753cm" svg:height="3.598cm" svg:x="0.689cm" svg:y="0.712cm">
          <text:p text:style-name="P70"><text:span text:style-name="T47">As system defined by all its modules {A</text:span><text:span text:style-name="T48">i</text:span><text:span text:style-name="T47">} depends in terms of security on the equivalence classes [A</text:span><text:span text:style-name="T48">i</text:span><text:span text:style-name="T47">]</text:span><text:span text:style-name="T48">S</text:span><text:span text:style-name="T47">, where the relation S describes all modules with mutual influence on security. For example, this includes all modules running </text:span><text:span text:style-name="T27">under same user as A</text:span><text:span text:style-name="T51">i</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19" draw:text-style-name="P68"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5"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6"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3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3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5"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P</text:span></text:p>
            </draw:text-box>
          </draw:frame>
        </draw:g>
        <draw:custom-shape draw:name="TextBox 10" draw:style-name="gr1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18" draw:text-style-name="P67"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18" draw:text-style-name="P67"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18" draw:text-style-name="P67"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18" draw:text-style-name="P67"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19" draw:text-style-name="P68"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48" draw:text-style-name="P56" draw:layer="layout" svg:width="32.753cm" svg:height="3.598cm" svg:x="0.689cm" svg:y="0.712cm">
          <text:p text:style-name="P58"><text:span text:style-name="T47">As system defined by all its modules {A</text:span><text:span text:style-name="T48">i</text:span><text:span text:style-name="T47">} depends in terms of performance on the equivalence classes [A</text:span><text:span text:style-name="T48">i</text:span><text:span text:style-name="T47">]</text:span><text:span text:style-name="T48">P</text:span><text:span text:style-name="T47">,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19" draw:text-style-name="P68"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49"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0"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5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59"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C</text:span></text:p>
            </draw:text-box>
          </draw:frame>
        </draw:g>
        <draw:custom-shape draw:name="TextBox 7" draw:style-name="gr160"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1"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18" draw:text-style-name="P67"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18" draw:text-style-name="P67"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18" draw:text-style-name="P67"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18" draw:text-style-name="P67"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19" draw:text-style-name="P68"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2" draw:text-style-name="P56" draw:layer="layout" svg:width="32.753cm" svg:height="3.598cm" svg:x="0.689cm" svg:y="0.712cm">
          <text:p text:style-name="P58"><text:span text:style-name="T47">As system defined by all its modules {A</text:span><text:span text:style-name="T48">i</text:span><text:span text:style-name="T47">} depends in terms of compatibility on the equivalence classes [A</text:span><text:span text:style-name="T48">i</text:span><text:span text:style-name="T47">]</text:span><text:span text:style-name="T48">C</text:span><text:span text:style-name="T47">, where the relation C describes all modules with mutual influence on compatibility. For example, this includes all modules that can impair each other over a shared resource used by A</text:span><text:span text:style-name="T48">i</text:span><text:span text:style-name="T47">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19" draw:text-style-name="P68"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3"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4"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5"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6"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7"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68"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69"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0"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1"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2"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3"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P</text:span></text:p>
            </draw:text-box>
          </draw:frame>
        </draw:g>
        <draw:custom-shape draw:name="TextBox 4" draw:style-name="gr174"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5"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18" draw:text-style-name="P67"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18" draw:text-style-name="P67"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18" draw:text-style-name="P67"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18" draw:text-style-name="P67"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19" draw:text-style-name="P68"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6" draw:text-style-name="P71" draw:layer="layout" svg:width="32.753cm" svg:height="3.598cm" svg:x="0.689cm" svg:y="0.712cm">
          <text:p text:style-name="P72"><text:span text:style-name="T52">A system defined by all its modules {A</text:span><text:span text:style-name="T53">i</text:span><text:span text:style-name="T52">} depends in terms of portability on the equivalence classes [A</text:span><text:span text:style-name="T53">i</text:span><text:span text:style-name="T52">]</text:span><text:span text:style-name="T53">P</text:span><text:span text:style-name="T52">,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7"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8"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7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7"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3.362cm" svg:height="9.822cm" svg:x="-0.249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M</text:span></text:p>
          </draw:text-box>
        </draw:frame>
        <draw:custom-shape draw:name="TextBox 6" draw:style-name="gr188"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89"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18" draw:text-style-name="P67"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18" draw:text-style-name="P67"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18" draw:text-style-name="P67"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18" draw:text-style-name="P67"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19" draw:text-style-name="P68"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0" draw:text-style-name="P56" draw:layer="layout" svg:width="32.753cm" svg:height="3.598cm" svg:x="0.689cm" svg:y="0.712cm">
          <text:p text:style-name="P55"><text:span text:style-name="T54">A system defined by all its modules {A</text:span><text:span text:style-name="T55">i</text:span><text:span text:style-name="T54">} depends in terms of maintainability on the equivalence classes [A</text:span><text:span text:style-name="T55">i</text:span><text:span text:style-name="T54">]</text:span><text:span text:style-name="T55">M</text:span><text:span text:style-name="T54">,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4" draw:layer="layout" svg:width="1.469cm" svg:height="1.526cm" svg:x="32.389cm" svg:y="23.874cm">
          <text:p text:style-name="P73"><text:span text:style-name="T56">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1"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2"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9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9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1"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5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text:span><text:span text:style-name="T26">→[</text:span><text:span text:style-name="T26">A</text:span><text:span text:style-name="T33">i</text:span><text:span text:style-name="T26">]</text:span><text:span text:style-name="T33">U</text:span></text:p>
          </draw:text-box>
        </draw:frame>
        <draw:custom-shape draw:name="TextBox 3" draw:style-name="gr20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18" draw:text-style-name="P67"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18" draw:text-style-name="P67"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18" draw:text-style-name="P67"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4" draw:text-style-name="P76" draw:layer="layout" svg:width="32.753cm" svg:height="3.598cm" svg:x="0.689cm" svg:y="0.712cm">
          <text:p text:style-name="P75"><text:span text:style-name="T57">A system defined by all its modules {A</text:span><text:span text:style-name="T58">i</text:span><text:span text:style-name="T57">} depends in terms of portability on the equivalence classes [A</text:span><text:span text:style-name="T58">i</text:span><text:span text:style-name="T57">]</text:span><text:span text:style-name="T58">U</text:span><text:span text:style-name="T57">,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text:span><text:span text:style-name="T16">h</text:span><text:span text:style-name="T16">e</text:span><text:span text:style-name="T16"> </text:span><text:span text:style-name="T16">z</text:span><text:span text:style-name="T16">-</text:span><text:span text:style-name="T16">A</text:span><text:span text:style-name="T16">x</text:span><text:span text:style-name="T16">i</text:span><text:span text:style-name="T16">s</text:span></text:p>
            <text:p text:style-name="P20"><text:span text:style-name="T7"/></text:p>
            <text:list text:style-name="L7">
              <text:list-item>
                <text:p text:style-name="P21"><text:span text:style-name="T17">A</text:span><text:span text:style-name="T17">l</text:span><text:span text:style-name="T17">o</text:span><text:span text:style-name="T17">n</text:span><text:span text:style-name="T17">g</text:span><text:span text:style-name="T17"> </text:span><text:span text:style-name="T17">t</text:span><text:span text:style-name="T17">h</text:span><text:span text:style-name="T17">e</text:span><text:span text:style-name="T17"> </text:span><text:span text:style-name="T17">z</text:span><text:span text:style-name="T17">-</text:span><text:span text:style-name="T17">a</text:span><text:span text:style-name="T17">x</text:span><text:span text:style-name="T17">i</text:span><text:span text:style-name="T17">s</text:span><text:span text:style-name="T17">,</text:span><text:span text:style-name="T17"> </text:span><text:span text:style-name="T17">t</text:span><text:span text:style-name="T17">h</text:span><text:span text:style-name="T17">e</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c</text:span><text:span text:style-name="T17">i</text:span><text:span text:style-name="T17">e</text:span><text:span text:style-name="T17">s</text:span><text:span text:style-name="T17"> </text:span><text:span text:style-name="T17">b</text:span><text:span text:style-name="T17">e</text:span><text:span text:style-name="T17">t</text:span><text:span text:style-name="T17">w</text:span><text:span text:style-name="T17">e</text:span><text:span text:style-name="T17">e</text:span><text:span text:style-name="T17">n</text:span><text:span text:style-name="T17"> </text:span><text:span text:style-name="T17">d</text:span><text:span text:style-name="T17">i</text:span><text:span text:style-name="T17">f</text:span><text:span text:style-name="T17">f</text:span><text:span text:style-name="T17">e</text:span><text:span text:style-name="T17">r</text:span><text:span text:style-name="T17">e</text:span><text:span text:style-name="T17">n</text:span><text:span text:style-name="T17">t</text:span><text:span text:style-name="T17"> </text:span><text:span text:style-name="T17">m</text:span><text:span text:style-name="T17">o</text:span><text:span text:style-name="T17">d</text:span><text:span text:style-name="T17">u</text:span><text:span text:style-name="T17">l</text:span><text:span text:style-name="T17">e</text:span><text:span text:style-name="T17">s</text:span><text:span text:style-name="T17"> </text:span><text:span text:style-name="T17">a</text:span><text:span text:style-name="T17">r</text:span><text:span text:style-name="T17">e</text:span><text:span text:style-name="T17"> </text:span><text:span text:style-name="T17">l</text:span><text:span text:style-name="T17">i</text:span><text:span text:style-name="T17">s</text:span><text:span text:style-name="T17">t</text:span><text:span text:style-name="T17">e</text:span><text:span text:style-name="T17">d</text:span><text:span text:style-name="T17">.</text:span><text:span text:style-name="T17"> </text:span><text:span text:style-name="T17">S</text:span><text:span text:style-name="T17">i</text:span><text:span text:style-name="T17">n</text:span><text:span text:style-name="T17">c</text:span><text:span text:style-name="T17">e</text:span><text:span text:style-name="T17"> </text:span><text:span text:style-name="T17">t</text:span><text:span text:style-name="T17">h</text:span><text:span text:style-name="T17">e</text:span><text:span text:style-name="T17"> </text:span><text:span text:style-name="T17">2</text:span><text:span text:style-name="T17">D</text:span><text:span text:style-name="T17"> </text:span><text:span text:style-name="T17">p</text:span><text:span text:style-name="T17">r</text:span><text:span text:style-name="T17">o</text:span><text:span text:style-name="T17">j</text:span><text:span text:style-name="T17">e</text:span><text:span text:style-name="T17">c</text:span><text:span text:style-name="T17">t</text:span><text:span text:style-name="T17">i</text:span><text:span text:style-name="T17">o</text:span><text:span text:style-name="T17">n</text:span><text:span text:style-name="T17"> </text:span><text:span text:style-name="T17">u</text:span><text:span text:style-name="T17">s</text:span><text:span text:style-name="T17">e</text:span><text:span text:style-name="T17">d</text:span><text:span text:style-name="T17"> </text:span><text:span text:style-name="T17">i</text:span><text:span text:style-name="T17">n</text:span><text:span text:style-name="T17"> </text:span><text:span text:style-name="T17">t</text:span><text:span text:style-name="T17">h</text:span><text:span text:style-name="T17">i</text:span><text:span text:style-name="T17">s</text:span><text:span text:style-name="T17"> </text:span><text:span text:style-name="T17">a</text:span><text:span text:style-name="T17">r</text:span><text:span text:style-name="T17">t</text:span><text:span text:style-name="T17">i</text:span><text:span text:style-name="T17">c</text:span><text:span text:style-name="T17">l</text:span><text:span text:style-name="T17">e</text:span><text:span text:style-name="T17"> </text:span><text:span text:style-name="T17">c</text:span><text:span text:style-name="T17">a</text:span><text:span text:style-name="T17">n</text:span><text:span text:style-name="T17"> </text:span><text:span text:style-name="T17">q</text:span><text:span text:style-name="T17">u</text:span><text:span text:style-name="T17">i</text:span><text:span text:style-name="T17">c</text:span><text:span text:style-name="T17">k</text:span><text:span text:style-name="T17">l</text:span><text:span text:style-name="T17">y</text:span><text:span text:style-name="T17"> </text:span><text:span text:style-name="T17">b</text:span><text:span text:style-name="T17">e</text:span><text:span text:style-name="T17">c</text:span><text:span text:style-name="T17">o</text:span><text:span text:style-name="T17">m</text:span><text:span text:style-name="T17">e</text:span><text:span text:style-name="T17"> </text:span><text:span text:style-name="T17">o</text:span><text:span text:style-name="T17">v</text:span><text:span text:style-name="T17">e</text:span><text:span text:style-name="T17">r</text:span><text:span text:style-name="T17">l</text:span><text:span text:style-name="T17">o</text:span><text:span text:style-name="T17">a</text:span><text:span text:style-name="T17">d</text:span><text:span text:style-name="T17">e</text:span><text:span text:style-name="T17">d</text:span><text:span text:style-name="T17"> </text:span><text:span text:style-name="T17">a</text:span><text:span text:style-name="T17">n</text:span><text:span text:style-name="T17">d</text:span><text:span text:style-name="T17"> </text:span><text:span text:style-name="T17">c</text:span><text:span text:style-name="T17">o</text:span><text:span text:style-name="T17">n</text:span><text:span text:style-name="T17">f</text:span><text:span text:style-name="T17">u</text:span><text:span text:style-name="T17">s</text:span><text:span text:style-name="T17">i</text:span><text:span text:style-name="T17">n</text:span><text:span text:style-name="T17">g</text:span><text:span text:style-name="T17"> </text:span><text:span text:style-name="T17">w</text:span><text:span text:style-name="T17">h</text:span><text:span text:style-name="T17">e</text:span><text:span text:style-name="T17">n</text:span><text:span text:style-name="T17"> </text:span><text:span text:style-name="T17">c</text:span><text:span text:style-name="T17">o</text:span><text:span text:style-name="T17">m</text:span><text:span text:style-name="T17">p</text:span><text:span text:style-name="T17">a</text:span><text:span text:style-name="T17">r</text:span><text:span text:style-name="T17">e</text:span><text:span text:style-name="T17">d</text:span><text:span text:style-name="T17"> </text:span><text:span text:style-name="T17">t</text:span><text:span text:style-name="T17">o</text:span><text:span text:style-name="T17"> </text:span><text:span text:style-name="T17">a</text:span><text:span text:style-name="T17"> </text:span><text:span text:style-name="T17">g</text:span><text:span text:style-name="T17">e</text:span><text:span text:style-name="T17">n</text:span><text:span text:style-name="T17">u</text:span><text:span text:style-name="T17">i</text:span><text:span text:style-name="T17">n</text:span><text:span text:style-name="T17">e</text:span><text:span text:style-name="T17"> </text:span><text:span text:style-name="T17">3</text:span><text:span text:style-name="T17">D</text:span><text:span text:style-name="T17"> </text:span><text:span text:style-name="T17">i</text:span><text:span text:style-name="T17">l</text:span><text:span text:style-name="T17">l</text:span><text:span text:style-name="T17">u</text:span><text:span text:style-name="T17">s</text:span><text:span text:style-name="T17">t</text:span><text:span text:style-name="T17">r</text:span><text:span text:style-name="T17">a</text:span><text:span text:style-name="T17">t</text:span><text:span text:style-name="T17">i</text:span><text:span text:style-name="T17">o</text:span><text:span text:style-name="T17">n</text:span><text:span text:style-name="T17">,</text:span><text:span text:style-name="T17"> </text:span><text:span text:style-name="T17">i</text:span><text:span text:style-name="T17">t</text:span><text:span text:style-name="T17"> </text:span><text:span text:style-name="T17">d</text:span><text:span text:style-name="T17">o</text:span><text:span text:style-name="T17">e</text:span><text:span text:style-name="T17">s</text:span><text:span text:style-name="T17"> </text:span><text:span text:style-name="T17">n</text:span><text:span text:style-name="T17">o</text:span><text:span text:style-name="T17">t</text:span><text:span text:style-name="T17"> </text:span><text:span text:style-name="T17">m</text:span><text:span text:style-name="T17">a</text:span><text:span text:style-name="T17">k</text:span><text:span text:style-name="T17">e</text:span><text:span text:style-name="T17"> </text:span><text:span text:style-name="T17">s</text:span><text:span text:style-name="T17">e</text:span><text:span text:style-name="T17">n</text:span><text:span text:style-name="T17">s</text:span><text:span text:style-name="T17">e</text:span><text:span text:style-name="T17"> </text:span><text:span text:style-name="T17">t</text:span><text:span text:style-name="T17">o</text:span><text:span text:style-name="T17"> </text:span><text:span text:style-name="T17">d</text:span><text:span text:style-name="T17">i</text:span><text:span text:style-name="T17">s</text:span><text:span text:style-name="T17">p</text:span><text:span text:style-name="T17">l</text:span><text:span text:style-name="T17">a</text:span><text:span text:style-name="T17">y</text:span><text:span text:style-name="T17"> </text:span><text:span text:style-name="T17">m</text:span><text:span text:style-name="T17">o</text:span><text:span text:style-name="T17">r</text:span><text:span text:style-name="T17">e</text:span><text:span text:style-name="T17"> </text:span><text:span text:style-name="T17">t</text:span><text:span text:style-name="T17">h</text:span><text:span text:style-name="T17">a</text:span><text:span text:style-name="T17">n</text:span><text:span text:style-name="T17"> </text:span><text:span text:style-name="T17">t</text:span><text:span text:style-name="T17">h</text:span><text:span text:style-name="T17">r</text:span><text:span text:style-name="T17">e</text:span><text:span text:style-name="T17">e</text:span><text:span text:style-name="T17"> </text:span><text:span text:style-name="T17">l</text:span><text:span text:style-name="T17">a</text:span><text:span text:style-name="T17">y</text:span><text:span text:style-name="T17">e</text:span><text:span text:style-name="T17">r</text:span><text:span text:style-name="T17">s</text:span><text:span text:style-name="T17"> </text:span><text:span text:style-name="T17">i</text:span><text:span text:style-name="T17">n</text:span><text:span text:style-name="T17"> </text:span><text:span text:style-name="T17">a</text:span><text:span text:style-name="T17"> </text:span><text:span text:style-name="T17">s</text:span><text:span text:style-name="T17">i</text:span><text:span text:style-name="T17">n</text:span><text:span text:style-name="T17">g</text:span><text:span text:style-name="T17">l</text:span><text:span text:style-name="T17">e</text:span><text:span text:style-name="T17"> </text:span><text:span text:style-name="T17">d</text:span><text:span text:style-name="T17">i</text:span><text:span text:style-name="T17">a</text:span><text:span text:style-name="T17">g</text:span><text:span text:style-name="T17">r</text:span><text:span text:style-name="T17">a</text:span><text:span text:style-name="T17">m</text:span><text:span text:style-name="T17">.</text:span><text:span text:style-name="T17"> </text:span><text:span text:style-name="T17">W</text:span><text:span text:style-name="T17">h</text:span><text:span text:style-name="T17">i</text:span><text:span text:style-name="T17">l</text:span><text:span text:style-name="T17">e</text:span><text:span text:style-name="T17"> </text:span><text:span text:style-name="T17">t</text:span><text:span text:style-name="T17">h</text:span><text:span text:style-name="T17">i</text:span><text:span text:style-name="T17">s</text:span><text:span text:style-name="T17"> </text:span><text:span text:style-name="T17">m</text:span><text:span text:style-name="T17">a</text:span><text:span text:style-name="T17">y</text:span><text:span text:style-name="T17"> </text:span><text:span text:style-name="T17">b</text:span><text:span text:style-name="T17">e</text:span><text:span text:style-name="T17"> </text:span><text:span text:style-name="T17">i</text:span><text:span text:style-name="T17">n</text:span><text:span text:style-name="T17">s</text:span><text:span text:style-name="T17">u</text:span><text:span text:style-name="T17">f</text:span><text:span text:style-name="T17">f</text:span><text:span text:style-name="T17">i</text:span><text:span text:style-name="T17">c</text:span><text:span text:style-name="T17">i</text:span><text:span text:style-name="T17">e</text:span><text:span text:style-name="T17">n</text:span><text:span text:style-name="T17">t</text:span><text:span text:style-name="T17"> </text:span><text:span text:style-name="T17">t</text:span><text:span text:style-name="T17">o</text:span><text:span text:style-name="T17"> </text:span><text:span text:style-name="T17">d</text:span><text:span text:style-name="T17">e</text:span><text:span text:style-name="T17">p</text:span><text:span text:style-name="T17">i</text:span><text:span text:style-name="T17">c</text:span><text:span text:style-name="T17">t</text:span><text:span text:style-name="T17"> </text:span><text:span text:style-name="T17">a</text:span><text:span text:style-name="T17">l</text:span><text:span text:style-name="T17">l</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c</text:span><text:span text:style-name="T17">i</text:span><text:span text:style-name="T17">e</text:span><text:span text:style-name="T17">s</text:span><text:span text:style-name="T17"> </text:span><text:span text:style-name="T17">o</text:span><text:span text:style-name="T17">f</text:span><text:span text:style-name="T17"> </text:span><text:span text:style-name="T17">a</text:span><text:span text:style-name="T17"> </text:span><text:span text:style-name="T17">s</text:span><text:span text:style-name="T17">y</text:span><text:span text:style-name="T17">s</text:span><text:span text:style-name="T17">t</text:span><text:span text:style-name="T17">e</text:span><text:span text:style-name="T17">m</text:span><text:span text:style-name="T17">,</text:span><text:span text:style-name="T17"> </text:span><text:span text:style-name="T17">i</text:span><text:span text:style-name="T17">t</text:span><text:span text:style-name="T17"> </text:span><text:span text:style-name="T17">i</text:span><text:span text:style-name="T17">s</text:span><text:span text:style-name="T17"> </text:span><text:span text:style-name="T17">a</text:span><text:span text:style-name="T17">d</text:span><text:span text:style-name="T17">e</text:span><text:span text:style-name="T17">q</text:span><text:span text:style-name="T17">u</text:span><text:span text:style-name="T17">a</text:span><text:span text:style-name="T17">t</text:span><text:span text:style-name="T17">e</text:span><text:span text:style-name="T17"> </text:span><text:span text:style-name="T17">w</text:span><text:span text:style-name="T17">h</text:span><text:span text:style-name="T17">e</text:span><text:span text:style-name="T17">n</text:span><text:span text:style-name="T17"> </text:span><text:span text:style-name="T17">f</text:span><text:span text:style-name="T17">o</text:span><text:span text:style-name="T17">c</text:span><text:span text:style-name="T17">u</text:span><text:span text:style-name="T17">s</text:span><text:span text:style-name="T17">i</text:span><text:span text:style-name="T17">n</text:span><text:span text:style-name="T17">g</text:span><text:span text:style-name="T17"> </text:span><text:span text:style-name="T17">o</text:span><text:span text:style-name="T17">n</text:span><text:span text:style-name="T17"> </text:span><text:span text:style-name="T17">a</text:span><text:span text:style-name="T17"> </text:span><text:span text:style-name="T17">s</text:span><text:span text:style-name="T17">p</text:span><text:span text:style-name="T17">e</text:span><text:span text:style-name="T17">c</text:span><text:span text:style-name="T17">i</text:span><text:span text:style-name="T17">f</text:span><text:span text:style-name="T17">i</text:span><text:span text:style-name="T17">c</text:span><text:span text:style-name="T17"> </text:span><text:span text:style-name="T17">a</text:span><text:span text:style-name="T17">s</text:span><text:span text:style-name="T17">p</text:span><text:span text:style-name="T17">e</text:span><text:span text:style-name="T17">c</text:span><text:span text:style-name="T17">t</text:span><text:span text:style-name="T17"> </text:span><text:span text:style-name="T17">o</text:span><text:span text:style-name="T17">f</text:span><text:span text:style-name="T17"> </text:span><text:span text:style-name="T17">o</text:span><text:span text:style-name="T17">n</text:span><text:span text:style-name="T17">e</text:span><text:span text:style-name="T17"> </text:span><text:span text:style-name="T17">m</text:span><text:span text:style-name="T17">o</text:span><text:span text:style-name="T17">d</text:span><text:span text:style-name="T17">u</text:span><text:span text:style-name="T17">l</text:span><text:span text:style-name="T17">e</text:span><text:span text:style-name="T17">.</text:span></text:p>
                <text:p text:style-name="P21"><text:span text:style-name="T17">S</text:span><text:span text:style-name="T17">p</text:span><text:span text:style-name="T17">e</text:span><text:span text:style-name="T17">c</text:span><text:span text:style-name="T17">i</text:span><text:span text:style-name="T17">a</text:span><text:span text:style-name="T17">l</text:span><text:span text:style-name="T17"> </text:span><text:span text:style-name="T17">a</text:span><text:span text:style-name="T17">t</text:span><text:span text:style-name="T17">t</text:span><text:span text:style-name="T17">e</text:span><text:span text:style-name="T17">n</text:span><text:span text:style-name="T17">t</text:span><text:span text:style-name="T17">i</text:span><text:span text:style-name="T17">o</text:span><text:span text:style-name="T17">n</text:span><text:span text:style-name="T17"> </text:span><text:span text:style-name="T17">s</text:span><text:span text:style-name="T17">h</text:span><text:span text:style-name="T17">o</text:span><text:span text:style-name="T17">u</text:span><text:span text:style-name="T17">l</text:span><text:span text:style-name="T17">d</text:span><text:span text:style-name="T17"> </text:span><text:span text:style-name="T17">b</text:span><text:span text:style-name="T17">e</text:span><text:span text:style-name="T17"> </text:span><text:span text:style-name="T17">g</text:span><text:span text:style-name="T17">i</text:span><text:span text:style-name="T17">v</text:span><text:span text:style-name="T17">e</text:span><text:span text:style-name="T17">n</text:span><text:span text:style-name="T17"> </text:span><text:span text:style-name="T17">t</text:span><text:span text:style-name="T17">o</text:span><text:span text:style-name="T17"> </text:span><text:span text:style-name="T18">P</text:span><text:span text:style-name="T18">e</text:span><text:span text:style-name="T18">r</text:span><text:span text:style-name="T18">m</text:span><text:span text:style-name="T18">i</text:span><text:span text:style-name="T18">t</text:span><text:span text:style-name="T18">t</text:span><text:span text:style-name="T18">e</text:span><text:span text:style-name="T18">d</text:span><text:span text:style-name="T18"> </text:span><text:span text:style-name="T18">C</text:span><text:span text:style-name="T18">h</text:span><text:span text:style-name="T18">a</text:span><text:span text:style-name="T18">n</text:span><text:span text:style-name="T18">g</text:span><text:span text:style-name="T18">e</text:span><text:span text:style-name="T18">s</text:span><text:span text:style-name="T17"> </text:span><text:span text:style-name="T17">t</text:span><text:span text:style-name="T17">o</text:span><text:span text:style-name="T17"> </text:span><text:span text:style-name="T17">e</text:span><text:span text:style-name="T17">n</text:span><text:span text:style-name="T17">s</text:span><text:span text:style-name="T17">u</text:span><text:span text:style-name="T17">r</text:span><text:span text:style-name="T17">e</text:span><text:span text:style-name="T17"> </text:span><text:span text:style-name="T17">t</text:span><text:span text:style-name="T17">h</text:span><text:span text:style-name="T17">a</text:span><text:span text:style-name="T17">t</text:span><text:span text:style-name="T17"> </text:span><text:span text:style-name="T17">a</text:span><text:span text:style-name="T17"> </text:span><text:span text:style-name="T17">c</text:span><text:span text:style-name="T17">h</text:span><text:span text:style-name="T17">a</text:span><text:span text:style-name="T17">n</text:span><text:span text:style-name="T17">g</text:span><text:span text:style-name="T17">e</text:span><text:span text:style-name="T17"> </text:span><text:span text:style-name="T17">d</text:span><text:span text:style-name="T17">o</text:span><text:span text:style-name="T17">e</text:span><text:span text:style-name="T17">s</text:span><text:span text:style-name="T17"> </text:span><text:span text:style-name="T17">n</text:span><text:span text:style-name="T17">o</text:span><text:span text:style-name="T17">t</text:span><text:span text:style-name="T17"> </text:span><text:span text:style-name="T17">i</text:span><text:span text:style-name="T17">n</text:span><text:span text:style-name="T17">t</text:span><text:span text:style-name="T17">r</text:span><text:span text:style-name="T17">o</text:span><text:span text:style-name="T17">d</text:span><text:span text:style-name="T17">u</text:span><text:span text:style-name="T17">c</text:span><text:span text:style-name="T17">e</text:span><text:span text:style-name="T17"> </text:span><text:span text:style-name="T17">n</text:span><text:span text:style-name="T17">e</text:span><text:span text:style-name="T17">w</text:span><text:span text:style-name="T17"> </text:span><text:span text:style-name="T17">u</text:span><text:span text:style-name="T17">n</text:span><text:span text:style-name="T17">w</text:span><text:span text:style-name="T17">a</text:span><text:span text:style-name="T17">n</text:span><text:span text:style-name="T17">t</text:span><text:span text:style-name="T17">e</text:span><text:span text:style-name="T17">d</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c</text:span><text:span text:style-name="T17">i</text:span><text:span text:style-name="T17">e</text:span><text:span text:style-name="T17">s</text:span><text:span text:style-name="T17"> </text:span><text:span text:style-name="T17">o</text:span><text:span text:style-name="T17">r</text:span><text:span text:style-name="T17"> </text:span><text:span text:style-name="T17">u</text:span><text:span text:style-name="T17">n</text:span><text:span text:style-name="T17">d</text:span><text:span text:style-name="T17">e</text:span><text:span text:style-name="T17">s</text:span><text:span text:style-name="T17">i</text:span><text:span text:style-name="T17">r</text:span><text:span text:style-name="T17">a</text:span><text:span text:style-name="T17">b</text:span><text:span text:style-name="T17">l</text:span><text:span text:style-name="T17">e</text:span><text:span text:style-name="T17"> </text:span><text:span text:style-name="T18">C</text:span><text:span text:style-name="T18">y</text:span><text:span text:style-name="T18">c</text:span><text:span text:style-name="T18">l</text:span><text:span text:style-name="T18">i</text:span><text:span text:style-name="T18">c</text:span><text:span text:style-name="T18"> </text:span><text:span text:style-name="T18">D</text:span><text:span text:style-name="T18">e</text:span><text:span text:style-name="T18">p</text:span><text:span text:style-name="T18">e</text:span><text:span text:style-name="T18">n</text:span><text:span text:style-name="T18">d</text:span><text:span text:style-name="T18">e</text:span><text:span text:style-name="T18">n</text:span><text:span text:style-name="T18">c</text:span><text:span text:style-name="T18">i</text:span><text:span text:style-name="T18">e</text:span><text:span text:style-name="T18">s</text:span><text:span text:style-name="T17">.</text:span><text:span text:style-name="T17"> </text:span><text:span text:style-name="T17">M</text:span><text:span text:style-name="T17">o</text:span><text:span text:style-name="T17">n</text:span><text:span text:style-name="T17">i</text:span><text:span text:style-name="T17">t</text:span><text:span text:style-name="T17">o</text:span><text:span text:style-name="T17">r</text:span><text:span text:style-name="T17">i</text:span><text:span text:style-name="T17">n</text:span><text:span text:style-name="T17">g</text:span><text:span text:style-name="T17"> </text:span><text:span text:style-name="T17">c</text:span><text:span text:style-name="T17">a</text:span><text:span text:style-name="T17">n</text:span><text:span text:style-name="T17"> </text:span><text:span text:style-name="T17">b</text:span><text:span text:style-name="T17">e</text:span><text:span text:style-name="T17"> </text:span><text:span text:style-name="T17">b</text:span><text:span text:style-name="T17">a</text:span><text:span text:style-name="T17">s</text:span><text:span text:style-name="T17">e</text:span><text:span text:style-name="T17">d</text:span><text:span text:style-name="T17"> </text:span><text:span text:style-name="T17">o</text:span><text:span text:style-name="T17">n</text:span><text:span text:style-name="T17"> </text:span><text:span text:style-name="T17">t</text:span><text:span text:style-name="T17">h</text:span><text:span text:style-name="T17">e</text:span><text:span text:style-name="T17"> </text:span><text:span text:style-name="T17">f</text:span><text:span text:style-name="T17">o</text:span><text:span text:style-name="T17">r</text:span><text:span text:style-name="T17">e</text:span><text:span text:style-name="T17">m</text:span><text:span text:style-name="T17">o</text:span><text:span text:style-name="T17">s</text:span><text:span text:style-name="T17">t</text:span><text:span text:style-name="T17"> </text:span><text:span text:style-name="T17">v</text:span><text:span text:style-name="T17">e</text:span><text:span text:style-name="T17">r</text:span><text:span text:style-name="T17">t</text:span><text:span text:style-name="T17">i</text:span><text:span text:style-name="T17">c</text:span><text:span text:style-name="T17">a</text:span><text:span text:style-name="T17">l</text:span><text:span text:style-name="T17"> </text:span><text:span text:style-name="T17">p</text:span><text:span text:style-name="T17">a</text:span><text:span text:style-name="T17">n</text:span><text:span text:style-name="T17">e</text:span><text:span text:style-name="T17"> </text:span><text:span text:style-name="T17">t</text:span><text:span text:style-name="T17">h</text:span><text:span text:style-name="T17">a</text:span><text:span text:style-name="T17">t</text:span><text:span text:style-name="T17"> </text:span><text:span text:style-name="T17">r</text:span><text:span text:style-name="T17">e</text:span><text:span text:style-name="T17">p</text:span><text:span text:style-name="T17">r</text:span><text:span text:style-name="T17">e</text:span><text:span text:style-name="T17">s</text:span><text:span text:style-name="T17">e</text:span><text:span text:style-name="T17">n</text:span><text:span text:style-name="T17">t</text:span><text:span text:style-name="T17">s</text:span><text:span text:style-name="T17"> </text:span><text:span text:style-name="T19">F</text:span><text:span text:style-name="T19">u</text:span><text:span text:style-name="T19">n</text:span><text:span text:style-name="T19">c</text:span><text:span text:style-name="T19">t</text:span><text:span text:style-name="T19">i</text:span><text:span text:style-name="T19">o</text:span><text:span text:style-name="T19">n</text:span><text:span text:style-name="T19">a</text:span><text:span text:style-name="T19">l</text:span><text:span text:style-name="T19"> </text:span><text:span text:style-name="T19">S</text:span><text:span text:style-name="T19">u</text:span><text:span text:style-name="T19">i</text:span><text:span text:style-name="T19">t</text:span><text:span text:style-name="T19">a</text:span><text:span text:style-name="T19">b</text:span><text:span text:style-name="T19">i</text:span><text:span text:style-name="T19">l</text:span><text:span text:style-name="T19">i</text:span><text:span text:style-name="T19">t</text:span><text:span text:style-name="T19">y</text:span><text:span text:style-name="T17">,</text:span><text:span text:style-name="T17"> </text:span><text:span text:style-name="T17">a</text:span><text:span text:style-name="T17">s</text:span><text:span text:style-name="T17"> </text:span><text:span text:style-name="T17">d</text:span><text:span text:style-name="T17">e</text:span><text:span text:style-name="T17">p</text:span><text:span text:style-name="T17">e</text:span><text:span text:style-name="T17">n</text:span><text:span text:style-name="T17">d</text:span><text:span text:style-name="T17">e</text:span><text:span text:style-name="T17">n</text:span><text:span text:style-name="T17">c</text:span><text:span text:style-name="T17">i</text:span><text:span text:style-name="T17">e</text:span><text:span text:style-name="T17">s</text:span><text:span text:style-name="T17"> </text:span><text:span text:style-name="T17">a</text:span><text:span text:style-name="T17">r</text:span><text:span text:style-name="T17">e</text:span><text:span text:style-name="T17"> </text:span><text:span text:style-name="T17">i</text:span><text:span text:style-name="T17">n</text:span><text:span text:style-name="T17">i</text:span><text:span text:style-name="T17">t</text:span><text:span text:style-name="T17">i</text:span><text:span text:style-name="T17">a</text:span><text:span text:style-name="T17">l</text:span><text:span text:style-name="T17">l</text:span><text:span text:style-name="T17">y</text:span><text:span text:style-name="T17"> </text:span><text:span text:style-name="T17">i</text:span><text:span text:style-name="T17">n</text:span><text:span text:style-name="T17">t</text:span><text:span text:style-name="T17">r</text:span><text:span text:style-name="T17">o</text:span><text:span text:style-name="T17">d</text:span><text:span text:style-name="T17">u</text:span><text:span text:style-name="T17">c</text:span><text:span text:style-name="T17">e</text:span><text:span text:style-name="T17">d</text:span><text:span text:style-name="T17"> </text:span><text:span text:style-name="T17">d</text:span><text:span text:style-name="T17">u</text:span><text:span text:style-name="T17">e</text:span><text:span text:style-name="T17"> </text:span><text:span text:style-name="T17">t</text:span><text:span text:style-name="T17">o</text:span><text:span text:style-name="T17"> </text:span><text:span text:style-name="T17">f</text:span><text:span text:style-name="T17">u</text:span><text:span text:style-name="T17">n</text:span><text:span text:style-name="T17">c</text:span><text:span text:style-name="T17">t</text:span><text:span text:style-name="T17">i</text:span><text:span text:style-name="T17">o</text:span><text:span text:style-name="T17">n</text:span><text:span text:style-name="T17">a</text:span><text:span text:style-name="T17">l</text:span><text:span text:style-name="T17"> </text:span><text:span text:style-name="T17">n</text:span><text:span text:style-name="T17">e</text:span><text:span text:style-name="T17">e</text:span><text:span text:style-name="T17">d</text:span><text:span text:style-name="T17">s</text:span><text:span text:style-name="T17">.</text:span></text:p>
              </text:list-item>
            </text:list>
          </draw:text-box>
        </draw:frame>
        <presentation:notes draw:style-name="dp3">
          <office:forms form:automatic-focus="false" form:apply-design-mode="false"/>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5" draw:text-style-name="P26" xml:id="id40" draw:id="id40" draw:layer="layout" svg:width="8.174cm" svg:height="1.013cm" svg:x="17.07cm" svg:y="6.097cm">
            <text:p text:style-name="P25"><text:span text:style-name="T20">Quality </text:span><text:span text:style-name="T20">Attributes </text:span><text:span text:style-name="T20">(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6" draw:text-style-name="P28" xml:id="id42" draw:id="id42" draw:layer="layout" svg:width="5.82cm" svg:height="3.299cm" svg:x="2.72cm" svg:y="5.515cm">
            <text:p text:style-name="P27"><text:span text:style-name="T20"/></text:p>
            <text:p text:style-name="P27"><text:span text:style-name="T20"><text:s/></text:span><text:span text:style-name="T20">Dependent </text:span><text:span text:style-name="T20">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4" draw:text-style-name="P32" draw:layer="layout" svg:width="3.844cm" svg:height="0.885cm" svg:x="26.856cm" svg:y="11.233cm">
            <text:p text:style-name="P31"><text:span text:style-name="T22">Maintainab</text:span><text:span text:style-name="T22">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5" draw:text-style-name="P28" xml:id="id41" draw:id="id41" draw:layer="layout" svg:width="8.131cm" svg:height="1.775cm" svg:x="25.196cm" svg:y="20.238cm">
            <text:p text:style-name="P27"><text:span text:style-name="T21">Time of </text:span><text:span text:style-name="T21">First </text:span><text:span text:style-name="T21">Consequen</text:span><text:span text:style-name="T21">ces </text:span></text:p>
            <text:p text:style-name="P27"><text:span text:style-name="T21">For X if Y </text:span><text:span text:style-name="T21">changes </text:span><text:span text:style-name="T21">(Semantics</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59"/></text:p>
              <text:p text:style-name="P47"><text:span text:style-name="T59">A←</text:span><text:span text:style-name="T59">B</text:span></text:p>
              <text:p text:style-name="P47"><text:span text:style-name="T59"/></text:p>
              <text:p text:style-name="P47"><text:span text:style-name="T59"/></text:p>
              <text:p text:style-name="P47"><text:span text:style-name="T59"/></text:p>
              <text:p text:style-name="P47"><text:span text:style-name="T60">B→</text:span><text:span text:style-name="T60">C</text:span></text:p>
              <text:p text:style-name="P47"><text:span text:style-name="T25"/></text:p>
              <text:p text:style-name="P47"><text:span text:style-name="T25"/></text:p>
              <text:p text:style-name="P47"><text:span text:style-name="T25"/></text:p>
              <text:p text:style-name="P47"><text:span text:style-name="T26">A→</text:span><text:span text:style-name="T26">B</text:span></text:p>
            </draw:text-box>
          </draw:frame>
        </draw:g>
        <draw:custom-shape draw:name="Google Shape;136;p 2" draw:style-name="gr216" draw:text-style-name="P49"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18" draw:text-style-name="P67"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18" draw:text-style-name="P67"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18" draw:text-style-name="P67"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18" draw:text-style-name="P67"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7" draw:text-style-name="P77"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18" draw:text-style-name="P77"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7" draw:text-style-name="P77"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7" draw:text-style-name="P77"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19" draw:text-style-name="P67"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7" draw:text-style-name="P77"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0" draw:text-style-name="P71" draw:layer="layout" svg:width="32.753cm" svg:height="3.598cm" svg:x="0.689cm" svg:y="0.712cm">
          <text:p text:style-name="P72"><text:span text:style-name="T61">If you change module B, on which module A depends (A→B) …</text:span></text:p>
          <text:p text:style-name="P72"><text:span text:style-name="T61">… </text:span><text:span text:style-name="T61">be careful that no new (unwanted) dependency to module C is added (B→C).</text:span></text:p>
          <text:p text:style-name="P72"><text:span text:style-name="T61">… </text:span><text:span text:style-name="T61">void introducing a cyclic build-time dependency from B to A (A←B). However, A can play ping-pong with a remote server D if you like.</text:span></text:p>
          <text:p text:style-name="P72"><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1" draw:text-style-name="P78"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2" draw:text-style-name="P78"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1" draw:text-style-name="P78"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1" draw:text-style-name="P78"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3">
          <office:forms form:automatic-focus="false" form:apply-design-mode="false"/>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8" draw:style-name="gr1" draw:text-style-name="P82" draw:layer="layout" svg:width="31.252cm" svg:height="22.225cm" svg:x="1.275cm" svg:y="1.527cm">
          <draw:text-box>
            <text:p text:style-name="P79"><text:span text:style-name="T36">T</text:span><text:span text:style-name="T36">he </text:span><text:span text:style-name="T36">P</text:span><text:span text:style-name="T36">uz</text:span><text:span text:style-name="T36">zl</text:span><text:span text:style-name="T36">es</text:span></text:p>
            <text:p text:style-name="P80"><text:span text:style-name="T11"/></text:p>
            <text:p text:style-name="P80"><text:span text:style-name="T3">Th</text:span><text:span text:style-name="T3">e </text:span><text:span text:style-name="T3">pu</text:span><text:span text:style-name="T3">zzl</text:span><text:span text:style-name="T3">es </text:span><text:span text:style-name="T3">like </text:span><text:span text:style-name="T3">def</text:span><text:span text:style-name="T3">ine</text:span><text:span text:style-name="T3">d </text:span><text:span text:style-name="T3">by </text:span><text:span text:style-name="T3">Ji</text:span><text:span text:style-name="T3">m</text:span><text:span text:style-name="T3">my </text:span><text:span text:style-name="T3">Ko</text:span><text:span text:style-name="T3">pp</text:span><text:span text:style-name="T3">el </text:span><text:span text:style-name="T3">in </text:span><text:span text:style-name="T3">his </text:span><text:span text:style-name="T3">arti</text:span><text:span text:style-name="T3">cle </text:span><text:span text:style-name="T3">“</text:span><text:span text:style-name="T2">H</text:span><text:span text:style-name="T2">ow </text:span><text:span text:style-name="T2">an </text:span><text:span text:style-name="T2">An</text:span><text:span text:style-name="T2">cie</text:span><text:span text:style-name="T2">nt </text:span><text:span text:style-name="T2">Phi</text:span><text:span text:style-name="T2">los</text:span><text:span text:style-name="T2">op</text:span><text:span text:style-name="T2">hy </text:span><text:span text:style-name="T2">Pr</text:span><text:span text:style-name="T2">obl</text:span><text:span text:style-name="T2">em </text:span><text:span text:style-name="T2">Ex</text:span><text:span text:style-name="T2">plai</text:span><text:span text:style-name="T2">ns </text:span><text:span text:style-name="T2">Sof</text:span><text:span text:style-name="T2">tw</text:span><text:span text:style-name="T2">are </text:span><text:span text:style-name="T2">De</text:span><text:span text:style-name="T2">pe</text:span><text:span text:style-name="T2">nd</text:span><text:span text:style-name="T2">en</text:span><text:span text:style-name="T2">ce”</text:span><text:span text:style-name="T2">, </text:span><text:span text:style-name="T2">for </text:span><text:span text:style-name="T2">det</text:span><text:span text:style-name="T2">ails </text:span><text:span text:style-name="T2">ref</text:span><text:span text:style-name="T2">er </text:span><text:span text:style-name="T2">to</text:span><text:span text:style-name="T3"> [</text:span><text:span text:style-name="T3"><text:a xlink:href="#Subtitle 5" xlink:type="simple">Koppel22</text:a></text:span><text:span text:style-name="T3">].</text:span></text:p>
            <text:list text:style-name="L9">
              <text:list-header>
                <text:p text:style-name="P81"><text:span text:style-name="T62"/></text:p>
              </text:list-header>
              <text:list-item>
                <text:p text:style-name="P81"><text:span text:style-name="T63">­</text:span><text:span text:style-name="T63">T</text:span><text:span text:style-name="T63">h</text:span><text:span text:style-name="T63">e</text:span><text:span text:style-name="T63"> </text:span><text:span text:style-name="T63">I</text:span><text:span text:style-name="T63">n</text:span><text:span text:style-name="T63">v</text:span><text:span text:style-name="T63">e</text:span><text:span text:style-name="T63">r</text:span><text:span text:style-name="T63">s</text:span><text:span text:style-name="T63">i</text:span><text:span text:style-name="T63">o</text:span><text:span text:style-name="T63">n</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D</text:span><text:span text:style-name="T62">o</text:span><text:span text:style-name="T62">e</text:span><text:span text:style-name="T62">s</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y</text:span><text:span text:style-name="T62"> </text:span><text:span text:style-name="T62">I</text:span><text:span text:style-name="T62">n</text:span><text:span text:style-name="T62">v</text:span><text:span text:style-name="T62">e</text:span><text:span text:style-name="T62">r</text:span><text:span text:style-name="T62">s</text:span><text:span text:style-name="T62">i</text:span><text:span text:style-name="T62">o</text:span><text:span text:style-name="T62">n</text:span><text:span text:style-name="T62"> </text:span><text:span text:style-name="T62">t</text:span><text:span text:style-name="T62">r</text:span><text:span text:style-name="T62">u</text:span><text:span text:style-name="T62">l</text:span><text:span text:style-name="T62">y</text:span><text:span text:style-name="T62"> </text:span><text:span text:style-name="T62">e</text:span><text:span text:style-name="T62">l</text:span><text:span text:style-name="T62">i</text:span><text:span text:style-name="T62">m</text:span><text:span text:style-name="T62">i</text:span><text:span text:style-name="T62">n</text:span><text:span text:style-name="T62">a</text:span><text:span text:style-name="T62">t</text:span><text:span text:style-name="T62">e</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i</text:span><text:span text:style-name="T62">e</text:span><text:span text:style-name="T62">s</text:span><text:span text:style-name="T62">?</text:span><text:span text:style-name="T62"> </text:span><text:span text:style-name="T62">W</text:span><text:span text:style-name="T62">e</text:span><text:span text:style-name="T62">l</text:span><text:span text:style-name="T62">l</text:span><text:span text:style-name="T62">,</text:span><text:span text:style-name="T62"> </text:span><text:span text:style-name="T62">t</text:span><text:span text:style-name="T62">h</text:span><text:span text:style-name="T62">e</text:span><text:span text:style-name="T62">r</text:span><text:span text:style-name="T62">e</text:span><text:span text:style-name="T62"> </text:span><text:span text:style-name="T62">i</text:span><text:span text:style-name="T62">s</text:span><text:span text:style-name="T62"> </text:span><text:span text:style-name="T62">a</text:span><text:span text:style-name="T62"> </text:span><text:span text:style-name="T62">r</text:span><text:span text:style-name="T62">e</text:span><text:span text:style-name="T62">a</text:span><text:span text:style-name="T62">s</text:span><text:span text:style-name="T62">o</text:span><text:span text:style-name="T62">n</text:span><text:span text:style-name="T62"> </text:span><text:span text:style-name="T62">w</text:span><text:span text:style-name="T62">h</text:span><text:span text:style-name="T62">y</text:span><text:span text:style-name="T62"> </text:span><text:span text:style-name="T62">i</text:span><text:span text:style-name="T62">t</text:span><text:span text:style-name="T62"> </text:span><text:span text:style-name="T62">i</text:span><text:span text:style-name="T62">s</text:span><text:span text:style-name="T62"> </text:span><text:span text:style-name="T62">c</text:span><text:span text:style-name="T62">a</text:span><text:span text:style-name="T62">l</text:span><text:span text:style-name="T62">l</text:span><text:span text:style-name="T62">e</text:span><text:span text:style-name="T62">d</text:span><text:span text:style-name="T62"> </text:span><text:span text:style-name="T62">i</text:span><text:span text:style-name="T62">n</text:span><text:span text:style-name="T62">v</text:span><text:span text:style-name="T62">e</text:span><text:span text:style-name="T62">r</text:span><text:span text:style-name="T62">s</text:span><text:span text:style-name="T62">i</text:span><text:span text:style-name="T62">o</text:span><text:span text:style-name="T62">n</text:span><text:span text:style-name="T62">,</text:span><text:span text:style-name="T62"> </text:span><text:span text:style-name="T62">s</text:span><text:span text:style-name="T62">e</text:span><text:span text:style-name="T62">e</text:span><text:span text:style-name="T62"> </text:span><text:span text:style-name="T62">P</text:span><text:span text:style-name="T62">1</text:span><text:span text:style-name="T62">a</text:span><text:span text:style-name="T62"> </text:span><text:span text:style-name="T62">a</text:span><text:span text:style-name="T62">n</text:span><text:span text:style-name="T62">d</text:span><text:span text:style-name="T62"> </text:span><text:span text:style-name="T62">P</text:span><text:span text:style-name="T62">1</text:span><text:span text:style-name="T62">b</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F</text:span><text:span text:style-name="T63">r</text:span><text:span text:style-name="T63">a</text:span><text:span text:style-name="T63">m</text:span><text:span text:style-name="T63">e</text:span><text:span text:style-name="T63">w</text:span><text:span text:style-name="T63">o</text:span><text:span text:style-name="T63">r</text:span><text:span text:style-name="T63">k</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D</text:span><text:span text:style-name="T62">o</text:span><text:span text:style-name="T62">e</text:span><text:span text:style-name="T62">s</text:span><text:span text:style-name="T62"> </text:span><text:span text:style-name="T62">a</text:span><text:span text:style-name="T62"> </text:span><text:span text:style-name="T62">R</text:span><text:span text:style-name="T62">o</text:span><text:span text:style-name="T62">u</text:span><text:span text:style-name="T62">n</text:span><text:span text:style-name="T62">d</text:span><text:span text:style-name="T62">-</text:span><text:span text:style-name="T62">R</text:span><text:span text:style-name="T62">o</text:span><text:span text:style-name="T62">b</text:span><text:span text:style-name="T62">i</text:span><text:span text:style-name="T62">n</text:span><text:span text:style-name="T62"> </text:span><text:span text:style-name="T62">s</text:span><text:span text:style-name="T62">c</text:span><text:span text:style-name="T62">h</text:span><text:span text:style-name="T62">e</text:span><text:span text:style-name="T62">d</text:span><text:span text:style-name="T62">u</text:span><text:span text:style-name="T62">l</text:span><text:span text:style-name="T62">e</text:span><text:span text:style-name="T62">r</text:span><text:span text:style-name="T62"> </text:span><text:span text:style-name="T62">h</text:span><text:span text:style-name="T62">a</text:span><text:span text:style-name="T62">v</text:span><text:span text:style-name="T62">e</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i</text:span><text:span text:style-name="T62">e</text:span><text:span text:style-name="T62">s</text:span><text:span text:style-name="T62"> </text:span><text:span text:style-name="T62">o</text:span><text:span text:style-name="T62">n</text:span><text:span text:style-name="T62"> </text:span><text:span text:style-name="T62">t</text:span><text:span text:style-name="T62">h</text:span><text:span text:style-name="T62">e</text:span><text:span text:style-name="T62"> </text:span><text:span text:style-name="T62">t</text:span><text:span text:style-name="T62">a</text:span><text:span text:style-name="T62">s</text:span><text:span text:style-name="T62">k</text:span><text:span text:style-name="T62">s</text:span><text:span text:style-name="T62"> </text:span><text:span text:style-name="T62">i</text:span><text:span text:style-name="T62">t</text:span><text:span text:style-name="T62"> </text:span><text:span text:style-name="T62">i</text:span><text:span text:style-name="T62">n</text:span><text:span text:style-name="T62">v</text:span><text:span text:style-name="T62">o</text:span><text:span text:style-name="T62">k</text:span><text:span text:style-name="T62">e</text:span><text:span text:style-name="T62">s</text:span><text:span text:style-name="T62">?</text:span><text:span text:style-name="T62"> </text:span><text:span text:style-name="T62">A</text:span><text:span text:style-name="T62">t</text:span><text:span text:style-name="T62"> </text:span><text:span text:style-name="T62">l</text:span><text:span text:style-name="T62">e</text:span><text:span text:style-name="T62">a</text:span><text:span text:style-name="T62">s</text:span><text:span text:style-name="T62">t</text:span><text:span text:style-name="T62"> </text:span><text:span text:style-name="T62">t</text:span><text:span text:style-name="T62">h</text:span><text:span text:style-name="T62">a</text:span><text:span text:style-name="T62">t</text:span><text:span text:style-name="T62"> </text:span><text:span text:style-name="T62">t</text:span><text:span text:style-name="T62">a</text:span><text:span text:style-name="T62">s</text:span><text:span text:style-name="T62">k</text:span><text:span text:style-name="T62"> </text:span><text:span text:style-name="T62">h</text:span><text:span text:style-name="T62">a</text:span><text:span text:style-name="T62">s</text:span><text:span text:style-name="T62"> </text:span><text:span text:style-name="T62">t</text:span><text:span text:style-name="T62">o</text:span><text:span text:style-name="T62"> </text:span><text:span text:style-name="T62">e</text:span><text:span text:style-name="T62">x</text:span><text:span text:style-name="T62">i</text:span><text:span text:style-name="T62">s</text:span><text:span text:style-name="T62">t</text:span><text:span text:style-name="T62">,</text:span><text:span text:style-name="T62"> </text:span><text:span text:style-name="T62">s</text:span><text:span text:style-name="T62">e</text:span><text:span text:style-name="T62">e</text:span><text:span text:style-name="T62"> </text:span><text:span text:style-name="T62">P</text:span><text:span text:style-name="T62">2</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S</text:span><text:span text:style-name="T63">h</text:span><text:span text:style-name="T63">a</text:span><text:span text:style-name="T63">r</text:span><text:span text:style-name="T63">e</text:span><text:span text:style-name="T63">d</text:span><text:span text:style-name="T63"> </text:span><text:span text:style-name="T63">F</text:span><text:span text:style-name="T63">o</text:span><text:span text:style-name="T63">r</text:span><text:span text:style-name="T63">m</text:span><text:span text:style-name="T63">a</text:span><text:span text:style-name="T63">t</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I</text:span><text:span text:style-name="T62">f</text:span><text:span text:style-name="T62"> </text:span><text:span text:style-name="T62">W</text:span><text:span text:style-name="T62"> </text:span><text:span text:style-name="T62">w</text:span><text:span text:style-name="T62">r</text:span><text:span text:style-name="T62">i</text:span><text:span text:style-name="T62">t</text:span><text:span text:style-name="T62">e</text:span><text:span text:style-name="T62">s</text:span><text:span text:style-name="T62"> </text:span><text:span text:style-name="T62">a</text:span><text:span text:style-name="T62"> </text:span><text:span text:style-name="T62">f</text:span><text:span text:style-name="T62">i</text:span><text:span text:style-name="T62">l</text:span><text:span text:style-name="T62">e</text:span><text:span text:style-name="T62"> </text:span><text:span text:style-name="T62">a</text:span><text:span text:style-name="T62">n</text:span><text:span text:style-name="T62">d</text:span><text:span text:style-name="T62"> </text:span><text:span text:style-name="T62">R</text:span><text:span text:style-name="T62"> </text:span><text:span text:style-name="T62">r</text:span><text:span text:style-name="T62">e</text:span><text:span text:style-name="T62">a</text:span><text:span text:style-name="T62">d</text:span><text:span text:style-name="T62">s</text:span><text:span text:style-name="T62"> </text:span><text:span text:style-name="T62">i</text:span><text:span text:style-name="T62">t</text:span><text:span text:style-name="T62">,</text:span><text:span text:style-name="T62"> </text:span><text:span text:style-name="T62">b</text:span><text:span text:style-name="T62">o</text:span><text:span text:style-name="T62">t</text:span><text:span text:style-name="T62">h</text:span><text:span text:style-name="T62"> </text:span><text:span text:style-name="T62">a</text:span><text:span text:style-name="T62">r</text:span><text:span text:style-name="T62">e</text:span><text:span text:style-name="T62"> </text:span><text:span text:style-name="T62">c</text:span><text:span text:style-name="T62">o</text:span><text:span text:style-name="T62">u</text:span><text:span text:style-name="T62">p</text:span><text:span text:style-name="T62">l</text:span><text:span text:style-name="T62">e</text:span><text:span text:style-name="T62">d</text:span><text:span text:style-name="T62"> </text:span><text:span text:style-name="T62">d</text:span><text:span text:style-name="T62">u</text:span><text:span text:style-name="T62">e</text:span><text:span text:style-name="T62"> </text:span><text:span text:style-name="T62">t</text:span><text:span text:style-name="T62">o</text:span><text:span text:style-name="T62"> </text:span><text:span text:style-name="T62">t</text:span><text:span text:style-name="T62">h</text:span><text:span text:style-name="T62">e</text:span><text:span text:style-name="T62"> </text:span><text:span text:style-name="T62">s</text:span><text:span text:style-name="T62">h</text:span><text:span text:style-name="T62">a</text:span><text:span text:style-name="T62">r</text:span><text:span text:style-name="T62">e</text:span><text:span text:style-name="T62">d</text:span><text:span text:style-name="T62"> </text:span><text:span text:style-name="T62">f</text:span><text:span text:style-name="T62">o</text:span><text:span text:style-name="T62">r</text:span><text:span text:style-name="T62">m</text:span><text:span text:style-name="T62">a</text:span><text:span text:style-name="T62">t</text:span><text:span text:style-name="T62">.</text:span><text:span text:style-name="T62"> </text:span><text:span text:style-name="T62">B</text:span><text:span text:style-name="T62">u</text:span><text:span text:style-name="T62">t</text:span><text:span text:style-name="T62"> </text:span><text:span text:style-name="T62">w</text:span><text:span text:style-name="T62">h</text:span><text:span text:style-name="T62">i</text:span><text:span text:style-name="T62">c</text:span><text:span text:style-name="T62">h</text:span><text:span text:style-name="T62"> </text:span><text:span text:style-name="T62">m</text:span><text:span text:style-name="T62">o</text:span><text:span text:style-name="T62">d</text:span><text:span text:style-name="T62">u</text:span><text:span text:style-name="T62">l</text:span><text:span text:style-name="T62">e</text:span><text:span text:style-name="T62"> </text:span><text:span text:style-name="T62">d</text:span><text:span text:style-name="T62">e</text:span><text:span text:style-name="T62">p</text:span><text:span text:style-name="T62">e</text:span><text:span text:style-name="T62">n</text:span><text:span text:style-name="T62">d</text:span><text:span text:style-name="T62">s</text:span><text:span text:style-name="T62"> </text:span><text:span text:style-name="T62">o</text:span><text:span text:style-name="T62">n</text:span><text:span text:style-name="T62"> </text:span><text:span text:style-name="T62">t</text:span><text:span text:style-name="T62">h</text:span><text:span text:style-name="T62">e</text:span><text:span text:style-name="T62"> </text:span><text:span text:style-name="T62">o</text:span><text:span text:style-name="T62">t</text:span><text:span text:style-name="T62">h</text:span><text:span text:style-name="T62">e</text:span><text:span text:style-name="T62">r</text:span><text:span text:style-name="T62">?</text:span><text:span text:style-name="T62"> </text:span><text:span text:style-name="T62">D</text:span><text:span text:style-name="T62">o</text:span><text:span text:style-name="T62"> </text:span><text:span text:style-name="T62">n</text:span><text:span text:style-name="T62">o</text:span><text:span text:style-name="T62">t</text:span><text:span text:style-name="T62"> </text:span><text:span text:style-name="T62">t</text:span><text:span text:style-name="T62">e</text:span><text:span text:style-name="T62">a</text:span><text:span text:style-name="T62">r</text:span><text:span text:style-name="T62"> </text:span><text:span text:style-name="T62">a</text:span><text:span text:style-name="T62">p</text:span><text:span text:style-name="T62">a</text:span><text:span text:style-name="T62">r</text:span><text:span text:style-name="T62">t</text:span><text:span text:style-name="T62"> </text:span><text:span text:style-name="T62">w</text:span><text:span text:style-name="T62">h</text:span><text:span text:style-name="T62">a</text:span><text:span text:style-name="T62">t</text:span><text:span text:style-name="T62"> </text:span><text:span text:style-name="T62">b</text:span><text:span text:style-name="T62">e</text:span><text:span text:style-name="T62">l</text:span><text:span text:style-name="T62">o</text:span><text:span text:style-name="T62">n</text:span><text:span text:style-name="T62">g</text:span><text:span text:style-name="T62">s</text:span><text:span text:style-name="T62"> </text:span><text:span text:style-name="T62">t</text:span><text:span text:style-name="T62">o</text:span><text:span text:style-name="T62">g</text:span><text:span text:style-name="T62">e</text:span><text:span text:style-name="T62">t</text:span><text:span text:style-name="T62">h</text:span><text:span text:style-name="T62">e</text:span><text:span text:style-name="T62">r</text:span><text:span text:style-name="T62">,</text:span><text:span text:style-name="T62"> </text:span><text:span text:style-name="T62">s</text:span><text:span text:style-name="T62">e</text:span><text:span text:style-name="T62">e</text:span><text:span text:style-name="T62"> </text:span><text:span text:style-name="T62">P</text:span><text:span text:style-name="T62">3</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F</text:span><text:span text:style-name="T63">a</text:span><text:span text:style-name="T63">l</text:span><text:span text:style-name="T63">l</text:span><text:span text:style-name="T63">b</text:span><text:span text:style-name="T63">a</text:span><text:span text:style-name="T63">c</text:span><text:span text:style-name="T63">k</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W</text:span><text:span text:style-name="T62">h</text:span><text:span text:style-name="T62">e</text:span><text:span text:style-name="T62">n</text:span><text:span text:style-name="T62"> </text:span><text:span text:style-name="T62">A</text:span><text:span text:style-name="T62"> </text:span><text:span text:style-name="T62">u</text:span><text:span text:style-name="T62">s</text:span><text:span text:style-name="T62">e</text:span><text:span text:style-name="T62">s</text:span><text:span text:style-name="T62"> </text:span><text:span text:style-name="T62">B</text:span><text:span text:style-name="T62"> </text:span><text:span text:style-name="T62">b</text:span><text:span text:style-name="T62">u</text:span><text:span text:style-name="T62">t</text:span><text:span text:style-name="T62"> </text:span><text:span text:style-name="T62">f</text:span><text:span text:style-name="T62">a</text:span><text:span text:style-name="T62">l</text:span><text:span text:style-name="T62">l</text:span><text:span text:style-name="T62">s</text:span><text:span text:style-name="T62"> </text:span><text:span text:style-name="T62">b</text:span><text:span text:style-name="T62">a</text:span><text:span text:style-name="T62">c</text:span><text:span text:style-name="T62">k</text:span><text:span text:style-name="T62"> </text:span><text:span text:style-name="T62">t</text:span><text:span text:style-name="T62">o</text:span><text:span text:style-name="T62"> </text:span><text:span text:style-name="T62">C</text:span><text:span text:style-name="T62"> </text:span><text:span text:style-name="T62">i</text:span><text:span text:style-name="T62">n</text:span><text:span text:style-name="T62"> </text:span><text:span text:style-name="T62">t</text:span><text:span text:style-name="T62">h</text:span><text:span text:style-name="T62">e</text:span><text:span text:style-name="T62"> </text:span><text:span text:style-name="T62">e</text:span><text:span text:style-name="T62">v</text:span><text:span text:style-name="T62">e</text:span><text:span text:style-name="T62">n</text:span><text:span text:style-name="T62">t</text:span><text:span text:style-name="T62"> </text:span><text:span text:style-name="T62">o</text:span><text:span text:style-name="T62">f</text:span><text:span text:style-name="T62"> </text:span><text:span text:style-name="T62">B</text:span><text:span text:style-name="T62">'</text:span><text:span text:style-name="T62">s</text:span><text:span text:style-name="T62"> </text:span><text:span text:style-name="T62">f</text:span><text:span text:style-name="T62">a</text:span><text:span text:style-name="T62">i</text:span><text:span text:style-name="T62">l</text:span><text:span text:style-name="T62">u</text:span><text:span text:style-name="T62">r</text:span><text:span text:style-name="T62">e</text:span><text:span text:style-name="T62">,</text:span><text:span text:style-name="T62"> </text:span><text:span text:style-name="T62">d</text:span><text:span text:style-name="T62">o</text:span><text:span text:style-name="T62">e</text:span><text:span text:style-name="T62">s</text:span><text:span text:style-name="T62"> </text:span><text:span text:style-name="T62">A</text:span><text:span text:style-name="T62"> </text:span><text:span text:style-name="T62">s</text:span><text:span text:style-name="T62">t</text:span><text:span text:style-name="T62">i</text:span><text:span text:style-name="T62">l</text:span><text:span text:style-name="T62">l</text:span><text:span text:style-name="T62"> </text:span><text:span text:style-name="T62">d</text:span><text:span text:style-name="T62">e</text:span><text:span text:style-name="T62">p</text:span><text:span text:style-name="T62">e</text:span><text:span text:style-name="T62">n</text:span><text:span text:style-name="T62">d</text:span><text:span text:style-name="T62"> </text:span><text:span text:style-name="T62">o</text:span><text:span text:style-name="T62">n</text:span><text:span text:style-name="T62"> </text:span><text:span text:style-name="T62">B</text:span><text:span text:style-name="T62">?</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i</text:span><text:span text:style-name="T62">e</text:span><text:span text:style-name="T62">s</text:span><text:span text:style-name="T62"> </text:span><text:span text:style-name="T62">c</text:span><text:span text:style-name="T62">a</text:span><text:span text:style-name="T62">n</text:span><text:span text:style-name="T62">n</text:span><text:span text:style-name="T62">o</text:span><text:span text:style-name="T62">t</text:span><text:span text:style-name="T62"> </text:span><text:span text:style-name="T62">o</text:span><text:span text:style-name="T62">n</text:span><text:span text:style-name="T62">l</text:span><text:span text:style-name="T62">y</text:span><text:span text:style-name="T62"> </text:span><text:span text:style-name="T62">e</text:span><text:span text:style-name="T62">x</text:span><text:span text:style-name="T62">i</text:span><text:span text:style-name="T62">s</text:span><text:span text:style-name="T62">t</text:span><text:span text:style-name="T62"> </text:span><text:span text:style-name="T62">o</text:span><text:span text:style-name="T62">n</text:span><text:span text:style-name="T62"> </text:span><text:span text:style-name="T62">s</text:span><text:span text:style-name="T62">p</text:span><text:span text:style-name="T62">e</text:span><text:span text:style-name="T62">c</text:span><text:span text:style-name="T62">i</text:span><text:span text:style-name="T62">f</text:span><text:span text:style-name="T62">i</text:span><text:span text:style-name="T62">c</text:span><text:span text:style-name="T62"> </text:span><text:span text:style-name="T62">m</text:span><text:span text:style-name="T62">o</text:span><text:span text:style-name="T62">d</text:span><text:span text:style-name="T62">u</text:span><text:span text:style-name="T62">l</text:span><text:span text:style-name="T62">e</text:span><text:span text:style-name="T62">s</text:span><text:span text:style-name="T62"> </text:span><text:span text:style-name="T62">b</text:span><text:span text:style-name="T62">u</text:span><text:span text:style-name="T62">t</text:span><text:span text:style-name="T62"> </text:span><text:span text:style-name="T62">a</text:span><text:span text:style-name="T62">l</text:span><text:span text:style-name="T62">s</text:span><text:span text:style-name="T62">o</text:span><text:span text:style-name="T62"> </text:span><text:span text:style-name="T62">o</text:span><text:span text:style-name="T62">n</text:span><text:span text:style-name="T62"> </text:span><text:span text:style-name="T62">g</text:span><text:span text:style-name="T62">r</text:span><text:span text:style-name="T62">o</text:span><text:span text:style-name="T62">u</text:span><text:span text:style-name="T62">p</text:span><text:span text:style-name="T62">s</text:span><text:span text:style-name="T62"> </text:span><text:span text:style-name="T62">(</text:span><text:span text:style-name="T62">s</text:span><text:span text:style-name="T62">e</text:span><text:span text:style-name="T62">t</text:span><text:span text:style-name="T62">s</text:span><text:span text:style-name="T62"> </text:span><text:span text:style-name="T62">a</text:span><text:span text:style-name="T62">n</text:span><text:span text:style-name="T62">d</text:span><text:span text:style-name="T62"> </text:span><text:span text:style-name="T62">e</text:span><text:span text:style-name="T62">q</text:span><text:span text:style-name="T62">u</text:span><text:span text:style-name="T62">i</text:span><text:span text:style-name="T62">v</text:span><text:span text:style-name="T62">a</text:span><text:span text:style-name="T62">l</text:span><text:span text:style-name="T62">e</text:span><text:span text:style-name="T62">n</text:span><text:span text:style-name="T62">c</text:span><text:span text:style-name="T62">e</text:span><text:span text:style-name="T62"> </text:span><text:span text:style-name="T62">c</text:span><text:span text:style-name="T62">l</text:span><text:span text:style-name="T62">a</text:span><text:span text:style-name="T62">s</text:span><text:span text:style-name="T62">s</text:span><text:span text:style-name="T62">e</text:span><text:span text:style-name="T62">s</text:span><text:span text:style-name="T62">)</text:span><text:span text:style-name="T62"> </text:span><text:span text:style-name="T62">o</text:span><text:span text:style-name="T62">f</text:span><text:span text:style-name="T62"> </text:span><text:span text:style-name="T62">m</text:span><text:span text:style-name="T62">o</text:span><text:span text:style-name="T62">d</text:span><text:span text:style-name="T62">u</text:span><text:span text:style-name="T62">l</text:span><text:span text:style-name="T62">e</text:span><text:span text:style-name="T62">s</text:span><text:span text:style-name="T62">,</text:span><text:span text:style-name="T62"> </text:span><text:span text:style-name="T62">s</text:span><text:span text:style-name="T62">e</text:span><text:span text:style-name="T62">e</text:span><text:span text:style-name="T62"> </text:span><text:span text:style-name="T62">P</text:span><text:span text:style-name="T62">4</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M</text:span><text:span text:style-name="T63">a</text:span><text:span text:style-name="T63">j</text:span><text:span text:style-name="T63">o</text:span><text:span text:style-name="T63">r</text:span><text:span text:style-name="T63">i</text:span><text:span text:style-name="T63">t</text:span><text:span text:style-name="T63">y</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H</text:span><text:span text:style-name="T62">o</text:span><text:span text:style-name="T62">w</text:span><text:span text:style-name="T62"> </text:span><text:span text:style-name="T62">d</text:span><text:span text:style-name="T62">o</text:span><text:span text:style-name="T62">e</text:span><text:span text:style-name="T62">s</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y</text:span><text:span text:style-name="T62"> </text:span><text:span text:style-name="T62">w</text:span><text:span text:style-name="T62">o</text:span><text:span text:style-name="T62">r</text:span><text:span text:style-name="T62">k</text:span><text:span text:style-name="T62"> </text:span><text:span text:style-name="T62">i</text:span><text:span text:style-name="T62">n</text:span><text:span text:style-name="T62"> </text:span><text:span text:style-name="T62">t</text:span><text:span text:style-name="T62">h</text:span><text:span text:style-name="T62">e</text:span><text:span text:style-name="T62"> </text:span><text:span text:style-name="T62">c</text:span><text:span text:style-name="T62">a</text:span><text:span text:style-name="T62">s</text:span><text:span text:style-name="T62">e</text:span><text:span text:style-name="T62"> </text:span><text:span text:style-name="T62">o</text:span><text:span text:style-name="T62">f</text:span><text:span text:style-name="T62"> </text:span><text:span text:style-name="T62">m</text:span><text:span text:style-name="T62">-</text:span><text:span text:style-name="T62">o</text:span><text:span text:style-name="T62">u</text:span><text:span text:style-name="T62">t</text:span><text:span text:style-name="T62">-</text:span><text:span text:style-name="T62">o</text:span><text:span text:style-name="T62">f</text:span><text:span text:style-name="T62">-</text:span><text:span text:style-name="T62">n</text:span><text:span text:style-name="T62"> </text:span><text:span text:style-name="T62">r</text:span><text:span text:style-name="T62">e</text:span><text:span text:style-name="T62">d</text:span><text:span text:style-name="T62">u</text:span><text:span text:style-name="T62">n</text:span><text:span text:style-name="T62">d</text:span><text:span text:style-name="T62">a</text:span><text:span text:style-name="T62">n</text:span><text:span text:style-name="T62">c</text:span><text:span text:style-name="T62">y</text:span><text:span text:style-name="T62">?</text:span><text:span text:style-name="T62"> </text:span><text:span text:style-name="T62">S</text:span><text:span text:style-name="T62">a</text:span><text:span text:style-name="T62">m</text:span><text:span text:style-name="T62">e</text:span><text:span text:style-name="T62"> </text:span><text:span text:style-name="T62">a</text:span><text:span text:style-name="T62">n</text:span><text:span text:style-name="T62">s</text:span><text:span text:style-name="T62">w</text:span><text:span text:style-name="T62">e</text:span><text:span text:style-name="T62">r</text:span><text:span text:style-name="T62"> </text:span><text:span text:style-name="T62">a</text:span><text:span text:style-name="T62">s</text:span><text:span text:style-name="T62"> </text:span><text:span text:style-name="T62">f</text:span><text:span text:style-name="T62">o</text:span><text:span text:style-name="T62">r</text:span><text:span text:style-name="T62"> </text:span><text:span text:style-name="T62">T</text:span><text:span text:style-name="T62">h</text:span><text:span text:style-name="T62">e</text:span><text:span text:style-name="T62"> </text:span><text:span text:style-name="T62">F</text:span><text:span text:style-name="T62">a</text:span><text:span text:style-name="T62">l</text:span><text:span text:style-name="T62">l</text:span><text:span text:style-name="T62">b</text:span><text:span text:style-name="T62">a</text:span><text:span text:style-name="T62">c</text:span><text:span text:style-name="T62">k</text:span><text:span text:style-name="T62"> </text:span><text:span text:style-name="T62">P</text:span><text:span text:style-name="T62">u</text:span><text:span text:style-name="T62">z</text:span><text:span text:style-name="T62">z</text:span><text:span text:style-name="T62">l</text:span><text:span text:style-name="T62">e</text:span><text:span text:style-name="T62">,</text:span><text:span text:style-name="T62"> </text:span><text:span text:style-name="T62">s</text:span><text:span text:style-name="T62">e</text:span><text:span text:style-name="T62">e</text:span><text:span text:style-name="T62"> </text:span><text:span text:style-name="T62">P</text:span><text:span text:style-name="T62">4</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H</text:span><text:span text:style-name="T63">i</text:span><text:span text:style-name="T63">g</text:span><text:span text:style-name="T63">h</text:span><text:span text:style-name="T63">e</text:span><text:span text:style-name="T63">r</text:span><text:span text:style-name="T63">-</text:span><text:span text:style-name="T63">O</text:span><text:span text:style-name="T63">r</text:span><text:span text:style-name="T63">d</text:span><text:span text:style-name="T63">e</text:span><text:span text:style-name="T63">r</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D</text:span><text:span text:style-name="T62">o</text:span><text:span text:style-name="T62"> </text:span><text:span text:style-name="T62">h</text:span><text:span text:style-name="T62">a</text:span><text:span text:style-name="T62">s</text:span><text:span text:style-name="T62">h</text:span><text:span text:style-name="T62"> </text:span><text:span text:style-name="T62">t</text:span><text:span text:style-name="T62">a</text:span><text:span text:style-name="T62">b</text:span><text:span text:style-name="T62">l</text:span><text:span text:style-name="T62">e</text:span><text:span text:style-name="T62">s</text:span><text:span text:style-name="T62"> </text:span><text:span text:style-name="T62">a</text:span><text:span text:style-name="T62">n</text:span><text:span text:style-name="T62">d</text:span><text:span text:style-name="T62"> </text:span><text:span text:style-name="T62">o</text:span><text:span text:style-name="T62">t</text:span><text:span text:style-name="T62">h</text:span><text:span text:style-name="T62">e</text:span><text:span text:style-name="T62">r</text:span><text:span text:style-name="T62"> </text:span><text:span text:style-name="T62">l</text:span><text:span text:style-name="T62">i</text:span><text:span text:style-name="T62">b</text:span><text:span text:style-name="T62">r</text:span><text:span text:style-name="T62">a</text:span><text:span text:style-name="T62">r</text:span><text:span text:style-name="T62">y</text:span><text:span text:style-name="T62"> </text:span><text:span text:style-name="T62">c</text:span><text:span text:style-name="T62">l</text:span><text:span text:style-name="T62">a</text:span><text:span text:style-name="T62">s</text:span><text:span text:style-name="T62">s</text:span><text:span text:style-name="T62">e</text:span><text:span text:style-name="T62">s</text:span><text:span text:style-name="T62"> </text:span><text:span text:style-name="T62">d</text:span><text:span text:style-name="T62">e</text:span><text:span text:style-name="T62">p</text:span><text:span text:style-name="T62">e</text:span><text:span text:style-name="T62">n</text:span><text:span text:style-name="T62">d</text:span><text:span text:style-name="T62"> </text:span><text:span text:style-name="T62">o</text:span><text:span text:style-name="T62">n</text:span><text:span text:style-name="T62"> </text:span><text:span text:style-name="T62">t</text:span><text:span text:style-name="T62">h</text:span><text:span text:style-name="T62">e</text:span><text:span text:style-name="T62">i</text:span><text:span text:style-name="T62">r</text:span><text:span text:style-name="T62"> </text:span><text:span text:style-name="T62">c</text:span><text:span text:style-name="T62">a</text:span><text:span text:style-name="T62">l</text:span><text:span text:style-name="T62">l</text:span><text:span text:style-name="T62">e</text:span><text:span text:style-name="T62">r</text:span><text:span text:style-name="T62">s</text:span><text:span text:style-name="T62">?</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y</text:span><text:span text:style-name="T62"> </text:span><text:span text:style-name="T62">I</text:span><text:span text:style-name="T62">n</text:span><text:span text:style-name="T62">v</text:span><text:span text:style-name="T62">e</text:span><text:span text:style-name="T62">r</text:span><text:span text:style-name="T62">s</text:span><text:span text:style-name="T62">i</text:span><text:span text:style-name="T62">o</text:span><text:span text:style-name="T62">n</text:span><text:span text:style-name="T62"> </text:span><text:span text:style-name="T62">a</text:span><text:span text:style-name="T62">g</text:span><text:span text:style-name="T62">a</text:span><text:span text:style-name="T62">i</text:span><text:span text:style-name="T62">n</text:span><text:span text:style-name="T62">,</text:span><text:span text:style-name="T62"> </text:span><text:span text:style-name="T62">r</text:span><text:span text:style-name="T62">e</text:span><text:span text:style-name="T62">f</text:span><text:span text:style-name="T62">e</text:span><text:span text:style-name="T62">r</text:span><text:span text:style-name="T62"> </text:span><text:span text:style-name="T62">s</text:span><text:span text:style-name="T62">e</text:span><text:span text:style-name="T62">e</text:span><text:span text:style-name="T62"> </text:span><text:span text:style-name="T62">P</text:span><text:span text:style-name="T62">1</text:span><text:span text:style-name="T62">b</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C</text:span><text:span text:style-name="T63">r</text:span><text:span text:style-name="T63">a</text:span><text:span text:style-name="T63">s</text:span><text:span text:style-name="T63">h</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I</text:span><text:span text:style-name="T62">n</text:span><text:span text:style-name="T62"> </text:span><text:span text:style-name="T62">p</text:span><text:span text:style-name="T62">r</text:span><text:span text:style-name="T62">i</text:span><text:span text:style-name="T62">n</text:span><text:span text:style-name="T62">c</text:span><text:span text:style-name="T62">i</text:span><text:span text:style-name="T62">p</text:span><text:span text:style-name="T62">l</text:span><text:span text:style-name="T62">e</text:span><text:span text:style-name="T62">,</text:span><text:span text:style-name="T62"> </text:span><text:span text:style-name="T62">e</text:span><text:span text:style-name="T62">a</text:span><text:span text:style-name="T62">c</text:span><text:span text:style-name="T62">h</text:span><text:span text:style-name="T62"> </text:span><text:span text:style-name="T62">m</text:span><text:span text:style-name="T62">o</text:span><text:span text:style-name="T62">d</text:span><text:span text:style-name="T62">u</text:span><text:span text:style-name="T62">l</text:span><text:span text:style-name="T62">e</text:span><text:span text:style-name="T62"> </text:span><text:span text:style-name="T62">o</text:span><text:span text:style-name="T62">f</text:span><text:span text:style-name="T62"> </text:span><text:span text:style-name="T62">a</text:span><text:span text:style-name="T62"> </text:span><text:span text:style-name="T62">p</text:span><text:span text:style-name="T62">r</text:span><text:span text:style-name="T62">o</text:span><text:span text:style-name="T62">g</text:span><text:span text:style-name="T62">r</text:span><text:span text:style-name="T62">a</text:span><text:span text:style-name="T62">m</text:span><text:span text:style-name="T62"> </text:span><text:span text:style-name="T62">c</text:span><text:span text:style-name="T62">a</text:span><text:span text:style-name="T62">n</text:span><text:span text:style-name="T62"> </text:span><text:span text:style-name="T62">c</text:span><text:span text:style-name="T62">r</text:span><text:span text:style-name="T62">a</text:span><text:span text:style-name="T62">s</text:span><text:span text:style-name="T62">h</text:span><text:span text:style-name="T62"> </text:span><text:span text:style-name="T62">i</text:span><text:span text:style-name="T62">t</text:span><text:span text:style-name="T62">.</text:span><text:span text:style-name="T62"> </text:span><text:span text:style-name="T62">D</text:span><text:span text:style-name="T62">o</text:span><text:span text:style-name="T62">e</text:span><text:span text:style-name="T62">s</text:span><text:span text:style-name="T62"> </text:span><text:span text:style-name="T62">t</text:span><text:span text:style-name="T62">h</text:span><text:span text:style-name="T62">i</text:span><text:span text:style-name="T62">s</text:span><text:span text:style-name="T62"> </text:span><text:span text:style-name="T62">i</text:span><text:span text:style-name="T62">m</text:span><text:span text:style-name="T62">p</text:span><text:span text:style-name="T62">l</text:span><text:span text:style-name="T62">y</text:span><text:span text:style-name="T62"> </text:span><text:span text:style-name="T62">t</text:span><text:span text:style-name="T62">h</text:span><text:span text:style-name="T62">a</text:span><text:span text:style-name="T62">t</text:span><text:span text:style-name="T62"> </text:span><text:span text:style-name="T62">e</text:span><text:span text:style-name="T62">a</text:span><text:span text:style-name="T62">c</text:span><text:span text:style-name="T62">h</text:span><text:span text:style-name="T62"> </text:span><text:span text:style-name="T62">m</text:span><text:span text:style-name="T62">o</text:span><text:span text:style-name="T62">d</text:span><text:span text:style-name="T62">u</text:span><text:span text:style-name="T62">l</text:span><text:span text:style-name="T62">e</text:span><text:span text:style-name="T62"> </text:span><text:span text:style-name="T62">d</text:span><text:span text:style-name="T62">e</text:span><text:span text:style-name="T62">p</text:span><text:span text:style-name="T62">e</text:span><text:span text:style-name="T62">n</text:span><text:span text:style-name="T62">d</text:span><text:span text:style-name="T62">s</text:span><text:span text:style-name="T62"> </text:span><text:span text:style-name="T62">o</text:span><text:span text:style-name="T62">n</text:span><text:span text:style-name="T62"> </text:span><text:span text:style-name="T62">e</text:span><text:span text:style-name="T62">v</text:span><text:span text:style-name="T62">e</text:span><text:span text:style-name="T62">r</text:span><text:span text:style-name="T62">y</text:span><text:span text:style-name="T62"> </text:span><text:span text:style-name="T62">o</text:span><text:span text:style-name="T62">t</text:span><text:span text:style-name="T62">h</text:span><text:span text:style-name="T62">e</text:span><text:span text:style-name="T62">r</text:span><text:span text:style-name="T62"> </text:span><text:span text:style-name="T62">m</text:span><text:span text:style-name="T62">o</text:span><text:span text:style-name="T62">d</text:span><text:span text:style-name="T62">u</text:span><text:span text:style-name="T62">l</text:span><text:span text:style-name="T62">e</text:span><text:span text:style-name="T62">?</text:span><text:span text:style-name="T62"> </text:span><text:span text:style-name="T62">A</text:span><text:span text:style-name="T62">l</text:span><text:span text:style-name="T62">r</text:span><text:span text:style-name="T62">e</text:span><text:span text:style-name="T62">a</text:span><text:span text:style-name="T62">d</text:span><text:span text:style-name="T62">y</text:span><text:span text:style-name="T62"> </text:span><text:span text:style-name="T62">d</text:span><text:span text:style-name="T62">i</text:span><text:span text:style-name="T62">s</text:span><text:span text:style-name="T62">c</text:span><text:span text:style-name="T62">u</text:span><text:span text:style-name="T62">s</text:span><text:span text:style-name="T62">s</text:span><text:span text:style-name="T62">e</text:span><text:span text:style-name="T62">d</text:span><text:span text:style-name="T62"> </text:span><text:span text:style-name="T62">i</text:span><text:span text:style-name="T62">n</text:span><text:span text:style-name="T62"> </text:span><text:span text:style-name="T62">X</text:span><text:span text:style-name="T62">6</text:span><text:span text:style-name="T62">.</text:span><text:span text:style-name="T62">1</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S</text:span><text:span text:style-name="T63">e</text:span><text:span text:style-name="T63">l</text:span><text:span text:style-name="T63">f</text:span><text:span text:style-name="T63">-</text:span><text:span text:style-name="T63">C</text:span><text:span text:style-name="T63">y</text:span><text:span text:style-name="T63">c</text:span><text:span text:style-name="T63">l</text:span><text:span text:style-name="T63">e</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H</text:span><text:span text:style-name="T62">o</text:span><text:span text:style-name="T62">w</text:span><text:span text:style-name="T62"> </text:span><text:span text:style-name="T62">t</text:span><text:span text:style-name="T62">o</text:span><text:span text:style-name="T62"> </text:span><text:span text:style-name="T62">d</text:span><text:span text:style-name="T62">e</text:span><text:span text:style-name="T62">a</text:span><text:span text:style-name="T62">l</text:span><text:span text:style-name="T62"> </text:span><text:span text:style-name="T62">w</text:span><text:span text:style-name="T62">i</text:span><text:span text:style-name="T62">t</text:span><text:span text:style-name="T62">h</text:span><text:span text:style-name="T62"> </text:span><text:span text:style-name="T62">c</text:span><text:span text:style-name="T62">y</text:span><text:span text:style-name="T62">c</text:span><text:span text:style-name="T62">l</text:span><text:span text:style-name="T62">i</text:span><text:span text:style-name="T62">c</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i</text:span><text:span text:style-name="T62">e</text:span><text:span text:style-name="T62">s</text:span><text:span text:style-name="T62"> </text:span><text:span text:style-name="T62">a</text:span><text:span text:style-name="T62">n</text:span><text:span text:style-name="T62">d</text:span><text:span text:style-name="T62"> </text:span><text:span text:style-name="T62">s</text:span><text:span text:style-name="T62">e</text:span><text:span text:style-name="T62">l</text:span><text:span text:style-name="T62">f</text:span><text:span text:style-name="T62">-</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i</text:span><text:span text:style-name="T62">e</text:span><text:span text:style-name="T62">s</text:span><text:span text:style-name="T62">?</text:span><text:span text:style-name="T62"> </text:span><text:span text:style-name="T62">R</text:span><text:span text:style-name="T62">e</text:span><text:span text:style-name="T62">f</text:span><text:span text:style-name="T62">e</text:span><text:span text:style-name="T62">r</text:span><text:span text:style-name="T62"> </text:span><text:span text:style-name="T62">t</text:span><text:span text:style-name="T62">o</text:span><text:span text:style-name="T62"> </text:span><text:span text:style-name="T62">Z</text:span><text:span text:style-name="T62">0</text:span><text:span text:style-name="T62">.</text:span></text:p>
              </text:list-item>
              <text:list-item>
                <text:p text:style-name="P81"><text:span text:style-name="T62">­</text:span><text:span text:style-name="T63">T</text:span><text:span text:style-name="T63">h</text:span><text:span text:style-name="T63">e</text:span><text:span text:style-name="T63"> </text:span><text:span text:style-name="T63">F</text:span><text:span text:style-name="T63">r</text:span><text:span text:style-name="T63">a</text:span><text:span text:style-name="T63">m</text:span><text:span text:style-name="T63">e</text:span><text:span text:style-name="T63"> </text:span><text:span text:style-name="T63">P</text:span><text:span text:style-name="T63">u</text:span><text:span text:style-name="T63">z</text:span><text:span text:style-name="T63">z</text:span><text:span text:style-name="T63">l</text:span><text:span text:style-name="T63">e</text:span><text:span text:style-name="T62">:</text:span><text:span text:style-name="T62"> </text:span><text:span text:style-name="T62">I</text:span><text:span text:style-name="T62">f</text:span><text:span text:style-name="T62"> </text:span><text:span text:style-name="T62">A</text:span><text:span text:style-name="T62"> </text:span><text:span text:style-name="T62">d</text:span><text:span text:style-name="T62">o</text:span><text:span text:style-name="T62">e</text:span><text:span text:style-name="T62">s</text:span><text:span text:style-name="T62"> </text:span><text:span text:style-name="T62">n</text:span><text:span text:style-name="T62">o</text:span><text:span text:style-name="T62">t</text:span><text:span text:style-name="T62"> </text:span><text:span text:style-name="T62">d</text:span><text:span text:style-name="T62">e</text:span><text:span text:style-name="T62">p</text:span><text:span text:style-name="T62">e</text:span><text:span text:style-name="T62">n</text:span><text:span text:style-name="T62">d</text:span><text:span text:style-name="T62"> </text:span><text:span text:style-name="T62">o</text:span><text:span text:style-name="T62">n</text:span><text:span text:style-name="T62"> </text:span><text:span text:style-name="T62">B</text:span><text:span text:style-name="T62">,</text:span><text:span text:style-name="T62"> </text:span><text:span text:style-name="T62">d</text:span><text:span text:style-name="T62">o</text:span><text:span text:style-name="T62">e</text:span><text:span text:style-name="T62">s</text:span><text:span text:style-name="T62"> </text:span><text:span text:style-name="T62">a</text:span><text:span text:style-name="T62"> </text:span><text:span text:style-name="T62">c</text:span><text:span text:style-name="T62">h</text:span><text:span text:style-name="T62">a</text:span><text:span text:style-name="T62">n</text:span><text:span text:style-name="T62">g</text:span><text:span text:style-name="T62">e</text:span><text:span text:style-name="T62"> </text:span><text:span text:style-name="T62">t</text:span><text:span text:style-name="T62">o</text:span><text:span text:style-name="T62"> </text:span><text:span text:style-name="T62">B</text:span><text:span text:style-name="T62"> </text:span><text:span text:style-name="T62">a</text:span><text:span text:style-name="T62">f</text:span><text:span text:style-name="T62">f</text:span><text:span text:style-name="T62">e</text:span><text:span text:style-name="T62">c</text:span><text:span text:style-name="T62">t</text:span><text:span text:style-name="T62"> </text:span><text:span text:style-name="T62">A</text:span><text:span text:style-name="T62">?</text:span><text:span text:style-name="T62"> </text:span><text:span text:style-name="T62">W</text:span><text:span text:style-name="T62">h</text:span><text:span text:style-name="T62">a</text:span><text:span text:style-name="T62">t</text:span><text:span text:style-name="T62"> </text:span><text:span text:style-name="T62">i</text:span><text:span text:style-name="T62">f</text:span><text:span text:style-name="T62"> </text:span><text:span text:style-name="T62">t</text:span><text:span text:style-name="T62">h</text:span><text:span text:style-name="T62">a</text:span><text:span text:style-name="T62">t</text:span><text:span text:style-name="T62"> </text:span><text:span text:style-name="T62">c</text:span><text:span text:style-name="T62">h</text:span><text:span text:style-name="T62">a</text:span><text:span text:style-name="T62">n</text:span><text:span text:style-name="T62">g</text:span><text:span text:style-name="T62">e</text:span><text:span text:style-name="T62"> </text:span><text:span text:style-name="T62">i</text:span><text:span text:style-name="T62">n</text:span><text:span text:style-name="T62">t</text:span><text:span text:style-name="T62">r</text:span><text:span text:style-name="T62">o</text:span><text:span text:style-name="T62">d</text:span><text:span text:style-name="T62">u</text:span><text:span text:style-name="T62">c</text:span><text:span text:style-name="T62">e</text:span><text:span text:style-name="T62">s</text:span><text:span text:style-name="T62"> </text:span><text:span text:style-name="T62">a</text:span><text:span text:style-name="T62"> </text:span><text:span text:style-name="T62">d</text:span><text:span text:style-name="T62">e</text:span><text:span text:style-name="T62">p</text:span><text:span text:style-name="T62">e</text:span><text:span text:style-name="T62">n</text:span><text:span text:style-name="T62">d</text:span><text:span text:style-name="T62">e</text:span><text:span text:style-name="T62">n</text:span><text:span text:style-name="T62">c</text:span><text:span text:style-name="T62">y</text:span><text:span text:style-name="T62"> </text:span><text:span text:style-name="T62">o</text:span><text:span text:style-name="T62">n</text:span><text:span text:style-name="T62"> </text:span><text:span text:style-name="T62">A</text:span><text:span text:style-name="T62">?</text:span><text:span text:style-name="T62"> </text:span><text:span text:style-name="T62">R</text:span><text:span text:style-name="T62">e</text:span><text:span text:style-name="T62">f</text:span><text:span text:style-name="T62">e</text:span><text:span text:style-name="T62">r</text:span><text:span text:style-name="T62"> </text:span><text:span text:style-name="T62">t</text:span><text:span text:style-name="T62">o</text:span><text:span text:style-name="T62"> </text:span><text:span text:style-name="T62">Z</text:span><text:span text:style-name="T62">0</text:span><text:span text:style-name="T62">.</text:span></text:p>
                <text:p text:style-name="P21"><text:span text:style-name="T64"/></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3" draw:text-style-name="P84" xml:id="id43" draw:id="id43" draw:layer="layout" svg:width="8.174cm" svg:height="1.013cm" svg:x="17.07cm" svg:y="6.097cm">
            <text:p text:style-name="P83"><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4" draw:text-style-name="P86" xml:id="id45" draw:id="id45" draw:layer="layout" svg:width="5.82cm" svg:height="3.299cm" svg:x="2.72cm" svg:y="5.515cm">
            <text:p text:style-name="P85"><text:span text:style-name="T20"/></text:p>
            <text:p text:style-name="P85"><text:span text:style-name="T20"><text:s/></text:span><text:span text:style-name="T20">Dependent Modules</text:span></text:p>
            <text:p text:style-name="P85"><text:span text:style-name="T20"><text:s/></text:span><text:span text:style-name="T20">X→Y</text:span></text:p>
            <text:p text:style-name="P8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5" draw:text-style-name="P88" draw:layer="layout" svg:width="3.671cm" svg:height="0.885cm" svg:x="18.348cm" svg:y="19.932cm">
            <text:p text:style-name="P87"><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6" draw:text-style-name="P90" draw:layer="layout" svg:width="5.258cm" svg:height="0.885cm" svg:x="22.501cm" svg:y="15.612cm">
            <text:p text:style-name="P89"><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7" draw:text-style-name="P90" draw:layer="layout" svg:width="2.539cm" svg:height="0.885cm" svg:x="28.271cm" svg:y="9.797cm">
            <text:p text:style-name="P89"><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28" draw:text-style-name="P90" draw:layer="layout" svg:width="3.811cm" svg:height="0.885cm" svg:x="25.44cm" svg:y="12.718cm">
            <text:p text:style-name="P89"><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29" draw:text-style-name="P90" draw:layer="layout" svg:width="3.31cm" svg:height="0.885cm" svg:x="19.701cm" svg:y="18.535cm">
            <text:p text:style-name="P89"><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0" draw:text-style-name="P90" draw:layer="layout" svg:width="3.085cm" svg:height="0.885cm" svg:x="21.083cm" svg:y="17.146cm">
            <text:p text:style-name="P89"><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1" draw:text-style-name="P90" draw:layer="layout" svg:width="4.622cm" svg:height="0.885cm" svg:x="24.062cm" svg:y="14.157cm">
            <text:p text:style-name="P89"><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2" draw:text-style-name="P90" draw:layer="layout" svg:width="3.844cm" svg:height="0.885cm" svg:x="26.856cm" svg:y="11.233cm">
            <text:p text:style-name="P89"><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3" draw:text-style-name="P86" xml:id="id44" draw:id="id44" draw:layer="layout" svg:width="8.131cm" svg:height="1.775cm" svg:x="25.196cm" svg:y="20.238cm">
            <text:p text:style-name="P85"><text:span text:style-name="T21">Time of First Consequences </text:span></text:p>
            <text:p text:style-name="P85"><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3">(Co</text:span><text:span text:style-name="T23">de </text:span><text:span text:style-name="T23">Ge</text:span><text:span text:style-name="T23">ner</text:span><text:span text:style-name="T23">atio</text:span><text:span text:style-name="T23">n)</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3">Co</text:span><text:span text:style-name="T23">mpil</text:span><text:span text:style-name="T23">atio</text:span><text:span text:style-name="T23">n</text:span></text:p>
            </draw:text-box>
          </draw:frame>
          <draw:frame draw:style-name="gr25" draw:text-style-name="P38" draw:layer="layout" svg:width="3.485cm" svg:height="1.599cm" draw:transform="rotate (1.5707963267949) translate (13.007cm 24.628cm)">
            <draw:text-box>
              <text:p text:style-name="P35"><text:span text:style-name="T65">Run</text:span><text:span text:style-name="T65">tim</text:span><text:span text:style-name="T65">e</text:span></text:p>
              <text:p text:style-name="P35"><text:span text:style-name="T65">Ava</text:span><text:span text:style-name="T65">ilabi</text:span><text:span text:style-name="T65">lity</text:span></text:p>
            </draw:text-box>
          </draw:frame>
          <draw:frame draw:style-name="gr26" draw:text-style-name="P38" draw:layer="layout" svg:width="3.94cm" svg:height="1.599cm" draw:transform="rotate (1.5707963267949) translate (15.452cm 25.051cm)">
            <draw:text-box>
              <text:p text:style-name="P35"><text:span text:style-name="T65">Run</text:span><text:span text:style-name="T65">tim</text:span><text:span text:style-name="T65">e</text:span></text:p>
              <text:p text:style-name="P35"><text:span text:style-name="T65">Con</text:span><text:span text:style-name="T65">ditio</text:span><text:span text:style-name="T65">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91" draw:layer="layout" svg:width="2.718cm" svg:height="10.283cm" svg:x="0cm" svg:y="10.934cm">
            <draw:text-box>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A→</text:span><text:span text:style-name="T66">B</text:span><text:span text:style-name="T67">n </text:span></text:p>
              <text:p text:style-name="P22"><text:span text:style-name="T66">A→</text:span><text:span text:style-name="T66">B</text:span><text:span text:style-name="T67">…</text:span><text:span text:style-name="T66"> </text:span></text:p>
              <text:p text:style-name="P22"><text:span text:style-name="T66"/></text:p>
              <text:p text:style-name="P22"><text:span text:style-name="T66"/></text:p>
              <text:p text:style-name="P22"><text:span text:style-name="T66"/></text:p>
              <text:p text:style-name="P22"><text:span text:style-name="T66">A→</text:span><text:span text:style-name="T66">B</text:span><text:span text:style-name="T67">2 </text:span></text:p>
              <text:p text:style-name="P22"><text:span text:style-name="T66"/></text:p>
              <text:p text:style-name="P22"><text:span text:style-name="T66"/></text:p>
              <text:p text:style-name="P22"><text:span text:style-name="T66"/></text:p>
              <text:p text:style-name="P22"><text:span text:style-name="T66">A→</text:span><text:span text:style-name="T66">B</text:span><text:span text:style-name="T67">1 </text:span></text:p>
            </draw:text-box>
          </draw:frame>
        </draw:g>
        <draw:custom-shape draw:style-name="gr244" draw:text-style-name="P92"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92"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92"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7"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94"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48" draw:text-style-name="P94"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0" draw:text-style-name="P56" draw:layer="layout" svg:width="32.753cm" svg:height="3.598cm" svg:x="0.689cm" svg:y="0.712cm">
          <text:p text:style-name="P55"><text:span text:style-name="T27">Dependency Inversion I: </text:span></text:p>
          <text:p text:style-name="P55"><text:span text:style-name="T27">Module A depends on the implementation of several modules B</text:span><text:span text:style-name="T51">i</text:span><text:span text:style-name="T27">. If the functionality F behind these dependencies can be formulated as an abstract interface defined by A, which must be implemented by all {B</text:span><text:span text:style-name="T51">i</text:span><text:span text:style-name="T27">} ...</text:span></text:p>
          <text:p text:style-name="P55"><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1" draw:text-style-name="P84" xml:id="id46" draw:id="id46" draw:layer="layout" svg:width="8.174cm" svg:height="1.013cm" svg:x="17.07cm" svg:y="6.097cm">
            <text:p text:style-name="P83"><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2" draw:text-style-name="P86" xml:id="id48" draw:id="id48" draw:layer="layout" svg:width="5.82cm" svg:height="3.299cm" svg:x="2.72cm" svg:y="5.515cm">
            <text:p text:style-name="P85"><text:span text:style-name="T20"/></text:p>
            <text:p text:style-name="P85"><text:span text:style-name="T20"><text:s/></text:span><text:span text:style-name="T20">Dependent Modules</text:span></text:p>
            <text:p text:style-name="P85"><text:span text:style-name="T20"><text:s/></text:span><text:span text:style-name="T20">X→Y</text:span></text:p>
            <text:p text:style-name="P8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3" draw:text-style-name="P88" draw:layer="layout" svg:width="3.671cm" svg:height="0.885cm" svg:x="18.348cm" svg:y="19.932cm">
            <text:p text:style-name="P87"><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4" draw:text-style-name="P90" draw:layer="layout" svg:width="5.258cm" svg:height="0.885cm" svg:x="22.501cm" svg:y="15.612cm">
            <text:p text:style-name="P89"><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5" draw:text-style-name="P90" draw:layer="layout" svg:width="2.539cm" svg:height="0.885cm" svg:x="28.271cm" svg:y="9.797cm">
            <text:p text:style-name="P89"><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6" draw:text-style-name="P90" draw:layer="layout" svg:width="3.811cm" svg:height="0.885cm" svg:x="25.44cm" svg:y="12.718cm">
            <text:p text:style-name="P89"><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7" draw:text-style-name="P90" draw:layer="layout" svg:width="3.31cm" svg:height="0.885cm" svg:x="19.701cm" svg:y="18.535cm">
            <text:p text:style-name="P89"><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58" draw:text-style-name="P90" draw:layer="layout" svg:width="3.085cm" svg:height="0.885cm" svg:x="21.083cm" svg:y="17.146cm">
            <text:p text:style-name="P89"><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59" draw:text-style-name="P90" draw:layer="layout" svg:width="4.622cm" svg:height="0.885cm" svg:x="24.062cm" svg:y="14.157cm">
            <text:p text:style-name="P89"><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0" draw:text-style-name="P90" draw:layer="layout" svg:width="3.844cm" svg:height="0.885cm" svg:x="26.856cm" svg:y="11.233cm">
            <text:p text:style-name="P89"><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1" draw:text-style-name="P86" xml:id="id47" draw:id="id47" draw:layer="layout" svg:width="8.131cm" svg:height="1.775cm" svg:x="25.196cm" svg:y="20.238cm">
            <text:p text:style-name="P85"><text:span text:style-name="T21">Time of First Consequences </text:span></text:p>
            <text:p text:style-name="P85"><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3">(Co</text:span><text:span text:style-name="T23">de </text:span><text:span text:style-name="T23">Ge</text:span><text:span text:style-name="T23">ner</text:span><text:span text:style-name="T23">atio</text:span><text:span text:style-name="T23">n)</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3">Co</text:span><text:span text:style-name="T23">mpil</text:span><text:span text:style-name="T23">atio</text:span><text:span text:style-name="T23">n</text:span></text:p>
            </draw:text-box>
          </draw:frame>
          <draw:frame draw:style-name="gr25" draw:text-style-name="P38" draw:layer="layout" svg:width="3.485cm" svg:height="1.599cm" draw:transform="rotate (1.5707963267949) translate (13.007cm 24.628cm)">
            <draw:text-box>
              <text:p text:style-name="P35"><text:span text:style-name="T65">Run</text:span><text:span text:style-name="T65">tim</text:span><text:span text:style-name="T65">e</text:span></text:p>
              <text:p text:style-name="P35"><text:span text:style-name="T65">Ava</text:span><text:span text:style-name="T65">ilabi</text:span><text:span text:style-name="T65">lity</text:span></text:p>
            </draw:text-box>
          </draw:frame>
          <draw:frame draw:style-name="gr26" draw:text-style-name="P38" draw:layer="layout" svg:width="3.94cm" svg:height="1.599cm" draw:transform="rotate (1.5707963267949) translate (15.452cm 25.051cm)">
            <draw:text-box>
              <text:p text:style-name="P35"><text:span text:style-name="T65">Run</text:span><text:span text:style-name="T65">tim</text:span><text:span text:style-name="T65">e</text:span></text:p>
              <text:p text:style-name="P35"><text:span text:style-name="T65">Con</text:span><text:span text:style-name="T65">ditio</text:span><text:span text:style-name="T65">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52" draw:layer="layout" svg:width="2.718cm" svg:height="10.283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0">A→</text:span><text:span text:style-name="T70">[B</text:span><text:span text:style-name="T71">i</text:span><text:span text:style-name="T70">]</text:span><text:span text:style-name="T71">F</text:span></text:p>
              <text:p text:style-name="P22"><text:span text:style-name="T69"/></text:p>
              <text:p text:style-name="P22"><text:span text:style-name="T69"/></text:p>
              <text:p text:style-name="P22"><text:span text:style-name="T69"/></text:p>
              <text:p text:style-name="P22"><text:span text:style-name="T72">[B</text:span><text:span text:style-name="T73">i</text:span><text:span text:style-name="T74">]</text:span><text:span text:style-name="T73">F</text:span><text:span text:style-name="T72">→A</text:span></text:p>
            </draw:text-box>
          </draw:frame>
        </draw:g>
        <draw:custom-shape draw:style-name="gr262" draw:text-style-name="P96"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5"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99"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68" draw:text-style-name="P56" draw:layer="layout" svg:width="32.753cm" svg:height="3.598cm" svg:x="0.689cm" svg:y="0.712cm">
          <text:p text:style-name="P55"><text:span text:style-name="T68">Dependency Inversion II:</text:span></text:p>
          <text:p text:style-name="P55"><text:span text:style-name="T27">... then this multiple dependency can be converted (inverted) into [B</text:span><text:span text:style-name="T51">i</text:span><text:span text:style-name="T27">]</text:span><text:span text:style-name="T51">F</text:span><text:span text:style-name="T27">→A. However, at runtime, A still depends on the implementation A→[B</text:span><text:span text:style-name="T51">i</text:span><text:span text:style-name="T27">]</text:span><text:span text:style-name="T51">F</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69" draw:text-style-name="P101"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0"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1"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7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7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0"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3">(Co</text:span><text:span text:style-name="T23">de </text:span><text:span text:style-name="T23">Ge</text:span><text:span text:style-name="T23">ner</text:span><text:span text:style-name="T23">atio</text:span><text:span text:style-name="T23">n)</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3">Co</text:span><text:span text:style-name="T23">mpil</text:span><text:span text:style-name="T23">atio</text:span><text:span text:style-name="T23">n</text:span></text:p>
            </draw:text-box>
          </draw:frame>
          <draw:frame draw:style-name="gr25" draw:text-style-name="P38" draw:layer="layout" svg:width="3.485cm" svg:height="1.599cm" draw:transform="rotate (1.5707963267949) translate (13.007cm 24.628cm)">
            <draw:text-box>
              <text:p text:style-name="P35"><text:span text:style-name="T65">Run</text:span><text:span text:style-name="T65">tim</text:span><text:span text:style-name="T65">e</text:span></text:p>
              <text:p text:style-name="P35"><text:span text:style-name="T65">Ava</text:span><text:span text:style-name="T65">ilabi</text:span><text:span text:style-name="T65">lity</text:span></text:p>
            </draw:text-box>
          </draw:frame>
          <draw:frame draw:style-name="gr26" draw:text-style-name="P38" draw:layer="layout" svg:width="3.94cm" svg:height="1.599cm" draw:transform="rotate (1.5707963267949) translate (15.452cm 25.051cm)">
            <draw:text-box>
              <text:p text:style-name="P35"><text:span text:style-name="T65">Run</text:span><text:span text:style-name="T65">tim</text:span><text:span text:style-name="T65">e</text:span></text:p>
              <text:p text:style-name="P35"><text:span text:style-name="T65">Con</text:span><text:span text:style-name="T65">ditio</text:span><text:span text:style-name="T65">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5">T→</text:span><text:span text:style-name="T75">S</text:span></text:p>
              <text:p text:style-name="P22"><text:span text:style-name="T69"/></text:p>
              <text:p text:style-name="P22"><text:span text:style-name="T69"/></text:p>
              <text:p text:style-name="P22"><text:span text:style-name="T69"/></text:p>
              <text:p text:style-name="P22"><text:span text:style-name="T70">S→</text:span><text:span text:style-name="T70">T</text:span></text:p>
              <text:p text:style-name="P22"><text:span text:style-name="T69"/></text:p>
              <text:p text:style-name="P22"><text:span text:style-name="T69"/></text:p>
              <text:p text:style-name="P22"><text:span text:style-name="T69"/></text:p>
              <text:p text:style-name="P22"><text:span text:style-name="T72">{S,T</text:span><text:span text:style-name="T72">}→I</text:span><text:span text:style-name="T73">OS</text:span></text:p>
            </draw:text-box>
          </draw:frame>
        </draw:g>
        <draw:custom-shape draw:name="TextBox 8" draw:style-name="gr28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2" draw:text-style-name="P56" draw:layer="layout" svg:width="32.753cm" svg:height="3.598cm" svg:x="0.689cm" svg:y="0.712cm">
          <text:p text:style-name="P102"><text:span text:style-name="T31">Round-Robin Scheduler:</text:span></text:p>
          <text:p text:style-name="P102"><text:span text:style-name="T76">Special case of Dependency Inversion (P1b): Both the scheduler S and the task T depend on the task management interface I</text:span><text:span text:style-name="T77">OS</text:span><text:span text:style-name="T76">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3" draw:text-style-name="P101"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4" draw:text-style-name="P101"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2" draw:text-style-name="P96"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3" draw:text-style-name="P57"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3" draw:text-style-name="P57"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3" draw:text-style-name="P57"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3" draw:text-style-name="P57"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7" draw:text-style-name="P100"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5"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6"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8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5"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78">B→</text:span><text:span text:style-name="T78">A</text:span></text:p>
              <text:p text:style-name="P47"><text:span text:style-name="T25"/></text:p>
              <text:p text:style-name="P47"><text:span text:style-name="T25"/></text:p>
              <text:p text:style-name="P47"><text:span text:style-name="T25"/></text:p>
              <text:p text:style-name="P47"><text:span text:style-name="T26">A→</text:span><text:span text:style-name="T26">{R,</text:span><text:span text:style-name="T26">W}</text:span></text:p>
            </draw:text-box>
          </draw:frame>
        </draw:g>
        <draw:custom-shape draw:name="TextBox 9" draw:style-name="gr29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44"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299" draw:text-style-name="P54" draw:layer="layout" svg:width="32.753cm" svg:height="3.598cm" svg:x="0.689cm" svg:y="0.712cm">
          <text:p text:style-name="P103"><text:span text:style-name="T62">Reader/Writer (Sub-)Modules:</text:span></text:p>
          <text:p text:style-name="P103"><text:span text:style-name="T62">The reader/writer (serializer/deserializer) exists as an abstract model that can be used to generate source code (see X1) or as part of a source code module (see X2).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0" draw:text-style-name="P101"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6" draw:text-style-name="P99"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55" draw:end-glue-point="3" svg:d="M2725 21108l14345-14505" svg:viewBox="0 0 14346 14506">
          <text:p/>
        </draw:connector>
        <draw:connector draw:name="Straight Arrow Connector 13" draw:style-name="gr7" draw:text-style-name="P24" draw:layer="layout" draw:type="line" svg:x1="2.718cm" svg:y1="21.104cm" svg:x2="25.196cm" svg:y2="21.125cm" draw:end-shape="id56" svg:d="M2718 21104l22478 21" svg:viewBox="0 0 22479 22">
          <text:p/>
        </draw:connector>
        <draw:custom-shape draw:name="TextBox 21" draw:style-name="gr301"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2"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0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0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0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1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11"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text:span><text:span text:style-name="T23">del </text:span><text:span text:style-name="T23">Cha</text:span><text:span text:style-name="T23">nge</text:span></text:p>
            <text:p text:style-name="P33"><text:span text:style-name="T24">(Cod</text:span><text:span text:style-name="T24">e </text:span><text:span text:style-name="T24">Gene</text:span><text:span text:style-name="T24">ration</text:span><text:span text:style-name="T24">)</text:span></text:p>
          </draw:text-box>
        </draw:frame>
        <draw:frame draw:style-name="gr20" draw:text-style-name="P36" draw:layer="layout" svg:width="3.97cm" svg:height="1.025cm" draw:transform="rotate (1.5707963267949) translate (10.893cm 25.051cm)">
          <draw:text-box>
            <text:p text:style-name="P35"><text:span text:style-name="T23">Link</text:span><text:span text:style-name="T23">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text:span><text:span text:style-name="T23">e </text:span><text:span text:style-name="T23">Cha</text:span><text:span text:style-name="T23">nge</text:span></text:p>
          </draw:text-box>
        </draw:frame>
        <draw:frame draw:style-name="gr24" draw:text-style-name="P36" draw:layer="layout" svg:width="3.958cm" svg:height="0.953cm" draw:transform="rotate (1.5707963267949) translate (8.518cm 25.051cm)">
          <draw:text-box>
            <text:p text:style-name="P35"><text:span text:style-name="T22">Co</text:span><text:span text:style-name="T22">mpi</text:span><text:span text:style-name="T22">latio</text:span><text:span text:style-name="T22">n</text:span></text:p>
          </draw:text-box>
        </draw:frame>
        <draw:frame draw:style-name="gr25" draw:text-style-name="P38" draw:layer="layout" svg:width="3.485cm" svg:height="1.599cm" draw:transform="rotate (1.5707963267949) translate (13.007cm 24.628cm)">
          <draw:text-box>
            <text:p text:style-name="P35"><text:span text:style-name="T22">Run</text:span><text:span text:style-name="T22">tim</text:span><text:span text:style-name="T22">e</text:span></text:p>
            <text:p text:style-name="P35"><text:span text:style-name="T22">Avai</text:span><text:span text:style-name="T22">labil</text:span><text:span text:style-name="T22">ity</text:span></text:p>
          </draw:text-box>
        </draw:frame>
        <draw:frame draw:style-name="gr26" draw:text-style-name="P38" draw:layer="layout" svg:width="3.94cm" svg:height="1.599cm" draw:transform="rotate (1.5707963267949) translate (15.452cm 25.051cm)">
          <draw:text-box>
            <text:p text:style-name="P35"><text:span text:style-name="T22">Run</text:span><text:span text:style-name="T22">tim</text:span><text:span text:style-name="T22">e</text:span></text:p>
            <text:p text:style-name="P35"><text:span text:style-name="T22">Con</text:span><text:span text:style-name="T22">diti</text:span><text:span text:style-name="T22">ons</text:span></text:p>
          </draw:text-box>
        </draw:frame>
        <draw:connector draw:name="Straight Arrow Connector 1" draw:style-name="gr7" draw:text-style-name="P24" draw:layer="layout" draw:type="line" svg:x1="2.719cm" svg:y1="21.104cm" svg:x2="2.72cm" svg:y2="7.164cm" draw:end-shape="id5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12" draw:text-style-name="P48" draw:layer="layout" svg:width="2.887cm" svg:height="10.948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S</text:span><text:span text:style-name="T33">i</text:span><text:span text:style-name="T26">}</text:span></text:p>
            <text:p text:style-name="P47"><text:span text:style-name="T26">2. A→{M</text:span><text:span text:style-name="T33">i</text:span><text:span text:style-name="T26">}</text:span></text:p>
            <text:p text:style-name="P47"><text:span text:style-name="T26"/></text:p>
            <text:p text:style-name="P47"><text:span text:style-name="T32"/></text:p>
          </draw:text-box>
        </draw:frame>
        <draw:custom-shape draw:style-name="gr313"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9" draw:style-name="gr314" draw:text-style-name="P105" draw:layer="layout" svg:width="32.753cm" svg:height="3.598cm" svg:x="0.689cm" svg:y="0.712cm">
          <text:list text:style-name="L10">
            <text:list-item>
              <text:p text:style-name="P104"><text:span text:style-name="T79">Fallback:</text:span></text:p>
              <text:p text:style-name="P104"><text:span text:style-name="T80">Module A depends on one out of n redundant sources S, as at least one source out of n must be available, </text:span><text:span text:style-name="T80">{F</text:span><text:span text:style-name="T81">i</text:span><text:span text:style-name="T80">} </text:span><text:span text:style-name="T82">⊆ </text:span><text:span text:style-name="T80">{S</text:span><text:span text:style-name="T81">i</text:span><text:span text:style-name="T80">}, |{F</text:span><text:span text:style-name="T81">i</text:span><text:span text:style-name="T80">}| &gt; 0.</text:span></text:p>
            </text:list-item>
            <text:list-item>
              <text:p text:style-name="P104"><text:span text:style-name="T79">Majority: </text:span></text:p>
              <text:p text:style-name="P104"><text:span text:style-name="T80">Module A depends on one more than half of the n sources S, as the majority of the n sources must yield the same result, </text:span></text:p>
              <text:p text:style-name="P104"><text:span text:style-name="T80">{M</text:span><text:span text:style-name="T81">i</text:span><text:span text:style-name="T80">} </text:span><text:span text:style-name="T82">⊆ </text:span><text:span text:style-name="T80">{S</text:span><text:span text:style-name="T81">i</text:span><text:span text:style-name="T80">}, |{M</text:span><text:span text:style-name="T81">i</text:span><text:span text:style-name="T80">}| &gt; </text:span><text:span text:style-name="T83">0.5 </text:span><text:span text:style-name="T80">|{S</text:span><text:span text:style-name="T81">i</text:span><text:span text:style-name="T8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4" draw:layer="layout" svg:width="1.469cm" svg:height="1.526cm" svg:x="32.389cm" svg:y="23.874cm">
          <text:p text:style-name="P73"><text:span text:style-name="T56">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5" draw:style-name="gr1" draw:text-style-name="P7" draw:layer="layout" svg:width="31.252cm" svg:height="22.225cm" svg:x="1.275cm" svg:y="1.527cm">
          <draw:text-box>
            <text:p text:style-name="P19"><text:span text:style-name="T16">R</text:span><text:span text:style-name="T16">e</text:span><text:span text:style-name="T16">f</text:span><text:span text:style-name="T16">e</text:span><text:span text:style-name="T16">r</text:span><text:span text:style-name="T16">e</text:span><text:span text:style-name="T16">n</text:span><text:span text:style-name="T16">c</text:span><text:span text:style-name="T16">e</text:span><text:span text:style-name="T16">s</text:span></text:p>
          </draw:text-box>
        </draw:frame>
        <draw:frame draw:style-name="standard"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6"><text:span text:style-name="T84">[Wolff23]</text:span></text:p>
              </table:table-cell>
              <table:table-cell>
                <text:p text:style-name="P106"><text:span text:style-name="T84">Eberhard Wolff, </text:span><text:span text:style-name="T85">Software Architektur im Stream: Folge 179 - Software-Architektur = Abhängigkeiten Managen?</text:span><text:span text:style-name="T84"> </text:span><text:span text:style-name="T84"><text:a xlink:href="https://software-architektur.tv/2023/09/01/folge179.html" xlink:type="simple">https://software-architektur.tv/2023/09/01/folge179.html</text:a></text:span><text:span text:style-name="T84"><text:s/></text:span></text:p>
              </table:table-cell>
            </table:table-row>
            <table:table-row table:style-name="ro1" table:default-cell-style-name="ce1">
              <table:table-cell>
                <text:p text:style-name="P106"><text:span text:style-name="T84">[Koppel22]</text:span></text:p>
              </table:table-cell>
              <table:table-cell>
                <text:p text:style-name="P106"><text:span text:style-name="T84">Jimmy Koppel, </text:span><text:span text:style-name="T85">How an Ancient Philosophy Problem Explains Software Dependence</text:span><text:span text:style-name="T84">, 2022/09/30, </text:span><text:span text:style-name="T84"><text:a xlink:href="https://www.pathsensitive.com/2022/09/bet-you-cant-solve-these-9-dependency.html" xlink:type="simple">https://www.pathsensitive.com/2022/09/bet-you-cant-solve-these-9-dependency.html</text:a></text:span><text:span text:style-name="T84"><text:s/></text:span></text:p>
              </table:table-cell>
            </table:table-row>
            <table:table-row table:style-name="ro2" table:default-cell-style-name="ce1">
              <table:table-cell>
                <text:p text:style-name="P106"><text:span text:style-name="T84">[ISO]</text:span></text:p>
              </table:table-cell>
              <table:table-cell>
                <text:p text:style-name="P106"><text:span text:style-name="T84">ISO/IEC 25010, </text:span><text:span text:style-name="T84"><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Arial4" svg:font-family="Arial" style:font-family-generic="system" style:font-pitch="variable"/>
    <style:font-face style:name="Arial5" svg:font-family="Arial" style:font-family-generic="system" style:font-pitch="variable" style:font-charset="x-symbol"/>
    <style:font-face style:name="Arial6" svg:font-family="Arial" style:font-pitch="variable" style:font-charset="x-symbol"/>
    <style:font-face style:name="Arial7" svg:font-family="Arial" style:font-family-generic="roman" style:font-pitch="variable"/>
    <style:font-face style:name="Arial8" svg:font-family="Arial" style:font-family-generic="modern" style:font-pitch="variable"/>
    <style:font-face style:name="Calibri" svg:font-family="Calibri"/>
    <style:font-face style:name="Calibri Light" svg:font-family="'Calibri Light'"/>
    <style:font-face style:name="Calibri Light1" svg:font-family="'Calibri Light'" style:font-family-generic="swiss" style:font-pitch="variable"/>
    <style:font-face style:name="Calibri Light2" svg:font-family="'Calibri Light'" style:font-pitch="variable"/>
    <style:font-face style:name="Calibri1" svg:font-family="Calibri" style:font-pitch="variable"/>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roman"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ejaVu Sans8" svg:font-family="'DejaVu Sans'" style:font-family-generic="swiss"/>
    <style:font-face style:name="Droid Sans Devanagari" svg:font-family="'Droid Sans Devanagari'" style:font-family-generic="system" style:font-pitch="variable"/>
    <style:font-face style:name="Droid Sans Devanagari1" svg:font-family="'Droid Sans Devanagari'"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Courier New', 'Nimbus Mono L', 'DejaVu Sans Mono', Courier"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opacity draw:name="Transparency_20_1" draw:display-name="Transparency 1" draw:style="linear" draw:start="100%" draw:end="100%" draw:angle="0deg" draw:border="0%"/>
    <draw:opacity draw:name="Transparency_20_3" draw:display-name="Transparency 3" draw:style="linear" draw:start="0%" draw:end="100%" draw:angle="45deg" draw:border="0%"/>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loext:color-lum-mod="100%" loext:color-lum-off="0%" style:font-name="Liberation Sans2" fo:font-family="'Liberation Sans', Arial" style:font-family-generic="swiss" style:font-pitch="variable" fo:font-size="12pt" fo:language="en" fo:country="US" style:letter-kerning="true" style:font-name-asian="Liberation Sans2" style:font-family-asian="'Liberation Sans', Arial" style:font-family-generic-asian="swiss" style:font-pitch-asian="variable" style:font-size-asian="12pt" style:language-asian="zh" style:country-asian="CN" style:font-name-complex="Liberation Sans2"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Noto Sans SC Regular1" style:font-family-asian="'Noto Sans SC Regular'"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2" fo:font-family="'Liberation Sans', Arial" style:font-family-generic="swiss" style:font-pitch="variable" fo:font-size="14pt" style:font-name-asian="Noto Sans SC Regular1" style:font-family-asian="'Noto Sans SC Regular'" style:font-pitch-asian="variable" style:font-size-asian="14pt" style:font-name-complex="Liberation Sans2"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2"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2"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Noto Sans SC Regular1" style:font-family-asian="'Noto Sans SC Regular'"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2"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2"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loext:color-lum-mod="100%" loext:color-lum-off="0%" style:font-name="Calibri Light1" fo:font-family="'Calibri Light'" style:font-family-generic="swiss" style:font-pitch="variable" style:font-name-asian="Times New Roman" style:font-family-asian="'Times New Roman'" style:font-family-generic-asian="roman" style:font-pitch-asian="variable" style:font-name-complex="Calibri Light1"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loext:color-lum-mod="100%" loext:color-lum-off="0%" style:font-name="Calibri Light1" fo:font-family="'Calibri Light'" style:font-family-generic="swiss" style:font-pitch="variable" fo:font-size="13pt" style:font-name-asian="Times New Roman" style:font-family-asian="'Times New Roman'" style:font-family-generic-asian="roman" style:font-pitch-asian="variable" style:font-name-complex="Calibri Light1"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loext:color-lum-mod="100%" loext:color-lum-off="0%" style:text-underline-style="solid" style:text-underline-width="auto" style:text-underline-color="font-color"/>
    </style:style>
    <style:style style:name="Internetverknüpfung" style:family="graphic">
      <style:paragraph-properties style:text-autospace="none"/>
      <style:text-properties fo:color="#000080" loext:opacity="100%" loext:color-lum-mod="100%" loext:color-lum-off="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2" fo:font-family="'Liberation Sans', Arial" style:font-family-generic="swiss" style:font-pitch="variable" fo:font-weight="bold" style:font-name-asian="Liberation Sans2" style:font-family-asian="'Liberation Sans', Arial" style:font-family-generic-asian="swiss" style:font-pitch-asian="variable" style:font-weight-asian="bold" style:font-name-complex="Liberation Sans2"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SC Regular" style:font-family-asian="'Noto Sans SC Regular'"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office:forms form:automatic-focus="false" form:apply-design-mode="false"/>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65</meta:editing-cycles>
    <meta:creation-date>2023-09-14T06:37:55</meta:creation-date>
    <dc:date>2023-11-01T12:52:01.023575772</dc:date>
    <meta:editing-duration>P24DT22H25M</meta:editing-duration>
    <meta:generator>LibreOffice/7.5.4.1$Linux_X86_64 LibreOffice_project/50$Build-1</meta:generator>
    <meta:document-statistic meta:object-count="949"/>
    <meta:user-defined meta:name="AppVersion">16.0000</meta:user-defined>
    <meta:user-defined meta:name="PresentationFormat">Widescreen</meta:user-defined>
    <meta:user-defined meta:name="Slides" meta:value-type="float">1</meta:user-defined>
  </office:meta>
</office:document-meta>
</file>